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25cm"/>
    </style:style>
    <style:style style:name="co2" style:family="table-column">
      <style:table-column-properties fo:break-before="auto" style:column-width="8.86cm"/>
    </style:style>
    <style:style style:name="co3" style:family="table-column">
      <style:table-column-properties fo:break-before="auto" style:column-width="7.22cm"/>
    </style:style>
    <style:style style:name="co4" style:family="table-column">
      <style:table-column-properties fo:break-before="auto" style:column-width="5.166cm"/>
    </style:style>
    <style:style style:name="co5" style:family="table-column">
      <style:table-column-properties fo:break-before="auto" style:column-width="6.283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>
          <table:table-cell office:value-type="string">
            <text:p>rom</text:p>
          </table:table-cell>
          <table:table-cell office:value-type="string">
            <text:p>title</text:p>
          </table:table-cell>
          <table:table-cell office:value-type="string">
            <text:p>publisher</text:p>
          </table:table-cell>
          <table:table-cell office:value-type="string">
            <text:p>developer</text:p>
          </table:table-cell>
          <table:table-cell office:value-type="string">
            <text:p>rating</text:p>
          </table:table-cell>
          <table:table-cell office:value-type="string">
            <text:p>year</text:p>
          </table:table-cell>
          <table:table-cell office:value-type="string">
            <text:p>genre</text:p>
          </table:table-cell>
          <table:table-cell office:value-type="string">
            <text:p>players</text:p>
          </table:table-cell>
          <table:table-cell office:value-type="string">
            <text:p>score</text:p>
          </table:table-cell>
          <table:table-cell table:number-columns-repeated="1012"/>
        </table:table-row>
        <table:table-row table:style-name="ro1">
          <table:table-cell office:value-type="string">
            <text:p>$1,000,000 Pyramid, The (USA)</text:p>
          </table:table-cell>
          <table:table-cell office:value-type="string">
            <text:p>$1,000,000 Pyramid, The </text:p>
          </table:table-cell>
          <table:table-cell office:value-type="string">
            <text:p>Ubi Soft Entertainment</text:p>
          </table:table-cell>
          <table:table-cell office:value-type="string">
            <text:p>Ludia,Inc.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Quiz</text:p>
          </table:table-cell>
          <table:table-cell office:value-type="string">
            <text:p>1-2 Players</text:p>
          </table:table-cell>
          <table:table-cell office:value-type="string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007 - Quantum of Solace (USA)</text:p>
          </table:table-cell>
          <table:table-cell office:value-type="string">
            <text:p>007 - Quantum of Solace </text:p>
          </table:table-cell>
          <table:table-cell office:value-type="string">
            <text:p>Activision Publishing,Inc.</text:p>
          </table:table-cell>
          <table:table-cell office:value-type="string">
            <text:p>Treyarch Invention,LLC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10 Minute Solution (USA)</text:p>
          </table:table-cell>
          <table:table-cell office:value-type="string">
            <text:p>10 Minute Solution </text:p>
          </table:table-cell>
          <table:table-cell office:value-type="string">
            <text:p>Activision Value Publishing,Inc.</text:p>
          </table:table-cell>
          <table:table-cell office:value-type="string">
            <text:p>Seamless Entertainment,Inc.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 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101-in-1 Party Megamix (USA)</text:p>
          </table:table-cell>
          <table:table-cell office:value-type="string">
            <text:p>101-in-1 Party Megamix </text:p>
          </table:table-cell>
          <table:table-cell office:value-type="string">
            <text:p>Atlus</text:p>
          </table:table-cell>
          <table:table-cell office:value-type="string">
            <text:p>Nordcurrent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101-in-1 Sports Party Megamix (USA)</text:p>
          </table:table-cell>
          <table:table-cell office:value-type="string">
            <text:p>101-in-1 Sports Party Megamix </text:p>
          </table:table-cell>
          <table:table-cell office:value-type="string">
            <text:p>Atlus</text:p>
          </table:table-cell>
          <table:table-cell office:value-type="string">
            <text:p>Nordcurrent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2010 FIFA World Cup South Africa (USA)</text:p>
          </table:table-cell>
          <table:table-cell office:value-type="string">
            <text:p>2010 FIFA World Cup South Africa </text:p>
          </table:table-cell>
          <table:table-cell office:value-type="string">
            <text:p>EA Sports</text:p>
          </table:table-cell>
          <table:table-cell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250 Mannin no Kanken Wii de Tokoton Kanji Nou (Japan)</text:p>
          </table:table-cell>
          <table:table-cell office:value-type="string">
            <text:p>250 Mannin no Kanken Wii de Tokoton Kanji Nou </text:p>
          </table:table-cell>
          <table:table-cell table:number-columns-repeated="2" office:value-type="string">
            <text:p>IE Institut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Educational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ABBA - You Can Dance (USA)</text:p>
          </table:table-cell>
          <table:table-cell office:value-type="string">
            <text:p>ABBA - You Can Dance </text:p>
          </table:table-cell>
          <table:table-cell table:number-columns-repeated="2" office:value-type="string">
            <text:p>Ubi Soft Entertainment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AC/DC Live - Rock Band Track Pack (USA)</text:p>
          </table:table-cell>
          <table:table-cell office:value-type="string">
            <text:p>AC/DC Live - Rock Band Track Pack </text:p>
          </table:table-cell>
          <table:table-cell office:value-type="string">
            <text:p>MTV Games</text:p>
          </table:table-cell>
          <table:table-cell office:value-type="string">
            <text:p>Harmonix Music Systems,Inc.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 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Academy of Champions - Soccer (USA)</text:p>
          </table:table-cell>
          <table:table-cell office:value-type="string">
            <text:p>Academy of Champions - Soccer </text:p>
          </table:table-cell>
          <table:table-cell office:value-type="string">
            <text:p>Ubi Soft Entertainment</text:p>
          </table:table-cell>
          <table:table-cell office:value-type="string">
            <text:p>Ubisoft Vancouver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occer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Action Girlz Racing (USA)</text:p>
          </table:table-cell>
          <table:table-cell office:value-type="string">
            <text:p>Action Girlz Racing </text:p>
          </table:table-cell>
          <table:table-cell office:value-type="string">
            <text:p>Popcorn Arcade</text:p>
          </table:table-cell>
          <table:table-cell office:value-type="string">
            <text:p>Data Design Interactive Ltd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 Players</text:p>
          </table:table-cell>
          <table:table-cell office:value-type="string">
            <text:p>1.1</text:p>
          </table:table-cell>
          <table:table-cell table:number-columns-repeated="1012"/>
        </table:table-row>
        <table:table-row table:style-name="ro1">
          <table:table-cell office:value-type="string">
            <text:p>Active Life - Explorer (USA)</text:p>
          </table:table-cell>
          <table:table-cell office:value-type="string">
            <text:p>Active Life - Explorer </text:p>
          </table:table-cell>
          <table:table-cell office:value-type="string">
            <text:p>Namco Bandai Games America Inc.</text:p>
          </table:table-cell>
          <table:table-cell office:value-type="string">
            <text:p>h.a.n.d. Inc.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Active Life - Extreme Challenge (USA)</text:p>
          </table:table-cell>
          <table:table-cell office:value-type="string">
            <text:p>Active Life - Extreme Challenge </text:p>
          </table:table-cell>
          <table:table-cell office:value-type="string">
            <text:p>NAMCO BANDAI Games America Inc.</text:p>
          </table:table-cell>
          <table:table-cell office:value-type="string">
            <text:p>TOS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Active Life - Magical Carnival (USA)</text:p>
          </table:table-cell>
          <table:table-cell office:value-type="string">
            <text:p>Active Life - Magical Carnival </text:p>
          </table:table-cell>
          <table:table-cell office:value-type="string">
            <text:p>Namco Bandai</text:p>
          </table:table-cell>
          <table:table-cell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10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Active Life - Outdoor Challenge (USA)</text:p>
          </table:table-cell>
          <table:table-cell office:value-type="string">
            <text:p>Active Life - Outdoor Challenge </text:p>
          </table:table-cell>
          <table:table-cell office:value-type="string">
            <text:p>NAMCO BANDAI Games America Inc.</text:p>
          </table:table-cell>
          <table:table-cell office:value-type="string">
            <text:p>h.a.n.d. Inc.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Adibou (Europe)</text:p>
          </table:table-cell>
          <table:table-cell office:value-type="string">
            <text:p>Adibou </text:p>
          </table:table-cell>
          <table:table-cell office:value-type="string">
            <text:p>Mindscape SA</text:p>
          </table:table-cell>
          <table:table-cell office:value-type="string">
            <text:p>Eko Software SARL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Adventures of Tintin, The - The Game (USA)</text:p>
          </table:table-cell>
          <table:table-cell office:value-type="string">
            <text:p>Adventures of Tintin, The - The Game </text:p>
          </table:table-cell>
          <table:table-cell office:value-type="string">
            <text:p>Ubisoft Entertainment SA</text:p>
          </table:table-cell>
          <table:table-cell office:value-type="string">
            <text:p>Ubisoft Montpellier Studio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AFL - Australian Football League (Europe)</text:p>
          </table:table-cell>
          <table:table-cell office:value-type="string">
            <text:p>AFL - Australian Football League </text:p>
          </table:table-cell>
          <table:table-cell office:value-type="string">
            <text:p>Tru Blu Entertainment</text:p>
          </table:table-cell>
          <table:table-cell office:value-type="string">
            <text:p>Wicked Witch Softwar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AFL Live - Game of the Year Edition <text:s/>(Europe)</text:p>
          </table:table-cell>
          <table:table-cell office:value-type="string">
            <text:p>AFL Live - Game of the Year Edition <text:s/></text:p>
          </table:table-cell>
          <table:table-cell office:value-type="string">
            <text:p>Tru Blu Entertainment </text:p>
          </table:table-cell>
          <table:table-cell office:value-type="string">
            <text:p>Wicked Witch Software 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Agatha Christie - And Then There Were None (USA)</text:p>
          </table:table-cell>
          <table:table-cell office:value-type="string">
            <text:p>Agatha Christie - And Then There Were None </text:p>
          </table:table-cell>
          <table:table-cell office:value-type="string">
            <text:p>The Adventure Company</text:p>
          </table:table-cell>
          <table:table-cell office:value-type="string">
            <text:p>AWE Productions,Inc.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 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Agatha Christie - Evil Under the Sun (USA)</text:p>
          </table:table-cell>
          <table:table-cell office:value-type="string">
            <text:p>Agatha Christie - Evil Under the Sun </text:p>
          </table:table-cell>
          <table:table-cell office:value-type="string">
            <text:p>The Adventure Company</text:p>
          </table:table-cell>
          <table:table-cell office:value-type="string">
            <text:p>AWE Productions,Inc.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 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Agent Hugo - Hula Holiday (Europe)</text:p>
          </table:table-cell>
          <table:table-cell office:value-type="string">
            <text:p>Agent Hugo - Hula Holiday </text:p>
          </table:table-cell>
          <table:table-cell office:value-type="string">
            <text:p>NDS</text:p>
          </table:table-cell>
          <table:table-cell office:value-type="string">
            <text:p>I Like Dynamite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Akko De Pon! Ikasama Hourouki (Japan)</text:p>
          </table:table-cell>
          <table:table-cell office:value-type="string">
            <text:p>Akko De Pon! Ikasama Hourouki </text:p>
          </table:table-cell>
          <table:table-cell table:number-columns-repeated="2" office:value-type="string">
            <text:p>Succes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Aladdin Magic Racer (USA)</text:p>
          </table:table-cell>
          <table:table-cell office:value-type="string">
            <text:p>Aladdin Magic Racer </text:p>
          </table:table-cell>
          <table:table-cell office:value-type="string">
            <text:p>Red Wagon Games</text:p>
          </table:table-cell>
          <table:table-cell office:value-type="string">
            <text:p>Hydravision Entertainment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1.4</text:p>
          </table:table-cell>
          <table:table-cell table:number-columns-repeated="1012"/>
        </table:table-row>
        <table:table-row table:style-name="ro1">
          <table:table-cell office:value-type="string">
            <text:p>Alan Hansen's Sports Challenge (Europe)</text:p>
          </table:table-cell>
          <table:table-cell office:value-type="string">
            <text:p>Alan Hansen's Sports Challenge </text:p>
          </table:table-cell>
          <table:table-cell office:value-type="string">
            <text:p>Oxygen Games</text:p>
          </table:table-cell>
          <table:table-cell office:value-type="string">
            <text:p>Oxygen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Alice in Wonderland (USA)</text:p>
          </table:table-cell>
          <table:table-cell office:value-type="string">
            <text:p>Alice in Wonderland </text:p>
          </table:table-cell>
          <table:table-cell office:value-type="string">
            <text:p>Disney Interactive Studios,Inc.</text:p>
          </table:table-cell>
          <table:table-cell office:value-type="string">
            <text:p>Étranges Libellules S.A.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Alien Monster Bowling League (USA)</text:p>
          </table:table-cell>
          <table:table-cell office:value-type="string">
            <text:p>Alien Monster Bowling League </text:p>
          </table:table-cell>
          <table:table-cell office:value-type="string">
            <text:p>Data Design</text:p>
          </table:table-cell>
          <table:table-cell office:value-type="string">
            <text:p>Perpetual FX Creative 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Bowling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Alien Syndrome (USA)</text:p>
          </table:table-cell>
          <table:table-cell office:value-type="string">
            <text:p>Alien Syndrome </text:p>
          </table:table-cell>
          <table:table-cell office:value-type="string">
            <text:p>SEGA of America,Inc.</text:p>
          </table:table-cell>
          <table:table-cell office:value-type="string">
            <text:p>Totally Games,Inc.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Role-Playing</text:p>
          </table:table-cell>
          <table:table-cell office:value-type="string">
            <text:p>1-4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Aliens in the Attic (USA)</text:p>
          </table:table-cell>
          <table:table-cell office:value-type="string">
            <text:p>Aliens in the Attic </text:p>
          </table:table-cell>
          <table:table-cell office:value-type="string">
            <text:p>Playlogic</text:p>
          </table:table-cell>
          <table:table-cell office:value-type="string">
            <text:p>Revistronic 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All Star Cheer Squad (USA)</text:p>
          </table:table-cell>
          <table:table-cell office:value-type="string">
            <text:p>All Star Cheer Squad </text:p>
          </table:table-cell>
          <table:table-cell office:value-type="string">
            <text:p>THQ</text:p>
          </table:table-cell>
          <table:table-cell office:value-type="string">
            <text:p>Gorilla Game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4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All Star Cheer Squad 2 (USA)</text:p>
          </table:table-cell>
          <table:table-cell office:value-type="string">
            <text:p>All Star Cheer Squad 2 </text:p>
          </table:table-cell>
          <table:table-cell office:value-type="string">
            <text:p>THQ</text:p>
          </table:table-cell>
          <table:table-cell office:value-type="string">
            <text:p>Gorilla Systems Corporati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All Star Karate (USA)</text:p>
          </table:table-cell>
          <table:table-cell office:value-type="string">
            <text:p>All Star Karate </text:p>
          </table:table-cell>
          <table:table-cell office:value-type="string">
            <text:p>THQ Inc.</text:p>
          </table:table-cell>
          <table:table-cell office:value-type="string">
            <text:p>Blitz Game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Alone in the Dark (USA)</text:p>
          </table:table-cell>
          <table:table-cell office:value-type="string">
            <text:p>Alone in the Dark </text:p>
          </table:table-cell>
          <table:table-cell office:value-type="string">
            <text:p>Atari Europe S.A.S.U.</text:p>
          </table:table-cell>
          <table:table-cell office:value-type="string">
            <text:p>Hydravision Entertainment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 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Alvin and the Chipmunks - Chipwrecked (USA)</text:p>
          </table:table-cell>
          <table:table-cell office:value-type="string">
            <text:p>Alvin and the Chipmunks - Chipwrecked </text:p>
          </table:table-cell>
          <table:table-cell office:value-type="string">
            <text:p>Majesco Sales Inc</text:p>
          </table:table-cell>
          <table:table-cell office:value-type="string">
            <text:p>Behaviour Interactive 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Alvin and the Chipmunks - The Squeakquel (USA)</text:p>
          </table:table-cell>
          <table:table-cell office:value-type="string">
            <text:p>Alvin and the Chipmunks - The Squeakquel </text:p>
          </table:table-cell>
          <table:table-cell office:value-type="string">
            <text:p>Majesco Sales Inc</text:p>
          </table:table-cell>
          <table:table-cell office:value-type="string">
            <text:p>Imagin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3 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Alvin and the Chipmunks (USA)</text:p>
          </table:table-cell>
          <table:table-cell office:value-type="string">
            <text:p>Alvin and the Chipmunks </text:p>
          </table:table-cell>
          <table:table-cell office:value-type="string">
            <text:p>Brash Entertainment</text:p>
          </table:table-cell>
          <table:table-cell office:value-type="string">
            <text:p>Sensory Sweep Studios 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Amazing Race, The (USA)</text:p>
          </table:table-cell>
          <table:table-cell office:value-type="string">
            <text:p>Amazing Race, The </text:p>
          </table:table-cell>
          <table:table-cell office:value-type="string">
            <text:p>Ubi Soft Entertainment</text:p>
          </table:table-cell>
          <table:table-cell office:value-type="string">
            <text:p>Ludia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Amazing Spider-Man, The (USA)</text:p>
          </table:table-cell>
          <table:table-cell office:value-type="string">
            <text:p>Amazing Spider-Man, The </text:p>
          </table:table-cell>
          <table:table-cell office:value-type="string">
            <text:p>Activision</text:p>
          </table:table-cell>
          <table:table-cell office:value-type="string">
            <text:p>Beenox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America's Next Top Model (USA)</text:p>
          </table:table-cell>
          <table:table-cell office:value-type="string">
            <text:p>America's Next Top Model </text:p>
          </table:table-cell>
          <table:table-cell office:value-type="string">
            <text:p>Conspiracy Entertainment</text:p>
          </table:table-cell>
          <table:table-cell office:value-type="string">
            <text:p>Neopica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American Mensa Academy (USA)</text:p>
          </table:table-cell>
          <table:table-cell office:value-type="string">
            <text:p>American Mensa Academy </text:p>
          </table:table-cell>
          <table:table-cell office:value-type="string">
            <text:p>Maximum Games</text:p>
          </table:table-cell>
          <table:table-cell office:value-type="string">
            <text:p>Silverball Studios 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Educational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AMF Bowling Pinbusters! (USA)</text:p>
          </table:table-cell>
          <table:table-cell office:value-type="string">
            <text:p>AMF Bowling Pinbusters! </text:p>
          </table:table-cell>
          <table:table-cell office:value-type="string">
            <text:p>Mud Duck Productions</text:p>
          </table:table-cell>
          <table:table-cell office:value-type="string">
            <text:p>Atomic Planet 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owling</text:p>
          </table:table-cell>
          <table:table-cell office:value-type="string">
            <text:p>1-4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AMF Bowling World Lanes (USA)</text:p>
          </table:table-cell>
          <table:table-cell office:value-type="string">
            <text:p>AMF Bowling World Lanes </text:p>
          </table:table-cell>
          <table:table-cell office:value-type="string">
            <text:p>Vir2l Studios</text:p>
          </table:table-cell>
          <table:table-cell office:value-type="string">
            <text:p>Frontline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wling</text:p>
          </table:table-cell>
          <table:table-cell office:value-type="string">
            <text:p>1-4 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And-Kensaku (Japan)</text:p>
          </table:table-cell>
          <table:table-cell office:value-type="string">
            <text:p>And-Kensaku </text:p>
          </table:table-cell>
          <table:table-cell office:value-type="string">
            <text:p>Nintendo</text:p>
          </table:table-cell>
          <table:table-cell office:value-type="string">
            <text:p>Shift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Educational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Angry Birds - Star Wars (USA)</text:p>
          </table:table-cell>
          <table:table-cell office:value-type="string">
            <text:p>Angry Birds - Star Wars </text:p>
          </table:table-cell>
          <table:table-cell office:value-type="string">
            <text:p>Activision</text:p>
          </table:table-cell>
          <table:table-cell office:value-type="string">
            <text:p>Rovio Entertainment 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Angry Birds Trilogy (USA)</text:p>
          </table:table-cell>
          <table:table-cell office:value-type="string">
            <text:p>Angry Birds Trilogy </text:p>
          </table:table-cell>
          <table:table-cell office:value-type="string">
            <text:p>Activision</text:p>
          </table:table-cell>
          <table:table-cell office:value-type="string">
            <text:p>Rovio Entertainment 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Animal Crossing - City Folk (USA)</text:p>
          </table:table-cell>
          <table:table-cell office:value-type="string">
            <text:p>Animal Crossing - City Folk </text:p>
          </table:table-cell>
          <table:table-cell table:number-columns-repeated="2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Virtual Life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Animal Kingdom - Wildlife Expedition (USA)</text:p>
          </table:table-cell>
          <table:table-cell office:value-type="string">
            <text:p>Animal Kingdom - Wildlife Expedition </text:p>
          </table:table-cell>
          <table:table-cell table:number-columns-repeated="2" office:value-type="string">
            <text:p>Natsum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Animal Planet - Vet Life (USA)</text:p>
          </table:table-cell>
          <table:table-cell office:value-type="string">
            <text:p>Animal Planet - Vet Life </text:p>
          </table:table-cell>
          <table:table-cell table:number-columns-repeated="2" office:value-type="string">
            <text:p>Activisi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Anime Slot Revolution Pachi-Slot Kidou Senshi Gundam II Ai Senshi Hen (Japan)</text:p>
          </table:table-cell>
          <table:table-cell office:value-type="string">
            <text:p>Anime Slot Revolution Pachi-Slot Kidou Senshi Gundam II Ai Senshi Hen </text:p>
          </table:table-cell>
          <table:table-cell office:value-type="string">
            <text:p>Namco</text:p>
          </table:table-cell>
          <table:table-cell office:value-type="string">
            <text:p>Yamasa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oard Game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ANNO - Create a New World (Europe)</text:p>
          </table:table-cell>
          <table:table-cell office:value-type="string">
            <text:p>ANNO - Create a New World </text:p>
          </table:table-cell>
          <table:table-cell office:value-type="string">
            <text:p>Ubisoft</text:p>
          </table:table-cell>
          <table:table-cell office:value-type="string">
            <text:p>Keen Entertainment</text:p>
          </table:table-cell>
          <table:table-cell office:value-type="string">
            <text:p>ESRB - K-A (Kids to Adults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Another Code - R - A Journey into Lost Memories (Europe)</text:p>
          </table:table-cell>
          <table:table-cell office:value-type="string">
            <text:p>Another Code - R - A Journey into Lost Memories </text:p>
          </table:table-cell>
          <table:table-cell office:value-type="string">
            <text:p>Nintendo</text:p>
          </table:table-cell>
          <table:table-cell office:value-type="string">
            <text:p>CING</text:p>
          </table:table-cell>
          <table:table-cell office:value-type="string">
            <text:p>ESRB - K-A (Kids to Adults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Anpanman Niko Niko Party (Japan)</text:p>
          </table:table-cell>
          <table:table-cell office:value-type="string">
            <text:p>Anpanman Niko Niko Party </text:p>
          </table:table-cell>
          <table:table-cell office:value-type="string">
            <text:p>Tam</text:p>
          </table:table-cell>
          <table:table-cell office:value-type="string">
            <text:p>Agatsuma Entertainmen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3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Ant Bully, The (USA)</text:p>
          </table:table-cell>
          <table:table-cell office:value-type="string">
            <text:p>Ant Bully, The </text:p>
          </table:table-cell>
          <table:table-cell office:value-type="string">
            <text:p>Midway Home Entertainment</text:p>
          </table:table-cell>
          <table:table-cell office:value-type="string">
            <text:p>A2M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Anubis II (USA)</text:p>
          </table:table-cell>
          <table:table-cell office:value-type="string">
            <text:p>Anubis II </text:p>
          </table:table-cell>
          <table:table-cell office:value-type="string">
            <text:p>Conspiracy Entertainment</text:p>
          </table:table-cell>
          <table:table-cell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1.1</text:p>
          </table:table-cell>
          <table:table-cell table:number-columns-repeated="1012"/>
        </table:table-row>
        <table:table-row table:style-name="ro1">
          <table:table-cell office:value-type="string">
            <text:p>Aqua Panic! (USA)</text:p>
          </table:table-cell>
          <table:table-cell office:value-type="string">
            <text:p>Aqua Panic! </text:p>
          </table:table-cell>
          <table:table-cell office:value-type="string">
            <text:p>XS Games </text:p>
          </table:table-cell>
          <table:table-cell office:value-type="string">
            <text:p>Eko Softwar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Arc Rise Fantasia (USA)</text:p>
          </table:table-cell>
          <table:table-cell office:value-type="string">
            <text:p>Arc Rise Fantasia </text:p>
          </table:table-cell>
          <table:table-cell office:value-type="string">
            <text:p>Ignition Entertainment</text:p>
          </table:table-cell>
          <table:table-cell office:value-type="string">
            <text:p>Image Epoch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Arcade Shooter - Ilvelo (USA)</text:p>
          </table:table-cell>
          <table:table-cell office:value-type="string">
            <text:p>Arcade Shooter - Ilvelo </text:p>
          </table:table-cell>
          <table:table-cell office:value-type="string">
            <text:p>UFO Interactive</text:p>
          </table:table-cell>
          <table:table-cell office:value-type="string">
            <text:p>MileStone Inc.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hoot-'em-Up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Arcade Shooting Gallery (USA)</text:p>
          </table:table-cell>
          <table:table-cell office:value-type="string">
            <text:p>Arcade Shooting Gallery </text:p>
          </table:table-cell>
          <table:table-cell office:value-type="string">
            <text:p>Zoo Games</text:p>
          </table:table-cell>
          <table:table-cell office:value-type="string">
            <text:p>CyberPlanet Interactiv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Arcade Zone (USA)</text:p>
          </table:table-cell>
          <table:table-cell office:value-type="string">
            <text:p>Arcade Zone </text:p>
          </table:table-cell>
          <table:table-cell office:value-type="string">
            <text:p>Activision</text:p>
          </table:table-cell>
          <table:table-cell office:value-type="string">
            <text:p>Ivolgamu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Arctic Tale (USA)</text:p>
          </table:table-cell>
          <table:table-cell office:value-type="string">
            <text:p>Arctic Tale </text:p>
          </table:table-cell>
          <table:table-cell office:value-type="string">
            <text:p>Destination Software</text:p>
          </table:table-cell>
          <table:table-cell office:value-type="string">
            <text:p>Atomic Plane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Are You Smarter Than A 5th Grader - Back to School (USA)</text:p>
          </table:table-cell>
          <table:table-cell office:value-type="string">
            <text:p>Are You Smarter Than A 5th Grader - Back to School </text:p>
          </table:table-cell>
          <table:table-cell office:value-type="string">
            <text:p>THQ</text:p>
          </table:table-cell>
          <table:table-cell office:value-type="string">
            <text:p>Imaginengin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Are You Smarter Than A 5th Grader - Game Time (USA)</text:p>
          </table:table-cell>
          <table:table-cell office:value-type="string">
            <text:p>Are You Smarter Than A 5th Grader - Game Time </text:p>
          </table:table-cell>
          <table:table-cell office:value-type="string">
            <text:p>THQ</text:p>
          </table:table-cell>
          <table:table-cell office:value-type="string">
            <text:p>Imaginengin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Are You Smarter Than A 5th Grader - Make the Grade (USA)</text:p>
          </table:table-cell>
          <table:table-cell office:value-type="string">
            <text:p>Are You Smarter Than A 5th Grader - Make the Grade </text:p>
          </table:table-cell>
          <table:table-cell office:value-type="string">
            <text:p>THQ</text:p>
          </table:table-cell>
          <table:table-cell office:value-type="string">
            <text:p>Imaginengin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Army Men - Soldiers of Misfortune (USA)</text:p>
          </table:table-cell>
          <table:table-cell office:value-type="string">
            <text:p>Army Men - Soldiers of Misfortune </text:p>
          </table:table-cell>
          <table:table-cell office:value-type="string">
            <text:p>Zoo Games</text:p>
          </table:table-cell>
          <table:table-cell office:value-type="string">
            <text:p>Big Blue Bubbl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Army Rescue (USA)</text:p>
          </table:table-cell>
          <table:table-cell office:value-type="string">
            <text:p>Army Rescue </text:p>
          </table:table-cell>
          <table:table-cell office:value-type="string">
            <text:p>UFO Interactive Games</text:p>
          </table:table-cell>
          <table:table-cell office:value-type="string">
            <text:p>Cyber Planet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Around The World in 50 Games (USA)</text:p>
          </table:table-cell>
          <table:table-cell office:value-type="string">
            <text:p>Around The World in 50 Games </text:p>
          </table:table-cell>
          <table:table-cell office:value-type="string">
            <text:p>Zoo Games</text:p>
          </table:table-cell>
          <table:table-cell office:value-type="string">
            <text:p>JV Games Inc.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Arthur and the Revenge of Maltazard (Europe)</text:p>
          </table:table-cell>
          <table:table-cell office:value-type="string">
            <text:p>Arthur and the Revenge of Maltazard </text:p>
          </table:table-cell>
          <table:table-cell office:value-type="string">
            <text:p>Ubi Soft Entertainment</text:p>
          </table:table-cell>
          <table:table-cell office:value-type="string">
            <text:p>Phoenix Interactive</text:p>
          </table:table-cell>
          <table:table-cell office:value-type="string">
            <text:p>ESRB - K-A (Kids to Adults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Asterix at the Olympic Games (Europe)</text:p>
          </table:table-cell>
          <table:table-cell office:value-type="string">
            <text:p>Asterix at the Olympic Games </text:p>
          </table:table-cell>
          <table:table-cell office:value-type="string">
            <text:p>Atari (Infogrames)</text:p>
          </table:table-cell>
          <table:table-cell office:value-type="string">
            <text:p>Etranges Libellules</text:p>
          </table:table-cell>
          <table:table-cell office:value-type="string">
            <text:p>ESRB - K-A (Kids to Adults)</text:p>
          </table:table-cell>
          <table:table-cell office:value-type="string">
            <text:p>2007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Astro Boy - The Video Game (USA)</text:p>
          </table:table-cell>
          <table:table-cell office:value-type="string">
            <text:p>Astro Boy - The Video Game </text:p>
          </table:table-cell>
          <table:table-cell office:value-type="string">
            <text:p>D3 Publisher</text:p>
          </table:table-cell>
          <table:table-cell office:value-type="string">
            <text:p>High Voltage Softwar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Athletic Piggy Party (Europe)</text:p>
          </table:table-cell>
          <table:table-cell office:value-type="string">
            <text:p>Athletic Piggy Party </text:p>
          </table:table-cell>
          <table:table-cell office:value-type="string">
            <text:p>Midway Games Inc</text:p>
          </table:table-cell>
          <table:table-cell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Atrevete a Sonar (USA)</text:p>
          </table:table-cell>
          <table:table-cell office:value-type="string">
            <text:p>Atrevete a Sonar </text:p>
          </table:table-cell>
          <table:table-cell office:value-type="string">
            <text:p>Slang Publishing</text:p>
          </table:table-cell>
          <table:table-cell office:value-type="string">
            <text:p>Grupo Televisa, S.A.B.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5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Attack of the Movies 3D (USA)</text:p>
          </table:table-cell>
          <table:table-cell office:value-type="string">
            <text:p>Attack of the Movies 3D </text:p>
          </table:table-cell>
          <table:table-cell office:value-type="string">
            <text:p>Majesco Sales Inc</text:p>
          </table:table-cell>
          <table:table-cell office:value-type="string">
            <text:p>Panic Button Game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ATV Quad Kings (USA)</text:p>
          </table:table-cell>
          <table:table-cell office:value-type="string">
            <text:p>ATV Quad Kings </text:p>
          </table:table-cell>
          <table:table-cell office:value-type="string">
            <text:p>Zoo Games</text:p>
          </table:table-cell>
          <table:table-cell office:value-type="string">
            <text:p>Beyond Reality Games Ltd.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Avatar - The Last Airbender - Into the Inferno (USA)</text:p>
          </table:table-cell>
          <table:table-cell office:value-type="string">
            <text:p>Avatar - The Last Airbender - Into the Inferno </text:p>
          </table:table-cell>
          <table:table-cell office:value-type="string">
            <text:p>THQ</text:p>
          </table:table-cell>
          <table:table-cell office:value-type="string">
            <text:p>THQ Studio Australia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Avatar - The Last Airbender - The Burning Earth (USA)</text:p>
          </table:table-cell>
          <table:table-cell office:value-type="string">
            <text:p>Avatar - The Last Airbender - The Burning Earth </text:p>
          </table:table-cell>
          <table:table-cell office:value-type="string">
            <text:p>THQ</text:p>
          </table:table-cell>
          <table:table-cell office:value-type="string">
            <text:p>THQ Studio Australia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Avatar - The Last Airbender (USA)</text:p>
          </table:table-cell>
          <table:table-cell office:value-type="string">
            <text:p>Avatar - The Last Airbender </text:p>
          </table:table-cell>
          <table:table-cell office:value-type="string">
            <text:p>THQ</text:p>
          </table:table-cell>
          <table:table-cell office:value-type="string">
            <text:p>THQ Studio Australia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Babysitting Mama (USA)</text:p>
          </table:table-cell>
          <table:table-cell office:value-type="string">
            <text:p>Babysitting Mama </text:p>
          </table:table-cell>
          <table:table-cell office:value-type="string">
            <text:p>Majesco Sales Inc</text:p>
          </table:table-cell>
          <table:table-cell office:value-type="string">
            <text:p>Cooking Mama Limited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achelor, The - The Video Game (USA)</text:p>
          </table:table-cell>
          <table:table-cell office:value-type="string">
            <text:p>Bachelor, The - The Video Game </text:p>
          </table:table-cell>
          <table:table-cell office:value-type="string">
            <text:p>Warner Bros. Interactive Entertainment Inc.</text:p>
          </table:table-cell>
          <table:table-cell office:value-type="string">
            <text:p>Ludia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ack to the Future - The Game (USA)</text:p>
          </table:table-cell>
          <table:table-cell office:value-type="string">
            <text:p>Back to the Future - The Game </text:p>
          </table:table-cell>
          <table:table-cell office:value-type="string">
            <text:p>Telltale Games</text:p>
          </table:table-cell>
          <table:table-cell office:value-type="string">
            <text:p>U&amp;I Entertainment 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Backyard Baseball '09 (USA)</text:p>
          </table:table-cell>
          <table:table-cell office:value-type="string">
            <text:p>Backyard Baseball '09 </text:p>
          </table:table-cell>
          <table:table-cell office:value-type="string">
            <text:p>Atari (Infogrames)</text:p>
          </table:table-cell>
          <table:table-cell office:value-type="string">
            <text:p>Humongous, Inc.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Backyard Baseball '10 (USA)</text:p>
          </table:table-cell>
          <table:table-cell office:value-type="string">
            <text:p>Backyard Baseball '10 </text:p>
          </table:table-cell>
          <table:table-cell office:value-type="string">
            <text:p>Atari (Infogrames)</text:p>
          </table:table-cell>
          <table:table-cell office:value-type="string">
            <text:p>Humongous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Backyard Football '09 (USA)</text:p>
          </table:table-cell>
          <table:table-cell office:value-type="string">
            <text:p>Backyard Football '09 </text:p>
          </table:table-cell>
          <table:table-cell office:value-type="string">
            <text:p>Atari (Infogrames)</text:p>
          </table:table-cell>
          <table:table-cell office:value-type="string">
            <text:p>Humongous Enter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ootball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Backyard Football '10 (USA)</text:p>
          </table:table-cell>
          <table:table-cell office:value-type="string">
            <text:p>Backyard Football '10 </text:p>
          </table:table-cell>
          <table:table-cell office:value-type="string">
            <text:p>Atari (Infogrames)</text:p>
          </table:table-cell>
          <table:table-cell office:value-type="string">
            <text:p>Humongous, Inc.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ootball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Backyard Football (USA)</text:p>
          </table:table-cell>
          <table:table-cell office:value-type="string">
            <text:p>Backyard Football </text:p>
          </table:table-cell>
          <table:table-cell office:value-type="string">
            <text:p>Atari (Infogrames)</text:p>
          </table:table-cell>
          <table:table-cell office:value-type="string">
            <text:p>Humongous, Inc.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ootball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Backyard Sports - Sandlot Sluggers (USA)</text:p>
          </table:table-cell>
          <table:table-cell office:value-type="string">
            <text:p>Backyard Sports - Sandlot Sluggers </text:p>
          </table:table-cell>
          <table:table-cell office:value-type="string">
            <text:p>Atari (Infogrames)</text:p>
          </table:table-cell>
          <table:table-cell office:value-type="string">
            <text:p>HB Studio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Backyard Sports Football - Rookie Rush (USA)</text:p>
          </table:table-cell>
          <table:table-cell office:value-type="string">
            <text:p>Backyard Sports Football - Rookie Rush </text:p>
          </table:table-cell>
          <table:table-cell office:value-type="string">
            <text:p>Atari (Infogrames)</text:p>
          </table:table-cell>
          <table:table-cell office:value-type="string">
            <text:p>HB Studio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Bakugan - Defenders of the Core (USA)</text:p>
          </table:table-cell>
          <table:table-cell office:value-type="string">
            <text:p>Bakugan - Defenders of the Core </text:p>
          </table:table-cell>
          <table:table-cell office:value-type="string">
            <text:p>Activision</text:p>
          </table:table-cell>
          <table:table-cell office:value-type="string">
            <text:p>Now Production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Card Battl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akugan Battle Brawlers (USA)</text:p>
          </table:table-cell>
          <table:table-cell office:value-type="string">
            <text:p>Bakugan Battle Brawlers </text:p>
          </table:table-cell>
          <table:table-cell office:value-type="string">
            <text:p>Activision</text:p>
          </table:table-cell>
          <table:table-cell office:value-type="string">
            <text:p>Now Producti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Card Battl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alloon Pop (USA)</text:p>
          </table:table-cell>
          <table:table-cell office:value-type="string">
            <text:p>Balloon Pop </text:p>
          </table:table-cell>
          <table:table-cell office:value-type="string">
            <text:p>UFO Interactive Games</text:p>
          </table:table-cell>
          <table:table-cell office:value-type="string">
            <text:p>Dream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Balls of Fury (USA)</text:p>
          </table:table-cell>
          <table:table-cell office:value-type="string">
            <text:p>Balls of Fury </text:p>
          </table:table-cell>
          <table:table-cell office:value-type="string">
            <text:p>Destination Software</text:p>
          </table:table-cell>
          <table:table-cell office:value-type="string">
            <text:p>Black Lantern Studios, Inc.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Band Hero (USA)</text:p>
          </table:table-cell>
          <table:table-cell office:value-type="string">
            <text:p>Band Hero </text:p>
          </table:table-cell>
          <table:table-cell office:value-type="string">
            <text:p>Activision</text:p>
          </table:table-cell>
          <table:table-cell office:value-type="string">
            <text:p>Vicarious Vision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Barbie - Dreamhouse Party (USA)</text:p>
          </table:table-cell>
          <table:table-cell office:value-type="string">
            <text:p>Barbie - Dreamhouse Party </text:p>
          </table:table-cell>
          <table:table-cell office:value-type="string">
            <text:p>Little Orbit</text:p>
          </table:table-cell>
          <table:table-cell office:value-type="string">
            <text:p>Torus Games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arbie - Groom and Glam Pups (USA)</text:p>
          </table:table-cell>
          <table:table-cell office:value-type="string">
            <text:p>Barbie - Groom and Glam Pups </text:p>
          </table:table-cell>
          <table:table-cell office:value-type="string">
            <text:p>THQ</text:p>
          </table:table-cell>
          <table:table-cell office:value-type="string">
            <text:p>Game Machine Studio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Barbie and the Three Musketeers (USA)</text:p>
          </table:table-cell>
          <table:table-cell office:value-type="string">
            <text:p>Barbie and the Three Musketeers </text:p>
          </table:table-cell>
          <table:table-cell office:value-type="string">
            <text:p>Activision</text:p>
          </table:table-cell>
          <table:table-cell office:value-type="string">
            <text:p>Wayforward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Barbie as The Island Princess (USA)</text:p>
          </table:table-cell>
          <table:table-cell office:value-type="string">
            <text:p>Barbie as The Island Princess </text:p>
          </table:table-cell>
          <table:table-cell office:value-type="string">
            <text:p>Activision</text:p>
          </table:table-cell>
          <table:table-cell office:value-type="string">
            <text:p>Ivolgamu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Barbie Horse Adventures - Riding Camp (USA)</text:p>
          </table:table-cell>
          <table:table-cell office:value-type="string">
            <text:p>Barbie Horse Adventures - Riding Camp </text:p>
          </table:table-cell>
          <table:table-cell table:number-columns-repeated="2" office:value-type="string">
            <text:p>Activisio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Barbie Jet,Set &amp; Style! (USA)</text:p>
          </table:table-cell>
          <table:table-cell office:value-type="string">
            <text:p>Barbie Jet,Set &amp; Style! </text:p>
          </table:table-cell>
          <table:table-cell office:value-type="string">
            <text:p>THQ</text:p>
          </table:table-cell>
          <table:table-cell office:value-type="string">
            <text:p>Game Machine Studio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arnyard (USA)</text:p>
          </table:table-cell>
          <table:table-cell office:value-type="string">
            <text:p>Barnyard </text:p>
          </table:table-cell>
          <table:table-cell office:value-type="string">
            <text:p>THQ</text:p>
          </table:table-cell>
          <table:table-cell office:value-type="string">
            <text:p>Blue Tongue Entertainment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Baroque (USA)</text:p>
          </table:table-cell>
          <table:table-cell office:value-type="string">
            <text:p>Baroque </text:p>
          </table:table-cell>
          <table:table-cell office:value-type="string">
            <text:p>Atlus</text:p>
          </table:table-cell>
          <table:table-cell office:value-type="string">
            <text:p>Sting Entertainment 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Baseball Blast! (USA)</text:p>
          </table:table-cell>
          <table:table-cell office:value-type="string">
            <text:p>Baseball Blast! </text:p>
          </table:table-cell>
          <table:table-cell office:value-type="string">
            <text:p>2K Sports</text:p>
          </table:table-cell>
          <table:table-cell office:value-type="string">
            <text:p>WayForward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Basketball Hall of Fame - Ultimate Hoops Challenge (USA)</text:p>
          </table:table-cell>
          <table:table-cell office:value-type="string">
            <text:p>Basketball Hall of Fame - Ultimate Hoops Challenge </text:p>
          </table:table-cell>
          <table:table-cell office:value-type="string">
            <text:p>Zoo</text:p>
          </table:table-cell>
          <table:table-cell office:value-type="string">
            <text:p>Collision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asketball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ass Pro Shops - The Hunt - Trophy Showdown (USA)</text:p>
          </table:table-cell>
          <table:table-cell office:value-type="string">
            <text:p>Bass Pro Shops - The Hunt - Trophy Showdown </text:p>
          </table:table-cell>
          <table:table-cell office:value-type="string">
            <text:p>XS Games</text:p>
          </table:table-cell>
          <table:table-cell office:value-type="string">
            <text:p>Outdoor Partner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Hunting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Bass Pro Shops - The Strike - Tournament Edition (USA)</text:p>
          </table:table-cell>
          <table:table-cell office:value-type="string">
            <text:p>Bass Pro Shops - The Strike - Tournament Edition </text:p>
          </table:table-cell>
          <table:table-cell office:value-type="string">
            <text:p>XS Games</text:p>
          </table:table-cell>
          <table:table-cell office:value-type="string">
            <text:p>SIM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Fishing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Batman - The Brave and the Bold (USA)</text:p>
          </table:table-cell>
          <table:table-cell office:value-type="string">
            <text:p>Batman - The Brave and the Bold </text:p>
          </table:table-cell>
          <table:table-cell office:value-type="string">
            <text:p>Warner Bros. Interactive Entertainment Inc.</text:p>
          </table:table-cell>
          <table:table-cell office:value-type="string">
            <text:p>Ubisoft Montreal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Battalion Wars 2 (USA)</text:p>
          </table:table-cell>
          <table:table-cell office:value-type="string">
            <text:p>Battalion Wars 2 </text:p>
          </table:table-cell>
          <table:table-cell office:value-type="string">
            <text:p>Nintendo</text:p>
          </table:table-cell>
          <table:table-cell office:value-type="string">
            <text:p>Kuju Entertainmen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Battle of Giants - Dinosaurs Strike (USA)</text:p>
          </table:table-cell>
          <table:table-cell office:value-type="string">
            <text:p>Battle of Giants - Dinosaurs Strike </text:p>
          </table:table-cell>
          <table:table-cell office:value-type="string">
            <text:p>Ubi Soft Entertainment</text:p>
          </table:table-cell>
          <table:table-cell office:value-type="string">
            <text:p>Ubisoft Montreal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Battle of the Bands (USA)</text:p>
          </table:table-cell>
          <table:table-cell office:value-type="string">
            <text:p>Battle of the Bands </text:p>
          </table:table-cell>
          <table:table-cell office:value-type="string">
            <text:p>THQ</text:p>
          </table:table-cell>
          <table:table-cell office:value-type="string">
            <text:p>Planet Moon Studio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Battle Rage - Mech Conflict (USA)</text:p>
          </table:table-cell>
          <table:table-cell office:value-type="string">
            <text:p>Battle Rage - Mech Conflict </text:p>
          </table:table-cell>
          <table:table-cell office:value-type="string">
            <text:p>Destineer Studios</text:p>
          </table:table-cell>
          <table:table-cell office:value-type="string">
            <text:p>Destan Entertainment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Battle Rage - The Robot Wars (Europe)</text:p>
          </table:table-cell>
          <table:table-cell office:value-type="string">
            <text:p>Battle Rage - The Robot Wars </text:p>
          </table:table-cell>
          <table:table-cell office:value-type="string">
            <text:p>Data Design - Destineer Studios</text:p>
          </table:table-cell>
          <table:table-cell office:value-type="string">
            <text:p>Destan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Battle vs Chess (Europe)</text:p>
          </table:table-cell>
          <table:table-cell office:value-type="string">
            <text:p>Battle vs Chess </text:p>
          </table:table-cell>
          <table:table-cell office:value-type="string">
            <text:p>Topware Interactive</text:p>
          </table:table-cell>
          <table:table-cell office:value-type="string">
            <text:p>SouthPeak Games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Battleship (USA)</text:p>
          </table:table-cell>
          <table:table-cell office:value-type="string">
            <text:p>Battleship </text:p>
          </table:table-cell>
          <table:table-cell office:value-type="string">
            <text:p>Activision</text:p>
          </table:table-cell>
          <table:table-cell office:value-type="string">
            <text:p>Magic Pockets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Beach Fun - Summer Challenge (USA)</text:p>
          </table:table-cell>
          <table:table-cell office:value-type="string">
            <text:p>Beach Fun - Summer Challenge </text:p>
          </table:table-cell>
          <table:table-cell office:value-type="string">
            <text:p>Zoo Games</text:p>
          </table:table-cell>
          <table:table-cell office:value-type="string">
            <text:p>Sproing Interactive Medi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Beastly (USA)</text:p>
          </table:table-cell>
          <table:table-cell office:value-type="string">
            <text:p>Beastly </text:p>
          </table:table-cell>
          <table:table-cell office:value-type="string">
            <text:p>Storm City Games</text:p>
          </table:table-cell>
          <table:table-cell office:value-type="string">
            <text:p>Visual Impact Productions 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Beatles, The - Rock Band (USA)</text:p>
          </table:table-cell>
          <table:table-cell office:value-type="string">
            <text:p>Beatles, The - Rock Band </text:p>
          </table:table-cell>
          <table:table-cell office:value-type="string">
            <text:p>Electronic Arts</text:p>
          </table:table-cell>
          <table:table-cell office:value-type="string">
            <text:p>Harmonix Music System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Bee Movie Game (USA)</text:p>
          </table:table-cell>
          <table:table-cell office:value-type="string">
            <text:p>Bee Movie Game </text:p>
          </table:table-cell>
          <table:table-cell office:value-type="string">
            <text:p>Activision</text:p>
          </table:table-cell>
          <table:table-cell office:value-type="string">
            <text:p>Smart Bomb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Ben 10 - Alien Force (USA)</text:p>
          </table:table-cell>
          <table:table-cell office:value-type="string">
            <text:p>Ben 10 - Alien Force </text:p>
          </table:table-cell>
          <table:table-cell office:value-type="string">
            <text:p>D3Publisher of America</text:p>
          </table:table-cell>
          <table:table-cell office:value-type="string">
            <text:p>Monkey Bar Gam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en 10 - Alien Force Vilgax Attacks (USA)</text:p>
          </table:table-cell>
          <table:table-cell office:value-type="string">
            <text:p>Ben 10 - Alien Force Vilgax Attacks </text:p>
          </table:table-cell>
          <table:table-cell office:value-type="string">
            <text:p>D3 Publisher</text:p>
          </table:table-cell>
          <table:table-cell office:value-type="string">
            <text:p>Papaya Studio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Ben 10 - Galactic Racing (USA)</text:p>
          </table:table-cell>
          <table:table-cell office:value-type="string">
            <text:p>Ben 10 - Galactic Racing </text:p>
          </table:table-cell>
          <table:table-cell office:value-type="string">
            <text:p>D3 Publisher</text:p>
          </table:table-cell>
          <table:table-cell office:value-type="string">
            <text:p>Monkey Bar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Ben 10 - Omniverse (USA)</text:p>
          </table:table-cell>
          <table:table-cell office:value-type="string">
            <text:p>Ben 10 - Omniverse </text:p>
          </table:table-cell>
          <table:table-cell office:value-type="string">
            <text:p>D3 Publisher</text:p>
          </table:table-cell>
          <table:table-cell office:value-type="string">
            <text:p>Vicious Cycle Software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Ben 10 - Omniverse 2 (USA)</text:p>
          </table:table-cell>
          <table:table-cell office:value-type="string">
            <text:p>Ben 10 - Omniverse 2 </text:p>
          </table:table-cell>
          <table:table-cell office:value-type="string">
            <text:p>D3 Publisher</text:p>
          </table:table-cell>
          <table:table-cell office:value-type="string">
            <text:p>Vicious Cycle Software</text:p>
          </table:table-cell>
          <table:table-cell office:value-type="string">
            <text:p>ESRB - E10+ (Everyone 10+)</text:p>
          </table:table-cell>
          <table:table-cell office:value-type="string">
            <text:p>2013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en 10 - Protector of Earth (USA)</text:p>
          </table:table-cell>
          <table:table-cell office:value-type="string">
            <text:p>Ben 10 - Protector of Earth </text:p>
          </table:table-cell>
          <table:table-cell office:value-type="string">
            <text:p>D3Publisher of America</text:p>
          </table:table-cell>
          <table:table-cell office:value-type="string">
            <text:p>High Voltage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en 10 - Ultimate Alien Cosmic Destruction (USA)</text:p>
          </table:table-cell>
          <table:table-cell office:value-type="string">
            <text:p>Ben 10 - Ultimate Alien Cosmic Destruction </text:p>
          </table:table-cell>
          <table:table-cell office:value-type="string">
            <text:p>D3 Publisher</text:p>
          </table:table-cell>
          <table:table-cell office:value-type="string">
            <text:p>Papaya Studio Corporation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Bermuda Triangle - Saving the Coral (USA)</text:p>
          </table:table-cell>
          <table:table-cell office:value-type="string">
            <text:p>Bermuda Triangle - Saving the Coral </text:p>
          </table:table-cell>
          <table:table-cell office:value-type="string">
            <text:p>Storm City Games</text:p>
          </table:table-cell>
          <table:table-cell office:value-type="string">
            <text:p>North Pole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eyblade - Metal Fusion - Battle Fortress (USA)</text:p>
          </table:table-cell>
          <table:table-cell office:value-type="string">
            <text:p>Beyblade - Metal Fusion - Battle Fortress </text:p>
          </table:table-cell>
          <table:table-cell table:number-columns-repeated="2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Bibi Blocksberg (Europe)</text:p>
          </table:table-cell>
          <table:table-cell office:value-type="string">
            <text:p>Bibi Blocksberg </text:p>
          </table:table-cell>
          <table:table-cell office:value-type="string">
            <text:p>Kiddinx Entertainment</text:p>
          </table:table-cell>
          <table:table-cell office:value-type="string">
            <text:p>Independent Arts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Bibi Blocksberg 2 (Europe)</text:p>
          </table:table-cell>
          <table:table-cell office:value-type="string">
            <text:p>Bibi Blocksberg 2 </text:p>
          </table:table-cell>
          <table:table-cell table:number-columns-repeated="2" office:value-type="string">
            <text:p>Kiddinx Entertainment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Big Beach Sports (USA)</text:p>
          </table:table-cell>
          <table:table-cell office:value-type="string">
            <text:p>Big Beach Sports </text:p>
          </table:table-cell>
          <table:table-cell office:value-type="string">
            <text:p>THQ</text:p>
          </table:table-cell>
          <table:table-cell office:value-type="string">
            <text:p>HB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Big Beach Sports 2 (USA)</text:p>
          </table:table-cell>
          <table:table-cell office:value-type="string">
            <text:p>Big Beach Sports 2 </text:p>
          </table:table-cell>
          <table:table-cell office:value-type="string">
            <text:p>THQ</text:p>
          </table:table-cell>
          <table:table-cell office:value-type="string">
            <text:p>Jet Black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Big Brain Academy - Wii Degree (USA)</text:p>
          </table:table-cell>
          <table:table-cell office:value-type="string">
            <text:p>Big Brain Academy - Wii Degree </text:p>
          </table:table-cell>
          <table:table-cell table:number-columns-repeated="2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Quiz</text:p>
          </table:table-cell>
          <table:table-cell office:value-type="string">
            <text:p>1-8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ig Buck Hunter Pro (USA)</text:p>
          </table:table-cell>
          <table:table-cell office:value-type="string">
            <text:p>Big Buck Hunter Pro </text:p>
          </table:table-cell>
          <table:table-cell office:value-type="string">
            <text:p>Crave Games</text:p>
          </table:table-cell>
          <table:table-cell office:value-type="string">
            <text:p>Play Mechanix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Big Catch Bass Fishing (Europe)</text:p>
          </table:table-cell>
          <table:table-cell office:value-type="string">
            <text:p>Big Catch Bass Fishing </text:p>
          </table:table-cell>
          <table:table-cell office:value-type="string">
            <text:p>505 Games</text:p>
          </table:table-cell>
          <table:table-cell office:value-type="string">
            <text:p>SIM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ishing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ig Catch Bass Fishing 2 (Europe)</text:p>
          </table:table-cell>
          <table:table-cell office:value-type="string">
            <text:p>Big Catch Bass Fishing 2 </text:p>
          </table:table-cell>
          <table:table-cell office:value-type="string">
            <text:p>505 Games</text:p>
          </table:table-cell>
          <table:table-cell office:value-type="string">
            <text:p>SIM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Big Family Games (Europe)</text:p>
          </table:table-cell>
          <table:table-cell office:value-type="string">
            <text:p>Big Family Games </text:p>
          </table:table-cell>
          <table:table-cell office:value-type="string">
            <text:p>THQ</text:p>
          </table:table-cell>
          <table:table-cell office:value-type="string">
            <text:p>Jet Black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Big League Sports - Summer (USA)</text:p>
          </table:table-cell>
          <table:table-cell office:value-type="string">
            <text:p>Big League Sports - Summer </text:p>
          </table:table-cell>
          <table:table-cell office:value-type="string">
            <text:p>Activision</text:p>
          </table:table-cell>
          <table:table-cell office:value-type="string">
            <text:p>Koolhaus Games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ig League Sports (USA)</text:p>
          </table:table-cell>
          <table:table-cell office:value-type="string">
            <text:p>Big League Sports </text:p>
          </table:table-cell>
          <table:table-cell office:value-type="string">
            <text:p>Activision Blizzard</text:p>
          </table:table-cell>
          <table:table-cell office:value-type="string">
            <text:p>Koolhaus Game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Big Time Rush - Dance Party (USA)</text:p>
          </table:table-cell>
          <table:table-cell office:value-type="string">
            <text:p>Big Time Rush - Dance Party </text:p>
          </table:table-cell>
          <table:table-cell office:value-type="string">
            <text:p>GameMill Publishing </text:p>
          </table:table-cell>
          <table:table-cell office:value-type="string">
            <text:p>Black Lantern Studios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Bigfoot - Collision Course (USA)</text:p>
          </table:table-cell>
          <table:table-cell office:value-type="string">
            <text:p>Bigfoot - Collision Course </text:p>
          </table:table-cell>
          <table:table-cell office:value-type="string">
            <text:p>Zoo Games</text:p>
          </table:table-cell>
          <table:table-cell office:value-type="string">
            <text:p>Q90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Bigfoot - King of Crush (USA)</text:p>
          </table:table-cell>
          <table:table-cell office:value-type="string">
            <text:p>Bigfoot - King of Crush </text:p>
          </table:table-cell>
          <table:table-cell office:value-type="string">
            <text:p>Zoo</text:p>
          </table:table-cell>
          <table:table-cell office:value-type="string">
            <text:p>SouthPeak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Biggest Loser Challenge, The (USA)</text:p>
          </table:table-cell>
          <table:table-cell office:value-type="string">
            <text:p>Biggest Loser Challenge, The </text:p>
          </table:table-cell>
          <table:table-cell office:value-type="string">
            <text:p>THQ Inc.</text:p>
          </table:table-cell>
          <table:table-cell office:value-type="string">
            <text:p>Blitz Game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Biggest Loser, The (USA)</text:p>
          </table:table-cell>
          <table:table-cell office:value-type="string">
            <text:p>Biggest Loser, The </text:p>
          </table:table-cell>
          <table:table-cell office:value-type="string">
            <text:p>THQ Inc.</text:p>
          </table:table-cell>
          <table:table-cell office:value-type="string">
            <text:p>Blitz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BIGS 2, The (USA)</text:p>
          </table:table-cell>
          <table:table-cell office:value-type="string">
            <text:p>BIGS 2, The </text:p>
          </table:table-cell>
          <table:table-cell office:value-type="string">
            <text:p>2K Sports</text:p>
          </table:table-cell>
          <table:table-cell office:value-type="string">
            <text:p>Blue Castle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IGS, The (USA)</text:p>
          </table:table-cell>
          <table:table-cell office:value-type="string">
            <text:p>BIGS, The </text:p>
          </table:table-cell>
          <table:table-cell office:value-type="string">
            <text:p>2K Sports</text:p>
          </table:table-cell>
          <table:table-cell office:value-type="string">
            <text:p>Blue Castle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Billy the Wizard - Rocket Broomstick Racing (USA)</text:p>
          </table:table-cell>
          <table:table-cell office:value-type="string">
            <text:p>Billy the Wizard - Rocket Broomstick Racing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Data Design Int.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table:style-name="Default" office:value-type="string">
            <text:p>1-4 Players</text:p>
          </table:table-cell>
          <table:table-cell office:value-type="string">
            <text:p>1.3</text:p>
          </table:table-cell>
          <table:table-cell table:number-columns-repeated="1012"/>
        </table:table-row>
        <table:table-row table:style-name="ro1">
          <table:table-cell office:value-type="string">
            <text:p>Bionicle Heroes (USA)</text:p>
          </table:table-cell>
          <table:table-cell office:value-type="string">
            <text:p>Bionicle Heroes </text:p>
          </table:table-cell>
          <table:table-cell office:value-type="string">
            <text:p>Eidos Interactive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table:style-name="Default"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Birthday Party Bash (USA)</text:p>
          </table:table-cell>
          <table:table-cell office:value-type="string">
            <text:p>Birthday Party Bash </text:p>
          </table:table-cell>
          <table:table-cell office:value-type="string">
            <text:p>2K Play</text:p>
          </table:table-cell>
          <table:table-cell table:style-name="Default" office:value-type="string">
            <text:p>Cat Daddy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12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Bit.Trip Complete (USA)</text:p>
          </table:table-cell>
          <table:table-cell office:value-type="string">
            <text:p>Bit.Trip Complete </text:p>
          </table:table-cell>
          <table:table-cell office:value-type="string">
            <text:p>Aksys Games</text:p>
          </table:table-cell>
          <table:table-cell table:style-name="Default" office:value-type="string">
            <text:p>Gaijin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ction</text:p>
          </table:table-cell>
          <table:table-cell table:style-name="Default"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Black Eyed Peas Experience, The - Limited Edition (USA)</text:p>
          </table:table-cell>
          <table:table-cell office:value-type="string">
            <text:p>Black Eyed Peas Experience, The - Limited Edition </text:p>
          </table:table-cell>
          <table:table-cell office:value-type="string">
            <text:p>Ubi Soft Entertainment</text:p>
          </table:table-cell>
          <table:table-cell office:value-type="string">
            <text:p>Ubisoft Quebec City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table:style-name="Default"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Black Eyed Peas Experience, The (USA)</text:p>
          </table:table-cell>
          <table:table-cell office:value-type="string">
            <text:p>Black Eyed Peas Experience, The </text:p>
          </table:table-cell>
          <table:table-cell office:value-type="string">
            <text:p>Ubi Soft Entertainment</text:p>
          </table:table-cell>
          <table:table-cell office:value-type="string">
            <text:p>Ubisoft Quebec City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table:style-name="Default"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Blast Works - Build,Trade,Destroy (USA)</text:p>
          </table:table-cell>
          <table:table-cell office:value-type="string">
            <text:p>Blast Works - Build,Trade,Destroy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Budcat Creation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table:style-name="Default"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Blazing Angels - Squadrons of WWII (USA)</text:p>
          </table:table-cell>
          <table:table-cell office:value-type="string">
            <text:p>Blazing Angels - Squadrons of WWII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Romania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Bleach - Shattered Blade (USA)</text:p>
          </table:table-cell>
          <table:table-cell office:value-type="string">
            <text:p>Bleach - Shattered Blade </text:p>
          </table:table-cell>
          <table:table-cell office:value-type="string">
            <text:p>Sega of America</text:p>
          </table:table-cell>
          <table:table-cell table:style-name="Default" office:value-type="string">
            <text:p>Polygon Magic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Block Party 20 Games (USA)</text:p>
          </table:table-cell>
          <table:table-cell office:value-type="string">
            <text:p>Block Party 20 Games </text:p>
          </table:table-cell>
          <table:table-cell office:value-type="string">
            <text:p>Activision</text:p>
          </table:table-cell>
          <table:table-cell table:style-name="Default" office:value-type="string">
            <text:p>Ivolgamu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table:style-name="Default" office:value-type="string">
            <text:p>1-4 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Bob the Builder - Festival of Fun (Europe)</text:p>
          </table:table-cell>
          <table:table-cell office:value-type="string">
            <text:p>Bob the Builder - Festival of Fun </text:p>
          </table:table-cell>
          <table:table-cell office:value-type="string">
            <text:p>Mastertronic Group Limited / Blast !</text:p>
          </table:table-cell>
          <table:table-cell table:style-name="Default" office:value-type="string">
            <text:p>Halch Limited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Bolt (Europe)</text:p>
          </table:table-cell>
          <table:table-cell office:value-type="string">
            <text:p>Bolt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K-A (Kids to Adults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Bomberman Land (USA)</text:p>
          </table:table-cell>
          <table:table-cell office:value-type="string">
            <text:p>Bomberman Land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table:style-name="Default"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Boogie (USA)</text:p>
          </table:table-cell>
          <table:table-cell office:value-type="string">
            <text:p>Boogie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Montreal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Boogie SuperStar (USA)</text:p>
          </table:table-cell>
          <table:table-cell office:value-type="string">
            <text:p>Boogie SuperStar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Montreal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Karaoke</text:p>
          </table:table-cell>
          <table:table-cell table:style-name="Default"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Boom Blox - Bash Party (USA)</text:p>
          </table:table-cell>
          <table:table-cell office:value-type="string">
            <text:p>Boom Blox - Bash Party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Los Angel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table:style-name="Default"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oom Blox (USA)</text:p>
          </table:table-cell>
          <table:table-cell office:value-type="string">
            <text:p>Boom Blox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Los Angel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table:style-name="Default"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oot Camp Academy (USA)</text:p>
          </table:table-cell>
          <table:table-cell office:value-type="string">
            <text:p>Boot Camp Academy </text:p>
          </table:table-cell>
          <table:table-cell office:value-type="string">
            <text:p>Zoo</text:p>
          </table:table-cell>
          <table:table-cell table:style-name="Default" office:value-type="string">
            <text:p>NAPS Team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table:style-name="Default"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Boy and His Blob, A(USA)</text:p>
          </table:table-cell>
          <table:table-cell office:value-type="string">
            <text:p>Boy and His Blob, A</text:p>
          </table:table-cell>
          <table:table-cell office:value-type="string">
            <text:p>Majesco Sales Inc</text:p>
          </table:table-cell>
          <table:table-cell office:value-type="string">
            <text:p>WayForward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ratz - Girlz Really Rock (USA)</text:p>
          </table:table-cell>
          <table:table-cell office:value-type="string">
            <text:p>Bratz - Girlz Really Rock </text:p>
          </table:table-cell>
          <table:table-cell office:value-type="string">
            <text:p>THQ</text:p>
          </table:table-cell>
          <table:table-cell table:style-name="Default" office:value-type="string">
            <text:p>Blitz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Bratz - The Movie (USA)</text:p>
          </table:table-cell>
          <table:table-cell office:value-type="string">
            <text:p>Bratz - The Movie </text:p>
          </table:table-cell>
          <table:table-cell office:value-type="string">
            <text:p>THQ</text:p>
          </table:table-cell>
          <table:table-cell table:style-name="Default" office:value-type="string">
            <text:p>Blitz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Bratz Kidz - Slumber Party (USA)</text:p>
          </table:table-cell>
          <table:table-cell office:value-type="string">
            <text:p>Bratz Kidz - Slumber Party </text:p>
          </table:table-cell>
          <table:table-cell office:value-type="string">
            <text:p>The Game Factory</text:p>
          </table:table-cell>
          <table:table-cell table:style-name="Default" office:value-type="string">
            <text:p>Neko Entertainment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table:style-name="Default" office:value-type="string">
            <text:p>1-4 Players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Brave - A Warrior's Tale (USA)</text:p>
          </table:table-cell>
          <table:table-cell office:value-type="string">
            <text:p>Brave - A Warrior's Tale </text:p>
          </table:table-cell>
          <table:table-cell office:value-type="string">
            <text:p>South Peak Interactive</text:p>
          </table:table-cell>
          <table:table-cell table:style-name="Default" office:value-type="string">
            <text:p>Collision Studio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rave - The Video Game (USA)</text:p>
          </table:table-cell>
          <table:table-cell office:value-type="string">
            <text:p>Brave - The Video Game </text:p>
          </table:table-cell>
          <table:table-cell office:value-type="string">
            <text:p>Disney Interactive Studios</text:p>
          </table:table-cell>
          <table:table-cell table:style-name="Default" office:value-type="string">
            <text:p>Behavior Interactive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Broken Sword - Shadow of the Templars (Director's Cut) (USA)</text:p>
          </table:table-cell>
          <table:table-cell office:value-type="string">
            <text:p>Broken Sword - Shadow of the Templar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Revolution Software 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Brothers In Arms - Earned In Blood (USA)</text:p>
          </table:table-cell>
          <table:table-cell office:value-type="string">
            <text:p>Brothers In Arms - Earned In Blood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Gearbox Software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Brothers In Arms - Road to Hill 30 (USA)</text:p>
          </table:table-cell>
          <table:table-cell office:value-type="string">
            <text:p>Brothers In Arms - Road to Hill 30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Gearbox Software, LLC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Brunswick Pro Bowling (USA)</text:p>
          </table:table-cell>
          <table:table-cell office:value-type="string">
            <text:p>Brunswick Pro Bowling </text:p>
          </table:table-cell>
          <table:table-cell office:value-type="string">
            <text:p>Crave Entertainment</text:p>
          </table:table-cell>
          <table:table-cell table:style-name="Default" office:value-type="string">
            <text:p>Point of view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owling</text:p>
          </table:table-cell>
          <table:table-cell table:style-name="Default"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Brunswick Zone Cosmic Bowling (USA)</text:p>
          </table:table-cell>
          <table:table-cell office:value-type="string">
            <text:p>Brunswick Zone Cosmic Bowling </text:p>
          </table:table-cell>
          <table:table-cell office:value-type="string">
            <text:p>GameMill Entertainment</text:p>
          </table:table-cell>
          <table:table-cell table:style-name="Default" office:value-type="string">
            <text:p>Frontline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owling</text:p>
          </table:table-cell>
          <table:table-cell table:style-name="Default"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Buck Fever (USA)</text:p>
          </table:table-cell>
          <table:table-cell office:value-type="string">
            <text:p>Buck Fever </text:p>
          </table:table-cell>
          <table:table-cell office:value-type="string">
            <text:p>Data Design / Destineer Studios</text:p>
          </table:table-cell>
          <table:table-cell table:style-name="Default" office:value-type="string">
            <text:p>Destineer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Hunting</text:p>
          </table:table-cell>
          <table:table-cell table:style-name="Default"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Build 'N Race (USA)</text:p>
          </table:table-cell>
          <table:table-cell office:value-type="string">
            <text:p>Build 'N Race </text:p>
          </table:table-cell>
          <table:table-cell office:value-type="string">
            <text:p>Destination Software / Zoo Games / KSS</text:p>
          </table:table-cell>
          <table:table-cell table:style-name="Default" office:value-type="string">
            <text:p>Icon Games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table:style-name="Default"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Build-A-Bear Workshop - A Friend Fur All Seasons (USA)</text:p>
          </table:table-cell>
          <table:table-cell office:value-type="string">
            <text:p>Build-A-Bear Workshop - A Friend Fur All Seasons </text:p>
          </table:table-cell>
          <table:table-cell office:value-type="string">
            <text:p>The Game Factory</text:p>
          </table:table-cell>
          <table:table-cell table:style-name="Default" office:value-type="string">
            <text:p>Neko Entertainment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table:style-name="Default"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Build-A-Bear Workshop - Friendship Valley (USA)</text:p>
          </table:table-cell>
          <table:table-cell office:value-type="string">
            <text:p>Build-A-Bear Workshop - Friendship Valley </text:p>
          </table:table-cell>
          <table:table-cell office:value-type="string">
            <text:p>Activision</text:p>
          </table:table-cell>
          <table:table-cell table:style-name="Default" office:value-type="string">
            <text:p>Neko Entertainment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table:style-name="Default"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Bully - Scholarship Edition (USA)</text:p>
          </table:table-cell>
          <table:table-cell office:value-type="string">
            <text:p>Bully - Scholarship Edition </text:p>
          </table:table-cell>
          <table:table-cell office:value-type="string">
            <text:p>Rockstar Games</text:p>
          </table:table-cell>
          <table:table-cell table:style-name="Default" office:value-type="string">
            <text:p>Rockstar Vancouver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Burger Bot (USA)</text:p>
          </table:table-cell>
          <table:table-cell office:value-type="string">
            <text:p>Burger Bot </text:p>
          </table:table-cell>
          <table:table-cell office:value-type="string">
            <text:p>Virtual Play Games</text:p>
          </table:table-cell>
          <table:table-cell table:style-name="Default" office:value-type="string">
            <text:p>Rhino Group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Burger Island (USA)</text:p>
          </table:table-cell>
          <table:table-cell office:value-type="string">
            <text:p>Burger Island </text:p>
          </table:table-cell>
          <table:table-cell office:value-type="string">
            <text:p>Data Design - Destineer Studios</text:p>
          </table:table-cell>
          <table:table-cell table:style-name="Default" office:value-type="string">
            <text:p>TechFront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table:style-name="Default"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Bust-a-Move Bash! (USA)</text:p>
          </table:table-cell>
          <table:table-cell office:value-type="string">
            <text:p>Bust-a-Move Bash!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Happy Happening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-8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Busy Scissors (USA)</text:p>
          </table:table-cell>
          <table:table-cell office:value-type="string">
            <text:p>Busy Scissors </text:p>
          </table:table-cell>
          <table:table-cell office:value-type="string">
            <text:p>Little Orbit</text:p>
          </table:table-cell>
          <table:table-cell office:value-type="string">
            <text:p>Game Machine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abela's Adventure Camp (USA)</text:p>
          </table:table-cell>
          <table:table-cell office:value-type="string">
            <text:p>Cabela's Adventure Camp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ports</text:p>
          </table:table-cell>
          <table:table-cell table:style-name="Default"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Cabela's African Adventures (USA)</text:p>
          </table:table-cell>
          <table:table-cell office:value-type="string">
            <text:p>Cabela's African Adventures </text:p>
          </table:table-cell>
          <table:table-cell office:value-type="string">
            <text:p>Activision</text:p>
          </table:table-cell>
          <table:table-cell table:style-name="Default" office:value-type="string">
            <text:p>Cauldron </text:p>
          </table:table-cell>
          <table:table-cell office:value-type="string">
            <text:p>ESRB - T (Teen)</text:p>
          </table:table-cell>
          <table:table-cell office:value-type="string">
            <text:p>2013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Cabela's Big Game Hunter (USA)</text:p>
          </table:table-cell>
          <table:table-cell office:value-type="string">
            <text:p>Cabela's Big Game Hunter </text:p>
          </table:table-cell>
          <table:table-cell office:value-type="string">
            <text:p>Activision</text:p>
          </table:table-cell>
          <table:table-cell table:style-name="Default" office:value-type="string">
            <text:p>Magic Wand Production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abela's Big Game Hunter 2010 (USA)</text:p>
          </table:table-cell>
          <table:table-cell office:value-type="string">
            <text:p>Cabela's Big Game Hunter 2010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Hunting</text:p>
          </table:table-cell>
          <table:table-cell table:style-name="Default"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abela's Big Game Hunter 2012 (USA)</text:p>
          </table:table-cell>
          <table:table-cell office:value-type="string">
            <text:p>Cabela's Big Game Hunter 2012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Hunting</text:p>
          </table:table-cell>
          <table:table-cell table:style-name="Default"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Cabela's Dangerous Hunts 2009 (USA)</text:p>
          </table:table-cell>
          <table:table-cell office:value-type="string">
            <text:p>Cabela's Dangerous Hunts 2009 </text:p>
          </table:table-cell>
          <table:table-cell office:value-type="string">
            <text:p>Activision</text:p>
          </table:table-cell>
          <table:table-cell table:style-name="Default" office:value-type="string">
            <text:p>Magic Wand Production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abela's Dangerous Hunts 2011 - Special Edition (USA)</text:p>
          </table:table-cell>
          <table:table-cell office:value-type="string">
            <text:p>Cabela's Dangerous Hunts 2011 - Special Edition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Cabela's Dangerous Hunts 2011 (USA)</text:p>
          </table:table-cell>
          <table:table-cell office:value-type="string">
            <text:p>Cabela's Dangerous Hunts 2011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Cabela's Dangerous Hunts 2013 (USA)</text:p>
          </table:table-cell>
          <table:table-cell office:value-type="string">
            <text:p>Cabela's Dangerous Hunts 2013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Hunting</text:p>
          </table:table-cell>
          <table:table-cell table:style-name="Default"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Cabela's Hunting Expeditions (USA)</text:p>
          </table:table-cell>
          <table:table-cell office:value-type="string">
            <text:p>Cabela's Hunting Expeditions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Cabela's Legendary Adventures (USA)</text:p>
          </table:table-cell>
          <table:table-cell office:value-type="string">
            <text:p>Cabela's Legendary Adventures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Cabela's Monster Buck Hunter (USA)</text:p>
          </table:table-cell>
          <table:table-cell office:value-type="string">
            <text:p>Cabela's Monster Buck Hunter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abela's North American Adventures 2011 (USA)</text:p>
          </table:table-cell>
          <table:table-cell office:value-type="string">
            <text:p>Cabela's North American Adventures 2011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Cabela's Outdoor Adventures 2010 (USA)</text:p>
          </table:table-cell>
          <table:table-cell office:value-type="string">
            <text:p>Cabela's Outdoor Adventures 2010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Cabela's Survival - Shadows of Katmai (USA)</text:p>
          </table:table-cell>
          <table:table-cell office:value-type="string">
            <text:p>Cabela's Survival - Shadows of Katmai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Hunting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abela's Trophy Bucks (USA)</text:p>
          </table:table-cell>
          <table:table-cell office:value-type="string">
            <text:p>Cabela's Trophy Bucks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Cages, The - Pro Style Batting Practice (USA)</text:p>
          </table:table-cell>
          <table:table-cell office:value-type="string">
            <text:p>Cages, The - Pro Style Batting Practice </text:p>
          </table:table-cell>
          <table:table-cell office:value-type="string">
            <text:p>Konami</text:p>
          </table:table-cell>
          <table:table-cell office:value-type="string">
            <text:p>Alpha Uni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aseball</text:p>
          </table:table-cell>
          <table:table-cell table:style-name="Default"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Cake Mania - In The Mix! (USA)</text:p>
          </table:table-cell>
          <table:table-cell office:value-type="string">
            <text:p>Cake Mania - In The Mix!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Gorilla System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table:style-name="Default"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Call of Duty - Black Ops (USA)</text:p>
          </table:table-cell>
          <table:table-cell office:value-type="string">
            <text:p>Call of Duty - Black Ops </text:p>
          </table:table-cell>
          <table:table-cell office:value-type="string">
            <text:p>Activision</text:p>
          </table:table-cell>
          <table:table-cell table:style-name="Default" office:value-type="string">
            <text:p>Treyarch</text:p>
          </table:table-cell>
          <table:table-cell office:value-type="string">
            <text:p>ESRB - M (Mature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Call of Duty - Modern Warfare - Reflex Edition (USA)</text:p>
          </table:table-cell>
          <table:table-cell office:value-type="string">
            <text:p>Call of Duty - Modern Warfare - Reflex Edition </text:p>
          </table:table-cell>
          <table:table-cell office:value-type="string">
            <text:p>Activision</text:p>
          </table:table-cell>
          <table:table-cell table:style-name="Default" office:value-type="string">
            <text:p>Treyarch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Call of Duty - Modern Warfare 3 (USA)</text:p>
          </table:table-cell>
          <table:table-cell office:value-type="string">
            <text:p>Call of Duty - Modern Warfare 3 </text:p>
          </table:table-cell>
          <table:table-cell office:value-type="string">
            <text:p>Activision</text:p>
          </table:table-cell>
          <table:table-cell table:style-name="Default" office:value-type="string">
            <text:p>Treyarch <text:s/></text:p>
          </table:table-cell>
          <table:table-cell office:value-type="string">
            <text:p>ESRB - M (Mature)</text:p>
          </table:table-cell>
          <table:table-cell office:value-type="string">
            <text:p>2011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all of Duty - World at War (USA)</text:p>
          </table:table-cell>
          <table:table-cell office:value-type="string">
            <text:p>Call of Duty - World at War </text:p>
          </table:table-cell>
          <table:table-cell office:value-type="string">
            <text:p>Activision</text:p>
          </table:table-cell>
          <table:table-cell table:style-name="Default" office:value-type="string">
            <text:p>Treyarch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Call of Duty 3 (USA)</text:p>
          </table:table-cell>
          <table:table-cell office:value-type="string">
            <text:p>Call of Duty 3 </text:p>
          </table:table-cell>
          <table:table-cell office:value-type="string">
            <text:p>Activision</text:p>
          </table:table-cell>
          <table:table-cell table:style-name="Default" office:value-type="string">
            <text:p>Treyarch</text:p>
          </table:table-cell>
          <table:table-cell office:value-type="string">
            <text:p>ESRB - T (Teen)</text:p>
          </table:table-cell>
          <table:table-cell office:value-type="string">
            <text:p>2006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alling (USA)</text:p>
          </table:table-cell>
          <table:table-cell office:value-type="string">
            <text:p>Calling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Calvin Tucker's Redneck - Farm Animal Racing Tournament (USA)</text:p>
          </table:table-cell>
          <table:table-cell office:value-type="string">
            <text:p>Calvin Tucker's Redneck - Farm Animal Racing Tournament </text:p>
          </table:table-cell>
          <table:table-cell office:value-type="string">
            <text:p>Zoo</text:p>
          </table:table-cell>
          <table:table-cell table:style-name="Default" office:value-type="string">
            <text:p>Team6 Game Studio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Calvin Tucker's Redneck Jamboree (USA)</text:p>
          </table:table-cell>
          <table:table-cell office:value-type="string">
            <text:p>Calvin Tucker's Redneck Jamboree </text:p>
          </table:table-cell>
          <table:table-cell office:value-type="string">
            <text:p>Zoo Games</text:p>
          </table:table-cell>
          <table:table-cell table:style-name="Default" office:value-type="string">
            <text:p>Humagade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Canada Hunt (USA)</text:p>
          </table:table-cell>
          <table:table-cell office:value-type="string">
            <text:p>Canada Hunt </text:p>
          </table:table-cell>
          <table:table-cell office:value-type="string">
            <text:p>Virtual Play Games</text:p>
          </table:table-cell>
          <table:table-cell table:style-name="Default" office:value-type="string">
            <text:p>Rhino Group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andace Kane's Candy Factory (USA)</text:p>
          </table:table-cell>
          <table:table-cell office:value-type="string">
            <text:p>Candace Kane's Candy Factory </text:p>
          </table:table-cell>
          <table:table-cell office:value-type="string">
            <text:p>Destineer Studios</text:p>
          </table:table-cell>
          <table:table-cell table:style-name="Default" office:value-type="string">
            <text:p>Gnosis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Captain America - Super Soldier (USA)</text:p>
          </table:table-cell>
          <table:table-cell office:value-type="string">
            <text:p>Captain America - Super Soldier </text:p>
          </table:table-cell>
          <table:table-cell office:value-type="string">
            <text:p>Sega 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aptain Morgane and the Golden Turtle (Europe)</text:p>
          </table:table-cell>
          <table:table-cell office:value-type="string">
            <text:p>Captain Morgane and the Golden Turtle </text:p>
          </table:table-cell>
          <table:table-cell office:value-type="string">
            <text:p>Reef Entertainment</text:p>
          </table:table-cell>
          <table:table-cell table:style-name="Default" office:value-type="string">
            <text:p>Wizarbox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Captain Rainbow (Japan)</text:p>
          </table:table-cell>
          <table:table-cell office:value-type="string">
            <text:p>Captain Rainbow </text:p>
          </table:table-cell>
          <table:table-cell office:value-type="string">
            <text:p>Nintendo</text:p>
          </table:table-cell>
          <table:table-cell table:style-name="Default" office:value-type="string">
            <text:p>Skip Ltd.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arl jii san no sora tobu Ie (Japan)</text:p>
          </table:table-cell>
          <table:table-cell office:value-type="string">
            <text:p>Carl jii san no sora tobu Ie </text:p>
          </table:table-cell>
          <table:table-cell office:value-type="string">
            <text:p>E Frontier</text:p>
          </table:table-cell>
          <table:table-cell table:style-name="Default" office:value-type="string">
            <text:p>Heavy Iron Studios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arnival Games - Mini Golf (USA)</text:p>
          </table:table-cell>
          <table:table-cell office:value-type="string">
            <text:p>Carnival Games - Mini Golf </text:p>
          </table:table-cell>
          <table:table-cell office:value-type="string">
            <text:p>2K Play</text:p>
          </table:table-cell>
          <table:table-cell table:style-name="Default" office:value-type="string">
            <text:p>Cat Daddy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Carnival Games (USA)</text:p>
          </table:table-cell>
          <table:table-cell office:value-type="string">
            <text:p>Carnival Games </text:p>
          </table:table-cell>
          <table:table-cell office:value-type="string">
            <text:p>Global Star Software</text:p>
          </table:table-cell>
          <table:table-cell table:style-name="Default" office:value-type="string">
            <text:p>Cat Daddy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Cars - Mater-National (USA)</text:p>
          </table:table-cell>
          <table:table-cell office:value-type="string">
            <text:p>Cars - Mater-National </text:p>
          </table:table-cell>
          <table:table-cell office:value-type="string">
            <text:p>THQ Inc.</text:p>
          </table:table-cell>
          <table:table-cell table:style-name="Default" office:value-type="string">
            <text:p>Rainbow Studio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ars (USA)</text:p>
          </table:table-cell>
          <table:table-cell office:value-type="string">
            <text:p>Cars </text:p>
          </table:table-cell>
          <table:table-cell office:value-type="string">
            <text:p>THQ Inc.</text:p>
          </table:table-cell>
          <table:table-cell table:style-name="Default" office:value-type="string">
            <text:p>Rainbow Studios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ars 2 (USA)</text:p>
          </table:table-cell>
          <table:table-cell office:value-type="string">
            <text:p>Cars 2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Cars Race-O-Rama (USA)</text:p>
          </table:table-cell>
          <table:table-cell office:value-type="string">
            <text:p>Cars Race-O-Rama </text:p>
          </table:table-cell>
          <table:table-cell office:value-type="string">
            <text:p>THQ</text:p>
          </table:table-cell>
          <table:table-cell table:style-name="Default" office:value-type="string">
            <text:p>Incinerator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ars Toon - Mater's Tall Tales (USA)</text:p>
          </table:table-cell>
          <table:table-cell office:value-type="string">
            <text:p>Cars Toon - Mater's Tall Tales </text:p>
          </table:table-cell>
          <table:table-cell office:value-type="string">
            <text:p>Disney Interactive</text:p>
          </table:table-cell>
          <table:table-cell table:style-name="Default" office:value-type="string">
            <text:p>Papaya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Cartoon Network Punch Time Explosion XL (USA)</text:p>
          </table:table-cell>
          <table:table-cell office:value-type="string">
            <text:p>Cartoon Network Punch Time Explosion XL </text:p>
          </table:table-cell>
          <table:table-cell office:value-type="string">
            <text:p>Crave Entertainment</text:p>
          </table:table-cell>
          <table:table-cell table:style-name="Default" office:value-type="string">
            <text:p>Papaya Studio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Case Closed - The Mirapolis Investigation (Europe)</text:p>
          </table:table-cell>
          <table:table-cell office:value-type="string">
            <text:p>Case Closed - The Mirapolis Investigation </text:p>
          </table:table-cell>
          <table:table-cell office:value-type="string">
            <text:p>Nobilis</text:p>
          </table:table-cell>
          <table:table-cell table:style-name="Default" office:value-type="string">
            <text:p>Marvelous Entertainment</text:p>
          </table:table-cell>
          <table:table-cell office:value-type="string">
            <text:p>ESRB - K-A (Kids to Adults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Casper's Scare School - Spooky Sports Day (USA)</text:p>
          </table:table-cell>
          <table:table-cell office:value-type="string">
            <text:p>Casper's Scare School - Spooky Sports Day </text:p>
          </table:table-cell>
          <table:table-cell office:value-type="string">
            <text:p>Red Wagon Games</text:p>
          </table:table-cell>
          <table:table-cell table:style-name="Default" office:value-type="string">
            <text:p>Nikitova LLC <text:s/>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Castle of Shikigami III (USA)</text:p>
          </table:table-cell>
          <table:table-cell office:value-type="string">
            <text:p>Castle of Shikigami III </text:p>
          </table:table-cell>
          <table:table-cell office:value-type="string">
            <text:p>Aksys Games</text:p>
          </table:table-cell>
          <table:table-cell table:style-name="Default" office:value-type="string">
            <text:p>Alfa System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Castlevania Judgment (USA)</text:p>
          </table:table-cell>
          <table:table-cell office:value-type="string">
            <text:p>Castlevania Judgment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Cate West - The Vanishing Files (USA)</text:p>
          </table:table-cell>
          <table:table-cell office:value-type="string">
            <text:p>Cate West - The Vanishing Files </text:p>
          </table:table-cell>
          <table:table-cell office:value-type="string">
            <text:p>Destineer Studios</text:p>
          </table:table-cell>
          <table:table-cell table:style-name="Default" office:value-type="string">
            <text:p>Magellan Interactiv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elebrity Sports Showdown (USA)</text:p>
          </table:table-cell>
          <table:table-cell office:value-type="string">
            <text:p>Celebrity Sports Showdown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Centipede - Infestation (USA)</text:p>
          </table:table-cell>
          <table:table-cell office:value-type="string">
            <text:p>Centipede - Infestation </text:p>
          </table:table-cell>
          <table:table-cell office:value-type="string">
            <text:p>Atari (Infogrames)</text:p>
          </table:table-cell>
          <table:table-cell table:style-name="Default" office:value-type="string">
            <text:p>WayForward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hallenge Me - Brain Puzzles 2 (Europe)</text:p>
          </table:table-cell>
          <table:table-cell office:value-type="string">
            <text:p>Challenge Me - Brain Puzzles 2 </text:p>
          </table:table-cell>
          <table:table-cell office:value-type="string">
            <text:p>Oxygen Games</text:p>
          </table:table-cell>
          <table:table-cell table:style-name="Default" office:value-type="string">
            <text:p>Slam Production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Challenge Me - Word Puzzles (Europe)</text:p>
          </table:table-cell>
          <table:table-cell office:value-type="string">
            <text:p>Challenge Me - Word Puzzles </text:p>
          </table:table-cell>
          <table:table-cell office:value-type="string">
            <text:p>Oxygen Games</text:p>
          </table:table-cell>
          <table:table-cell table:style-name="Default" office:value-type="string">
            <text:p>Slam Production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4.6</text:p>
          </table:table-cell>
          <table:table-cell table:number-columns-repeated="1012"/>
        </table:table-row>
        <table:table-row table:style-name="ro1">
          <table:table-cell office:value-type="string">
            <text:p>Champion Jockey - G1 Jockey &amp; Gallop Racer (USA)</text:p>
          </table:table-cell>
          <table:table-cell office:value-type="string">
            <text:p>Champion Jockey - G1 Jockey &amp; Gallop Racer </text:p>
          </table:table-cell>
          <table:table-cell office:value-type="string">
            <text:p>Koei Tecmo</text:p>
          </table:table-cell>
          <table:table-cell table:style-name="Default" office:value-type="string">
            <text:p>Tecmo ICO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Championship Foosball (USA)</text:p>
          </table:table-cell>
          <table:table-cell office:value-type="string">
            <text:p>Championship Foosball </text:p>
          </table:table-cell>
          <table:table-cell office:value-type="string">
            <text:p>505 Games</text:p>
          </table:table-cell>
          <table:table-cell table:style-name="Default" office:value-type="string">
            <text:p>DEL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Chaotic - Shadow Warriors (USA)</text:p>
          </table:table-cell>
          <table:table-cell office:value-type="string">
            <text:p>Chaotic - Shadow Warriors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Card Battl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harm Girls Club - Pajama Party (USA)</text:p>
          </table:table-cell>
          <table:table-cell office:value-type="string">
            <text:p>Charm Girls Club - Pajama Party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heggers Party Quiz (Europe)</text:p>
          </table:table-cell>
          <table:table-cell office:value-type="string">
            <text:p>Cheggers Party Quiz </text:p>
          </table:table-cell>
          <table:table-cell office:value-type="string">
            <text:p>Oxygen Games</text:p>
          </table:table-cell>
          <table:table-cell table:style-name="Default" office:value-type="string">
            <text:p>Oxygen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Chevrolet Camaro - Wild Ride (USA)</text:p>
          </table:table-cell>
          <table:table-cell office:value-type="string">
            <text:p>Chevrolet Camaro - Wild Ride </text:p>
          </table:table-cell>
          <table:table-cell office:value-type="string">
            <text:p>Storm City Games</text:p>
          </table:table-cell>
          <table:table-cell table:style-name="Default" office:value-type="string">
            <text:p>Visual Impac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hibi-Robo! (Japan)</text:p>
          </table:table-cell>
          <table:table-cell office:value-type="string">
            <text:p>Chibi-Robo! </text:p>
          </table:table-cell>
          <table:table-cell office:value-type="string">
            <text:p>Nintendo</text:p>
          </table:table-cell>
          <table:table-cell table:style-name="Default" office:value-type="string">
            <text:p>Skip Ltd.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Chicken Blaster (USA)</text:p>
          </table:table-cell>
          <table:table-cell office:value-type="string">
            <text:p>Chicken Blaster </text:p>
          </table:table-cell>
          <table:table-cell office:value-type="string">
            <text:p>Zoo Games</text:p>
          </table:table-cell>
          <table:table-cell table:style-name="Default" office:value-type="string">
            <text:p>Frontline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Chicken Riot (USA)</text:p>
          </table:table-cell>
          <table:table-cell office:value-type="string">
            <text:p>Chicken Riot </text:p>
          </table:table-cell>
          <table:table-cell office:value-type="string">
            <text:p>City Interactive</text:p>
          </table:table-cell>
          <table:table-cell table:style-name="Default" office:value-type="string">
            <text:p>City Interactiv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hicken Shoot (USA)</text:p>
          </table:table-cell>
          <table:table-cell office:value-type="string">
            <text:p>Chicken Shoot </text:p>
          </table:table-cell>
          <table:table-cell office:value-type="string">
            <text:p>Destination Software</text:p>
          </table:table-cell>
          <table:table-cell table:style-name="Default" office:value-type="string">
            <text:p>Frontline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Chronicles of Narnia, The - Prince Caspian (USA)</text:p>
          </table:table-cell>
          <table:table-cell office:value-type="string">
            <text:p>Chronicles of Narnia, The - Prince Caspian </text:p>
          </table:table-cell>
          <table:table-cell office:value-type="string">
            <text:p>Disney Interactive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Chrysler Classic Racing (USA)</text:p>
          </table:table-cell>
          <table:table-cell office:value-type="string">
            <text:p>Chrysler Classic Racing </text:p>
          </table:table-cell>
          <table:table-cell office:value-type="string">
            <text:p>Destination Software / Zoo Games </text:p>
          </table:table-cell>
          <table:table-cell table:style-name="Default" office:value-type="string">
            <text:p>EM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Chuck E. Cheese's Party Games (USA)</text:p>
          </table:table-cell>
          <table:table-cell office:value-type="string">
            <text:p>Chuck E. Cheese's Party Games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Tomm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Chuck E. Cheese's Sports Games (USA)</text:p>
          </table:table-cell>
          <table:table-cell office:value-type="string">
            <text:p>Chuck E. Cheese's Sports Games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Tommo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Chuck E. Cheese's Super Collection (USA)</text:p>
          </table:table-cell>
          <table:table-cell office:value-type="string">
            <text:p>Chuck E. Cheese's Super Collection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UFO Studio Asia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CID - The Dummy (USA)</text:p>
          </table:table-cell>
          <table:table-cell office:value-type="string">
            <text:p>CID - The Dummy </text:p>
          </table:table-cell>
          <table:table-cell office:value-type="string">
            <text:p>Oxygen Games</text:p>
          </table:table-cell>
          <table:table-cell table:style-name="Default" office:value-type="string">
            <text:p>Twelve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Circus Games (USA)</text:p>
          </table:table-cell>
          <table:table-cell office:value-type="string">
            <text:p>Circus Gam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Highway 1 Production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City Builder (USA)</text:p>
          </table:table-cell>
          <table:table-cell office:value-type="string">
            <text:p>City Builder </text:p>
          </table:table-cell>
          <table:table-cell office:value-type="string">
            <text:p>Virtual Play Games</text:p>
          </table:table-cell>
          <table:table-cell table:style-name="Default" office:value-type="string">
            <text:p>Collision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lassic British Motor Racing (USA)</text:p>
          </table:table-cell>
          <table:table-cell office:value-type="string">
            <text:p>Classic British Motor Racing </text:p>
          </table:table-cell>
          <table:table-cell office:value-type="string">
            <text:p>Bold Games / Destineer Studios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Clever Kids - Creepy Crawlies (Europe)</text:p>
          </table:table-cell>
          <table:table-cell office:value-type="string">
            <text:p>Clever Kids - Creepy Crawlies </text:p>
          </table:table-cell>
          <table:table-cell office:value-type="string">
            <text:p>Midas Interactive Entertainment</text:p>
          </table:table-cell>
          <table:table-cell table:style-name="Default" office:value-type="string">
            <text:p>Gamerholix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Cloudy with a Chance of Meatballs (USA)</text:p>
          </table:table-cell>
          <table:table-cell office:value-type="string">
            <text:p>Cloudy with a Chance of Meatball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lub Penguin - Game Day! (USA)</text:p>
          </table:table-cell>
          <table:table-cell office:value-type="string">
            <text:p>Club Penguin - Game Day! </text:p>
          </table:table-cell>
          <table:table-cell office:value-type="string">
            <text:p>Disney Interactive</text:p>
          </table:table-cell>
          <table:table-cell table:style-name="Default" office:value-type="string">
            <text:p>Artoon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Cocoto Kart Racer (USA)</text:p>
          </table:table-cell>
          <table:table-cell office:value-type="string">
            <text:p>Cocoto Kart Racer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1.5</text:p>
          </table:table-cell>
          <table:table-cell table:number-columns-repeated="1012"/>
        </table:table-row>
        <table:table-row table:style-name="ro1">
          <table:table-cell office:value-type="string">
            <text:p>Cocoto Kart Racer 2 (Europe)</text:p>
          </table:table-cell>
          <table:table-cell office:value-type="string">
            <text:p>Cocoto Kart Racer 2 </text:p>
          </table:table-cell>
          <table:table-cell office:value-type="string">
            <text:p>Neko Entertainment</text:p>
          </table:table-cell>
          <table:table-cell table:style-name="Default" office:value-type="string">
            <text:p>Neko Entertainment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Cocoto Magic Circus (USA)</text:p>
          </table:table-cell>
          <table:table-cell office:value-type="string">
            <text:p>Cocoto Magic Circus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Neko Entertainment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Cocoto Surprise (Europe)</text:p>
          </table:table-cell>
          <table:table-cell office:value-type="string">
            <text:p>Cocoto Surprise </text:p>
          </table:table-cell>
          <table:table-cell office:value-type="string">
            <text:p>Neko Entertainment / BigBen Interactive</text:p>
          </table:table-cell>
          <table:table-cell table:style-name="Default" office:value-type="string">
            <text:p>Neko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1.4</text:p>
          </table:table-cell>
          <table:table-cell table:number-columns-repeated="1012"/>
        </table:table-row>
        <table:table-row table:style-name="ro1">
          <table:table-cell office:value-type="string">
            <text:p>Code Lyoko - Quest for Infinity (USA)</text:p>
          </table:table-cell>
          <table:table-cell office:value-type="string">
            <text:p>Code Lyoko - Quest for Infinity </text:p>
          </table:table-cell>
          <table:table-cell office:value-type="string">
            <text:p>The American Game Factory</text:p>
          </table:table-cell>
          <table:table-cell table:style-name="Default" office:value-type="string">
            <text:p>Neko Entertainment 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old Stone Creamery - Scoop It Up (USA)</text:p>
          </table:table-cell>
          <table:table-cell office:value-type="string">
            <text:p>Cold Stone Creamery - Scoop It Up </text:p>
          </table:table-cell>
          <table:table-cell office:value-type="string">
            <text:p>Zoo Games</text:p>
          </table:table-cell>
          <table:table-cell table:style-name="Default" office:value-type="string">
            <text:p>CyberPlanet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Combat of Giants - Dinosaurs Strike (Europe)</text:p>
          </table:table-cell>
          <table:table-cell office:value-type="string">
            <text:p>Combat of Giants - Dinosaurs Strik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K-A (Kids to Adults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Conduit 2 (USA)</text:p>
          </table:table-cell>
          <table:table-cell office:value-type="string">
            <text:p>Conduit 2 </text:p>
          </table:table-cell>
          <table:table-cell office:value-type="string">
            <text:p>Sega Japan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Conduit, The (USA)</text:p>
          </table:table-cell>
          <table:table-cell office:value-type="string">
            <text:p>Conduit, The </text:p>
          </table:table-cell>
          <table:table-cell office:value-type="string">
            <text:p>Sega of America</text:p>
          </table:table-cell>
          <table:table-cell table:style-name="Default" office:value-type="string">
            <text:p>High Voltage Software, Inc.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Cook Wars (USA)</text:p>
          </table:table-cell>
          <table:table-cell office:value-type="string">
            <text:p>Cook War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Virtual Toy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ooking Mama - Cook Off (USA)</text:p>
          </table:table-cell>
          <table:table-cell office:value-type="string">
            <text:p>Cooking Mama - Cook Off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Office Create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ooking Mama - World Kitchen (USA)</text:p>
          </table:table-cell>
          <table:table-cell office:value-type="string">
            <text:p>Cooking Mama - World Kitchen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Cooking Mama Ltd.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Coraline (USA)</text:p>
          </table:table-cell>
          <table:table-cell office:value-type="string">
            <text:p>Coraline </text:p>
          </table:table-cell>
          <table:table-cell office:value-type="string">
            <text:p>D3 Publisher</text:p>
          </table:table-cell>
          <table:table-cell table:style-name="Default" office:value-type="string">
            <text:p>Papaya Studio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Cosmic Family (USA)</text:p>
          </table:table-cell>
          <table:table-cell office:value-type="string">
            <text:p>Cosmic Famil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ounter Force (USA)</text:p>
          </table:table-cell>
          <table:table-cell office:value-type="string">
            <text:p>Counter Force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Hyper-Devbox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Country Dance (USA)</text:p>
          </table:table-cell>
          <table:table-cell office:value-type="string">
            <text:p>Country Dance </text:p>
          </table:table-cell>
          <table:table-cell office:value-type="string">
            <text:p>Game Mill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Country Dance 2 (USA)</text:p>
          </table:table-cell>
          <table:table-cell office:value-type="string">
            <text:p>Country Dance 2 </text:p>
          </table:table-cell>
          <table:table-cell office:value-type="string">
            <text:p>Game Mill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Cranium Kabookii (USA)</text:p>
          </table:table-cell>
          <table:table-cell office:value-type="string">
            <text:p>Cranium Kabookii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rash - Mind Over Mutant (USA)</text:p>
          </table:table-cell>
          <table:table-cell office:value-type="string">
            <text:p>Crash - Mind Over Mutant </text:p>
          </table:table-cell>
          <table:table-cell office:value-type="string">
            <text:p>Activision Blizzard </text:p>
          </table:table-cell>
          <table:table-cell table:style-name="Default" office:value-type="string">
            <text:p>Radical Enter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Crash of the Titans (USA)</text:p>
          </table:table-cell>
          <table:table-cell office:value-type="string">
            <text:p>Crash of the Titans </text:p>
          </table:table-cell>
          <table:table-cell office:value-type="string">
            <text:p>Sierra Entertainment,Inc.</text:p>
          </table:table-cell>
          <table:table-cell table:style-name="Default" office:value-type="string">
            <text:p>Radical Entertainment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Crayola Colorful Journey (USA)</text:p>
          </table:table-cell>
          <table:table-cell office:value-type="string">
            <text:p>Crayola Colorful Journey </text:p>
          </table:table-cell>
          <table:table-cell office:value-type="string">
            <text:p>Crave Entertainment</text:p>
          </table:table-cell>
          <table:table-cell table:style-name="Default" office:value-type="string">
            <text:p>Fun Crank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Crayon Shin-Chan - Saikyou Kazoku Kasukabe King Wii (Japan)</text:p>
          </table:table-cell>
          <table:table-cell office:value-type="string">
            <text:p>Crayon Shin-Chan - Saikyou Kazoku Kasukabe King Wii </text:p>
          </table:table-cell>
          <table:table-cell office:value-type="string">
            <text:p>Banpresto</text:p>
          </table:table-cell>
          <table:table-cell table:style-name="Default" office:value-type="string">
            <text:p>Banpresto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Crazy Chicken - Carnival (Europe)</text:p>
          </table:table-cell>
          <table:table-cell office:value-type="string">
            <text:p>Crazy Chicken - Carnival </text:p>
          </table:table-cell>
          <table:table-cell office:value-type="string">
            <text:p>Digital Tainment Pool</text:p>
          </table:table-cell>
          <table:table-cell table:style-name="Default" office:value-type="string">
            <text:p>Phenomedi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razy Chicken Tales (USA)</text:p>
          </table:table-cell>
          <table:table-cell office:value-type="string">
            <text:p>Crazy Chicken Tales </text:p>
          </table:table-cell>
          <table:table-cell office:value-type="string">
            <text:p>Conspiracy</text:p>
          </table:table-cell>
          <table:table-cell table:style-name="Default" office:value-type="string">
            <text:p>Phenomedia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razy Climber Wii (Japan)</text:p>
          </table:table-cell>
          <table:table-cell office:value-type="string">
            <text:p>Crazy Climber Wii </text:p>
          </table:table-cell>
          <table:table-cell table:number-columns-repeated="2" office:value-type="string">
            <text:p>Nihon System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Crazy Machines (USA)</text:p>
          </table:table-cell>
          <table:table-cell office:value-type="string">
            <text:p>Crazy Machines </text:p>
          </table:table-cell>
          <table:table-cell office:value-type="string">
            <text:p>Mentor</text:p>
          </table:table-cell>
          <table:table-cell table:style-name="Default" office:value-type="string">
            <text:p>thinkSMART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razy Quiz - Are You Crazy Enough (Europe)</text:p>
          </table:table-cell>
          <table:table-cell office:value-type="string">
            <text:p>Crazy Quiz - Are You Crazy Enough </text:p>
          </table:table-cell>
          <table:table-cell office:value-type="string">
            <text:p>RTL Interactive</text:p>
          </table:table-cell>
          <table:table-cell table:style-name="Default" office:value-type="string">
            <text:p>Radon Lab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Create (USA)</text:p>
          </table:table-cell>
          <table:table-cell office:value-type="string">
            <text:p>Create </text:p>
          </table:table-cell>
          <table:table-cell office:value-type="string">
            <text:p>Electronic Arts</text:p>
          </table:table-cell>
          <table:table-cell table:style-name="Default" office:value-type="string">
            <text:p>EA Bright Light Studi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Croods, The - Prehistoric Party! (USA)</text:p>
          </table:table-cell>
          <table:table-cell office:value-type="string">
            <text:p>Croods, The - Prehistoric Party! </text:p>
          </table:table-cell>
          <table:table-cell office:value-type="string">
            <text:p>D3 Publisher</text:p>
          </table:table-cell>
          <table:table-cell table:style-name="Default" office:value-type="string">
            <text:p>Torus Games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Cruis'n (USA)</text:p>
          </table:table-cell>
          <table:table-cell office:value-type="string">
            <text:p>Cruis'n </text:p>
          </table:table-cell>
          <table:table-cell office:value-type="string">
            <text:p>Midway Home Entertainment</text:p>
          </table:table-cell>
          <table:table-cell table:style-name="Default" office:value-type="string">
            <text:p>Midway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Cruise Ship Vacation Games (USA)</text:p>
          </table:table-cell>
          <table:table-cell office:value-type="string">
            <text:p>Cruise Ship Vacation Games </text:p>
          </table:table-cell>
          <table:table-cell office:value-type="string">
            <text:p>Activision</text:p>
          </table:table-cell>
          <table:table-cell table:style-name="Default" office:value-type="string">
            <text:p>GameMill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CSI - Deadly Intent (USA)</text:p>
          </table:table-cell>
          <table:table-cell office:value-type="string">
            <text:p>CSI - Deadly Inten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Telltale Games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SI - Fatal Conspiracy (USA)</text:p>
          </table:table-cell>
          <table:table-cell office:value-type="string">
            <text:p>CSI - Fatal Conspirac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Telltale Games</text:p>
          </table:table-cell>
          <table:table-cell office:value-type="string">
            <text:p>ESRB - M (Matur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CSI - Hard Evidence (USA)</text:p>
          </table:table-cell>
          <table:table-cell office:value-type="string">
            <text:p>CSI - Hard Evidenc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Telltale Games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Cube, The (Europe)</text:p>
          </table:table-cell>
          <table:table-cell office:value-type="string">
            <text:p>Cube, The </text:p>
          </table:table-cell>
          <table:table-cell office:value-type="string">
            <text:p>Funbox Media</text:p>
          </table:table-cell>
          <table:table-cell table:style-name="Default" office:value-type="string">
            <text:p>Funbox Media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Cursed Mountain (USA)</text:p>
          </table:table-cell>
          <table:table-cell office:value-type="string">
            <text:p>Cursed Mountain </text:p>
          </table:table-cell>
          <table:table-cell office:value-type="string">
            <text:p>Deep Silver</text:p>
          </table:table-cell>
          <table:table-cell table:style-name="Default" office:value-type="string">
            <text:p>Deep Silver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aikaijuu Battle - Ultra Coliseum DX - Ultra Senshi Daishuuketsu (Japan)</text:p>
          </table:table-cell>
          <table:table-cell office:value-type="string">
            <text:p>Daikaijuu Battle - Ultra Coliseum DX - Ultra Senshi Daishuuketsu </text:p>
          </table:table-cell>
          <table:table-cell office:value-type="string">
            <text:p>Namco</text:p>
          </table:table-cell>
          <table:table-cell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Daikaijuu Battle Ultra Coliseum (Japan)</text:p>
          </table:table-cell>
          <table:table-cell office:value-type="string">
            <text:p>Daikaijuu Battle Ultra Coliseum </text:p>
          </table:table-cell>
          <table:table-cell office:value-type="string">
            <text:p>Namco</text:p>
          </table:table-cell>
          <table:table-cell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Daisy Fuentes Pilates (USA)</text:p>
          </table:table-cell>
          <table:table-cell office:value-type="string">
            <text:p>Daisy Fuentes Pilates </text:p>
          </table:table-cell>
          <table:table-cell office:value-type="string">
            <text:p>Sega</text:p>
          </table:table-cell>
          <table:table-cell table:style-name="Default" office:value-type="string">
            <text:p>Collision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- Disney Grooves (USA)</text:p>
          </table:table-cell>
          <table:table-cell office:value-type="string">
            <text:p>Dance Dance Revolution - Disney Grooves </text:p>
          </table:table-cell>
          <table:table-cell office:value-type="string">
            <text:p>Konami</text:p>
          </table:table-cell>
          <table:table-cell table:style-name="Default" office:value-type="string">
            <text:p>Beman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- Hottest Party (USA)</text:p>
          </table:table-cell>
          <table:table-cell office:value-type="string">
            <text:p>Dance Dance Revolution - Hottest Party </text:p>
          </table:table-cell>
          <table:table-cell office:value-type="string">
            <text:p>Konami</text:p>
          </table:table-cell>
          <table:table-cell table:style-name="Default" office:value-type="string">
            <text:p>Bemani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- Hottest Party 2 (USA)</text:p>
          </table:table-cell>
          <table:table-cell office:value-type="string">
            <text:p>Dance Dance Revolution - Hottest Party 2 </text:p>
          </table:table-cell>
          <table:table-cell office:value-type="string">
            <text:p>Konami</text:p>
          </table:table-cell>
          <table:table-cell table:style-name="Default" office:value-type="string">
            <text:p>Bemani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- Hottest Party 3 (USA)</text:p>
          </table:table-cell>
          <table:table-cell office:value-type="string">
            <text:p>Dance Dance Revolution - Hottest Party 3 </text:p>
          </table:table-cell>
          <table:table-cell office:value-type="string">
            <text:p>Konami</text:p>
          </table:table-cell>
          <table:table-cell table:style-name="Default" office:value-type="string">
            <text:p>Bemani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- Hottest Party 4 (Europe)</text:p>
          </table:table-cell>
          <table:table-cell office:value-type="string">
            <text:p>Dance Dance Revolution - Hottest Party 4 </text:p>
          </table:table-cell>
          <table:table-cell office:value-type="string">
            <text:p>Konami</text:p>
          </table:table-cell>
          <table:table-cell table:style-name="Default" office:value-type="string">
            <text:p>Bemani</text:p>
          </table:table-cell>
          <table:table-cell table:style-name="Default"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- Hottest Party 5 (Europe)</text:p>
          </table:table-cell>
          <table:table-cell office:value-type="string">
            <text:p>Dance Dance Revolution - Hottest Party 5 </text:p>
          </table:table-cell>
          <table:table-cell office:value-type="string">
            <text:p>Konami</text:p>
          </table:table-cell>
          <table:table-cell table:style-name="Default" office:value-type="string">
            <text:p>Bemani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- MUSIC FIT (Japan)</text:p>
          </table:table-cell>
          <table:table-cell office:value-type="string">
            <text:p>Dance Dance Revolution - MUSIC FIT </text:p>
          </table:table-cell>
          <table:table-cell office:value-type="string">
            <text:p>Konami</text:p>
          </table:table-cell>
          <table:table-cell table:style-name="Default" office:value-type="string">
            <text:p>Bemani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- Winx Club (Europe)</text:p>
          </table:table-cell>
          <table:table-cell office:value-type="string">
            <text:p>Dance Dance Revolution - Winx Club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(USA)</text:p>
          </table:table-cell>
          <table:table-cell office:value-type="string">
            <text:p>Dance Dance Revolution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ance Dance Revolution II (USA)</text:p>
          </table:table-cell>
          <table:table-cell office:value-type="string">
            <text:p>Dance Dance Revolution II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ance Juniors (Europe)</text:p>
          </table:table-cell>
          <table:table-cell office:value-type="string">
            <text:p>Dance Juniors </text:p>
          </table:table-cell>
          <table:table-cell office:value-type="string">
            <text:p>Ubi Soft Entertainment</text:p>
          </table:table-cell>
          <table:table-cell office:value-type="string">
            <text:p>Yo Gabba Gabba!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Dance on Broadway (USA)</text:p>
          </table:table-cell>
          <table:table-cell office:value-type="string">
            <text:p>Dance on Broadwa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ongtail Studio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Dance Party Club Hits (Europe)</text:p>
          </table:table-cell>
          <table:table-cell office:value-type="string">
            <text:p>Dance Party Club Hits </text:p>
          </table:table-cell>
          <table:table-cell office:value-type="string">
            <text:p>Nordic Games</text:p>
          </table:table-cell>
          <table:table-cell table:style-name="Default" office:value-type="string">
            <text:p>Broadsword Interactiv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Dance Party Pop Hits (Europe)</text:p>
          </table:table-cell>
          <table:table-cell office:value-type="string">
            <text:p>Dance Party Pop Hits </text:p>
          </table:table-cell>
          <table:table-cell office:value-type="string">
            <text:p>Nordic Games</text:p>
          </table:table-cell>
          <table:table-cell table:style-name="Default" office:value-type="string">
            <text:p>Broadsword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Dance Sensation! (USA)</text:p>
          </table:table-cell>
          <table:table-cell office:value-type="string">
            <text:p>Dance Sensation! </text:p>
          </table:table-cell>
          <table:table-cell office:value-type="string">
            <text:p>Majesco Sales Inc</text:p>
          </table:table-cell>
          <table:table-cell table:style-name="Default" office:value-type="string">
            <text:p>Alpine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Dance! It's Your Stage (Europe)</text:p>
          </table:table-cell>
          <table:table-cell office:value-type="string">
            <text:p>Dance! It's Your Stage </text:p>
          </table:table-cell>
          <table:table-cell office:value-type="string">
            <text:p>Digital Entertainment Pool</text:p>
          </table:table-cell>
          <table:table-cell table:style-name="Default" office:value-type="string">
            <text:p>Sproing Interactive Media GmbH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Dancing on Ice (Europe)</text:p>
          </table:table-cell>
          <table:table-cell office:value-type="string">
            <text:p>Dancing on Ice </text:p>
          </table:table-cell>
          <table:table-cell office:value-type="string">
            <text:p>Ghostlight</text:p>
          </table:table-cell>
          <table:table-cell table:style-name="Default" office:value-type="string">
            <text:p>Infusion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ancing with the Stars - We Dance! (USA)</text:p>
          </table:table-cell>
          <table:table-cell office:value-type="string">
            <text:p>Dancing with the Stars - We Dance! </text:p>
          </table:table-cell>
          <table:table-cell office:value-type="string">
            <text:p>Activision</text:p>
          </table:table-cell>
          <table:table-cell table:style-name="Default" office:value-type="string">
            <text:p>Zoë Mode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Dancing with the Stars (USA)</text:p>
          </table:table-cell>
          <table:table-cell office:value-type="string">
            <text:p>Dancing with the Stars </text:p>
          </table:table-cell>
          <table:table-cell office:value-type="string">
            <text:p>Activision</text:p>
          </table:table-cell>
          <table:table-cell table:style-name="Default" office:value-type="string">
            <text:p>Zoë Mode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Daring Game for Girls, The (USA)</text:p>
          </table:table-cell>
          <table:table-cell office:value-type="string">
            <text:p>Daring Game for Girls, The </text:p>
          </table:table-cell>
          <table:table-cell office:value-type="string">
            <text:p>Majesco Sales Inc</text:p>
          </table:table-cell>
          <table:table-cell table:style-name="Default" office:value-type="string">
            <text:p>Majesc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arts Wii DX (Japan)</text:p>
          </table:table-cell>
          <table:table-cell office:value-type="string">
            <text:p>Darts Wii DX </text:p>
          </table:table-cell>
          <table:table-cell table:number-columns-repeated="2" office:value-type="string">
            <text:p>Alpha Uni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ool and Dart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Data East Arcade Classics (USA)</text:p>
          </table:table-cell>
          <table:table-cell office:value-type="string">
            <text:p>Data East Arcade Classics </text:p>
          </table:table-cell>
          <table:table-cell office:value-type="string">
            <text:p>Majesco Sales Inc</text:p>
          </table:table-cell>
          <table:table-cell table:style-name="Default" office:value-type="string">
            <text:p>Data East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Compila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ave Mirra BMX Challenge (USA)</text:p>
          </table:table-cell>
          <table:table-cell office:value-type="string">
            <text:p>Dave Mirra BMX Challenge </text:p>
          </table:table-cell>
          <table:table-cell office:value-type="string">
            <text:p>Crave Entertainment</text:p>
          </table:table-cell>
          <table:table-cell table:style-name="Default" office:value-type="string">
            <text:p>Left Field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iking</text:p>
          </table:table-cell>
          <table:table-cell office:value-type="string">
            <text:p>1-4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Dawn of Discovery (USA)</text:p>
          </table:table-cell>
          <table:table-cell office:value-type="string">
            <text:p>Dawn of Discover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Keen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de Blob (USA)</text:p>
          </table:table-cell>
          <table:table-cell office:value-type="string">
            <text:p>de Blob </text:p>
          </table:table-cell>
          <table:table-cell office:value-type="string">
            <text:p>THQ Inc.</text:p>
          </table:table-cell>
          <table:table-cell table:style-name="Default" office:value-type="string">
            <text:p>Blue Tongue Enter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latform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de Blob 2 (USA)</text:p>
          </table:table-cell>
          <table:table-cell office:value-type="string">
            <text:p>de Blob 2 </text:p>
          </table:table-cell>
          <table:table-cell office:value-type="string">
            <text:p>THQ Inc.</text:p>
          </table:table-cell>
          <table:table-cell table:style-name="Default" office:value-type="string">
            <text:p>Blue Tongue Entertainment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ead Rising - Chop Till You Drop (USA)</text:p>
          </table:table-cell>
          <table:table-cell office:value-type="string">
            <text:p>Dead Rising - Chop Till You Drop </text:p>
          </table:table-cell>
          <table:table-cell office:value-type="string">
            <text:p>Capcom</text:p>
          </table:table-cell>
          <table:table-cell table:style-name="Default" office:value-type="string">
            <text:p>Capcom Production Studio 1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ead Space - ExtrAction (USA)</text:p>
          </table:table-cell>
          <table:table-cell office:value-type="string">
            <text:p>Dead Space - ExtrAction </text:p>
          </table:table-cell>
          <table:table-cell office:value-type="string">
            <text:p>Electronic Arts</text:p>
          </table:table-cell>
          <table:table-cell table:style-name="Default" office:value-type="string">
            <text:p>Visceral Games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eadliest Catch - Sea of Chaos (USA)</text:p>
          </table:table-cell>
          <table:table-cell office:value-type="string">
            <text:p>Deadliest Catch - Sea of Chaos </text:p>
          </table:table-cell>
          <table:table-cell office:value-type="string">
            <text:p>Crave Entertainment</text:p>
          </table:table-cell>
          <table:table-cell table:style-name="Default" office:value-type="string">
            <text:p>DoubleTap Games 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eadly Creatures (USA)</text:p>
          </table:table-cell>
          <table:table-cell office:value-type="string">
            <text:p>Deadly Creatures </text:p>
          </table:table-cell>
          <table:table-cell office:value-type="string">
            <text:p>THQ Inc.</text:p>
          </table:table-cell>
          <table:table-cell table:style-name="Default" office:value-type="string">
            <text:p>Rainbow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eal or No Deal - Special Edition (USA)</text:p>
          </table:table-cell>
          <table:table-cell office:value-type="string">
            <text:p>Deal or No Deal - Special Edition </text:p>
          </table:table-cell>
          <table:table-cell office:value-type="string">
            <text:p>Zoo Games</text:p>
          </table:table-cell>
          <table:table-cell table:style-name="Default" office:value-type="string">
            <text:p>Zoo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Deal or No Deal (USA)</text:p>
          </table:table-cell>
          <table:table-cell office:value-type="string">
            <text:p>Deal or No Deal </text:p>
          </table:table-cell>
          <table:table-cell office:value-type="string">
            <text:p>Zoo Games</text:p>
          </table:table-cell>
          <table:table-cell table:style-name="Default" office:value-type="string">
            <text:p>Black Lantern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Death Jr. - Root of Evil (USA)</text:p>
          </table:table-cell>
          <table:table-cell office:value-type="string">
            <text:p>Death Jr. - Root of Evil </text:p>
          </table:table-cell>
          <table:table-cell office:value-type="string">
            <text:p>Eidos Interactive</text:p>
          </table:table-cell>
          <table:table-cell table:style-name="Default" office:value-type="string">
            <text:p>Backbone Entertainment 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eca Sports (USA)</text:p>
          </table:table-cell>
          <table:table-cell office:value-type="string">
            <text:p>Deca Sports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Deca Sports 2 (USA)</text:p>
          </table:table-cell>
          <table:table-cell office:value-type="string">
            <text:p>Deca Sports 2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eca Sports 3 (USA)</text:p>
          </table:table-cell>
          <table:table-cell office:value-type="string">
            <text:p>Deca Sports 3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eepak Chopra's Leela (USA)</text:p>
          </table:table-cell>
          <table:table-cell office:value-type="string">
            <text:p>Deepak Chopra's Leela </text:p>
          </table:table-cell>
          <table:table-cell office:value-type="string">
            <text:p>THQ Inc.</text:p>
          </table:table-cell>
          <table:table-cell table:style-name="Default" office:value-type="string">
            <text:p>N-Fusion Interactive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eer Drive (USA)</text:p>
          </table:table-cell>
          <table:table-cell office:value-type="string">
            <text:p>Deer Drive </text:p>
          </table:table-cell>
          <table:table-cell office:value-type="string">
            <text:p>Mastiff</text:p>
          </table:table-cell>
          <table:table-cell table:style-name="Default" office:value-type="string">
            <text:p>SCS Software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Hunting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eer Drive Legends (USA)</text:p>
          </table:table-cell>
          <table:table-cell office:value-type="string">
            <text:p>Deer Drive Legends </text:p>
          </table:table-cell>
          <table:table-cell office:value-type="string">
            <text:p>Maximum Family Games</text:p>
          </table:table-cell>
          <table:table-cell table:style-name="Default" office:value-type="string">
            <text:p>Maximum Games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Hunting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Def Jam Rapstar (USA)</text:p>
          </table:table-cell>
          <table:table-cell office:value-type="string">
            <text:p>Def Jam Rapstar </text:p>
          </table:table-cell>
          <table:table-cell office:value-type="string">
            <text:p>Konami</text:p>
          </table:table-cell>
          <table:table-cell table:style-name="Default" office:value-type="string">
            <text:p>4mm Game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Defendin' De Penguin (USA)</text:p>
          </table:table-cell>
          <table:table-cell office:value-type="string">
            <text:p>Defendin' De Penguin </text:p>
          </table:table-cell>
          <table:table-cell office:value-type="string">
            <text:p>Crave Entertainment</text:p>
          </table:table-cell>
          <table:table-cell table:style-name="Default" office:value-type="string">
            <text:p>Brain Toy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Despicable Me - The Game (USA)</text:p>
          </table:table-cell>
          <table:table-cell office:value-type="string">
            <text:p>Despicable Me - The Game </text:p>
          </table:table-cell>
          <table:table-cell office:value-type="string">
            <text:p>D3 Publisher</text:p>
          </table:table-cell>
          <table:table-cell table:style-name="Default" office:value-type="string">
            <text:p>Monkey Bar Games 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Destiny of Zorro, The (USA)</text:p>
          </table:table-cell>
          <table:table-cell office:value-type="string">
            <text:p>Destiny of Zorro, The </text:p>
          </table:table-cell>
          <table:table-cell office:value-type="string">
            <text:p>505 Games</text:p>
          </table:table-cell>
          <table:table-cell table:style-name="Default" office:value-type="string">
            <text:p>Pronto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Destroy All Humans! Big Willy Unleashed (USA)</text:p>
          </table:table-cell>
          <table:table-cell office:value-type="string">
            <text:p>Destroy All Humans! Big Willy Unleashed </text:p>
          </table:table-cell>
          <table:table-cell office:value-type="string">
            <text:p>THQ</text:p>
          </table:table-cell>
          <table:table-cell table:style-name="Default" office:value-type="string">
            <text:p>Locomotive Game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ewy's Adventure (USA)</text:p>
          </table:table-cell>
          <table:table-cell office:value-type="string">
            <text:p>Dewy's Adventure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iabolik - The Original Sin (Europe)</text:p>
          </table:table-cell>
          <table:table-cell office:value-type="string">
            <text:p>Diabolik - The Original Sin </text:p>
          </table:table-cell>
          <table:table-cell office:value-type="string">
            <text:p>Micro Application</text:p>
          </table:table-cell>
          <table:table-cell table:style-name="Default" office:value-type="string">
            <text:p>Artematic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Dino Strike (USA)</text:p>
          </table:table-cell>
          <table:table-cell office:value-type="string">
            <text:p>Dino Strike </text:p>
          </table:table-cell>
          <table:table-cell office:value-type="string">
            <text:p>Zoo Games</text:p>
          </table:table-cell>
          <table:table-cell table:style-name="Default" office:value-type="string">
            <text:p>N-Fusion Interactive <text:s text:c="2"/>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DiRT 2 (USA)</text:p>
          </table:table-cell>
          <table:table-cell office:value-type="string">
            <text:p>DiRT 2 </text:p>
          </table:table-cell>
          <table:table-cell office:value-type="string">
            <text:p>Codemasters</text:p>
          </table:table-cell>
          <table:table-cell table:style-name="Default" office:value-type="string">
            <text:p>Sumo Digital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Disaster - Day of Crisis (Europe)</text:p>
          </table:table-cell>
          <table:table-cell office:value-type="string">
            <text:p>Disaster - Day of Crisis </text:p>
          </table:table-cell>
          <table:table-cell office:value-type="string">
            <text:p>Nintendo</text:p>
          </table:table-cell>
          <table:table-cell table:style-name="Default" office:value-type="string">
            <text:p>Monolith Sof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Disney - Sing It (USA)</text:p>
          </table:table-cell>
          <table:table-cell office:value-type="string">
            <text:p>Disney - Sing It </text:p>
          </table:table-cell>
          <table:table-cell office:value-type="string">
            <text:p>Disney Interactive</text:p>
          </table:table-cell>
          <table:table-cell table:style-name="Default" office:value-type="string">
            <text:p>Zoë Mod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Karaoke</text:p>
          </table:table-cell>
          <table:table-cell office:value-type="string">
            <text:p>1-8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isney Channel - All Star Party (USA)</text:p>
          </table:table-cell>
          <table:table-cell office:value-type="string">
            <text:p>Disney Channel - All Star Party </text:p>
          </table:table-cell>
          <table:table-cell office:value-type="string">
            <text:p>Disney Interactive</text:p>
          </table:table-cell>
          <table:table-cell table:style-name="Default" office:value-type="string">
            <text:p>Page 44 Studio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Disney Epic Mickey (USA)</text:p>
          </table:table-cell>
          <table:table-cell office:value-type="string">
            <text:p>Disney Epic Mickey </text:p>
          </table:table-cell>
          <table:table-cell office:value-type="string">
            <text:p>Disney Interactive</text:p>
          </table:table-cell>
          <table:table-cell table:style-name="Default" office:value-type="string">
            <text:p>Junction Point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isney Epic Mickey 2 - The Power of Two (USA)</text:p>
          </table:table-cell>
          <table:table-cell office:value-type="string">
            <text:p>Disney Epic Mickey 2 - The Power of Two </text:p>
          </table:table-cell>
          <table:table-cell office:value-type="string">
            <text:p>Disney Interactive</text:p>
          </table:table-cell>
          <table:table-cell table:style-name="Default" office:value-type="string">
            <text:p>Junction Point Studio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Disney Guilty Party (USA)</text:p>
          </table:table-cell>
          <table:table-cell office:value-type="string">
            <text:p>Disney Guilty Party </text:p>
          </table:table-cell>
          <table:table-cell office:value-type="string">
            <text:p>Disney Interactive</text:p>
          </table:table-cell>
          <table:table-cell table:style-name="Default" office:value-type="string">
            <text:p>Wideload Games Inc.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Disney Infinity (USA)</text:p>
          </table:table-cell>
          <table:table-cell office:value-type="string">
            <text:p>Disney Infinity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E10+ (Everyone 10+)</text:p>
          </table:table-cell>
          <table:table-cell office:value-type="string">
            <text:p>2013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isney Planes - Fire &amp; Rescue (USA)</text:p>
          </table:table-cell>
          <table:table-cell office:value-type="string">
            <text:p>Disney Planes - Fire &amp; Rescue </text:p>
          </table:table-cell>
          <table:table-cell office:value-type="string">
            <text:p>Little Orbit</text:p>
          </table:table-cell>
          <table:table-cell table:style-name="Default" office:value-type="string">
            <text:p>Little Orbit</text:p>
          </table:table-cell>
          <table:table-cell office:value-type="string">
            <text:p>ESRB - E (Everyone)</text:p>
          </table:table-cell>
          <table:table-cell office:value-type="string">
            <text:p>2014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isney Planes (USA)</text:p>
          </table:table-cell>
          <table:table-cell office:value-type="string">
            <text:p>Disney Planes </text:p>
          </table:table-cell>
          <table:table-cell office:value-type="string">
            <text:p>Disney Interactive</text:p>
          </table:table-cell>
          <table:table-cell table:style-name="Default" office:value-type="string">
            <text:p>Behaviour Interactive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Disney Princess - Enchanted Journey (USA)</text:p>
          </table:table-cell>
          <table:table-cell office:value-type="string">
            <text:p>Disney Princess - Enchanted Journey </text:p>
          </table:table-cell>
          <table:table-cell office:value-type="string">
            <text:p>Disney Interactive</text:p>
          </table:table-cell>
          <table:table-cell table:style-name="Default" office:value-type="string">
            <text:p>Papaya Studio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Disney Princess - Enchanting Storybooks (USA)</text:p>
          </table:table-cell>
          <table:table-cell office:value-type="string">
            <text:p>Disney Princess - Enchanting Storybooks </text:p>
          </table:table-cell>
          <table:table-cell office:value-type="string">
            <text:p>THQ</text:p>
          </table:table-cell>
          <table:table-cell table:style-name="Default" office:value-type="string">
            <text:p>Page 44 Studio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Miscellaneous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Disney Princess - My Fairytale Adventure (USA)</text:p>
          </table:table-cell>
          <table:table-cell office:value-type="string">
            <text:p>Disney Princess - My Fairytale Adventure </text:p>
          </table:table-cell>
          <table:table-cell office:value-type="string">
            <text:p>Disney Interactive</text:p>
          </table:table-cell>
          <table:table-cell table:style-name="Default" office:value-type="string">
            <text:p>High Impact Game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isney Sing It - Family Hits (USA)</text:p>
          </table:table-cell>
          <table:table-cell office:value-type="string">
            <text:p>Disney Sing It - Family Hits </text:p>
          </table:table-cell>
          <table:table-cell office:value-type="string">
            <text:p>Disney Interactive</text:p>
          </table:table-cell>
          <table:table-cell table:style-name="Default" office:value-type="string">
            <text:p>Zoë Mod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6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isney Sing It - High School Musical 3 Senior Year (USA)</text:p>
          </table:table-cell>
          <table:table-cell office:value-type="string">
            <text:p>Disney Sing It - High School Musical 3 Senior Year </text:p>
          </table:table-cell>
          <table:table-cell office:value-type="string">
            <text:p>Disney Interactive</text:p>
          </table:table-cell>
          <table:table-cell table:style-name="Default" office:value-type="string">
            <text:p>Zoë Mod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isney Sing It - Party Hits (USA)</text:p>
          </table:table-cell>
          <table:table-cell office:value-type="string">
            <text:p>Disney Sing It - Party Hits </text:p>
          </table:table-cell>
          <table:table-cell office:value-type="string">
            <text:p>Disney Interactive</text:p>
          </table:table-cell>
          <table:table-cell table:style-name="Default" office:value-type="string">
            <text:p>Zoë Mod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8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isney Sing It - Pop Hits (USA)</text:p>
          </table:table-cell>
          <table:table-cell office:value-type="string">
            <text:p>Disney Sing It - Pop Hits </text:p>
          </table:table-cell>
          <table:table-cell office:value-type="string">
            <text:p>Disney Interactive</text:p>
          </table:table-cell>
          <table:table-cell table:style-name="Default" office:value-type="string">
            <text:p>Zoe Mod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Disney Tangled (USA)</text:p>
          </table:table-cell>
          <table:table-cell office:value-type="string">
            <text:p>Disney Tangled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isney Th!nk Fast - The Ultimate Trivia Showdown (USA)</text:p>
          </table:table-cell>
          <table:table-cell office:value-type="string">
            <text:p>Disney Th!nk Fast - The Ultimate Trivia Showdown </text:p>
          </table:table-cell>
          <table:table-cell office:value-type="string">
            <text:p>Disney Interactive</text:p>
          </table:table-cell>
          <table:table-cell table:style-name="Default" office:value-type="string">
            <text:p>Magenta Softwar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Disney Universe (USA)</text:p>
          </table:table-cell>
          <table:table-cell office:value-type="string">
            <text:p>Disney Universe </text:p>
          </table:table-cell>
          <table:table-cell office:value-type="string">
            <text:p>Disney Interactive</text:p>
          </table:table-cell>
          <table:table-cell table:style-name="Default" office:value-type="string">
            <text:p>Eurocom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isney's Bolt (USA)</text:p>
          </table:table-cell>
          <table:table-cell office:value-type="string">
            <text:p>Disney's Bolt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isney's Chicken Little - Ace in Action (USA)</text:p>
          </table:table-cell>
          <table:table-cell office:value-type="string">
            <text:p>Disney's Chicken Little - Ace in Action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Diva Girls - Diva Ballerina (Europe)</text:p>
          </table:table-cell>
          <table:table-cell office:value-type="string">
            <text:p>Diva Girls - Diva Ballerina </text:p>
          </table:table-cell>
          <table:table-cell office:value-type="string">
            <text:p>505 Games</text:p>
          </table:table-cell>
          <table:table-cell table:style-name="Default" office:value-type="string">
            <text:p>ARC System Work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Diva Girls - Divas on Ice (USA)</text:p>
          </table:table-cell>
          <table:table-cell office:value-type="string">
            <text:p>Diva Girls - Divas on Ice </text:p>
          </table:table-cell>
          <table:table-cell office:value-type="string">
            <text:p>505 Games</text:p>
          </table:table-cell>
          <table:table-cell table:style-name="Default" office:value-type="string">
            <text:p>ARC System Work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J Hero (USA)</text:p>
          </table:table-cell>
          <table:table-cell office:value-type="string">
            <text:p>DJ Hero </text:p>
          </table:table-cell>
          <table:table-cell office:value-type="string">
            <text:p>Activision</text:p>
          </table:table-cell>
          <table:table-cell table:style-name="Default" office:value-type="string">
            <text:p>FreeStyle Games 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J Hero 2 (USA)</text:p>
          </table:table-cell>
          <table:table-cell office:value-type="string">
            <text:p>DJ Hero 2 </text:p>
          </table:table-cell>
          <table:table-cell office:value-type="string">
            <text:p>Activision</text:p>
          </table:table-cell>
          <table:table-cell table:style-name="Default" office:value-type="string">
            <text:p>FreeStyle Games 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3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Doala De Wii (Japan)</text:p>
          </table:table-cell>
          <table:table-cell office:value-type="string">
            <text:p>Doala De Wii </text:p>
          </table:table-cell>
          <table:table-cell table:number-columns-repeated="2" office:value-type="string">
            <text:p>Terabox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{artu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octor Fizzwizzle's Animal Rescue (USA)</text:p>
          </table:table-cell>
          <table:table-cell office:value-type="string">
            <text:p>Doctor Fizzwizzle's Animal Rescue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Replay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Doctor Who - Return To Earth (Europe)</text:p>
          </table:table-cell>
          <table:table-cell office:value-type="string">
            <text:p>Doctor Who - Return To Earth </text:p>
          </table:table-cell>
          <table:table-cell office:value-type="string">
            <text:p>KOCH Media</text:p>
          </table:table-cell>
          <table:table-cell table:style-name="Default" office:value-type="string">
            <text:p>Asylum Entertainmen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Dodge Racing - Charger vs. Challenger (USA)</text:p>
          </table:table-cell>
          <table:table-cell office:value-type="string">
            <text:p>Dodge Racing - Charger vs. Challenger </text:p>
          </table:table-cell>
          <table:table-cell office:value-type="string">
            <text:p>Destination Software / Zoo Games / KSS</text:p>
          </table:table-cell>
          <table:table-cell table:style-name="Default" office:value-type="string">
            <text:p>Zoo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og Island, The (USA)</text:p>
          </table:table-cell>
          <table:table-cell office:value-type="string">
            <text:p>Dog Island, Th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Yuke'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okapon Kingdom (USA)</text:p>
          </table:table-cell>
          <table:table-cell office:value-type="string">
            <text:p>Dokapon Kingdom </text:p>
          </table:table-cell>
          <table:table-cell office:value-type="string">
            <text:p>Atlus</text:p>
          </table:table-cell>
          <table:table-cell table:style-name="Default" office:value-type="string">
            <text:p>Sting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Role-Playing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Domino Rally (USA)</text:p>
          </table:table-cell>
          <table:table-cell office:value-type="string">
            <text:p>Domino Rally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Red Company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on King Boxing (USA)</text:p>
          </table:table-cell>
          <table:table-cell office:value-type="string">
            <text:p>Don King Boxing </text:p>
          </table:table-cell>
          <table:table-cell office:value-type="string">
            <text:p>2K Sports</text:p>
          </table:table-cell>
          <table:table-cell table:style-name="Default" office:value-type="string">
            <text:p>Venom Game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Boxing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Donkey Kong - Barrel Blast (USA)</text:p>
          </table:table-cell>
          <table:table-cell office:value-type="string">
            <text:p>Donkey Kong - Barrel Blast </text:p>
          </table:table-cell>
          <table:table-cell office:value-type="string">
            <text:p>Nintendo</text:p>
          </table:table-cell>
          <table:table-cell table:style-name="Default" office:value-type="string">
            <text:p>Paon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onkey Kong Country Returns (USA)</text:p>
          </table:table-cell>
          <table:table-cell office:value-type="string">
            <text:p>Donkey Kong Country Returns </text:p>
          </table:table-cell>
          <table:table-cell office:value-type="string">
            <text:p>Nintendo</text:p>
          </table:table-cell>
          <table:table-cell table:style-name="Default" office:value-type="string">
            <text:p>Retro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Donkey Kong Jungle Beat (USA)</text:p>
          </table:table-cell>
          <table:table-cell office:value-type="string">
            <text:p>Donkey Kong Jungle Beat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 Tokyo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Dood's Big Adventure (USA)</text:p>
          </table:table-cell>
          <table:table-cell office:value-type="string">
            <text:p>Dood's Big Adventure </text:p>
          </table:table-cell>
          <table:table-cell office:value-type="string">
            <text:p>THQ</text:p>
          </table:table-cell>
          <table:table-cell table:style-name="Default" office:value-type="string">
            <text:p>THQ Digital Studios Phoenix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Dora Saves the Crystal Kingdom (USA)</text:p>
          </table:table-cell>
          <table:table-cell office:value-type="string">
            <text:p>Dora Saves the Crystal Kingdom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ora Saves the Snow Princess (USA)</text:p>
          </table:table-cell>
          <table:table-cell office:value-type="string">
            <text:p>Dora Saves the Snow Princess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Dora's Big Birthday Adventure (USA)</text:p>
          </table:table-cell>
          <table:table-cell office:value-type="string">
            <text:p>Dora's Big Birthday Adventure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Doraemon Wii Himitsu Douguou Ketteisen (Japan)</text:p>
          </table:table-cell>
          <table:table-cell office:value-type="string">
            <text:p>Doraemon Wii Himitsu Douguou Ketteisen </text:p>
          </table:table-cell>
          <table:table-cell table:number-columns-repeated="2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Dragon Ball - Revenge of King Piccolo (USA)</text:p>
          </table:table-cell>
          <table:table-cell office:value-type="string">
            <text:p>Dragon Ball - Revenge of King Piccolo </text:p>
          </table:table-cell>
          <table:table-cell office:value-type="string">
            <text:p>Namco Bandai </text:p>
          </table:table-cell>
          <table:table-cell table:style-name="Default" office:value-type="string">
            <text:p>Media Vision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Dragon Ball Z - Budokai Tenkaichi 2 (USA)</text:p>
          </table:table-cell>
          <table:table-cell office:value-type="string">
            <text:p>Dragon Ball Z - Budokai Tenkaichi 2 </text:p>
          </table:table-cell>
          <table:table-cell office:value-type="string">
            <text:p>Atari (Infogrames)</text:p>
          </table:table-cell>
          <table:table-cell table:style-name="Default" office:value-type="string">
            <text:p>Spike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Dragon Ball Z - Budokai Tenkaichi 3 (USA)</text:p>
          </table:table-cell>
          <table:table-cell office:value-type="string">
            <text:p>Dragon Ball Z - Budokai Tenkaichi 3 </text:p>
          </table:table-cell>
          <table:table-cell office:value-type="string">
            <text:p>Atari (Infogrames)</text:p>
          </table:table-cell>
          <table:table-cell table:style-name="Default" office:value-type="string">
            <text:p>Spike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Dragon Blade - Wrath of Fire (USA)</text:p>
          </table:table-cell>
          <table:table-cell office:value-type="string">
            <text:p>Dragon Blade - Wrath of Fire </text:p>
          </table:table-cell>
          <table:table-cell office:value-type="string">
            <text:p>D3Publisher of America</text:p>
          </table:table-cell>
          <table:table-cell table:style-name="Default" office:value-type="string">
            <text:p>Land Ho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Dragon Quest 25 Collection - Famicom &amp; Super Famicom Dragon Quest I-II-III (Japan)</text:p>
          </table:table-cell>
          <table:table-cell office:value-type="string">
            <text:p>Dragon Quest 25 Collection - Famicom &amp; Super Famicom Dragon Quest I-II-III </text:p>
          </table:table-cell>
          <table:table-cell table:number-columns-repeated="2" office:value-type="string">
            <text:p>Square-Enix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Dragon Quest Monsters - Battle Road Victory (Japan)</text:p>
          </table:table-cell>
          <table:table-cell office:value-type="string">
            <text:p>Dragon Quest Monsters - Battle Road Victory </text:p>
          </table:table-cell>
          <table:table-cell office:value-type="string">
            <text:p>Square Enix</text:p>
          </table:table-cell>
          <table:table-cell office:value-type="string">
            <text:p>Square-Enix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Card Battle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Dragon Quest Swords - The Masked Queen and The Tower of Mirrors (USA)</text:p>
          </table:table-cell>
          <table:table-cell office:value-type="string">
            <text:p>Dragon Quest Swords - The Masked Queen and The Tower of Mirrors </text:p>
          </table:table-cell>
          <table:table-cell office:value-type="string">
            <text:p>Square-Enix</text:p>
          </table:table-cell>
          <table:table-cell table:style-name="Default" office:value-type="string">
            <text:p>Genius Sonority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ragon Quest X - Nemureru Yuusha to Michibiki no Meiyuu Online (Japan)</text:p>
          </table:table-cell>
          <table:table-cell office:value-type="string">
            <text:p>Dragon Quest X - Nemureru Yuusha to Michibiki no Meiyuu Online </text:p>
          </table:table-cell>
          <table:table-cell table:number-columns-repeated="2" office:value-type="string">
            <text:p>Square-Enix</text:p>
          </table:table-cell>
          <table:table-cell office:value-type="string">
            <text:p>ESRB - E (Everyone)</text:p>
          </table:table-cell>
          <table:table-cell office:value-type="string">
            <text:p>2014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ragon Quest X (All in One Package) (Japan)</text:p>
          </table:table-cell>
          <table:table-cell office:value-type="string">
            <text:p>Dragon Quest X </text:p>
          </table:table-cell>
          <table:table-cell table:number-columns-repeated="2" office:value-type="string">
            <text:p>Square-Enix</text:p>
          </table:table-cell>
          <table:table-cell office:value-type="string">
            <text:p>ESRB - E (Everyone)</text:p>
          </table:table-cell>
          <table:table-cell office:value-type="string">
            <text:p>2014</text:p>
          </table:table-cell>
          <table:table-cell/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Dragon Quest X Online - Mesamashi Itsutsu no Shuzoku (Japan)</text:p>
          </table:table-cell>
          <table:table-cell office:value-type="string">
            <text:p>Dragon Quest X Online - Mesamashi Itsutsu no Shuzoku </text:p>
          </table:table-cell>
          <table:table-cell table:number-columns-repeated="2" office:value-type="string">
            <text:p>Square-Enix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Dragon's Lair Trilogy (USA)</text:p>
          </table:table-cell>
          <table:table-cell office:value-type="string">
            <text:p>Dragon's Lair Trilogy </text:p>
          </table:table-cell>
          <table:table-cell office:value-type="string">
            <text:p>Destineer Studios</text:p>
          </table:table-cell>
          <table:table-cell table:style-name="Default" office:value-type="string">
            <text:p>Digital Leisure Inc.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Drawn to Life - The Next Chapter (USA)</text:p>
          </table:table-cell>
          <table:table-cell office:value-type="string">
            <text:p>Drawn to Life - The Next Chapter </text:p>
          </table:table-cell>
          <table:table-cell office:value-type="string">
            <text:p>THQ</text:p>
          </table:table-cell>
          <table:table-cell table:style-name="Default" office:value-type="string">
            <text:p>Planet Moon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Drawsome! Tablet (USA)</text:p>
          </table:table-cell>
          <table:table-cell office:value-type="string">
            <text:p>Drawsome! Table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Eko Softwar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Miscellaneous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Dream Dance &amp; Cheer (USA)</text:p>
          </table:table-cell>
          <table:table-cell office:value-type="string">
            <text:p>Dream Dance &amp; Cheer </text:p>
          </table:table-cell>
          <table:table-cell office:value-type="string">
            <text:p>Zoo Games</text:p>
          </table:table-cell>
          <table:table-cell table:style-name="Default" office:value-type="string">
            <text:p>CyberPlanet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Dream Pinball 3D (USA)</text:p>
          </table:table-cell>
          <table:table-cell office:value-type="string">
            <text:p>Dream Pinball 3D </text:p>
          </table:table-cell>
          <table:table-cell office:value-type="string">
            <text:p>South Peak Interactive</text:p>
          </table:table-cell>
          <table:table-cell table:style-name="Default" office:value-type="string">
            <text:p>Topware Interactive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inball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Dream Salon (USA)</text:p>
          </table:table-cell>
          <table:table-cell office:value-type="string">
            <text:p>Dream Salon </text:p>
          </table:table-cell>
          <table:table-cell office:value-type="string">
            <text:p>Zoo</text:p>
          </table:table-cell>
          <table:table-cell table:style-name="Default" office:value-type="string">
            <text:p>CyberPlanet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DreamWorks Super Star Kartz (USA)</text:p>
          </table:table-cell>
          <table:table-cell office:value-type="string">
            <text:p>DreamWorks Super Star Kartz </text:p>
          </table:table-cell>
          <table:table-cell office:value-type="string">
            <text:p>Activision</text:p>
          </table:table-cell>
          <table:table-cell table:style-name="Default" office:value-type="string">
            <text:p>High Impact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Driver - Parallel Lines (USA)</text:p>
          </table:table-cell>
          <table:table-cell office:value-type="string">
            <text:p>Driver - Parallel Lin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Reflections Interactive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Driver - San Francisco (USA)</text:p>
          </table:table-cell>
          <table:table-cell office:value-type="string">
            <text:p>Driver - San Francisco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Reflection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EA Playground (USA)</text:p>
          </table:table-cell>
          <table:table-cell office:value-type="string">
            <text:p>EA Playground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EA Sports Active - More Workouts (USA)</text:p>
          </table:table-cell>
          <table:table-cell office:value-type="string">
            <text:p>EA Sports Active - More Workouts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EA Sports Active - Personal Trainer (USA)</text:p>
          </table:table-cell>
          <table:table-cell office:value-type="string">
            <text:p>EA Sports Active - Personal Trainer </text:p>
          </table:table-cell>
          <table:table-cell office:value-type="string">
            <text:p>EA Spo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EA Sports Active 2 (USA)</text:p>
          </table:table-cell>
          <table:table-cell office:value-type="string">
            <text:p>EA Sports Active 2 </text:p>
          </table:table-cell>
          <table:table-cell office:value-type="string">
            <text:p>EA Spo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EA Sports Active NFL Training Camp (USA)</text:p>
          </table:table-cell>
          <table:table-cell office:value-type="string">
            <text:p>EA Sports Active NFL Training Camp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Earth Seeker (Japan)</text:p>
          </table:table-cell>
          <table:table-cell office:value-type="string">
            <text:p>Earth Seeker </text:p>
          </table:table-cell>
          <table:table-cell office:value-type="string">
            <text:p>Enterbrain</text:p>
          </table:table-cell>
          <table:table-cell table:style-name="Default" office:value-type="string">
            <text:p>Crafts &amp; Meister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El Chavo (USA)</text:p>
          </table:table-cell>
          <table:table-cell office:value-type="string">
            <text:p>El Chavo </text:p>
          </table:table-cell>
          <table:table-cell office:value-type="string">
            <text:p>SLANG</text:p>
          </table:table-cell>
          <table:table-cell table:style-name="Default" office:value-type="string">
            <text:p>Kaxan Game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Elebits (USA)</text:p>
          </table:table-cell>
          <table:table-cell office:value-type="string">
            <text:p>Elebits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Emergency Heroes (USA)</text:p>
          </table:table-cell>
          <table:table-cell office:value-type="string">
            <text:p>Emergency Hero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Entertainment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Emergency Mayhem (USA)</text:p>
          </table:table-cell>
          <table:table-cell office:value-type="string">
            <text:p>Emergency Mayhem </text:p>
          </table:table-cell>
          <table:table-cell office:value-type="string">
            <text:p>Codemasters</text:p>
          </table:table-cell>
          <table:table-cell table:style-name="Default" office:value-type="string">
            <text:p>Supersonic Software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Enclave - Shadows of Twilight (Europe)</text:p>
          </table:table-cell>
          <table:table-cell office:value-type="string">
            <text:p>Enclave - Shadows of Twilight </text:p>
          </table:table-cell>
          <table:table-cell office:value-type="string">
            <text:p>Topware Interactive</text:p>
          </table:table-cell>
          <table:table-cell table:style-name="Default" office:value-type="string">
            <text:p>Doyodo</text:p>
          </table:table-cell>
          <table:table-cell office:value-type="string">
            <text:p>ESRB - M (Mature)</text:p>
          </table:table-cell>
          <table:table-cell office:value-type="string">
            <text:p>2012</text:p>
          </table:table-cell>
          <table:table-cell office:value-type="string">
            <text:p>Fighter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Endless Ocean - Blue World (USA)</text:p>
          </table:table-cell>
          <table:table-cell office:value-type="string">
            <text:p>Endless Ocean - Blue World </text:p>
          </table:table-cell>
          <table:table-cell office:value-type="string">
            <text:p>Nintendo</text:p>
          </table:table-cell>
          <table:table-cell table:style-name="Default" office:value-type="string">
            <text:p>Arika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Endless Ocean (USA)</text:p>
          </table:table-cell>
          <table:table-cell office:value-type="string">
            <text:p>Endless Ocean </text:p>
          </table:table-cell>
          <table:table-cell office:value-type="string">
            <text:p>Nintendo</text:p>
          </table:table-cell>
          <table:table-cell table:style-name="Default" office:value-type="string">
            <text:p>Arika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Ennichi No Tatsujin (Japan)</text:p>
          </table:table-cell>
          <table:table-cell office:value-type="string">
            <text:p>Ennichi No Tatsujin </text:p>
          </table:table-cell>
          <table:table-cell office:value-type="string">
            <text:p>Namco</text:p>
          </table:table-cell>
          <table:table-cell table:style-name="Default"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Escape from Bug Island (USA)</text:p>
          </table:table-cell>
          <table:table-cell office:value-type="string">
            <text:p>Escape from Bug Island </text:p>
          </table:table-cell>
          <table:table-cell office:value-type="string">
            <text:p>Eidos Interactive</text:p>
          </table:table-cell>
          <table:table-cell table:style-name="Default" office:value-type="string">
            <text:p>Spike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Escape The Museum (USA)</text:p>
          </table:table-cell>
          <table:table-cell office:value-type="string">
            <text:p>Escape The Museum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Gogii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Excite Truck (USA)</text:p>
          </table:table-cell>
          <table:table-cell office:value-type="string">
            <text:p>Excite Truck </text:p>
          </table:table-cell>
          <table:table-cell office:value-type="string">
            <text:p>Nintendo</text:p>
          </table:table-cell>
          <table:table-cell table:style-name="Default" office:value-type="string">
            <text:p>Monster Games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ExciteBots - Trick Racing (USA)</text:p>
          </table:table-cell>
          <table:table-cell office:value-type="string">
            <text:p>ExciteBots - Trick Racing </text:p>
          </table:table-cell>
          <table:table-cell office:value-type="string">
            <text:p>Nintendo</text:p>
          </table:table-cell>
          <table:table-cell table:style-name="Default" office:value-type="string">
            <text:p>Monster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ExerBeat - Gym Class Workout (USA)</text:p>
          </table:table-cell>
          <table:table-cell office:value-type="string">
            <text:p>ExerBeat - Gym Class Workout </text:p>
          </table:table-cell>
          <table:table-cell office:value-type="string">
            <text:p>Namco Bandai</text:p>
          </table:table-cell>
          <table:table-cell table:style-name="Default"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itness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Eyeshield 21 Field Saikyo no Senshi Tachi (Japan)</text:p>
          </table:table-cell>
          <table:table-cell office:value-type="string">
            <text:p>Eyeshield 21 Field Saikyo no Senshi Tachi </text:p>
          </table:table-cell>
          <table:table-cell office:value-type="string">
            <text:p>Nintendo</text:p>
          </table:table-cell>
          <table:table-cell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ootball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F1 2009 (USA)</text:p>
          </table:table-cell>
          <table:table-cell office:value-type="string">
            <text:p>F1 2009 </text:p>
          </table:table-cell>
          <table:table-cell office:value-type="string">
            <text:p>Codemasters</text:p>
          </table:table-cell>
          <table:table-cell table:style-name="Default" office:value-type="string">
            <text:p>Sumo Digital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FaceBreaker K.O. Party (USA)</text:p>
          </table:table-cell>
          <table:table-cell office:value-type="string">
            <text:p>FaceBreaker K.O. Party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Canada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Family Challenge Wii (Japan)</text:p>
          </table:table-cell>
          <table:table-cell office:value-type="string">
            <text:p>Family Challenge Wii </text:p>
          </table:table-cell>
          <table:table-cell office:value-type="string">
            <text:p>Konami</text:p>
          </table:table-cell>
          <table:table-cell table:style-name="Default" office:value-type="string">
            <text:p>HalifaX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Family Feud 2010 Edition (USA)</text:p>
          </table:table-cell>
          <table:table-cell office:value-type="string">
            <text:p>Family Feud 2010 Ed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Family Feud 2012 Edition (USA)</text:p>
          </table:table-cell>
          <table:table-cell office:value-type="string">
            <text:p>Family Feud 2012 Ed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Quiz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Family Feud Decades (USA)</text:p>
          </table:table-cell>
          <table:table-cell office:value-type="string">
            <text:p>Family Feud Decad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Family Fun Football (USA)</text:p>
          </table:table-cell>
          <table:table-cell office:value-type="string">
            <text:p>Family Fun Football </text:p>
          </table:table-cell>
          <table:table-cell office:value-type="string">
            <text:p>Tecmo</text:p>
          </table:table-cell>
          <table:table-cell table:style-name="Default" office:value-type="string">
            <text:p>Seamless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Family Gameshow (USA)</text:p>
          </table:table-cell>
          <table:table-cell office:value-type="string">
            <text:p>Family Gameshow </text:p>
          </table:table-cell>
          <table:table-cell office:value-type="string">
            <text:p>Storm City Games</text:p>
          </table:table-cell>
          <table:table-cell table:style-name="Default" office:value-type="string">
            <text:p>puzzle.tv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Family Jockey (Japan)</text:p>
          </table:table-cell>
          <table:table-cell office:value-type="string">
            <text:p>Family Jockey </text:p>
          </table:table-cell>
          <table:table-cell office:value-type="string">
            <text:p>Namco Bandai Games</text:p>
          </table:table-cell>
          <table:table-cell table:style-name="Default" office:value-type="string">
            <text:p>Namco Bandai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Family Party - 30 Great Games (USA)</text:p>
          </table:table-cell>
          <table:table-cell office:value-type="string">
            <text:p>Family Party - 30 Great Games </text:p>
          </table:table-cell>
          <table:table-cell office:value-type="string">
            <text:p>D3Publisher of America</text:p>
          </table:table-cell>
          <table:table-cell table:style-name="Default" office:value-type="string">
            <text:p>Tamsoft 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Family Party - 30 Great Games Outdoor Fun (USA)</text:p>
          </table:table-cell>
          <table:table-cell office:value-type="string">
            <text:p>Family Party - 30 Great Games Outdoor Fun </text:p>
          </table:table-cell>
          <table:table-cell office:value-type="string">
            <text:p>D3 Publisher</text:p>
          </table:table-cell>
          <table:table-cell table:style-name="Default" office:value-type="string">
            <text:p>Tamsoft 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Family Party - 30 Great Games Winter Fun (USA)</text:p>
          </table:table-cell>
          <table:table-cell office:value-type="string">
            <text:p>Family Party - 30 Great Games Winter Fun </text:p>
          </table:table-cell>
          <table:table-cell office:value-type="string">
            <text:p>D3 Publisher</text:p>
          </table:table-cell>
          <table:table-cell table:style-name="Default" office:value-type="string">
            <text:p>Tamsoft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Family Party - 90 Great Games Party Pack (USA)</text:p>
          </table:table-cell>
          <table:table-cell office:value-type="string">
            <text:p>Family Party - 90 Great Games Party Pack </text:p>
          </table:table-cell>
          <table:table-cell office:value-type="string">
            <text:p>D3 Publisher of America</text:p>
          </table:table-cell>
          <table:table-cell table:style-name="Default" office:value-type="string">
            <text:p>Tamsoft 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Family Party - Fitness Fun (USA)</text:p>
          </table:table-cell>
          <table:table-cell office:value-type="string">
            <text:p>Family Party - Fitness Fun </text:p>
          </table:table-cell>
          <table:table-cell office:value-type="string">
            <text:p>D3 Publisher</text:p>
          </table:table-cell>
          <table:table-cell table:style-name="Default" office:value-type="string">
            <text:p>Tamsoft 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Fantastic Four - Rise of the Silver Surfer (USA)</text:p>
          </table:table-cell>
          <table:table-cell office:value-type="string">
            <text:p>Fantastic Four - Rise of the Silver Surfer </text:p>
          </table:table-cell>
          <table:table-cell office:value-type="string">
            <text:p>2K Games</text:p>
          </table:table-cell>
          <table:table-cell table:style-name="Default" office:value-type="string">
            <text:p>7 Studio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Fantasy Aquarium World (USA)</text:p>
          </table:table-cell>
          <table:table-cell office:value-type="string">
            <text:p>Fantasy Aquarium World </text:p>
          </table:table-cell>
          <table:table-cell office:value-type="string">
            <text:p>Destineer Studios</text:p>
          </table:table-cell>
          <table:table-cell table:style-name="Default" office:value-type="string">
            <text:p>Core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Far Cry - Vengeance (USA)</text:p>
          </table:table-cell>
          <table:table-cell office:value-type="string">
            <text:p>Far Cry - Vengeanc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M (Mature)</text:p>
          </table:table-cell>
          <table:table-cell office:value-type="string">
            <text:p>2006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Fast Food Panic (USA)</text:p>
          </table:table-cell>
          <table:table-cell office:value-type="string">
            <text:p>Fast Food Panic </text:p>
          </table:table-cell>
          <table:table-cell office:value-type="string">
            <text:p>SouthPeak Games</text:p>
          </table:table-cell>
          <table:table-cell table:style-name="Default" office:value-type="string">
            <text:p>Nobili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Ferrari Challenge - Trofeo Pirelli (USA)</text:p>
          </table:table-cell>
          <table:table-cell office:value-type="string">
            <text:p>Ferrari Challenge - Trofeo Pirelli </text:p>
          </table:table-cell>
          <table:table-cell office:value-type="string">
            <text:p>Activision</text:p>
          </table:table-cell>
          <table:table-cell table:style-name="Default" office:value-type="string">
            <text:p>Eutechnyx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FIFA 15 (USA)</text:p>
          </table:table-cell>
          <table:table-cell office:value-type="string">
            <text:p>FIFA 15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14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FIFA Soccer 08 (USA)</text:p>
          </table:table-cell>
          <table:table-cell office:value-type="string">
            <text:p>FIFA Soccer 08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Sport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FIFA Soccer 09 All-Play (USA)</text:p>
          </table:table-cell>
          <table:table-cell office:value-type="string">
            <text:p>FIFA Soccer 09 All-Play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FIFA Soccer 10 (USA)</text:p>
          </table:table-cell>
          <table:table-cell office:value-type="string">
            <text:p>FIFA Soccer 10 </text:p>
          </table:table-cell>
          <table:table-cell office:value-type="string">
            <text:p>Electronic Arts</text:p>
          </table:table-cell>
          <table:table-cell table:style-name="Default" office:value-type="string">
            <text:p>EA Sport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FIFA Soccer 11 (USA)</text:p>
          </table:table-cell>
          <table:table-cell office:value-type="string">
            <text:p>FIFA Soccer 11 </text:p>
          </table:table-cell>
          <table:table-cell office:value-type="string">
            <text:p>Electronic Arts</text:p>
          </table:table-cell>
          <table:table-cell table:style-name="Default" office:value-type="string">
            <text:p>EA Sport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FIFA Soccer 12 (USA)</text:p>
          </table:table-cell>
          <table:table-cell office:value-type="string">
            <text:p>FIFA Soccer 12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FIFA Soccer 13 (USA)</text:p>
          </table:table-cell>
          <table:table-cell office:value-type="string">
            <text:p>FIFA Soccer 13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Final Fantasy Crystal Chronicles - Echoes of Time (USA)</text:p>
          </table:table-cell>
          <table:table-cell office:value-type="string">
            <text:p>Final Fantasy Crystal Chronicles - Echoes of Time </text:p>
          </table:table-cell>
          <table:table-cell office:value-type="string">
            <text:p>Square-Enix</text:p>
          </table:table-cell>
          <table:table-cell table:style-name="Default" office:value-type="string">
            <text:p>Square Enix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Final Fantasy Crystal Chronicles - The Crystal Bearers (USA)</text:p>
          </table:table-cell>
          <table:table-cell office:value-type="string">
            <text:p>Final Fantasy Crystal Chronicles - The Crystal Bearers </text:p>
          </table:table-cell>
          <table:table-cell office:value-type="string">
            <text:p>Square Enix</text:p>
          </table:table-cell>
          <table:table-cell table:style-name="Default" office:value-type="string">
            <text:p>Square Enix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ole-Playing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Final Fantasy Fables - Chocobo's Dungeon (USA)</text:p>
          </table:table-cell>
          <table:table-cell office:value-type="string">
            <text:p>Final Fantasy Fables - Chocobo's Dungeon </text:p>
          </table:table-cell>
          <table:table-cell office:value-type="string">
            <text:p>Square Enix</text:p>
          </table:table-cell>
          <table:table-cell table:style-name="Default" office:value-type="string">
            <text:p>h.a.n.d.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Fire Emblem - Radiant Dawn (USA)</text:p>
          </table:table-cell>
          <table:table-cell office:value-type="string">
            <text:p>Fire Emblem - Radiant Dawn </text:p>
          </table:table-cell>
          <table:table-cell office:value-type="string">
            <text:p>Nintendo</text:p>
          </table:table-cell>
          <table:table-cell table:style-name="Default" office:value-type="string">
            <text:p>Intelligent System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Fishing Master - World Tour (USA)</text:p>
          </table:table-cell>
          <table:table-cell office:value-type="string">
            <text:p>Fishing Master - World Tour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shing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Fishing Master (USA)</text:p>
          </table:table-cell>
          <table:table-cell office:value-type="string">
            <text:p>Fishing Master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ishing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Fishing Resort (USA)</text:p>
          </table:table-cell>
          <table:table-cell office:value-type="string">
            <text:p>Fishing Resort </text:p>
          </table:table-cell>
          <table:table-cell office:value-type="string">
            <text:p>Xseed Games</text:p>
          </table:table-cell>
          <table:table-cell table:style-name="Default" office:value-type="string">
            <text:p>Prope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ishing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Fit in Six (USA)</text:p>
          </table:table-cell>
          <table:table-cell office:value-type="string">
            <text:p>Fit in Six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Blue Byt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Flatout (USA)</text:p>
          </table:table-cell>
          <table:table-cell office:value-type="string">
            <text:p>Flatout </text:p>
          </table:table-cell>
          <table:table-cell office:value-type="string">
            <text:p>Zoo Games</text:p>
          </table:table-cell>
          <table:table-cell table:style-name="Default" office:value-type="string">
            <text:p>Team6 Game Studio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FlingSmash (USA)</text:p>
          </table:table-cell>
          <table:table-cell office:value-type="string">
            <text:p>FlingSmash </text:p>
          </table:table-cell>
          <table:table-cell office:value-type="string">
            <text:p>Nintendo</text:p>
          </table:table-cell>
          <table:table-cell table:style-name="Default" office:value-type="string">
            <text:p>Artoon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Flip's Twisted World (USA)</text:p>
          </table:table-cell>
          <table:table-cell office:value-type="string">
            <text:p>Flip's Twisted World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Frozen North Production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Food Network - Cook or Be Cooked (USA)</text:p>
          </table:table-cell>
          <table:table-cell office:value-type="string">
            <text:p>Food Network - Cook or Be Cooked </text:p>
          </table:table-cell>
          <table:table-cell office:value-type="string">
            <text:p>Namco</text:p>
          </table:table-cell>
          <table:table-cell table:style-name="Default" office:value-type="string">
            <text:p>Red Fly Studi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Ford Racing Off Road (USA)</text:p>
          </table:table-cell>
          <table:table-cell office:value-type="string">
            <text:p>Ford Racing Off Road </text:p>
          </table:table-cell>
          <table:table-cell office:value-type="string">
            <text:p>Crave Entertainment</text:p>
          </table:table-cell>
          <table:table-cell table:style-name="Default" office:value-type="string">
            <text:p>Razorwork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Fort Boyard (Europe)</text:p>
          </table:table-cell>
          <table:table-cell office:value-type="string">
            <text:p>Fort Boyard </text:p>
          </table:table-cell>
          <table:table-cell office:value-type="string">
            <text:p>Mindscape</text:p>
          </table:table-cell>
          <table:table-cell table:style-name="Default" office:value-type="string">
            <text:p>Mad Monkey Studi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Fortune Street (USA)</text:p>
          </table:table-cell>
          <table:table-cell office:value-type="string">
            <text:p>Fortune Street </text:p>
          </table:table-cell>
          <table:table-cell office:value-type="string">
            <text:p>Nintendo</text:p>
          </table:table-cell>
          <table:table-cell table:style-name="Default" office:value-type="string">
            <text:p>Square Enix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Fragile Dreams - Farewell Ruins of the Moon (USA)</text:p>
          </table:table-cell>
          <table:table-cell office:value-type="string">
            <text:p>Fragile Dreams - Farewell Ruins of the Moon </text:p>
          </table:table-cell>
          <table:table-cell office:value-type="string">
            <text:p>Xseed Games</text:p>
          </table:table-cell>
          <table:table-cell table:style-name="Default" office:value-type="string">
            <text:p>Namco, tri-Crescendo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Freddi Fish - Kelp Seed Mystery (USA)</text:p>
          </table:table-cell>
          <table:table-cell office:value-type="string">
            <text:p>Freddi Fish - Kelp Seed Mystery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Mistic Softwar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Free Running (USA)</text:p>
          </table:table-cell>
          <table:table-cell office:value-type="string">
            <text:p>Free Running </text:p>
          </table:table-cell>
          <table:table-cell office:value-type="string">
            <text:p>Graffiti Entertainment</text:p>
          </table:table-cell>
          <table:table-cell table:style-name="Default" office:value-type="string">
            <text:p>Core Design Ltd.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Fritz Chess (USA)</text:p>
          </table:table-cell>
          <table:table-cell office:value-type="string">
            <text:p>Fritz Chess </text:p>
          </table:table-cell>
          <table:table-cell office:value-type="string">
            <text:p>Deep Silver</text:p>
          </table:table-cell>
          <table:table-cell table:style-name="Default" office:value-type="string">
            <text:p>Freedom Factory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oard Game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Fullmetal Alchemist - Daughter of the Dusk (Japan)</text:p>
          </table:table-cell>
          <table:table-cell office:value-type="string">
            <text:p>Fullmetal Alchemist - Daughter of the Dusk </text:p>
          </table:table-cell>
          <table:table-cell office:value-type="string">
            <text:p>Square-Enix</text:p>
          </table:table-cell>
          <table:table-cell table:style-name="Default" office:value-type="string">
            <text:p>Square-Enix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Fullmetal Alchemist - Prince of the Dawn (Japan)</text:p>
          </table:table-cell>
          <table:table-cell office:value-type="string">
            <text:p>Fullmetal Alchemist - Prince of the Dawn </text:p>
          </table:table-cell>
          <table:table-cell office:value-type="string">
            <text:p>Square-Enix</text:p>
          </table:table-cell>
          <table:table-cell table:style-name="Default" office:value-type="string">
            <text:p>Square-Enix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Furu Furu Park (USA)</text:p>
          </table:table-cell>
          <table:table-cell office:value-type="string">
            <text:p>Furu Furu Park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Taito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compilation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G-Force (USA)</text:p>
          </table:table-cell>
          <table:table-cell office:value-type="string">
            <text:p>G-Force </text:p>
          </table:table-cell>
          <table:table-cell office:value-type="string">
            <text:p>Disney Interactive</text:p>
          </table:table-cell>
          <table:table-cell table:style-name="Default" office:value-type="string">
            <text:p>Eurocom Entertainment Softwar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G.I. JOE - The Rise of Cobra (USA)</text:p>
          </table:table-cell>
          <table:table-cell office:value-type="string">
            <text:p>G.I. JOE - The Rise of Cobra </text:p>
          </table:table-cell>
          <table:table-cell office:value-type="string">
            <text:p>Electronic Arts</text:p>
          </table:table-cell>
          <table:table-cell table:style-name="Default" office:value-type="string">
            <text:p>Double Helix Game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G1 Jockey Wii (Europe)</text:p>
          </table:table-cell>
          <table:table-cell office:value-type="string">
            <text:p>G1 Jockey Wii </text:p>
          </table:table-cell>
          <table:table-cell office:value-type="string">
            <text:p>Koei</text:p>
          </table:table-cell>
          <table:table-cell table:style-name="Default" office:value-type="string">
            <text:p>Koei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G1 Jockey Wii 2008 (Europe)</text:p>
          </table:table-cell>
          <table:table-cell office:value-type="string">
            <text:p>G1 Jockey Wii 2008 </text:p>
          </table:table-cell>
          <table:table-cell office:value-type="string">
            <text:p>Koei</text:p>
          </table:table-cell>
          <table:table-cell table:style-name="Default" office:value-type="string">
            <text:p>Koe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Gallop &amp; Ride! (USA)</text:p>
          </table:table-cell>
          <table:table-cell office:value-type="string">
            <text:p>Gallop &amp; Ride! </text:p>
          </table:table-cell>
          <table:table-cell office:value-type="string">
            <text:p>THQ</text:p>
          </table:table-cell>
          <table:table-cell table:style-name="Default" office:value-type="string">
            <text:p>Sproing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Game Party (USA)</text:p>
          </table:table-cell>
          <table:table-cell office:value-type="string">
            <text:p>Game Party </text:p>
          </table:table-cell>
          <table:table-cell office:value-type="string">
            <text:p>Midway Home Entertainment</text:p>
          </table:table-cell>
          <table:table-cell table:style-name="Default" office:value-type="string">
            <text:p>FarSight Studio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Game Party 2 (USA)</text:p>
          </table:table-cell>
          <table:table-cell office:value-type="string">
            <text:p>Game Party 2 </text:p>
          </table:table-cell>
          <table:table-cell office:value-type="string">
            <text:p>Midway Games</text:p>
          </table:table-cell>
          <table:table-cell table:style-name="Default" office:value-type="string">
            <text:p>FarSight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Game Party 3 (USA)</text:p>
          </table:table-cell>
          <table:table-cell office:value-type="string">
            <text:p>Game Party 3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FarSight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Garfield Show, The - Threat of the Space Lasagna (USA)</text:p>
          </table:table-cell>
          <table:table-cell office:value-type="string">
            <text:p>Garfield Show, The - Threat of the Space Lasagna </text:p>
          </table:table-cell>
          <table:table-cell office:value-type="string">
            <text:p>Zoo Games</text:p>
          </table:table-cell>
          <table:table-cell table:style-name="Default" office:value-type="string">
            <text:p>Eko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Gegege No Kitarou Youkai Daiundoukai (Japan)</text:p>
          </table:table-cell>
          <table:table-cell office:value-type="string">
            <text:p>Gegege No Kitarou Youkai Daiundoukai </text:p>
          </table:table-cell>
          <table:table-cell office:value-type="string">
            <text:p>Namco</text:p>
          </table:table-cell>
          <table:table-cell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em Smashers (USA)</text:p>
          </table:table-cell>
          <table:table-cell office:value-type="string">
            <text:p>Gem Smashers </text:p>
          </table:table-cell>
          <table:table-cell office:value-type="string">
            <text:p>Red Wagon Games</text:p>
          </table:table-cell>
          <table:table-cell table:style-name="Default" office:value-type="string">
            <text:p>Frame Studios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Generator Rex - Agent of Providence (USA)</text:p>
          </table:table-cell>
          <table:table-cell office:value-type="string">
            <text:p>Generator Rex - Agent of Providence </text:p>
          </table:table-cell>
          <table:table-cell office:value-type="string">
            <text:p>Activision</text:p>
          </table:table-cell>
          <table:table-cell table:style-name="Default" office:value-type="string">
            <text:p>Virtuo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Geometry Wars - Galaxies (USA)</text:p>
          </table:table-cell>
          <table:table-cell office:value-type="string">
            <text:p>Geometry Wars - Galaxies </text:p>
          </table:table-cell>
          <table:table-cell office:value-type="string">
            <text:p>Sierra Entertainment</text:p>
          </table:table-cell>
          <table:table-cell table:style-name="Default" office:value-type="string">
            <text:p>Kuju Entertainmen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Geon Cube (USA)</text:p>
          </table:table-cell>
          <table:table-cell office:value-type="string">
            <text:p>Geon Cube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Strawdog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George of the Jungle - Search for the Secret (USA)</text:p>
          </table:table-cell>
          <table:table-cell office:value-type="string">
            <text:p>George of the Jungle - Search for the Secret </text:p>
          </table:table-cell>
          <table:table-cell office:value-type="string">
            <text:p>Crave Entertainment</text:p>
          </table:table-cell>
          <table:table-cell table:style-name="Default" office:value-type="string">
            <text:p>Papaya Studio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Get Fit with Mel B (USA)</text:p>
          </table:table-cell>
          <table:table-cell office:value-type="string">
            <text:p>Get Fit with Mel B </text:p>
          </table:table-cell>
          <table:table-cell office:value-type="string">
            <text:p>Deep Silver</text:p>
          </table:table-cell>
          <table:table-cell table:style-name="Default" office:value-type="string">
            <text:p>Lightning Fish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Get Up And Dance (USA)</text:p>
          </table:table-cell>
          <table:table-cell office:value-type="string">
            <text:p>Get Up And Dance </text:p>
          </table:table-cell>
          <table:table-cell office:value-type="string">
            <text:p>Oxygen Games</text:p>
          </table:table-cell>
          <table:table-cell table:style-name="Default" office:value-type="string">
            <text:p>Gusto Game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8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Ghost Squad (USA)</text:p>
          </table:table-cell>
          <table:table-cell office:value-type="string">
            <text:p>Ghost Squad </text:p>
          </table:table-cell>
          <table:table-cell office:value-type="string">
            <text:p>Sega of America</text:p>
          </table:table-cell>
          <table:table-cell table:style-name="Default" office:value-type="string">
            <text:p>Sega-AM2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Ghostbusters - The Video Game (USA)</text:p>
          </table:table-cell>
          <table:table-cell office:value-type="string">
            <text:p>Ghostbusters - The Video Game </text:p>
          </table:table-cell>
          <table:table-cell office:value-type="string">
            <text:p>Atari (Infogrames)</text:p>
          </table:table-cell>
          <table:table-cell table:style-name="Default" office:value-type="string">
            <text:p>Red Fly Studio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Ginsei Table Games Wii (Japan)</text:p>
          </table:table-cell>
          <table:table-cell office:value-type="string">
            <text:p>Ginsei Table Games Wii </text:p>
          </table:table-cell>
          <table:table-cell office:value-type="string">
            <text:p>Electronic Arts Japan</text:p>
          </table:table-cell>
          <table:table-cell office:value-type="string">
            <text:p>SilverStar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 Player</text:p>
          </table:table-cell>
          <table:table-cell office:value-type="string">
            <text:p>4.6</text:p>
          </table:table-cell>
          <table:table-cell table:number-columns-repeated="1012"/>
        </table:table-row>
        <table:table-row table:style-name="ro1">
          <table:table-cell office:value-type="string">
            <text:p>Gintama Yorozuya Tuve (Japan)</text:p>
          </table:table-cell>
          <table:table-cell office:value-type="string">
            <text:p>Gintama Yorozuya Tuve </text:p>
          </table:table-cell>
          <table:table-cell office:value-type="string">
            <text:p>Namco</text:p>
          </table:table-cell>
          <table:table-cell office:value-type="string">
            <text:p>Natsume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lacier 2 (USA)</text:p>
          </table:table-cell>
          <table:table-cell office:value-type="string">
            <text:p>Glacier 2 </text:p>
          </table:table-cell>
          <table:table-cell office:value-type="string">
            <text:p>Zoo Games</text:p>
          </table:table-cell>
          <table:table-cell table:style-name="Default" office:value-type="string">
            <text:p>Team 6 Game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Glacier 3 - The Meltdown (USA)</text:p>
          </table:table-cell>
          <table:table-cell office:value-type="string">
            <text:p>Glacier 3 - The Meltdown </text:p>
          </table:table-cell>
          <table:table-cell office:value-type="string">
            <text:p>Zoo Games</text:p>
          </table:table-cell>
          <table:table-cell table:style-name="Default" office:value-type="string">
            <text:p>Team 6 Game Studio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Go Diego Go! Great Dinosaur Rescue (USA)</text:p>
          </table:table-cell>
          <table:table-cell office:value-type="string">
            <text:p>Go Diego Go! Great Dinosaur Rescue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Go Diego Go! Safari Rescue (USA)</text:p>
          </table:table-cell>
          <table:table-cell office:value-type="string">
            <text:p>Go Diego Go! Safari Rescue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Go Play Circus Star (USA)</text:p>
          </table:table-cell>
          <table:table-cell office:value-type="string">
            <text:p>Go Play Circus Star </text:p>
          </table:table-cell>
          <table:table-cell office:value-type="string">
            <text:p>Majesco </text:p>
          </table:table-cell>
          <table:table-cell table:style-name="Default" office:value-type="string">
            <text:p>N-Fusion Interactive Entertainment Corp.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Go Play City Sports (USA)</text:p>
          </table:table-cell>
          <table:table-cell office:value-type="string">
            <text:p>Go Play City Sports </text:p>
          </table:table-cell>
          <table:table-cell office:value-type="string">
            <text:p>Majesco Sales Inc</text:p>
          </table:table-cell>
          <table:table-cell table:style-name="Default" office:value-type="string">
            <text:p>Digital Embry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Hocke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Go Play Lumberjacks (USA)</text:p>
          </table:table-cell>
          <table:table-cell office:value-type="string">
            <text:p>Go Play Lumberjacks </text:p>
          </table:table-cell>
          <table:table-cell office:value-type="string">
            <text:p>Majesco Sales Inc</text:p>
          </table:table-cell>
          <table:table-cell table:style-name="Default" office:value-type="string">
            <text:p>Panic Butt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Go Vacation (USA)</text:p>
          </table:table-cell>
          <table:table-cell office:value-type="string">
            <text:p>Go Vacation </text:p>
          </table:table-cell>
          <table:table-cell office:value-type="string">
            <text:p>Namco</text:p>
          </table:table-cell>
          <table:table-cell table:style-name="Default" office:value-type="string">
            <text:p>Namco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odfather, The - Blackhand Edition (USA)</text:p>
          </table:table-cell>
          <table:table-cell office:value-type="string">
            <text:p>Godfather, The - Blackhand Edition </text:p>
          </table:table-cell>
          <table:table-cell office:value-type="string">
            <text:p>Electronic Arts Inc 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odzilla Unleashed (USA)</text:p>
          </table:table-cell>
          <table:table-cell office:value-type="string">
            <text:p>Godzilla Unleashed </text:p>
          </table:table-cell>
          <table:table-cell office:value-type="string">
            <text:p>Atari (Infogrames)</text:p>
          </table:table-cell>
          <table:table-cell table:style-name="Default" office:value-type="string">
            <text:p>Pipework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Gold's Gym - Cardio Workout (USA)</text:p>
          </table:table-cell>
          <table:table-cell office:value-type="string">
            <text:p>Gold's Gym - Cardio Workou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Rocket Company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Gold's Gym - Dance Workout (USA)</text:p>
          </table:table-cell>
          <table:table-cell office:value-type="string">
            <text:p>Gold's Gym - Dance Workou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and Ho!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Golden Compass, The (USA)</text:p>
          </table:table-cell>
          <table:table-cell office:value-type="string">
            <text:p>Golden Compass, The </text:p>
          </table:table-cell>
          <table:table-cell office:value-type="string">
            <text:p>Sega of America</text:p>
          </table:table-cell>
          <table:table-cell table:style-name="Default" office:value-type="string">
            <text:p>Shiny Entertainment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GoldenEye 007 (USA)</text:p>
          </table:table-cell>
          <table:table-cell office:value-type="string">
            <text:p>GoldenEye 007 </text:p>
          </table:table-cell>
          <table:table-cell office:value-type="string">
            <text:p>Activision</text:p>
          </table:table-cell>
          <table:table-cell table:style-name="Default" office:value-type="string">
            <text:p>Eurocom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Goosebumps - HorrorLand (USA)</text:p>
          </table:table-cell>
          <table:table-cell office:value-type="string">
            <text:p>Goosebumps - HorrorLand </text:p>
          </table:table-cell>
          <table:table-cell office:value-type="string">
            <text:p>Elastic/Scholastic Interactive</text:p>
          </table:table-cell>
          <table:table-cell table:style-name="Default" office:value-type="string">
            <text:p>Gusto Gam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Gormiti - The Lords of Nature! (USA)</text:p>
          </table:table-cell>
          <table:table-cell office:value-type="string">
            <text:p>Gormiti - The Lords of Nature! </text:p>
          </table:table-cell>
          <table:table-cell office:value-type="string">
            <text:p>Konami</text:p>
          </table:table-cell>
          <table:table-cell table:style-name="Default" office:value-type="string">
            <text:p>Climax Studios Ltd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Grand Slam Tennis (USA)</text:p>
          </table:table-cell>
          <table:table-cell office:value-type="string">
            <text:p>Grand Slam Tennis </text:p>
          </table:table-cell>
          <table:table-cell office:value-type="string">
            <text:p>Electronic Arts</text:p>
          </table:table-cell>
          <table:table-cell table:style-name="Default" office:value-type="string">
            <text:p>EA Sports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Tennis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Grease (USA)</text:p>
          </table:table-cell>
          <table:table-cell office:value-type="string">
            <text:p>Grease </text:p>
          </table:table-cell>
          <table:table-cell office:value-type="string">
            <text:p>505 Games</text:p>
          </table:table-cell>
          <table:table-cell table:style-name="Default" office:value-type="string">
            <text:p>Zoë Mode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Green Day - Rock Band (USA)</text:p>
          </table:table-cell>
          <table:table-cell office:value-type="string">
            <text:p>Green Day - Rock Band </text:p>
          </table:table-cell>
          <table:table-cell office:value-type="string">
            <text:p>MTV Games</text:p>
          </table:table-cell>
          <table:table-cell table:style-name="Default" office:value-type="string">
            <text:p>Harmonix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reen Lantern - Rise of the Manhunters (USA)</text:p>
          </table:table-cell>
          <table:table-cell office:value-type="string">
            <text:p>Green Lantern - Rise of the Manhunters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Greg Hastings Paintball 2 (USA)</text:p>
          </table:table-cell>
          <table:table-cell office:value-type="string">
            <text:p>Greg Hastings Paintball 2 </text:p>
          </table:table-cell>
          <table:table-cell office:value-type="string">
            <text:p>Majesco</text:p>
          </table:table-cell>
          <table:table-cell table:style-name="Default" office:value-type="string">
            <text:p>Super X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Gremlins - Gizmo (USA)</text:p>
          </table:table-cell>
          <table:table-cell office:value-type="string">
            <text:p>Gremlins - Gizmo </text:p>
          </table:table-cell>
          <table:table-cell office:value-type="string">
            <text:p>NECA</text:p>
          </table:table-cell>
          <table:table-cell table:style-name="Default" office:value-type="string">
            <text:p>NECA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Grey's Anatomy - The Video Game (USA)</text:p>
          </table:table-cell>
          <table:table-cell office:value-type="string">
            <text:p>Grey's Anatomy - The Video Gam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ongtail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Grim Adventures of Billy &amp; Mandy, The (USA)</text:p>
          </table:table-cell>
          <table:table-cell office:value-type="string">
            <text:p>Grim Adventures of Billy &amp; Mandy, The </text:p>
          </table:table-cell>
          <table:table-cell office:value-type="string">
            <text:p>Midway Home Entertainment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Groovin' Blocks (USA)</text:p>
          </table:table-cell>
          <table:table-cell office:value-type="string">
            <text:p>Groovin' Blocks </text:p>
          </table:table-cell>
          <table:table-cell office:value-type="string">
            <text:p>Destination Software / Zoo Games / KSS</text:p>
          </table:table-cell>
          <table:table-cell table:style-name="Default" office:value-type="string">
            <text:p>Empty Clip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GT Pro Series (USA)</text:p>
          </table:table-cell>
          <table:table-cell office:value-type="string">
            <text:p>GT Pro Seri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MTO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GTI Club Supermini Festa! (USA)</text:p>
          </table:table-cell>
          <table:table-cell office:value-type="string">
            <text:p>GTI Club Supermini Festa! </text:p>
          </table:table-cell>
          <table:table-cell office:value-type="string">
            <text:p>Konami</text:p>
          </table:table-cell>
          <table:table-cell table:style-name="Default" office:value-type="string">
            <text:p>Halifax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Guilty Gear XX Accent Core (USA)</text:p>
          </table:table-cell>
          <table:table-cell office:value-type="string">
            <text:p>Guilty Gear XX Accent Core </text:p>
          </table:table-cell>
          <table:table-cell office:value-type="string">
            <text:p>Aksys Games</text:p>
          </table:table-cell>
          <table:table-cell table:style-name="Default" office:value-type="string">
            <text:p>Arc System Work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Guilty Gear XX Accent Core Plus (USA)</text:p>
          </table:table-cell>
          <table:table-cell office:value-type="string">
            <text:p>Guilty Gear XX Accent Core Plus </text:p>
          </table:table-cell>
          <table:table-cell office:value-type="string">
            <text:p>Aksys Games</text:p>
          </table:table-cell>
          <table:table-cell table:style-name="Default" office:value-type="string">
            <text:p>Arc System Work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uinness World Records - The Videogame (USA)</text:p>
          </table:table-cell>
          <table:table-cell office:value-type="string">
            <text:p>Guinness World Records - The Videogame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Guitar Hero - Aerosmith (USA)</text:p>
          </table:table-cell>
          <table:table-cell office:value-type="string">
            <text:p>Guitar Hero - Aerosmith </text:p>
          </table:table-cell>
          <table:table-cell office:value-type="string">
            <text:p>Activision</text:p>
          </table:table-cell>
          <table:table-cell table:style-name="Default" office:value-type="string">
            <text:p>Vicarious Vision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Guitar Hero - Metallica (USA)</text:p>
          </table:table-cell>
          <table:table-cell office:value-type="string">
            <text:p>Guitar Hero - Metallica </text:p>
          </table:table-cell>
          <table:table-cell office:value-type="string">
            <text:p>Activision Blizzard</text:p>
          </table:table-cell>
          <table:table-cell table:style-name="Default" office:value-type="string">
            <text:p>Budcat Creation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uitar Hero - Smash Hits (USA)</text:p>
          </table:table-cell>
          <table:table-cell office:value-type="string">
            <text:p>Guitar Hero - Smash Hits </text:p>
          </table:table-cell>
          <table:table-cell office:value-type="string">
            <text:p>Activision</text:p>
          </table:table-cell>
          <table:table-cell table:style-name="Default" office:value-type="string">
            <text:p>Beenox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Guitar Hero - Van Halen (USA)</text:p>
          </table:table-cell>
          <table:table-cell office:value-type="string">
            <text:p>Guitar Hero - Van Halen </text:p>
          </table:table-cell>
          <table:table-cell office:value-type="string">
            <text:p>Activision</text:p>
          </table:table-cell>
          <table:table-cell table:style-name="Default" office:value-type="string">
            <text:p>Underground Entertainment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Guitar Hero - Warriors of Rock (USA)</text:p>
          </table:table-cell>
          <table:table-cell office:value-type="string">
            <text:p>Guitar Hero - Warriors of Rock </text:p>
          </table:table-cell>
          <table:table-cell office:value-type="string">
            <text:p>Activision</text:p>
          </table:table-cell>
          <table:table-cell table:style-name="Default" office:value-type="string">
            <text:p>Vicarious Vision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uitar Hero - World Tour (USA)</text:p>
          </table:table-cell>
          <table:table-cell office:value-type="string">
            <text:p>Guitar Hero - World Tour </text:p>
          </table:table-cell>
          <table:table-cell office:value-type="string">
            <text:p>Activision</text:p>
          </table:table-cell>
          <table:table-cell table:style-name="Default" office:value-type="string">
            <text:p>Vicarious Vision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Guitar Hero 5 (USA)</text:p>
          </table:table-cell>
          <table:table-cell office:value-type="string">
            <text:p>Guitar Hero 5 </text:p>
          </table:table-cell>
          <table:table-cell office:value-type="string">
            <text:p>Activision</text:p>
          </table:table-cell>
          <table:table-cell table:style-name="Default" office:value-type="string">
            <text:p>Neversoft Entertainment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Guitar Hero III - Legends of Rock (USA)</text:p>
          </table:table-cell>
          <table:table-cell office:value-type="string">
            <text:p>Guitar Hero III - Legends of Rock </text:p>
          </table:table-cell>
          <table:table-cell office:value-type="string">
            <text:p>Midway</text:p>
          </table:table-cell>
          <table:table-cell table:style-name="Default" office:value-type="string">
            <text:p>Vicarious Vision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Gummy Bears - Magical Medallion (USA)</text:p>
          </table:table-cell>
          <table:table-cell office:value-type="string">
            <text:p>Gummy Bears - Magical Medallion </text:p>
          </table:table-cell>
          <table:table-cell office:value-type="string">
            <text:p>Storm City</text:p>
          </table:table-cell>
          <table:table-cell table:style-name="Default" office:value-type="string">
            <text:p>Clockwork Games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Gummy Bears Mini Golf (USA)</text:p>
          </table:table-cell>
          <table:table-cell office:value-type="string">
            <text:p>Gummy Bears Mini Golf </text:p>
          </table:table-cell>
          <table:table-cell office:value-type="string">
            <text:p>Storm City Games</text:p>
          </table:table-cell>
          <table:table-cell table:style-name="Default" office:value-type="string">
            <text:p>Beyond Reality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Gunblade NY &amp; LA Machineguns <text:s/>- Arcade Hits Pack (USA)</text:p>
          </table:table-cell>
          <table:table-cell office:value-type="string">
            <text:p>Gunblade NY &amp; LA Machineguns <text:s/>- Arcade Hits Pack </text:p>
          </table:table-cell>
          <table:table-cell office:value-type="string">
            <text:p>Sega Japan</text:p>
          </table:table-cell>
          <table:table-cell table:style-name="Default" office:value-type="string">
            <text:p>SEGA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Gunslingers (USA)</text:p>
          </table:table-cell>
          <table:table-cell office:value-type="string">
            <text:p>Gunslingers </text:p>
          </table:table-cell>
          <table:table-cell office:value-type="string">
            <text:p>Valcon Games</text:p>
          </table:table-cell>
          <table:table-cell table:style-name="Default" office:value-type="string">
            <text:p>Neko Entertainment</text:p>
          </table:table-cell>
          <table:table-cell office:value-type="string">
            <text:p>Cabela's </text:p>
          </table:table-cell>
          <table:table-cell office:value-type="string">
            <text:p>2011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Hannah Montana - Spotlight World Tour (USA)</text:p>
          </table:table-cell>
          <table:table-cell office:value-type="string">
            <text:p>Hannah Montana - Spotlight World Tour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Hannah Montana - The Movie (USA)</text:p>
          </table:table-cell>
          <table:table-cell office:value-type="string">
            <text:p>Hannah Montana - The Movie </text:p>
          </table:table-cell>
          <table:table-cell office:value-type="string">
            <text:p>Disney Interactive</text:p>
          </table:table-cell>
          <table:table-cell table:style-name="Default" office:value-type="string">
            <text:p>n-Spac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Happy Feet (USA)</text:p>
          </table:table-cell>
          <table:table-cell office:value-type="string">
            <text:p>Happy Feet </text:p>
          </table:table-cell>
          <table:table-cell office:value-type="string">
            <text:p>Midway</text:p>
          </table:table-cell>
          <table:table-cell table:style-name="Default" office:value-type="string">
            <text:p>A2M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Happy Feet Two (USA)</text:p>
          </table:table-cell>
          <table:table-cell office:value-type="string">
            <text:p>Happy Feet Two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KMM Games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Hardy Boys, The - The Hidden Theft (USA)</text:p>
          </table:table-cell>
          <table:table-cell office:value-type="string">
            <text:p>Hardy Boys, The - The Hidden Theft </text:p>
          </table:table-cell>
          <table:table-cell office:value-type="string">
            <text:p>DreamCatcher Interactive</text:p>
          </table:table-cell>
          <table:table-cell table:style-name="Default" office:value-type="string">
            <text:p>XPEC Entertainment Inc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Harley Davidson - Road Trip (USA)</text:p>
          </table:table-cell>
          <table:table-cell office:value-type="string">
            <text:p>Harley Davidson - Road Trip </text:p>
          </table:table-cell>
          <table:table-cell office:value-type="string">
            <text:p>Destineer Studios</text:p>
          </table:table-cell>
          <table:table-cell table:style-name="Default" office:value-type="string">
            <text:p>N-Fusion Interactive Entertainment Corp.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Harley Pasternak's Hollywood Workout (USA)</text:p>
          </table:table-cell>
          <table:table-cell office:value-type="string">
            <text:p>Harley Pasternak's Hollywood Workout </text:p>
          </table:table-cell>
          <table:table-cell office:value-type="string">
            <text:p>Majesco Sales Inc</text:p>
          </table:table-cell>
          <table:table-cell table:style-name="Default" office:value-type="string">
            <text:p>Heavy Iron Studio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Harry Potter and the Deathly Hallows,Part 1 (USA)</text:p>
          </table:table-cell>
          <table:table-cell office:value-type="string">
            <text:p>Harry Potter and the Deathly Hallows,Part 1 </text:p>
          </table:table-cell>
          <table:table-cell office:value-type="string">
            <text:p>Electronic Arts</text:p>
          </table:table-cell>
          <table:table-cell table:style-name="Default" office:value-type="string">
            <text:p>EA Bright Light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Harry Potter and the Deathly Hallows,Part 2 (USA)</text:p>
          </table:table-cell>
          <table:table-cell office:value-type="string">
            <text:p>Harry Potter and the Deathly Hallows,Part 2 </text:p>
          </table:table-cell>
          <table:table-cell office:value-type="string">
            <text:p>Electronic Arts</text:p>
          </table:table-cell>
          <table:table-cell table:style-name="Default" office:value-type="string">
            <text:p>EA Bright Light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Harry Potter and the Half-Blood Prince (USA)</text:p>
          </table:table-cell>
          <table:table-cell office:value-type="string">
            <text:p>Harry Potter and the Half-Blood Prince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Casual Studio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Harry Potter and the Order of the Phoenix (USA)</text:p>
          </table:table-cell>
          <table:table-cell office:value-type="string">
            <text:p>Harry Potter and the Order of the Phoenix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UK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Harukanaru Toki no Naka de 4 (Japan)</text:p>
          </table:table-cell>
          <table:table-cell office:value-type="string">
            <text:p>Harukanaru Toki no Naka de 4 </text:p>
          </table:table-cell>
          <table:table-cell office:value-type="string">
            <text:p>Koei</text:p>
          </table:table-cell>
          <table:table-cell table:style-name="Default" office:value-type="string">
            <text:p>Koei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Harvest Moon - Animal Parade (USA)</text:p>
          </table:table-cell>
          <table:table-cell office:value-type="string">
            <text:p>Harvest Moon - Animal Parade </text:p>
          </table:table-cell>
          <table:table-cell office:value-type="string">
            <text:p>Natsume</text:p>
          </table:table-cell>
          <table:table-cell table:style-name="Default" office:value-type="string">
            <text:p>Marvelous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Harvest Moon - Magical Melody (USA)</text:p>
          </table:table-cell>
          <table:table-cell office:value-type="string">
            <text:p>Harvest Moon - Magical Melody </text:p>
          </table:table-cell>
          <table:table-cell office:value-type="string">
            <text:p>Natsume</text:p>
          </table:table-cell>
          <table:table-cell table:style-name="Default" office:value-type="string">
            <text:p>Marvelou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Harvest Moon - Tree Of Tranquility (USA)</text:p>
          </table:table-cell>
          <table:table-cell office:value-type="string">
            <text:p>Harvest Moon - Tree Of Tranquility </text:p>
          </table:table-cell>
          <table:table-cell office:value-type="string">
            <text:p>Natsume</text:p>
          </table:table-cell>
          <table:table-cell table:style-name="Default" office:value-type="string">
            <text:p>Natsum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Role-Playing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Harvey Birdman - Attorney at Law (USA)</text:p>
          </table:table-cell>
          <table:table-cell office:value-type="string">
            <text:p>Harvey Birdman - Attorney at Law </text:p>
          </table:table-cell>
          <table:table-cell office:value-type="string">
            <text:p>Capcom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Hasbro - Family Game Night (USA)</text:p>
          </table:table-cell>
          <table:table-cell office:value-type="string">
            <text:p>Hasbro - Family Game Night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Redwood Shor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Hasbro - Family Game Night 2 (USA)</text:p>
          </table:table-cell>
          <table:table-cell office:value-type="string">
            <text:p>Hasbro - Family Game Night 2 </text:p>
          </table:table-cell>
          <table:table-cell office:value-type="string">
            <text:p>Electronic Arts</text:p>
          </table:table-cell>
          <table:table-cell table:style-name="Default" office:value-type="string">
            <text:p>EA Bright Light Studi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Compilation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Hasbro - Family Game Night 3 (USA)</text:p>
          </table:table-cell>
          <table:table-cell office:value-type="string">
            <text:p>Hasbro - Family Game Night 3 </text:p>
          </table:table-cell>
          <table:table-cell office:value-type="string">
            <text:p>Electronic Arts</text:p>
          </table:table-cell>
          <table:table-cell table:style-name="Default" office:value-type="string">
            <text:p>Bright Light Production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Hasbro - Family Game Night 4 - The Game Show (USA)</text:p>
          </table:table-cell>
          <table:table-cell office:value-type="string">
            <text:p>Hasbro - Family Game Night 4 - The Game Show </text:p>
          </table:table-cell>
          <table:table-cell office:value-type="string">
            <text:p>Electronic Arts</text:p>
          </table:table-cell>
          <table:table-cell table:style-name="Default" office:value-type="string">
            <text:p>Wahoo Studios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Board Gam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Hasbro - Family Game Night Fun Pack (USA)</text:p>
          </table:table-cell>
          <table:table-cell office:value-type="string">
            <text:p>Hasbro - Family Game Night Fun Pack </text:p>
          </table:table-cell>
          <table:table-cell office:value-type="string">
            <text:p>Electronic Arts</text:p>
          </table:table-cell>
          <table:table-cell table:style-name="Default" office:value-type="string">
            <text:p>Hasbro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Hasbro - Family Game Night Value Pack (USA)</text:p>
          </table:table-cell>
          <table:table-cell office:value-type="string">
            <text:p>Hasbro - Family Game Night Value Pack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Compilation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Haunted House (USA)</text:p>
          </table:table-cell>
          <table:table-cell office:value-type="string">
            <text:p>Haunted House </text:p>
          </table:table-cell>
          <table:table-cell office:value-type="string">
            <text:p>Atari (Infogrames)</text:p>
          </table:table-cell>
          <table:table-cell table:style-name="Default" office:value-type="string">
            <text:p>ImaginEngine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Heathcliff - The Fast and the Furriest (USA)</text:p>
          </table:table-cell>
          <table:table-cell office:value-type="string">
            <text:p>Heathcliff - The Fast and the Furriest </text:p>
          </table:table-cell>
          <table:table-cell office:value-type="string">
            <text:p>Storm City Games</text:p>
          </table:table-cell>
          <table:table-cell table:style-name="Default" office:value-type="string">
            <text:p>Storm City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Heatseeker (USA)</text:p>
          </table:table-cell>
          <table:table-cell office:value-type="string">
            <text:p>Heatseeker </text:p>
          </table:table-cell>
          <table:table-cell office:value-type="string">
            <text:p>Codemasters</text:p>
          </table:table-cell>
          <table:table-cell table:style-name="Default" office:value-type="string">
            <text:p>IR Gurus Interactive Ltd.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Heavenly Guardian (USA)</text:p>
          </table:table-cell>
          <table:table-cell office:value-type="string">
            <text:p>Heavenly Guardian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Starfish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Heavy Fire - Afghanistan (USA)</text:p>
          </table:table-cell>
          <table:table-cell office:value-type="string">
            <text:p>Heavy Fire - Afghanistan </text:p>
          </table:table-cell>
          <table:table-cell office:value-type="string">
            <text:p>Mastiff</text:p>
          </table:table-cell>
          <table:table-cell table:style-name="Default" office:value-type="string">
            <text:p>Teyon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Hell's Kitchen - The Video Game (USA)</text:p>
          </table:table-cell>
          <table:table-cell office:value-type="string">
            <text:p>Hell's Kitchen - The Video Gam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Hello Kitty Seasons (USA)</text:p>
          </table:table-cell>
          <table:table-cell office:value-type="string">
            <text:p>Hello Kitty Seasons </text:p>
          </table:table-cell>
          <table:table-cell office:value-type="string">
            <text:p>Zoo Games</text:p>
          </table:table-cell>
          <table:table-cell table:style-name="Default" office:value-type="string">
            <text:p>Sanrio Digital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Help Wanted - 50 Wacky Jobs (USA)</text:p>
          </table:table-cell>
          <table:table-cell office:value-type="string">
            <text:p>Help Wanted - 50 Wacky Jobs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 CO., LTD.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Hidden Mysteries - Titanic (USA)</text:p>
          </table:table-cell>
          <table:table-cell office:value-type="string">
            <text:p>Hidden Mysteries - Titanic </text:p>
          </table:table-cell>
          <table:table-cell office:value-type="string">
            <text:p>Activision</text:p>
          </table:table-cell>
          <table:table-cell table:style-name="Default" office:value-type="string">
            <text:p>Gunnar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High School Musical - Sing It! (USA)</text:p>
          </table:table-cell>
          <table:table-cell office:value-type="string">
            <text:p>High School Musical - Sing It! </text:p>
          </table:table-cell>
          <table:table-cell office:value-type="string">
            <text:p>Disney Interactive</text:p>
          </table:table-cell>
          <table:table-cell table:style-name="Default" office:value-type="string">
            <text:p>Artificial Mind + Movemen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High School Musical 3 - Senior Year Dance! (USA)</text:p>
          </table:table-cell>
          <table:table-cell office:value-type="string">
            <text:p>High School Musical 3 - Senior Year Dance! </text:p>
          </table:table-cell>
          <table:table-cell office:value-type="string">
            <text:p>Disney Interactive</text:p>
          </table:table-cell>
          <table:table-cell table:style-name="Default" office:value-type="string">
            <text:p>Page 44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Hip Hop Dance Experience, The (USA)</text:p>
          </table:table-cell>
          <table:table-cell office:value-type="string">
            <text:p>Hip Hop Dance Experience, Th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iNiS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History Channel, The - Battle for the Pacific (USA)</text:p>
          </table:table-cell>
          <table:table-cell office:value-type="string">
            <text:p>History Channel, The - Battle for the Pacific </text:p>
          </table:table-cell>
          <table:table-cell office:value-type="string">
            <text:p>Activision</text:p>
          </table:table-cell>
          <table:table-cell table:style-name="Default" office:value-type="string">
            <text:p>Magic Wand Production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Hollywood Squares (USA)</text:p>
          </table:table-cell>
          <table:table-cell office:value-type="string">
            <text:p>Hollywood Squares </text:p>
          </table:table-cell>
          <table:table-cell office:value-type="string">
            <text:p>Ubisoft</text:p>
          </table:table-cell>
          <table:table-cell table:style-name="Default" office:value-type="string">
            <text:p>Ludia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Honda ATV Fever (USA)</text:p>
          </table:table-cell>
          <table:table-cell office:value-type="string">
            <text:p>Honda ATV Fever </text:p>
          </table:table-cell>
          <table:table-cell office:value-type="string">
            <text:p>Storm City Games</text:p>
          </table:table-cell>
          <table:table-cell table:style-name="Default" office:value-type="string">
            <text:p>Beyond Reality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Hooked Again - Real Motion Fishing (USA)</text:p>
          </table:table-cell>
          <table:table-cell office:value-type="string">
            <text:p>Hooked Again - Real Motion Fishing </text:p>
          </table:table-cell>
          <table:table-cell office:value-type="string">
            <text:p>Aksys Games</text:p>
          </table:table-cell>
          <table:table-cell table:style-name="Default" office:value-type="string">
            <text:p>Sim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shing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Hooked! - Real Motion Fishing (USA)</text:p>
          </table:table-cell>
          <table:table-cell office:value-type="string">
            <text:p>Hooked! - Real Motion Fishing </text:p>
          </table:table-cell>
          <table:table-cell office:value-type="string">
            <text:p>Aksys Games</text:p>
          </table:table-cell>
          <table:table-cell table:style-name="Default" office:value-type="string">
            <text:p>Sim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ishing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Horse Life Adventures (USA)</text:p>
          </table:table-cell>
          <table:table-cell office:value-type="string">
            <text:p>Horse Life Adventures </text:p>
          </table:table-cell>
          <table:table-cell office:value-type="string">
            <text:p>Valcon Games</text:p>
          </table:table-cell>
          <table:table-cell table:style-name="Default" office:value-type="string">
            <text:p>Neko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Hot Wheels - Battle Force 5 (USA)</text:p>
          </table:table-cell>
          <table:table-cell office:value-type="string">
            <text:p>Hot Wheels - Battle Force 5 </text:p>
          </table:table-cell>
          <table:table-cell office:value-type="string">
            <text:p>Activision</text:p>
          </table:table-cell>
          <table:table-cell table:style-name="Default" office:value-type="string">
            <text:p>Sidhe Interactiv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Hot Wheels - Beat That! (USA)</text:p>
          </table:table-cell>
          <table:table-cell office:value-type="string">
            <text:p>Hot Wheels - Beat That! </text:p>
          </table:table-cell>
          <table:table-cell office:value-type="string">
            <text:p>Activision</text:p>
          </table:table-cell>
          <table:table-cell table:style-name="Default" office:value-type="string">
            <text:p>Eutechnyx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Hot Wheels - Track Attack (USA)</text:p>
          </table:table-cell>
          <table:table-cell office:value-type="string">
            <text:p>Hot Wheels - Track Attack </text:p>
          </table:table-cell>
          <table:table-cell office:value-type="string">
            <text:p>THQ</text:p>
          </table:table-cell>
          <table:table-cell table:style-name="Default" office:value-type="string">
            <text:p>Firebrand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Hotel for Dogs (USA)</text:p>
          </table:table-cell>
          <table:table-cell office:value-type="string">
            <text:p>Hotel for Dogs </text:p>
          </table:table-cell>
          <table:table-cell office:value-type="string">
            <text:p>505 Games</text:p>
          </table:table-cell>
          <table:table-cell table:style-name="Default" office:value-type="string">
            <text:p>FarSight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House of the Dead 2 &amp; 3 Return, The (USA)</text:p>
          </table:table-cell>
          <table:table-cell office:value-type="string">
            <text:p>House of the Dead 2 &amp; 3 Return, The </text:p>
          </table:table-cell>
          <table:table-cell office:value-type="string">
            <text:p>Sega</text:p>
          </table:table-cell>
          <table:table-cell table:style-name="Default" office:value-type="string">
            <text:p>Sega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House of the Dead, The - Overkill (USA)</text:p>
          </table:table-cell>
          <table:table-cell office:value-type="string">
            <text:p>House of the Dead, The - Overkill </text:p>
          </table:table-cell>
          <table:table-cell office:value-type="string">
            <text:p>Sega of America</text:p>
          </table:table-cell>
          <table:table-cell table:style-name="Default" office:value-type="string">
            <text:p>Headstrong Games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How To Train Your Dragon (USA)</text:p>
          </table:table-cell>
          <table:table-cell office:value-type="string">
            <text:p>How To Train Your Dragon </text:p>
          </table:table-cell>
          <table:table-cell office:value-type="string">
            <text:p>Activision</text:p>
          </table:table-cell>
          <table:table-cell table:style-name="Default" office:value-type="string">
            <text:p>ELB Games - Etranges Libellule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How to Train Your Dragon 2 (USA)</text:p>
          </table:table-cell>
          <table:table-cell office:value-type="string">
            <text:p>How to Train Your Dragon 2 </text:p>
          </table:table-cell>
          <table:table-cell office:value-type="string">
            <text:p>Little Orbit</text:p>
          </table:table-cell>
          <table:table-cell table:style-name="Default" office:value-type="string">
            <text:p>Torus Games</text:p>
          </table:table-cell>
          <table:table-cell office:value-type="string">
            <text:p>ESRB - E10+ (Everyone 10+)</text:p>
          </table:table-cell>
          <table:table-cell office:value-type="string">
            <text:p>2014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Hugo - Magic in the Troll Woods (Europe)</text:p>
          </table:table-cell>
          <table:table-cell office:value-type="string">
            <text:p>Hugo - Magic in the Troll Woods </text:p>
          </table:table-cell>
          <table:table-cell office:value-type="string">
            <text:p>KREA Medie</text:p>
          </table:table-cell>
          <table:table-cell office:value-type="string">
            <text:p>Attractive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Hula Wii - Hura de Hajimeru Bi to Kenkou!! (Japan)</text:p>
          </table:table-cell>
          <table:table-cell office:value-type="string">
            <text:p>Hula Wii - Hura de Hajimeru Bi to Kenkou!! </text:p>
          </table:table-cell>
          <table:table-cell office:value-type="string">
            <text:p>Milestone - UFO Interactive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Hula Wii - Tanoshiku Hula o Odorou!! (Japan)</text:p>
          </table:table-cell>
          <table:table-cell office:value-type="string">
            <text:p>Hula Wii - Tanoshiku Hula o Odorou!! </text:p>
          </table:table-cell>
          <table:table-cell office:value-type="string">
            <text:p>Milestone - UFO Interactive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Hyper Fighters (USA)</text:p>
          </table:table-cell>
          <table:table-cell office:value-type="string">
            <text:p>Hyper Fighters </text:p>
          </table:table-cell>
          <table:table-cell office:value-type="string">
            <text:p>Zoo</text:p>
          </table:table-cell>
          <table:table-cell table:style-name="Default" office:value-type="string">
            <text:p>Team6 Game Studio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Flying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Hysteria Hospital - Emergency Ward (USA)</text:p>
          </table:table-cell>
          <table:table-cell office:value-type="string">
            <text:p>Hysteria Hospital - Emergency Ward </text:p>
          </table:table-cell>
          <table:table-cell office:value-type="string">
            <text:p>Oxygen Interactive Software (UK)</text:p>
          </table:table-cell>
          <table:table-cell table:style-name="Default" office:value-type="string">
            <text:p>Arts by Blueshark Studi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I Love Horses - Rider's Paradise (USA)</text:p>
          </table:table-cell>
          <table:table-cell office:value-type="string">
            <text:p>I Love Horses - Rider's Paradise </text:p>
          </table:table-cell>
          <table:table-cell office:value-type="string">
            <text:p>Destineer Studios</text:p>
          </table:table-cell>
          <table:table-cell table:style-name="Default" office:value-type="string">
            <text:p>Tate Interactiv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I SPY Game Pack (USA)</text:p>
          </table:table-cell>
          <table:table-cell office:value-type="string">
            <text:p>I SPY Game Pack </text:p>
          </table:table-cell>
          <table:table-cell table:number-columns-repeated="2" office:value-type="string">
            <text:p>Scholastic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I SPY Spooky Mansion (USA)</text:p>
          </table:table-cell>
          <table:table-cell office:value-type="string">
            <text:p>I SPY Spooky Mansion </text:p>
          </table:table-cell>
          <table:table-cell office:value-type="string">
            <text:p>Scholastic</text:p>
          </table:table-cell>
          <table:table-cell table:style-name="Default" office:value-type="string">
            <text:p>Gusto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I'm a Celebrity...Get Me Out of Here! (Europe)</text:p>
          </table:table-cell>
          <table:table-cell office:value-type="string">
            <text:p>I'm a Celebrity...Get Me Out of Here! </text:p>
          </table:table-cell>
          <table:table-cell office:value-type="string">
            <text:p>Mindscape</text:p>
          </table:table-cell>
          <table:table-cell table:style-name="Default" office:value-type="string">
            <text:p>Smack Down Production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iCarly (USA)</text:p>
          </table:table-cell>
          <table:table-cell office:value-type="string">
            <text:p>iCarly </text:p>
          </table:table-cell>
          <table:table-cell office:value-type="string">
            <text:p>Activision</text:p>
          </table:table-cell>
          <table:table-cell table:style-name="Default" office:value-type="string">
            <text:p>Blitz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iCarly 2 - iJoin the Click! (USA)</text:p>
          </table:table-cell>
          <table:table-cell office:value-type="string">
            <text:p>iCarly 2 - iJoin the Click! </text:p>
          </table:table-cell>
          <table:table-cell office:value-type="string">
            <text:p>Activision</text:p>
          </table:table-cell>
          <table:table-cell table:style-name="Default" office:value-type="string">
            <text:p>Big Blue Bubbl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Ice Age - Continental Drift - Arctic Games (USA)</text:p>
          </table:table-cell>
          <table:table-cell office:value-type="string">
            <text:p>Ice Age - Continental Drift - Arctic Games </text:p>
          </table:table-cell>
          <table:table-cell office:value-type="string">
            <text:p>Activision</text:p>
          </table:table-cell>
          <table:table-cell table:style-name="Default" office:value-type="string">
            <text:p>Behavior Interactive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Ice Age - Dawn of the Dinosaurs (USA)</text:p>
          </table:table-cell>
          <table:table-cell office:value-type="string">
            <text:p>Ice Age - Dawn of the Dinosaurs </text:p>
          </table:table-cell>
          <table:table-cell office:value-type="string">
            <text:p>Activision</text:p>
          </table:table-cell>
          <table:table-cell table:style-name="Default" office:value-type="string">
            <text:p>Eurocom 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Ice Age 2 - The Meltdown (USA)</text:p>
          </table:table-cell>
          <table:table-cell office:value-type="string">
            <text:p>Ice Age 2 - The Meltdown </text:p>
          </table:table-cell>
          <table:table-cell office:value-type="string">
            <text:p>Sierra Entertainment,Inc.</text:p>
          </table:table-cell>
          <table:table-cell table:style-name="Default" office:value-type="string">
            <text:p>Fox Interactive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Igor the Game (USA)</text:p>
          </table:table-cell>
          <table:table-cell office:value-type="string">
            <text:p>Igor the Game </text:p>
          </table:table-cell>
          <table:table-cell office:value-type="string">
            <text:p>South Peak Interactive</text:p>
          </table:table-cell>
          <table:table-cell table:style-name="Default" office:value-type="string">
            <text:p>Interactive Game Group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Ikenie no Yoru (Japan)</text:p>
          </table:table-cell>
          <table:table-cell office:value-type="string">
            <text:p>Ikenie no Yoru </text:p>
          </table:table-cell>
          <table:table-cell office:value-type="string">
            <text:p>Marvelous</text:p>
          </table:table-cell>
          <table:table-cell table:style-name="Default" office:value-type="string">
            <text:p>Marvelou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Illvelo Wii (Japan)</text:p>
          </table:table-cell>
          <table:table-cell office:value-type="string">
            <text:p>Illvelo Wii </text:p>
          </table:table-cell>
          <table:table-cell office:value-type="string">
            <text:p>Milestone - UFO Interactive</text:p>
          </table:table-cell>
          <table:table-cell table:style-name="Default" office:value-type="string">
            <text:p>MileStone Inc.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hoot-'em-Up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Imagine Champion Rider (Europe)</text:p>
          </table:table-cell>
          <table:table-cell office:value-type="string">
            <text:p>Imagine Champion Rider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Phoenix Studi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Imagine Fashion Party (USA)</text:p>
          </table:table-cell>
          <table:table-cell office:value-type="string">
            <text:p>Imagine Fashion Part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Virtual Toy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Imagine Party Babyz (USA)</text:p>
          </table:table-cell>
          <table:table-cell office:value-type="string">
            <text:p>Imagine Party Babyz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Impossible Mission (USA)</text:p>
          </table:table-cell>
          <table:table-cell office:value-type="string">
            <text:p>Impossible Mission </text:p>
          </table:table-cell>
          <table:table-cell office:value-type="string">
            <text:p>Codemasters</text:p>
          </table:table-cell>
          <table:table-cell table:style-name="Default" office:value-type="string">
            <text:p>Epyx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Inazuma Eleven Go Strikers 2013 (Japan)</text:p>
          </table:table-cell>
          <table:table-cell office:value-type="string">
            <text:p>Inazuma Eleven Go Strikers 2013 </text:p>
          </table:table-cell>
          <table:table-cell office:value-type="string">
            <text:p>Level-5</text:p>
          </table:table-cell>
          <table:table-cell table:style-name="Default" office:value-type="string">
            <text:p>Level-5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Inazuma Eleven Strikers 2012 Xtreme (Japan)</text:p>
          </table:table-cell>
          <table:table-cell office:value-type="string">
            <text:p>Inazuma Eleven Strikers 2012 Xtreme </text:p>
          </table:table-cell>
          <table:table-cell office:value-type="string">
            <text:p>Level-5</text:p>
          </table:table-cell>
          <table:table-cell table:style-name="Default" office:value-type="string">
            <text:p>Level-5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Incredible Hulk, The (USA)</text:p>
          </table:table-cell>
          <table:table-cell office:value-type="string">
            <text:p>Incredible Hulk, The </text:p>
          </table:table-cell>
          <table:table-cell office:value-type="string">
            <text:p>Sega of America</text:p>
          </table:table-cell>
          <table:table-cell table:style-name="Default" office:value-type="string">
            <text:p>Edge of Reality 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Indiana Jones and the Staff of Kings (USA)</text:p>
          </table:table-cell>
          <table:table-cell office:value-type="string">
            <text:p>Indiana Jones and the Staff of Kings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A2M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Indianapolis 500 Legends (USA)</text:p>
          </table:table-cell>
          <table:table-cell office:value-type="string">
            <text:p>Indianapolis 500 Legends </text:p>
          </table:table-cell>
          <table:table-cell office:value-type="string">
            <text:p>Destineer Studios</text:p>
          </table:table-cell>
          <table:table-cell table:style-name="Default" office:value-type="string">
            <text:p>Torus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Iron Chef America - Supreme Cuisine (USA)</text:p>
          </table:table-cell>
          <table:table-cell office:value-type="string">
            <text:p>Iron Chef America - Supreme Cuisine </text:p>
          </table:table-cell>
          <table:table-cell office:value-type="string">
            <text:p>Destineer Studios</text:p>
          </table:table-cell>
          <table:table-cell table:style-name="Default" office:value-type="string">
            <text:p>Black Lantern Studio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Iron Man (USA)</text:p>
          </table:table-cell>
          <table:table-cell office:value-type="string">
            <text:p>Iron Man </text:p>
          </table:table-cell>
          <table:table-cell office:value-type="string">
            <text:p>Sega of America</text:p>
          </table:table-cell>
          <table:table-cell table:style-name="Default" office:value-type="string">
            <text:p>A2M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Iron Man 2 (USA)</text:p>
          </table:table-cell>
          <table:table-cell office:value-type="string">
            <text:p>Iron Man 2 </text:p>
          </table:table-cell>
          <table:table-cell office:value-type="string">
            <text:p>Sega Japan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Island of Dr. Frankenstein, The(USA)</text:p>
          </table:table-cell>
          <table:table-cell office:value-type="string">
            <text:p>Island of Dr. Frankenstein, The </text:p>
          </table:table-cell>
          <table:table-cell office:value-type="string">
            <text:p>Storm City Games</text:p>
          </table:table-cell>
          <table:table-cell table:style-name="Default" office:value-type="string">
            <text:p>Visual Impac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Issyoni Asobou! Dream Theme Park (Japan)</text:p>
          </table:table-cell>
          <table:table-cell office:value-type="string">
            <text:p>Issyoni Asobou! Dream Theme Park </text:p>
          </table:table-cell>
          <table:table-cell office:value-type="string">
            <text:p>Namco Bandai Games</text:p>
          </table:table-cell>
          <table:table-cell table:style-name="Default" office:value-type="string">
            <text:p>Namco Bandai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10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It's my Birthday! (Europe)</text:p>
          </table:table-cell>
          <table:table-cell office:value-type="string">
            <text:p>It's my Birthday! </text:p>
          </table:table-cell>
          <table:table-cell office:value-type="string">
            <text:p>Take 2 Interactive / 2K Games</text:p>
          </table:table-cell>
          <table:table-cell table:style-name="Default" office:value-type="string">
            <text:p>Cat Daddy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12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It's My Circus (Europe)</text:p>
          </table:table-cell>
          <table:table-cell office:value-type="string">
            <text:p>It's My Circus </text:p>
          </table:table-cell>
          <table:table-cell office:value-type="string">
            <text:p>Take 2 Interactive / GameTek</text:p>
          </table:table-cell>
          <table:table-cell table:style-name="Default" office:value-type="string">
            <text:p>Cat Daddy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Ivy The Kiwi (USA)</text:p>
          </table:table-cell>
          <table:table-cell office:value-type="string">
            <text:p>Ivy The Kiwi </text:p>
          </table:table-cell>
          <table:table-cell office:value-type="string">
            <text:p>Xseed Games</text:p>
          </table:table-cell>
          <table:table-cell table:style-name="Default" office:value-type="string">
            <text:p>Prop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Jakers! Kart Racing (Europe)</text:p>
          </table:table-cell>
          <table:table-cell office:value-type="string">
            <text:p>Jakers! Kart Racing </text:p>
          </table:table-cell>
          <table:table-cell office:value-type="string">
            <text:p>Nordic License</text:p>
          </table:table-cell>
          <table:table-cell table:style-name="Default" office:value-type="string">
            <text:p>Nordic License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Jambo! Safari Animal Rescue (USA)</text:p>
          </table:table-cell>
          <table:table-cell office:value-type="string">
            <text:p>Jambo! Safari Animal Rescue </text:p>
          </table:table-cell>
          <table:table-cell table:number-columns-repeated="2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James Cameron's Avatar - The Game (USA)</text:p>
          </table:table-cell>
          <table:table-cell office:value-type="string">
            <text:p>James Cameron's Avatar - The Gam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JAWS - Ultimate Predator (USA)</text:p>
          </table:table-cell>
          <table:table-cell office:value-type="string">
            <text:p>JAWS - Ultimate Predator </text:p>
          </table:table-cell>
          <table:table-cell office:value-type="string">
            <text:p>Majesco Sales Inc</text:p>
          </table:table-cell>
          <table:table-cell table:style-name="Default" office:value-type="string">
            <text:p>TecTonic Studios 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Jeep Thrills (USA)</text:p>
          </table:table-cell>
          <table:table-cell office:value-type="string">
            <text:p>Jeep Thrills </text:p>
          </table:table-cell>
          <table:table-cell office:value-type="string">
            <text:p>Zoo Games</text:p>
          </table:table-cell>
          <table:table-cell table:style-name="Default" office:value-type="string">
            <text:p>Gamesauce, Ltd.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Jelly Belly Ballistic Beans (USA)</text:p>
          </table:table-cell>
          <table:table-cell office:value-type="string">
            <text:p>Jelly Belly Ballistic Beans </text:p>
          </table:table-cell>
          <table:table-cell office:value-type="string">
            <text:p>Zoo Games</text:p>
          </table:table-cell>
          <table:table-cell table:style-name="Default" office:value-type="string">
            <text:p>Blue Monkey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Jenga World Tour (USA)</text:p>
          </table:table-cell>
          <table:table-cell office:value-type="string">
            <text:p>Jenga World Tour </text:p>
          </table:table-cell>
          <table:table-cell office:value-type="string">
            <text:p>Atari (Infogrames)</text:p>
          </table:table-cell>
          <table:table-cell table:style-name="Default" office:value-type="string">
            <text:p>Atomic Plane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Jeopardy! (USA)</text:p>
          </table:table-cell>
          <table:table-cell office:value-type="string">
            <text:p>Jeopardy! </text:p>
          </table:table-cell>
          <table:table-cell office:value-type="string">
            <text:p>THQ</text:p>
          </table:table-cell>
          <table:table-cell table:style-name="Default" office:value-type="string">
            <text:p>Pipeworks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3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Jerry Rice &amp; Nitus' Dog Football (USA)</text:p>
          </table:table-cell>
          <table:table-cell office:value-type="string">
            <text:p>Jerry Rice &amp; Nitus' Dog Football </text:p>
          </table:table-cell>
          <table:table-cell office:value-type="string">
            <text:p>Judo Baby</text:p>
          </table:table-cell>
          <table:table-cell table:style-name="Default" office:value-type="string">
            <text:p>Tommo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Jewel Master - Cradle of Rome (USA)</text:p>
          </table:table-cell>
          <table:table-cell office:value-type="string">
            <text:p>Jewel Master - Cradle of Rome </text:p>
          </table:table-cell>
          <table:table-cell office:value-type="string">
            <text:p>Destineer Studios</text:p>
          </table:table-cell>
          <table:table-cell table:style-name="Default" office:value-type="string">
            <text:p>Cerasus Medi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Jewel Quest Trilogy (USA)</text:p>
          </table:table-cell>
          <table:table-cell office:value-type="string">
            <text:p>Jewel Quest Trilogy </text:p>
          </table:table-cell>
          <table:table-cell office:value-type="string">
            <text:p>GameMill Entertainment</text:p>
          </table:table-cell>
          <table:table-cell table:style-name="Default" office:value-type="string">
            <text:p>Gunnar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Jigsaw Puzzle Kyo-no Wan Ko (Japan)</text:p>
          </table:table-cell>
          <table:table-cell office:value-type="string">
            <text:p>Jigsaw Puzzle Kyo-no Wan Ko </text:p>
          </table:table-cell>
          <table:table-cell table:number-columns-repeated="2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Jikkyou Powerful Major League 2009 (Japan)</text:p>
          </table:table-cell>
          <table:table-cell office:value-type="string">
            <text:p>Jikkyou Powerful Major League 2009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4.9</text:p>
          </table:table-cell>
          <table:table-cell table:number-columns-repeated="1012"/>
        </table:table-row>
        <table:table-row table:style-name="ro1">
          <table:table-cell office:value-type="string">
            <text:p>Jikkyou Powerful Major League 3 (Japan)</text:p>
          </table:table-cell>
          <table:table-cell office:value-type="string">
            <text:p>Jikkyou Powerful Major League 3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Jikkyou Powerful Pro Baseball 15 (Japan)</text:p>
          </table:table-cell>
          <table:table-cell office:value-type="string">
            <text:p>Jikkyou Powerful Pro Baseball 15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4.6</text:p>
          </table:table-cell>
          <table:table-cell table:number-columns-repeated="1012"/>
        </table:table-row>
        <table:table-row table:style-name="ro1">
          <table:table-cell office:value-type="string">
            <text:p>Jikkyou Powerful Pro Baseball Wii Ketteiban (Japan)</text:p>
          </table:table-cell>
          <table:table-cell office:value-type="string">
            <text:p>Jikkyou Powerful Pro Baseball Wii Ketteiban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aseball</text:p>
          </table:table-cell>
          <table:table-cell office:value-type="string">
            <text:p>1 Player</text:p>
          </table:table-cell>
          <table:table-cell office:value-type="string">
            <text:p>4.7</text:p>
          </table:table-cell>
          <table:table-cell table:number-columns-repeated="1012"/>
        </table:table-row>
        <table:table-row table:style-name="ro1">
          <table:table-cell office:value-type="string">
            <text:p>Jikkyou Powerful Pro Yakyuu Next (Japan)</text:p>
          </table:table-cell>
          <table:table-cell office:value-type="string">
            <text:p>Jikkyou Powerful Pro Yakyuu Next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Jikkyou Powerful Pro Yakyuu Wii (Japan)</text:p>
          </table:table-cell>
          <table:table-cell office:value-type="string">
            <text:p>Jikkyou Powerful Pro Yakyuu Wii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Jillian Michaels Fitness Ultimatum 2010 (USA)</text:p>
          </table:table-cell>
          <table:table-cell office:value-type="string">
            <text:p>Jillian Michaels Fitness Ultimatum 2010 </text:p>
          </table:table-cell>
          <table:table-cell office:value-type="string">
            <text:p>Majesco Sales Inc</text:p>
          </table:table-cell>
          <table:table-cell table:style-name="Default" office:value-type="string">
            <text:p>Collision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Jillian Michaels Fitness Ultimatum 2011 (USA)</text:p>
          </table:table-cell>
          <table:table-cell office:value-type="string">
            <text:p>Jillian Michaels Fitness Ultimatum 2011 </text:p>
          </table:table-cell>
          <table:table-cell office:value-type="string">
            <text:p>D3 Publisher</text:p>
          </table:table-cell>
          <table:table-cell table:style-name="Default" office:value-type="string">
            <text:p>Collision Studio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Jillian Michaels' Fitness Ultimatum 2009 (USA)</text:p>
          </table:table-cell>
          <table:table-cell office:value-type="string">
            <text:p>Jillian Michaels' Fitness Ultimatum 2009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3G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Jimmie Johnson's Anything With An Engine (USA)</text:p>
          </table:table-cell>
          <table:table-cell office:value-type="string">
            <text:p>Jimmie Johnson's Anything With An Engine </text:p>
          </table:table-cell>
          <table:table-cell office:value-type="string">
            <text:p>Konami</text:p>
          </table:table-cell>
          <table:table-cell table:style-name="Default" office:value-type="string">
            <text:p>Isopod Labs 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Jinsei Game - Happy Family (Japan)</text:p>
          </table:table-cell>
          <table:table-cell office:value-type="string">
            <text:p>Jinsei Game - Happy Family </text:p>
          </table:table-cell>
          <table:table-cell office:value-type="string">
            <text:p>Tomy</text:p>
          </table:table-cell>
          <table:table-cell office:value-type="string">
            <text:p>Takara Tomy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Jinsei Game Happy Family Gotouchi Neta Zouryou Shiage (Japan)</text:p>
          </table:table-cell>
          <table:table-cell office:value-type="string">
            <text:p>Jinsei Game Happy Family Gotouchi Neta Zouryou Shiage </text:p>
          </table:table-cell>
          <table:table-cell office:value-type="string">
            <text:p>Takara Tomy</text:p>
          </table:table-cell>
          <table:table-cell table:style-name="Default" office:value-type="string">
            <text:p>Takara Tomy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Jinsei Game Wii (Japan)</text:p>
          </table:table-cell>
          <table:table-cell office:value-type="string">
            <text:p>Jinsei Game Wii </text:p>
          </table:table-cell>
          <table:table-cell office:value-type="string">
            <text:p>Tomy</text:p>
          </table:table-cell>
          <table:table-cell table:style-name="Default" office:value-type="string">
            <text:p>Takara Tomy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4.7</text:p>
          </table:table-cell>
          <table:table-cell table:number-columns-repeated="1012"/>
        </table:table-row>
        <table:table-row table:style-name="ro1">
          <table:table-cell office:value-type="string">
            <text:p>Jinsei Game Wii EX (Japan)</text:p>
          </table:table-cell>
          <table:table-cell office:value-type="string">
            <text:p>Jinsei Game Wii EX </text:p>
          </table:table-cell>
          <table:table-cell office:value-type="string">
            <text:p>Tomy</text:p>
          </table:table-cell>
          <table:table-cell table:style-name="Default" office:value-type="string">
            <text:p>Takara Tomy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 Player</text:p>
          </table:table-cell>
          <table:table-cell office:value-type="string">
            <text:p>4.7</text:p>
          </table:table-cell>
          <table:table-cell table:number-columns-repeated="1012"/>
        </table:table-row>
        <table:table-row table:style-name="ro1">
          <table:table-cell office:value-type="string">
            <text:p>Ju-on - The Grudge (USA)</text:p>
          </table:table-cell>
          <table:table-cell office:value-type="string">
            <text:p>Ju-on - The Grudge </text:p>
          </table:table-cell>
          <table:table-cell office:value-type="string">
            <text:p>Xseed Games</text:p>
          </table:table-cell>
          <table:table-cell table:style-name="Default" office:value-type="string">
            <text:p>Feel Plus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Jumper - Griffin's Story (USA)</text:p>
          </table:table-cell>
          <table:table-cell office:value-type="string">
            <text:p>Jumper - Griffin's Story </text:p>
          </table:table-cell>
          <table:table-cell office:value-type="string">
            <text:p>Brash Entertainment</text:p>
          </table:table-cell>
          <table:table-cell table:style-name="Default" office:value-type="string">
            <text:p>Collision Studio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JumpStart Crazy Karts (USA)</text:p>
          </table:table-cell>
          <table:table-cell office:value-type="string">
            <text:p>JumpStart Crazy Karts </text:p>
          </table:table-cell>
          <table:table-cell office:value-type="string">
            <text:p>Knowledge Adventure</text:p>
          </table:table-cell>
          <table:table-cell table:style-name="Default" office:value-type="string">
            <text:p>Epyx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JumpStart Escape from Adventure Island (USA)</text:p>
          </table:table-cell>
          <table:table-cell office:value-type="string">
            <text:p>JumpStart Escape from Adventure Island </text:p>
          </table:table-cell>
          <table:table-cell office:value-type="string">
            <text:p>Knowledge Adventure</text:p>
          </table:table-cell>
          <table:table-cell table:style-name="Default" office:value-type="string">
            <text:p>Knowledge Adventur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JumpStart Get Moving Family Fitness (USA)</text:p>
          </table:table-cell>
          <table:table-cell office:value-type="string">
            <text:p>JumpStart Get Moving Family Fitness </text:p>
          </table:table-cell>
          <table:table-cell office:value-type="string">
            <text:p>Knowledge Adventure</text:p>
          </table:table-cell>
          <table:table-cell table:style-name="Default" office:value-type="string">
            <text:p>Knowledge Adventu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JumpStart Pet Rescue (USA)</text:p>
          </table:table-cell>
          <table:table-cell office:value-type="string">
            <text:p>JumpStart Pet Rescue </text:p>
          </table:table-cell>
          <table:table-cell office:value-type="string">
            <text:p>Knowledge Adventure </text:p>
          </table:table-cell>
          <table:table-cell table:style-name="Default" office:value-type="string">
            <text:p>Knowledge Adventure </text:p>
          </table:table-cell>
          <table:table-cell office:value-type="string">
            <text:p>ESRB - EC (Early Childhood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Junior League Sports (USA)</text:p>
          </table:table-cell>
          <table:table-cell office:value-type="string">
            <text:p>Junior League Sports </text:p>
          </table:table-cell>
          <table:table-cell office:value-type="string">
            <text:p>XS Games 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Jurassic - The Hunted (USA)</text:p>
          </table:table-cell>
          <table:table-cell office:value-type="string">
            <text:p>Jurassic - The Hunted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Just Dance (USA)</text:p>
          </table:table-cell>
          <table:table-cell office:value-type="string">
            <text:p>Just Danc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Franc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Just Dance 2 (USA)</text:p>
          </table:table-cell>
          <table:table-cell office:value-type="string">
            <text:p>Just Dance 2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Pari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8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Just Dance 2014 (USA)</text:p>
          </table:table-cell>
          <table:table-cell office:value-type="string">
            <text:p>Just Dance 2014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Entertainment</text:p>
          </table:table-cell>
          <table:table-cell office:value-type="string">
            <text:p>ESRB - E10+ (Everyone 10+)</text:p>
          </table:table-cell>
          <table:table-cell office:value-type="string">
            <text:p>2013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Just Dance 2015 (USA)</text:p>
          </table:table-cell>
          <table:table-cell office:value-type="string">
            <text:p>Just Dance 2015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Entertainment</text:p>
          </table:table-cell>
          <table:table-cell office:value-type="string">
            <text:p>ESRB - E10+ (Everyone 10+)</text:p>
          </table:table-cell>
          <table:table-cell office:value-type="string">
            <text:p>2014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Just Dance 3 (USA)</text:p>
          </table:table-cell>
          <table:table-cell office:value-type="string">
            <text:p>Just Dance 3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Pari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Just Dance 4 (USA)</text:p>
          </table:table-cell>
          <table:table-cell office:value-type="string">
            <text:p>Just Dance 4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Entertainment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Just Dance Disney Party (USA)</text:p>
          </table:table-cell>
          <table:table-cell office:value-type="string">
            <text:p>Just Dance Disney Part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and Ho! 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Just Dance Greatest Hits (USA)</text:p>
          </table:table-cell>
          <table:table-cell office:value-type="string">
            <text:p>Just Dance Greatest Hits </text:p>
          </table:table-cell>
          <table:table-cell table:number-columns-repeated="2" office:value-type="string">
            <text:p>Ubi Soft Entertainment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Just Dance Kids (USA)</text:p>
          </table:table-cell>
          <table:table-cell office:value-type="string">
            <text:p>Just Dance Kid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Entertainmen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Just Dance Kids 2 (USA)</text:p>
          </table:table-cell>
          <table:table-cell office:value-type="string">
            <text:p>Just Dance Kids 2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Entertainment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Just Dance Kids 2014 (USA)</text:p>
          </table:table-cell>
          <table:table-cell office:value-type="string">
            <text:p>Just Dance Kids 2014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Entertainment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Just Dance Summer Party (USA)</text:p>
          </table:table-cell>
          <table:table-cell office:value-type="string">
            <text:p>Just Dance Summer Part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Pari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8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Kamen Rider Climax Heroes Fourze (Japan)</text:p>
          </table:table-cell>
          <table:table-cell office:value-type="string">
            <text:p>Kamen Rider Climax Heroes Fourze </text:p>
          </table:table-cell>
          <table:table-cell office:value-type="string">
            <text:p>Namco Bandai Games</text:p>
          </table:table-cell>
          <table:table-cell table:style-name="Default"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Kamen Rider Climax Heroes OOO (Japan)</text:p>
          </table:table-cell>
          <table:table-cell office:value-type="string">
            <text:p>Kamen Rider Climax Heroes OOO </text:p>
          </table:table-cell>
          <table:table-cell office:value-type="string">
            <text:p>Namco Bandai Games</text:p>
          </table:table-cell>
          <table:table-cell table:style-name="Default"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Kamen Rider Climax Heroes W (Japan)</text:p>
          </table:table-cell>
          <table:table-cell office:value-type="string">
            <text:p>Kamen Rider Climax Heroes W </text:p>
          </table:table-cell>
          <table:table-cell office:value-type="string">
            <text:p>Namco Bandai Games</text:p>
          </table:table-cell>
          <table:table-cell table:style-name="Default"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Kamen Rider Dragon Knight (USA)</text:p>
          </table:table-cell>
          <table:table-cell office:value-type="string">
            <text:p>Kamen Rider Dragon Knight </text:p>
          </table:table-cell>
          <table:table-cell office:value-type="string">
            <text:p>D3 Publisher</text:p>
          </table:table-cell>
          <table:table-cell table:style-name="Default" office:value-type="string">
            <text:p>Eighting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Kamen Rider Super Climax Heroes (Japan)</text:p>
          </table:table-cell>
          <table:table-cell office:value-type="string">
            <text:p>Kamen Rider Super Climax Heroes </text:p>
          </table:table-cell>
          <table:table-cell office:value-type="string">
            <text:p>Namco</text:p>
          </table:table-cell>
          <table:table-cell table:style-name="Default"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Kanken Wii - Kanji Ou Kettei Sen (Japan)</text:p>
          </table:table-cell>
          <table:table-cell office:value-type="string">
            <text:p>Kanken Wii - Kanji Ou Kettei Sen </text:p>
          </table:table-cell>
          <table:table-cell table:number-columns-repeated="2" office:value-type="string">
            <text:p>Rocket 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Educational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Karaoke Joysound (USA)</text:p>
          </table:table-cell>
          <table:table-cell office:value-type="string">
            <text:p>Karaoke Joysound </text:p>
          </table:table-cell>
          <table:table-cell office:value-type="string">
            <text:p>Konami</text:p>
          </table:table-cell>
          <table:table-cell table:style-name="Default" office:value-type="string">
            <text:p>Brother International Corp.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Karaoke</text:p>
          </table:table-cell>
          <table:table-cell office:value-type="string">
            <text:p>1-8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Karaoke Joysound Wii - Enka Kayoukyoku Hen (Japan)</text:p>
          </table:table-cell>
          <table:table-cell office:value-type="string">
            <text:p>Karaoke Joysound Wii - Enka Kayoukyoku Hen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Karaoke Joysound Wii Duet Song (Japan)</text:p>
          </table:table-cell>
          <table:table-cell office:value-type="string">
            <text:p>Karaoke Joysound Wii Duet Song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Karaoke Joysound Wii DX (Japan)</text:p>
          </table:table-cell>
          <table:table-cell office:value-type="string">
            <text:p>Karaoke Joysound Wii DX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Karaoke Joysound Wii Super DX - Hitori de Minna de Utai Houdai! (Japan)</text:p>
          </table:table-cell>
          <table:table-cell office:value-type="string">
            <text:p>Karaoke Joysound Wii Super DX - Hitori de Minna de Utai Houdai!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8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Karaoke Revolution (USA)</text:p>
          </table:table-cell>
          <table:table-cell office:value-type="string">
            <text:p>Karaoke Revolution </text:p>
          </table:table-cell>
          <table:table-cell office:value-type="string">
            <text:p>Konami</text:p>
          </table:table-cell>
          <table:table-cell table:style-name="Default" office:value-type="string">
            <text:p>Blitz Games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Karaoke Revolution Glee (USA)</text:p>
          </table:table-cell>
          <table:table-cell office:value-type="string">
            <text:p>Karaoke Revolution Glee </text:p>
          </table:table-cell>
          <table:table-cell office:value-type="string">
            <text:p>Konami</text:p>
          </table:table-cell>
          <table:table-cell table:style-name="Default" office:value-type="string">
            <text:p>Hijinx Studio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Karaoke Revolution Glee Volume 2 (USA)</text:p>
          </table:table-cell>
          <table:table-cell office:value-type="string">
            <text:p>Karaoke Revolution Glee Volume 2 </text:p>
          </table:table-cell>
          <table:table-cell office:value-type="string">
            <text:p>Konami</text:p>
          </table:table-cell>
          <table:table-cell table:style-name="Default" office:value-type="string">
            <text:p>Hijinx Studio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Karaoke Revolution Glee Volume 3 (USA)</text:p>
          </table:table-cell>
          <table:table-cell office:value-type="string">
            <text:p>Karaoke Revolution Glee Volume 3 </text:p>
          </table:table-cell>
          <table:table-cell office:value-type="string">
            <text:p>Konami</text:p>
          </table:table-cell>
          <table:table-cell table:style-name="Default" office:value-type="string">
            <text:p>Hijinx Studio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Karaoke Revolution Presents - American Idol Encore (USA)</text:p>
          </table:table-cell>
          <table:table-cell office:value-type="string">
            <text:p>Karaoke Revolution Presents - American Idol Encore </text:p>
          </table:table-cell>
          <table:table-cell office:value-type="string">
            <text:p>Konami</text:p>
          </table:table-cell>
          <table:table-cell table:style-name="Default" office:value-type="string">
            <text:p>Blitz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Karaoke</text:p>
          </table:table-cell>
          <table:table-cell office:value-type="string">
            <text:p>1-8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Karaoke Revolution Presents - American Idol Encore 2 (USA)</text:p>
          </table:table-cell>
          <table:table-cell office:value-type="string">
            <text:p>Karaoke Revolution Presents - American Idol Encore 2 </text:p>
          </table:table-cell>
          <table:table-cell office:value-type="string">
            <text:p>Konami</text:p>
          </table:table-cell>
          <table:table-cell table:style-name="Default" office:value-type="string">
            <text:p>Blitz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Kart Racer (USA)</text:p>
          </table:table-cell>
          <table:table-cell office:value-type="string">
            <text:p>Kart Racer </text:p>
          </table:table-cell>
          <table:table-cell office:value-type="string">
            <text:p>Virtual Play Games</text:p>
          </table:table-cell>
          <table:table-cell table:style-name="Default" office:value-type="string">
            <text:p>Brain In A Jar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Kateikyou Hitman Reborn! Dream Hyper Battle! Wii (Japan)</text:p>
          </table:table-cell>
          <table:table-cell office:value-type="string">
            <text:p>Kateikyou Hitman Reborn! Dream Hyper Battle! Wii </text:p>
          </table:table-cell>
          <table:table-cell table:number-columns-repeated="2" office:value-type="string">
            <text:p>Marvelous Enter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Kawasaki Jet Ski (USA)</text:p>
          </table:table-cell>
          <table:table-cell office:value-type="string">
            <text:p>Kawasaki Jet Ski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 Interactive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Kawasaki Quad Bikes (USA)</text:p>
          </table:table-cell>
          <table:table-cell office:value-type="string">
            <text:p>Kawasaki Quad Bikes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1.7</text:p>
          </table:table-cell>
          <table:table-cell table:number-columns-repeated="1012"/>
        </table:table-row>
        <table:table-row table:style-name="ro1">
          <table:table-cell office:value-type="string">
            <text:p>Kawasaki Snowmobiles (USA)</text:p>
          </table:table-cell>
          <table:table-cell office:value-type="string">
            <text:p>Kawasaki Snowmobiles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Kekkaishi (Japan)</text:p>
          </table:table-cell>
          <table:table-cell office:value-type="string">
            <text:p>Kekkaishi </text:p>
          </table:table-cell>
          <table:table-cell office:value-type="string">
            <text:p>Namco</text:p>
          </table:table-cell>
          <table:table-cell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Kevin Van Dam's Big Bass Challenge (USA)</text:p>
          </table:table-cell>
          <table:table-cell office:value-type="string">
            <text:p>Kevin Van Dam's Big Bass Challenge </text:p>
          </table:table-cell>
          <table:table-cell office:value-type="string">
            <text:p>Zoo Games</text:p>
          </table:table-cell>
          <table:table-cell table:style-name="Default" office:value-type="string">
            <text:p>Digital Embry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shing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Kid Adventures - Sky Captain (USA)</text:p>
          </table:table-cell>
          <table:table-cell office:value-type="string">
            <text:p>Kid Adventures - Sky Captain </text:p>
          </table:table-cell>
          <table:table-cell office:value-type="string">
            <text:p>D3 Publisher</text:p>
          </table:table-cell>
          <table:table-cell table:style-name="Default" office:value-type="string">
            <text:p>Torus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Kid Fit Island Resort (USA)</text:p>
          </table:table-cell>
          <table:table-cell office:value-type="string">
            <text:p>Kid Fit Island Resort </text:p>
          </table:table-cell>
          <table:table-cell office:value-type="string">
            <text:p>Red Wagon Games</text:p>
          </table:table-cell>
          <table:table-cell table:style-name="Default" office:value-type="string">
            <text:p>Teyon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Kidz Bop Dance Party (USA)</text:p>
          </table:table-cell>
          <table:table-cell office:value-type="string">
            <text:p>Kidz Bop Dance Party </text:p>
          </table:table-cell>
          <table:table-cell office:value-type="string">
            <text:p>D3 Publisher</text:p>
          </table:table-cell>
          <table:table-cell table:style-name="Default" office:value-type="string">
            <text:p>Art Co. Ltd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Kidz Sports - Basketball (USA)</text:p>
          </table:table-cell>
          <table:table-cell office:value-type="string">
            <text:p>Kidz Sports - Basketball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ketball</text:p>
          </table:table-cell>
          <table:table-cell office:value-type="string">
            <text:p>1-2 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Kidz Sports - Crazy Golf (USA)</text:p>
          </table:table-cell>
          <table:table-cell office:value-type="string">
            <text:p>Kidz Sports - Crazy Golf </text:p>
          </table:table-cell>
          <table:table-cell office:value-type="string">
            <text:p>Bold Games 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Kidz Sports - Ice Hockey (USA)</text:p>
          </table:table-cell>
          <table:table-cell office:value-type="string">
            <text:p>Kidz Sports - Ice Hockey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Hockey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Kidz Sports - International Soccer (USA)</text:p>
          </table:table-cell>
          <table:table-cell office:value-type="string">
            <text:p>Kidz Sports - International Soccer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occer</text:p>
          </table:table-cell>
          <table:table-cell office:value-type="string">
            <text:p>1-2 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King of Clubs (USA)</text:p>
          </table:table-cell>
          <table:table-cell office:value-type="string">
            <text:p>King of Clubs </text:p>
          </table:table-cell>
          <table:table-cell office:value-type="string">
            <text:p>Crave Entertainment</text:p>
          </table:table-cell>
          <table:table-cell table:style-name="Default" office:value-type="string">
            <text:p>Oxygen Interactive Studio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King of Fighters Collection, The - The Orochi Saga (USA)</text:p>
          </table:table-cell>
          <table:table-cell office:value-type="string">
            <text:p>King of Fighters Collection, The - The Orochi Saga </text:p>
          </table:table-cell>
          <table:table-cell office:value-type="string">
            <text:p>SNK Playmore USA</text:p>
          </table:table-cell>
          <table:table-cell table:style-name="Default" office:value-type="string">
            <text:p>SNK Playmore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Kirby's Dream Collection - Special Edition (USA)</text:p>
          </table:table-cell>
          <table:table-cell office:value-type="string">
            <text:p>Kirby's Dream Collection - Special Edition </text:p>
          </table:table-cell>
          <table:table-cell office:value-type="string">
            <text:p>Nintendo</text:p>
          </table:table-cell>
          <table:table-cell table:style-name="Default" office:value-type="string">
            <text:p>HAL Laboratory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Kirby's Epic Yarn (USA)</text:p>
          </table:table-cell>
          <table:table-cell office:value-type="string">
            <text:p>Kirby's Epic Yarn </text:p>
          </table:table-cell>
          <table:table-cell office:value-type="string">
            <text:p>Nintendo</text:p>
          </table:table-cell>
          <table:table-cell table:style-name="Default" office:value-type="string">
            <text:p>Good-Feel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Kirby's Return to Dream Land (USA)</text:p>
          </table:table-cell>
          <table:table-cell office:value-type="string">
            <text:p>Kirby's Return to Dream Land </text:p>
          </table:table-cell>
          <table:table-cell office:value-type="string">
            <text:p>Nintendo</text:p>
          </table:table-cell>
          <table:table-cell table:style-name="Default" office:value-type="string">
            <text:p>HAL Laboratory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Platform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Klonoa (USA)</text:p>
          </table:table-cell>
          <table:table-cell office:value-type="string">
            <text:p>Klonoa </text:p>
          </table:table-cell>
          <table:table-cell office:value-type="string">
            <text:p>NAMCO BANDAI Games America Inc.</text:p>
          </table:table-cell>
          <table:table-cell table:style-name="Default" office:value-type="string">
            <text:p>PAON Corporation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Kore Gang, The - Outvasion From Inner Earth (USA)</text:p>
          </table:table-cell>
          <table:table-cell office:value-type="string">
            <text:p>Kore Gang, The - Outvasion From Inner Earth </text:p>
          </table:table-cell>
          <table:table-cell office:value-type="string">
            <text:p>Atari (Infogrames)</text:p>
          </table:table-cell>
          <table:table-cell table:style-name="Default" office:value-type="string">
            <text:p>Snap Dragon Gam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Kororinpa - Marble Mania (USA)</text:p>
          </table:table-cell>
          <table:table-cell office:value-type="string">
            <text:p>Kororinpa - Marble Mania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Kotoba No Puzzle Mojipittan Wii Deluxe (Japan)</text:p>
          </table:table-cell>
          <table:table-cell office:value-type="string">
            <text:p>Kotoba No Puzzle Mojipittan Wii Deluxe </text:p>
          </table:table-cell>
          <table:table-cell office:value-type="string">
            <text:p>Namco</text:p>
          </table:table-cell>
          <table:table-cell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Kung Fu Panda - Legendary Warriors (USA)</text:p>
          </table:table-cell>
          <table:table-cell office:value-type="string">
            <text:p>Kung Fu Panda - Legendary Warriors </text:p>
          </table:table-cell>
          <table:table-cell office:value-type="string">
            <text:p>Activision</text:p>
          </table:table-cell>
          <table:table-cell table:style-name="Default" office:value-type="string">
            <text:p>XPEC Entertainment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Kung Fu Panda (USA)</text:p>
          </table:table-cell>
          <table:table-cell office:value-type="string">
            <text:p>Kung Fu Panda </text:p>
          </table:table-cell>
          <table:table-cell office:value-type="string">
            <text:p>Activision</text:p>
          </table:table-cell>
          <table:table-cell table:style-name="Default" office:value-type="string">
            <text:p>XPEC Entertainment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Kung Fu Panda 2 (USA)</text:p>
          </table:table-cell>
          <table:table-cell office:value-type="string">
            <text:p>Kung Fu Panda 2 </text:p>
          </table:table-cell>
          <table:table-cell office:value-type="string">
            <text:p>THQ</text:p>
          </table:table-cell>
          <table:table-cell table:style-name="Default" office:value-type="string">
            <text:p>Griptonite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Last Airbender, The (USA)</text:p>
          </table:table-cell>
          <table:table-cell office:value-type="string">
            <text:p>Last Airbender, The </text:p>
          </table:table-cell>
          <table:table-cell office:value-type="string">
            <text:p>THQ</text:p>
          </table:table-cell>
          <table:table-cell table:style-name="Default" office:value-type="string">
            <text:p>THQ Australia Studio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Last Story, The (USA)</text:p>
          </table:table-cell>
          <table:table-cell office:value-type="string">
            <text:p>Last Story, The </text:p>
          </table:table-cell>
          <table:table-cell office:value-type="string">
            <text:p>Xseed Games</text:p>
          </table:table-cell>
          <table:table-cell table:style-name="Default" office:value-type="string">
            <text:p>Mistwalker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Legend of Spyro, The - Dawn of the Dragon (USA)</text:p>
          </table:table-cell>
          <table:table-cell office:value-type="string">
            <text:p>Legend of Spyro, The - Dawn of the Dragon </text:p>
          </table:table-cell>
          <table:table-cell office:value-type="string">
            <text:p>Activision Blizzard</text:p>
          </table:table-cell>
          <table:table-cell table:style-name="Default" office:value-type="string">
            <text:p>Étranges Libellul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Legend of Spyro, The - The Eternal Night (USA)</text:p>
          </table:table-cell>
          <table:table-cell office:value-type="string">
            <text:p>Legend of Spyro, The - The Eternal Night </text:p>
          </table:table-cell>
          <table:table-cell office:value-type="string">
            <text:p>Sierra Entertainment,Inc.</text:p>
          </table:table-cell>
          <table:table-cell table:style-name="Default" office:value-type="string">
            <text:p>Krome Studio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Legend of the Dragon (USA)</text:p>
          </table:table-cell>
          <table:table-cell office:value-type="string">
            <text:p>Legend of the Dragon </text:p>
          </table:table-cell>
          <table:table-cell office:value-type="string">
            <text:p>The American Game Factory</text:p>
          </table:table-cell>
          <table:table-cell table:style-name="Default" office:value-type="string">
            <text:p>Neko Entertainment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Legend of the Guardians - The Owls of Ga'Hoole (USA)</text:p>
          </table:table-cell>
          <table:table-cell office:value-type="string">
            <text:p>Legend of the Guardians - The Owls of Ga'Hoole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Krome Studio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Legend of Zelda, The - Skyward Sword (USA)</text:p>
          </table:table-cell>
          <table:table-cell office:value-type="string">
            <text:p>Legend of Zelda, The - Skyward Sword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Legend of Zelda, The - Twilight Princess (USA)</text:p>
          </table:table-cell>
          <table:table-cell office:value-type="string">
            <text:p>Legend of Zelda, The - Twilight Princess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</text:p>
          </table:table-cell>
          <table:table-cell office:value-type="string">
            <text:p>ESRB - T (Teen)</text:p>
          </table:table-cell>
          <table:table-cell office:value-type="string">
            <text:p>2006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LEGO Batman - The Videogame (USA)</text:p>
          </table:table-cell>
          <table:table-cell office:value-type="string">
            <text:p>LEGO Batman - The Videogame </text:p>
          </table:table-cell>
          <table:table-cell office:value-type="string">
            <text:p>Warner Bros. Interactive Entertainment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LEGO Batman 2 - DC Super Heroes (USA)</text:p>
          </table:table-cell>
          <table:table-cell office:value-type="string">
            <text:p>LEGO Batman 2 - DC Super Heroes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LEGO Harry Potter - Years 1-4 (USA)</text:p>
          </table:table-cell>
          <table:table-cell office:value-type="string">
            <text:p>LEGO Harry Potter - Years 1-4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LEGO Harry Potter - Years 5-7 (USA)</text:p>
          </table:table-cell>
          <table:table-cell office:value-type="string">
            <text:p>LEGO Harry Potter - Years 5-7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LEGO Indiana Jones - The Original Adventures (USA)</text:p>
          </table:table-cell>
          <table:table-cell office:value-type="string">
            <text:p>LEGO Indiana Jones - The Original Adventures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LEGO Indiana Jones 2 - The Adventure Continues (USA)</text:p>
          </table:table-cell>
          <table:table-cell office:value-type="string">
            <text:p>LEGO Indiana Jones 2 - The Adventure Continues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LEGO Pirates of the Caribbean - The Video Game (USA)</text:p>
          </table:table-cell>
          <table:table-cell office:value-type="string">
            <text:p>LEGO Pirates of the Caribbean - The Video Game </text:p>
          </table:table-cell>
          <table:table-cell office:value-type="string">
            <text:p>Disney Interactive</text:p>
          </table:table-cell>
          <table:table-cell table:style-name="Default" office:value-type="string">
            <text:p>TT Gam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LEGO Rock Band (USA)</text:p>
          </table:table-cell>
          <table:table-cell office:value-type="string">
            <text:p>LEGO Rock Band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TT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LEGO Star Wars - The Complete Saga (USA)</text:p>
          </table:table-cell>
          <table:table-cell office:value-type="string">
            <text:p>LEGO Star Wars - The Complete Saga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LEGO Star Wars III - The Clone Wars (USA)</text:p>
          </table:table-cell>
          <table:table-cell office:value-type="string">
            <text:p>LEGO Star Wars III - The Clone Wars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LEGO The Lord of the Rings (USA)</text:p>
          </table:table-cell>
          <table:table-cell office:value-type="string">
            <text:p>LEGO The Lord of the Rings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TT Game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Lernerfolg Grundschule Power Math (Europe)</text:p>
          </table:table-cell>
          <table:table-cell office:value-type="string">
            <text:p>Lernerfolg Grundschule Power Math </text:p>
          </table:table-cell>
          <table:table-cell table:number-columns-repeated="2" office:value-type="string">
            <text:p>Tivola Publishing GmbH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Let's Dance (USA)</text:p>
          </table:table-cell>
          <table:table-cell office:value-type="string">
            <text:p>Let's Dance </text:p>
          </table:table-cell>
          <table:table-cell office:value-type="string">
            <text:p>Maximum Family Games</text:p>
          </table:table-cell>
          <table:table-cell table:style-name="Default" office:value-type="string">
            <text:p>Lightning Fish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Let's Go By Train Shinkansen EX (Japan)</text:p>
          </table:table-cell>
          <table:table-cell office:value-type="string">
            <text:p>Let's Go By Train Shinkansen EX </text:p>
          </table:table-cell>
          <table:table-cell office:value-type="string">
            <text:p>Taito</text:p>
          </table:table-cell>
          <table:table-cell table:style-name="Default" office:value-type="string">
            <text:p>Taito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Let's Paint (USA)</text:p>
          </table:table-cell>
          <table:table-cell office:value-type="string">
            <text:p>Let's Paint </text:p>
          </table:table-cell>
          <table:table-cell office:value-type="string">
            <text:p>Zoo</text:p>
          </table:table-cell>
          <table:table-cell table:style-name="Default" office:value-type="string">
            <text:p>Frontline Studio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Miscellaneous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Let's Play Ballerina (USA)</text:p>
          </table:table-cell>
          <table:table-cell office:value-type="string">
            <text:p>Let's Play Ballerina </text:p>
          </table:table-cell>
          <table:table-cell office:value-type="string">
            <text:p>Deep Silver</text:p>
          </table:table-cell>
          <table:table-cell table:style-name="Default" office:value-type="string">
            <text:p>ZigZagIsland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Let's Play Garden (USA)</text:p>
          </table:table-cell>
          <table:table-cell office:value-type="string">
            <text:p>Let's Play Garden </text:p>
          </table:table-cell>
          <table:table-cell office:value-type="string">
            <text:p>Deep Silver</text:p>
          </table:table-cell>
          <table:table-cell table:style-name="Default" office:value-type="string">
            <text:p>ZigZagIsland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Let's Sing (Europe)</text:p>
          </table:table-cell>
          <table:table-cell office:value-type="string">
            <text:p>Let's Sing </text:p>
          </table:table-cell>
          <table:table-cell office:value-type="string">
            <text:p>Deep Silver</text:p>
          </table:table-cell>
          <table:table-cell table:style-name="Default" office:value-type="string">
            <text:p>Deep Silver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Let's Sing 2014 (Europe)</text:p>
          </table:table-cell>
          <table:table-cell office:value-type="string">
            <text:p>Let's Sing 2014 </text:p>
          </table:table-cell>
          <table:table-cell office:value-type="string">
            <text:p>Deep Silver</text:p>
          </table:table-cell>
          <table:table-cell table:style-name="Default" office:value-type="string">
            <text:p>Deep Silver</text:p>
          </table:table-cell>
          <table:table-cell office:value-type="string">
            <text:p>ESRB - T (Teen)</text:p>
          </table:table-cell>
          <table:table-cell office:value-type="string">
            <text:p>2013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4.6</text:p>
          </table:table-cell>
          <table:table-cell table:number-columns-repeated="1012"/>
        </table:table-row>
        <table:table-row table:style-name="ro1">
          <table:table-cell office:value-type="string">
            <text:p>Let's Sing 2015 (Europe)</text:p>
          </table:table-cell>
          <table:table-cell office:value-type="string">
            <text:p>Let's Sing 2015 </text:p>
          </table:table-cell>
          <table:table-cell office:value-type="string">
            <text:p>Deep Silver</text:p>
          </table:table-cell>
          <table:table-cell table:style-name="Default" office:value-type="string">
            <text:p>Deep Silver</text:p>
          </table:table-cell>
          <table:table-cell office:value-type="string">
            <text:p>ESRB - T (Teen)</text:p>
          </table:table-cell>
          <table:table-cell office:value-type="string">
            <text:p>2014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Let's Sing 5 - Spanish version (Europe)</text:p>
          </table:table-cell>
          <table:table-cell office:value-type="string">
            <text:p>Let's Sing 5 - Spanish version </text:p>
          </table:table-cell>
          <table:table-cell office:value-type="string">
            <text:p>Deep Silver</text:p>
          </table:table-cell>
          <table:table-cell table:style-name="Default" office:value-type="string">
            <text:p>Voxler</text:p>
          </table:table-cell>
          <table:table-cell office:value-type="string">
            <text:p>ESRB - T (Teen)</text:p>
          </table:table-cell>
          <table:table-cell office:value-type="string">
            <text:p>2013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Let's Sing 6 - Spanish version (Europe)</text:p>
          </table:table-cell>
          <table:table-cell office:value-type="string">
            <text:p>Let's Sing 6 - Spanish version </text:p>
          </table:table-cell>
          <table:table-cell office:value-type="string">
            <text:p>Deep Silver</text:p>
          </table:table-cell>
          <table:table-cell table:style-name="Default" office:value-type="string">
            <text:p>Voxler</text:p>
          </table:table-cell>
          <table:table-cell office:value-type="string">
            <text:p>ESRB - T (Teen)</text:p>
          </table:table-cell>
          <table:table-cell office:value-type="string">
            <text:p>2013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Let's Tap (USA)</text:p>
          </table:table-cell>
          <table:table-cell office:value-type="string">
            <text:p>Let's Tap </text:p>
          </table:table-cell>
          <table:table-cell office:value-type="string">
            <text:p>Sega of America</text:p>
          </table:table-cell>
          <table:table-cell table:style-name="Default" office:value-type="string">
            <text:p>Prop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Line Rider 2 - Unbound (USA)</text:p>
          </table:table-cell>
          <table:table-cell office:value-type="string">
            <text:p>Line Rider 2 - Unbound </text:p>
          </table:table-cell>
          <table:table-cell office:value-type="string">
            <text:p>Genius Products Inc</text:p>
          </table:table-cell>
          <table:table-cell table:style-name="Default" office:value-type="string">
            <text:p>inXile enter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Link's Crossbow Training (USA)</text:p>
          </table:table-cell>
          <table:table-cell office:value-type="string">
            <text:p>Link's Crossbow Training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Little King's Story (USA)</text:p>
          </table:table-cell>
          <table:table-cell office:value-type="string">
            <text:p>Little King's Story </text:p>
          </table:table-cell>
          <table:table-cell office:value-type="string">
            <text:p>Xseed Games</text:p>
          </table:table-cell>
          <table:table-cell table:style-name="Default" office:value-type="string">
            <text:p>CING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Little League World Series Baseball - Double Play (USA)</text:p>
          </table:table-cell>
          <table:table-cell office:value-type="string">
            <text:p>Little League World Series Baseball - Double Play </text:p>
          </table:table-cell>
          <table:table-cell office:value-type="string">
            <text:p>Activision-Blizzard</text:p>
          </table:table-cell>
          <table:table-cell table:style-name="Default" office:value-type="string">
            <text:p>Now Production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Compilation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Little League World Series Baseball 2008 (USA)</text:p>
          </table:table-cell>
          <table:table-cell office:value-type="string">
            <text:p>Little League World Series Baseball 2008 </text:p>
          </table:table-cell>
          <table:table-cell office:value-type="string">
            <text:p>Activision Value</text:p>
          </table:table-cell>
          <table:table-cell table:style-name="Default" office:value-type="string">
            <text:p>Now Productio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Little League World Series Baseball 2009 (USA)</text:p>
          </table:table-cell>
          <table:table-cell office:value-type="string">
            <text:p>Little League World Series Baseball 2009 </text:p>
          </table:table-cell>
          <table:table-cell office:value-type="string">
            <text:p>Activision</text:p>
          </table:table-cell>
          <table:table-cell table:style-name="Default" office:value-type="string">
            <text:p>Now Producti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Littlest Pet Shop - Friends (USA)</text:p>
          </table:table-cell>
          <table:table-cell office:value-type="string">
            <text:p>Littlest Pet Shop - Friends </text:p>
          </table:table-cell>
          <table:table-cell office:value-type="string">
            <text:p>Electronic Arts</text:p>
          </table:table-cell>
          <table:table-cell table:style-name="Default" office:value-type="string">
            <text:p>EA Salt Lak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Littlest Pet Shop (USA)</text:p>
          </table:table-cell>
          <table:table-cell office:value-type="string">
            <text:p>Littlest Pet Shop </text:p>
          </table:table-cell>
          <table:table-cell office:value-type="string">
            <text:p>Electronic Arts</text:p>
          </table:table-cell>
          <table:table-cell table:style-name="Default" office:value-type="string">
            <text:p>EA Salt Lak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London Taxi - Rush Hour (USA)</text:p>
          </table:table-cell>
          <table:table-cell office:value-type="string">
            <text:p>London Taxi - Rush Hour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1.4</text:p>
          </table:table-cell>
          <table:table-cell table:number-columns-repeated="1012"/>
        </table:table-row>
        <table:table-row table:style-name="ro1">
          <table:table-cell office:value-type="string">
            <text:p>Looney Tunes - Acme Arsenal (USA)</text:p>
          </table:table-cell>
          <table:table-cell office:value-type="string">
            <text:p>Looney Tunes - Acme Arsenal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Redtribe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Lord of the Rings, The - Aragorn's Quest (USA)</text:p>
          </table:table-cell>
          <table:table-cell office:value-type="string">
            <text:p>Lord of the Rings, The - Aragorn's Quest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Headstrong Game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Lost in Blue - Shipwrecked (USA)</text:p>
          </table:table-cell>
          <table:table-cell office:value-type="string">
            <text:p>Lost in Blue - Shipwrecked </text:p>
          </table:table-cell>
          <table:table-cell office:value-type="string">
            <text:p>Konami</text:p>
          </table:table-cell>
          <table:table-cell table:style-name="Default" office:value-type="string">
            <text:p>Hudson Soft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Lost in Shadow (USA)</text:p>
          </table:table-cell>
          <table:table-cell office:value-type="string">
            <text:p>Lost in Shadow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Love is... in bloom (Europe)</text:p>
          </table:table-cell>
          <table:table-cell office:value-type="string">
            <text:p>Love is... in bloom </text:p>
          </table:table-cell>
          <table:table-cell office:value-type="string">
            <text:p>Zushi</text:p>
          </table:table-cell>
          <table:table-cell table:style-name="Default" office:value-type="string">
            <text:p>Elephant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1.4</text:p>
          </table:table-cell>
          <table:table-cell table:number-columns-repeated="1012"/>
        </table:table-row>
        <table:table-row table:style-name="ro1">
          <table:table-cell office:value-type="string">
            <text:p>Lucha Libre AAA - Heroes del Ring (USA)</text:p>
          </table:table-cell>
          <table:table-cell office:value-type="string">
            <text:p>Lucha Libre AAA - Heroes del Ring </text:p>
          </table:table-cell>
          <table:table-cell office:value-type="string">
            <text:p>Slang / Konami</text:p>
          </table:table-cell>
          <table:table-cell table:style-name="Default" office:value-type="string">
            <text:p>Sabarasa Entertainment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Wrestl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Luxor - Pharaoh's Challenge (USA)</text:p>
          </table:table-cell>
          <table:table-cell office:value-type="string">
            <text:p>Luxor - Pharaoh's Challenge </text:p>
          </table:table-cell>
          <table:table-cell office:value-type="string">
            <text:p>Mumbo Jumbo</text:p>
          </table:table-cell>
          <table:table-cell table:style-name="Default" office:value-type="string">
            <text:p>Mumbo Jumb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Luxor 3 (USA)</text:p>
          </table:table-cell>
          <table:table-cell office:value-type="string">
            <text:p>Luxor 3 </text:p>
          </table:table-cell>
          <table:table-cell office:value-type="string">
            <text:p>Mumbo Jumbo</text:p>
          </table:table-cell>
          <table:table-cell table:style-name="Default" office:value-type="string">
            <text:p>Mumbo Jumb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M&amp;M's Adventure (USA)</text:p>
          </table:table-cell>
          <table:table-cell office:value-type="string">
            <text:p>M&amp;M's Adventure </text:p>
          </table:table-cell>
          <table:table-cell office:value-type="string">
            <text:p>Destination Software / Zoo.</text:p>
          </table:table-cell>
          <table:table-cell table:style-name="Default" office:value-type="string">
            <text:p>Nikitova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M&amp;M's Beach Party (USA)</text:p>
          </table:table-cell>
          <table:table-cell office:value-type="string">
            <text:p>M&amp;M's Beach Party </text:p>
          </table:table-cell>
          <table:table-cell office:value-type="string">
            <text:p>Zoo Games</text:p>
          </table:table-cell>
          <table:table-cell table:style-name="Default" office:value-type="string">
            <text:p>Digital Embry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M&amp;M's Kart Racing (USA)</text:p>
          </table:table-cell>
          <table:table-cell office:value-type="string">
            <text:p>M&amp;M's Kart Racing </text:p>
          </table:table-cell>
          <table:table-cell office:value-type="string">
            <text:p>Destination Software / Zoo</text:p>
          </table:table-cell>
          <table:table-cell table:style-name="Default" office:value-type="string">
            <text:p>Frontline Studio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1.3</text:p>
          </table:table-cell>
          <table:table-cell table:number-columns-repeated="1012"/>
        </table:table-row>
        <table:table-row table:style-name="ro1">
          <table:table-cell office:value-type="string">
            <text:p>Mad Dog McCree Gunslinger Pack (USA)</text:p>
          </table:table-cell>
          <table:table-cell office:value-type="string">
            <text:p>Mad Dog McCree Gunslinger Pack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Digital Leisure Inc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Madagascar - Escape 2 Africa (USA)</text:p>
          </table:table-cell>
          <table:table-cell office:value-type="string">
            <text:p>Madagascar - Escape 2 Africa </text:p>
          </table:table-cell>
          <table:table-cell office:value-type="string">
            <text:p>Activision</text:p>
          </table:table-cell>
          <table:table-cell table:style-name="Default" office:value-type="string">
            <text:p>Toys For Bob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Madagascar 3 - The Video Game (USA)</text:p>
          </table:table-cell>
          <table:table-cell office:value-type="string">
            <text:p>Madagascar 3 - The Video Game </text:p>
          </table:table-cell>
          <table:table-cell office:value-type="string">
            <text:p>D3 Publisher</text:p>
          </table:table-cell>
          <table:table-cell table:style-name="Default" office:value-type="string">
            <text:p>Monkey Bar Game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adagascar Kartz (USA)</text:p>
          </table:table-cell>
          <table:table-cell office:value-type="string">
            <text:p>Madagascar Kartz </text:p>
          </table:table-cell>
          <table:table-cell office:value-type="string">
            <text:p>Activision</text:p>
          </table:table-cell>
          <table:table-cell table:style-name="Default" office:value-type="string">
            <text:p>Sidhe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Madden NFL 07 (USA)</text:p>
          </table:table-cell>
          <table:table-cell office:value-type="string">
            <text:p>Madden NFL 07 </text:p>
          </table:table-cell>
          <table:table-cell office:value-type="string">
            <text:p>Electronic Arts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Madden NFL 08 (USA)</text:p>
          </table:table-cell>
          <table:table-cell office:value-type="string">
            <text:p>Madden NFL 08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adden NFL 09 All-Play (USA)</text:p>
          </table:table-cell>
          <table:table-cell office:value-type="string">
            <text:p>Madden NFL 09 All-Play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dden NFL 10 (USA)</text:p>
          </table:table-cell>
          <table:table-cell office:value-type="string">
            <text:p>Madden NFL 10 </text:p>
          </table:table-cell>
          <table:table-cell office:value-type="string">
            <text:p>Electronic Arts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adden NFL 11 (USA)</text:p>
          </table:table-cell>
          <table:table-cell office:value-type="string">
            <text:p>Madden NFL 11 </text:p>
          </table:table-cell>
          <table:table-cell office:value-type="string">
            <text:p>Electronic Arts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adden NFL 12 (USA)</text:p>
          </table:table-cell>
          <table:table-cell office:value-type="string">
            <text:p>Madden NFL 12 </text:p>
          </table:table-cell>
          <table:table-cell office:value-type="string">
            <text:p>Electronic Arts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Madden NFL 13 (USA)</text:p>
          </table:table-cell>
          <table:table-cell office:value-type="string">
            <text:p>Madden NFL 13 </text:p>
          </table:table-cell>
          <table:table-cell office:value-type="string">
            <text:p>Electronic Arts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dWorld (USA)</text:p>
          </table:table-cell>
          <table:table-cell office:value-type="string">
            <text:p>MadWorld </text:p>
          </table:table-cell>
          <table:table-cell office:value-type="string">
            <text:p>Sega of America</text:p>
          </table:table-cell>
          <table:table-cell table:style-name="Default" office:value-type="string">
            <text:p>EA Tiburon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Beat-'em-Up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agic Roundabout (Europe)</text:p>
          </table:table-cell>
          <table:table-cell office:value-type="string">
            <text:p>Magic Roundabout </text:p>
          </table:table-cell>
          <table:table-cell office:value-type="string">
            <text:p>Deep Silver</text:p>
          </table:table-cell>
          <table:table-cell table:style-name="Default" office:value-type="string">
            <text:p>Platinum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Mahjong Kakutou Club Wii - Wi-fi Taiou (Japan)</text:p>
          </table:table-cell>
          <table:table-cell office:value-type="string">
            <text:p>Mahjong Kakutou Club Wii - Wi-fi Taiou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oard Game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Mahjong Party Pack (Europe)</text:p>
          </table:table-cell>
          <table:table-cell office:value-type="string">
            <text:p>Mahjong Party Pack </text:p>
          </table:table-cell>
          <table:table-cell table:number-columns-repeated="2" office:value-type="string">
            <text:p>White Park Bay Software</text:p>
          </table:table-cell>
          <table:table-cell office:value-type="string">
            <text:p>ESRB - E (Everyone)</text:p>
          </table:table-cell>
          <table:table-cell office:value-type="string">
            <text:p>2014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hjongg Party (Europe)</text:p>
          </table:table-cell>
          <table:table-cell office:value-type="string">
            <text:p>Mahjongg Party </text:p>
          </table:table-cell>
          <table:table-cell table:number-columns-repeated="2" office:value-type="string">
            <text:p>Rondomedi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jor League Baseball 2K10 (USA)</text:p>
          </table:table-cell>
          <table:table-cell office:value-type="string">
            <text:p>Major League Baseball 2K10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ajor League Baseball 2K11 (USA)</text:p>
          </table:table-cell>
          <table:table-cell office:value-type="string">
            <text:p>Major League Baseball 2K11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Major League Baseball 2K12 (USA)</text:p>
          </table:table-cell>
          <table:table-cell office:value-type="string">
            <text:p>Major League Baseball 2K12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 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jor League Baseball 2K8 (USA)</text:p>
          </table:table-cell>
          <table:table-cell office:value-type="string">
            <text:p>Major League Baseball 2K8 </text:p>
          </table:table-cell>
          <table:table-cell office:value-type="string">
            <text:p>2K Sports</text:p>
          </table:table-cell>
          <table:table-cell table:style-name="Default" office:value-type="string">
            <text:p>Kush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jor League Baseball 2K9 (USA)</text:p>
          </table:table-cell>
          <table:table-cell office:value-type="string">
            <text:p>Major League Baseball 2K9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ajor Minor's Majestic March (USA)</text:p>
          </table:table-cell>
          <table:table-cell office:value-type="string">
            <text:p>Major Minor's Majestic March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Nana On-Sh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Man vs. Wild (USA)</text:p>
          </table:table-cell>
          <table:table-cell office:value-type="string">
            <text:p>Man vs. Wild </text:p>
          </table:table-cell>
          <table:table-cell office:value-type="string">
            <text:p>Crave Entertainment</text:p>
          </table:table-cell>
          <table:table-cell table:style-name="Default" office:value-type="string">
            <text:p>F84 Games 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Manhunt 2 (USA)</text:p>
          </table:table-cell>
          <table:table-cell office:value-type="string">
            <text:p>Manhunt 2 </text:p>
          </table:table-cell>
          <table:table-cell office:value-type="string">
            <text:p>Rockstar Games</text:p>
          </table:table-cell>
          <table:table-cell table:style-name="Default" office:value-type="string">
            <text:p>Rockstar London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Marble Saga - Kororinpa (USA)</text:p>
          </table:table-cell>
          <table:table-cell office:value-type="string">
            <text:p>Marble Saga - Kororinpa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Margot's Word Brain (USA)</text:p>
          </table:table-cell>
          <table:table-cell office:value-type="string">
            <text:p>Margot's Word Brain </text:p>
          </table:table-cell>
          <table:table-cell office:value-type="string">
            <text:p>Zoo Games</text:p>
          </table:table-cell>
          <table:table-cell table:style-name="Default" office:value-type="string">
            <text:p>Slam Production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arines - Modern Urban Combat (USA)</text:p>
          </table:table-cell>
          <table:table-cell office:value-type="string">
            <text:p>Marines - Modern Urban Combat </text:p>
          </table:table-cell>
          <table:table-cell office:value-type="string">
            <text:p>Destineer Studios</text:p>
          </table:table-cell>
          <table:table-cell table:style-name="Default" office:value-type="string">
            <text:p>Destineer Studio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rio &amp; Sonic at the London 2012 Olympic Games (USA)</text:p>
          </table:table-cell>
          <table:table-cell office:value-type="string">
            <text:p>Mario &amp; Sonic at the London 2012 Olympic Games </text:p>
          </table:table-cell>
          <table:table-cell office:value-type="string">
            <text:p>Sega</text:p>
          </table:table-cell>
          <table:table-cell table:style-name="Default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ario &amp; Sonic at the Olympic Games (USA)</text:p>
          </table:table-cell>
          <table:table-cell office:value-type="string">
            <text:p>Mario &amp; Sonic at the Olympic Games </text:p>
          </table:table-cell>
          <table:table-cell office:value-type="string">
            <text:p>Sega of America</text:p>
          </table:table-cell>
          <table:table-cell table:style-name="Default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Mario &amp; Sonic at the Olympic Winter Games (USA)</text:p>
          </table:table-cell>
          <table:table-cell office:value-type="string">
            <text:p>Mario &amp; Sonic at the Olympic Winter Games </text:p>
          </table:table-cell>
          <table:table-cell office:value-type="string">
            <text:p>Sega</text:p>
          </table:table-cell>
          <table:table-cell table:style-name="Default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ario Kart Wii (USA)</text:p>
          </table:table-cell>
          <table:table-cell office:value-type="string">
            <text:p>Mario Kart Wii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Mario Party 8 (USA)</text:p>
          </table:table-cell>
          <table:table-cell office:value-type="string">
            <text:p>Mario Party 8 </text:p>
          </table:table-cell>
          <table:table-cell office:value-type="string">
            <text:p>Nintendo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rio Party 9 (USA)</text:p>
          </table:table-cell>
          <table:table-cell office:value-type="string">
            <text:p>Mario Party 9 </text:p>
          </table:table-cell>
          <table:table-cell office:value-type="string">
            <text:p>Nintendo</text:p>
          </table:table-cell>
          <table:table-cell table:style-name="Default" office:value-type="string">
            <text:p>Nd Cube Co., Ltd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rio Power Tennis (USA)</text:p>
          </table:table-cell>
          <table:table-cell office:value-type="string">
            <text:p>Mario Power Tennis </text:p>
          </table:table-cell>
          <table:table-cell office:value-type="string">
            <text:p>Nintendo</text:p>
          </table:table-cell>
          <table:table-cell table:style-name="Default" office:value-type="string">
            <text:p>Camelot Software Planning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Tennis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rio Sports Mix (USA)</text:p>
          </table:table-cell>
          <table:table-cell office:value-type="string">
            <text:p>Mario Sports Mix </text:p>
          </table:table-cell>
          <table:table-cell office:value-type="string">
            <text:p>Nintendo</text:p>
          </table:table-cell>
          <table:table-cell table:style-name="Default" office:value-type="string">
            <text:p>Square Enix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ario Strikers Charged (USA)</text:p>
          </table:table-cell>
          <table:table-cell office:value-type="string">
            <text:p>Mario Strikers Charged </text:p>
          </table:table-cell>
          <table:table-cell office:value-type="string">
            <text:p>Nintendo</text:p>
          </table:table-cell>
          <table:table-cell table:style-name="Default" office:value-type="string">
            <text:p>Next Level Game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ario Super Sluggers (USA)</text:p>
          </table:table-cell>
          <table:table-cell office:value-type="string">
            <text:p>Mario Super Sluggers </text:p>
          </table:table-cell>
          <table:table-cell office:value-type="string">
            <text:p>Nintendo</text:p>
          </table:table-cell>
          <table:table-cell table:style-name="Default"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artian Panic (USA)</text:p>
          </table:table-cell>
          <table:table-cell office:value-type="string">
            <text:p>Martian Panic </text:p>
          </table:table-cell>
          <table:table-cell office:value-type="string">
            <text:p>Zoo</text:p>
          </table:table-cell>
          <table:table-cell table:style-name="Default" office:value-type="string">
            <text:p>N-Fusion Interactive Entertainment Corp.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Marvel - Ultimate Alliance (USA)</text:p>
          </table:table-cell>
          <table:table-cell office:value-type="string">
            <text:p>Marvel - Ultimate Alliance </text:p>
          </table:table-cell>
          <table:table-cell office:value-type="string">
            <text:p>Activision</text:p>
          </table:table-cell>
          <table:table-cell table:style-name="Default" office:value-type="string">
            <text:p>Vicarious Visions</text:p>
          </table:table-cell>
          <table:table-cell office:value-type="string">
            <text:p>ESRB - T (Teen)</text:p>
          </table:table-cell>
          <table:table-cell office:value-type="string">
            <text:p>2006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arvel - Ultimate Alliance 2 (USA)</text:p>
          </table:table-cell>
          <table:table-cell office:value-type="string">
            <text:p>Marvel - Ultimate Alliance 2 </text:p>
          </table:table-cell>
          <table:table-cell office:value-type="string">
            <text:p>Activision</text:p>
          </table:table-cell>
          <table:table-cell table:style-name="Default" office:value-type="string">
            <text:p>N-Space 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rvel Super Hero Squad - Comic Combat (USA)</text:p>
          </table:table-cell>
          <table:table-cell office:value-type="string">
            <text:p>Marvel Super Hero Squad - Comic Combat </text:p>
          </table:table-cell>
          <table:table-cell office:value-type="string">
            <text:p>THQ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Marvel Super Hero Squad - The Infinity Gauntlet (USA)</text:p>
          </table:table-cell>
          <table:table-cell office:value-type="string">
            <text:p>Marvel Super Hero Squad - The Infinity Gauntlet </text:p>
          </table:table-cell>
          <table:table-cell office:value-type="string">
            <text:p>THQ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arvel Super Hero Squad (USA)</text:p>
          </table:table-cell>
          <table:table-cell office:value-type="string">
            <text:p>Marvel Super Hero Squad </text:p>
          </table:table-cell>
          <table:table-cell office:value-type="string">
            <text:p>THQ</text:p>
          </table:table-cell>
          <table:table-cell table:style-name="Default" office:value-type="string">
            <text:p>Blue Tongue Entertainment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arvel Super Heroes 3D - Grandmaster's Challenge (Europe)</text:p>
          </table:table-cell>
          <table:table-cell office:value-type="string">
            <text:p>Marvel Super Heroes 3D - Grandmaster's Challenge </text:p>
          </table:table-cell>
          <table:table-cell office:value-type="string">
            <text:p>Neko Entertainment</text:p>
          </table:table-cell>
          <table:table-cell office:value-type="string">
            <text:p>Bigben Interactiv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Mathews Bow Hunting (USA)</text:p>
          </table:table-cell>
          <table:table-cell office:value-type="string">
            <text:p>Mathews Bow Hunting </text:p>
          </table:table-cell>
          <table:table-cell office:value-type="string">
            <text:p>Zoo</text:p>
          </table:table-cell>
          <table:table-cell table:style-name="Default" office:value-type="string">
            <text:p>Collision Studios 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ximum Racing - Crash Car Racer (USA)</text:p>
          </table:table-cell>
          <table:table-cell office:value-type="string">
            <text:p>Maximum Racing - Crash Car Racer </text:p>
          </table:table-cell>
          <table:table-cell office:value-type="string">
            <text:p>Maximum Family Games</text:p>
          </table:table-cell>
          <table:table-cell table:style-name="Default" office:value-type="string">
            <text:p>Nordic Games Publishing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Maximum Racing - Drag &amp; Stock Racer (USA)</text:p>
          </table:table-cell>
          <table:table-cell office:value-type="string">
            <text:p>Maximum Racing - Drag &amp; Stock Racer </text:p>
          </table:table-cell>
          <table:table-cell office:value-type="string">
            <text:p>Maximum Family Games </text:p>
          </table:table-cell>
          <table:table-cell table:style-name="Default" office:value-type="string">
            <text:p>Nordic Games Publishing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aximum Racing - GP Classic Racing (USA)</text:p>
          </table:table-cell>
          <table:table-cell office:value-type="string">
            <text:p>Maximum Racing - GP Classic Racing </text:p>
          </table:table-cell>
          <table:table-cell office:value-type="string">
            <text:p>Maximum Family Games</text:p>
          </table:table-cell>
          <table:table-cell table:style-name="Default" office:value-type="string">
            <text:p>Nordic Games Publishing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aximum Racing - Rally Racer (USA)</text:p>
          </table:table-cell>
          <table:table-cell office:value-type="string">
            <text:p>Maximum Racing - Rally Racer </text:p>
          </table:table-cell>
          <table:table-cell office:value-type="string">
            <text:p>Maximum Family Games</text:p>
          </table:table-cell>
          <table:table-cell table:style-name="Default" office:value-type="string">
            <text:p>Nordic Games Publishing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Maximum Racing - Sprint Cars (USA)</text:p>
          </table:table-cell>
          <table:table-cell office:value-type="string">
            <text:p>Maximum Racing - Sprint Cars </text:p>
          </table:table-cell>
          <table:table-cell office:value-type="string">
            <text:p>Maximum Family Games </text:p>
          </table:table-cell>
          <table:table-cell table:style-name="Default" office:value-type="string">
            <text:p>Nordic Games Publishing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Maximum Racing - Super Karts <text:s/>(USA)</text:p>
          </table:table-cell>
          <table:table-cell office:value-type="string">
            <text:p>Maximum Racing - Super Karts <text:s/></text:p>
          </table:table-cell>
          <table:table-cell office:value-type="string">
            <text:p>Maximum Family Games </text:p>
          </table:table-cell>
          <table:table-cell table:style-name="Default" office:value-type="string">
            <text:p>Nordic Games Publishing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Maximum Racing - Super Truck Racer (USA)</text:p>
          </table:table-cell>
          <table:table-cell office:value-type="string">
            <text:p>Maximum Racing - Super Truck Racer </text:p>
          </table:table-cell>
          <table:table-cell office:value-type="string">
            <text:p>Maximum Family Games</text:p>
          </table:table-cell>
          <table:table-cell table:style-name="Default" office:value-type="string">
            <text:p>Nordic Games Publishing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edal of Honor - Heroes 2 (USA)</text:p>
          </table:table-cell>
          <table:table-cell office:value-type="string">
            <text:p>Medal of Honor - Heroes 2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edal of Honor - Vanguard (USA)</text:p>
          </table:table-cell>
          <table:table-cell office:value-type="string">
            <text:p>Medal of Honor - Vanguard </text:p>
          </table:table-cell>
          <table:table-cell office:value-type="string">
            <text:p>Electronic Arts</text:p>
          </table:table-cell>
          <table:table-cell table:style-name="Default" office:value-type="string">
            <text:p>Budcat Creation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edieval Games (USA)</text:p>
          </table:table-cell>
          <table:table-cell office:value-type="string">
            <text:p>Medieval Games </text:p>
          </table:table-cell>
          <table:table-cell office:value-type="string">
            <text:p>Vir2L</text:p>
          </table:table-cell>
          <table:table-cell table:style-name="Default" office:value-type="string">
            <text:p>N-Fusion Interactiv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Meet The Robinsons (USA)</text:p>
          </table:table-cell>
          <table:table-cell office:value-type="string">
            <text:p>Meet The Robinsons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Megamind - Mega Team Unite (USA)</text:p>
          </table:table-cell>
          <table:table-cell office:value-type="string">
            <text:p>Megamind - Mega Team Unite </text:p>
          </table:table-cell>
          <table:table-cell office:value-type="string">
            <text:p>THQ</text:p>
          </table:table-cell>
          <table:table-cell table:style-name="Default" office:value-type="string">
            <text:p>THQ Australia Studio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en In Black - Alien Crisis (USA)</text:p>
          </table:table-cell>
          <table:table-cell office:value-type="string">
            <text:p>Men In Black - Alien Crisis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ercury Meltdown Revolution (USA)</text:p>
          </table:table-cell>
          <table:table-cell office:value-type="string">
            <text:p>Mercury Meltdown Revolution </text:p>
          </table:table-cell>
          <table:table-cell office:value-type="string">
            <text:p>Ignition Entertainment</text:p>
          </table:table-cell>
          <table:table-cell table:style-name="Default" office:value-type="string">
            <text:p>Ignition Banbury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erv Griffin's Crosswords (USA)</text:p>
          </table:table-cell>
          <table:table-cell office:value-type="string">
            <text:p>Merv Griffin's Crosswords </text:p>
          </table:table-cell>
          <table:table-cell office:value-type="string">
            <text:p>THQ</text:p>
          </table:table-cell>
          <table:table-cell table:style-name="Default" office:value-type="string">
            <text:p>Pipeworks Softwar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Metal Fight Beyblade Gachinko Stadium (Japan)</text:p>
          </table:table-cell>
          <table:table-cell office:value-type="string">
            <text:p>Metal Fight Beyblade Gachinko Stadium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Metal Slug Anthology (USA)</text:p>
          </table:table-cell>
          <table:table-cell office:value-type="string">
            <text:p>Metal Slug Anthology </text:p>
          </table:table-cell>
          <table:table-cell office:value-type="string">
            <text:p>SNK Playmore</text:p>
          </table:table-cell>
          <table:table-cell table:style-name="Default" office:value-type="string">
            <text:p>Terminal Reality</text:p>
          </table:table-cell>
          <table:table-cell office:value-type="string">
            <text:p>ESRB - T (Teen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Metroid - Other M (USA)</text:p>
          </table:table-cell>
          <table:table-cell office:value-type="string">
            <text:p>Metroid - Other M </text:p>
          </table:table-cell>
          <table:table-cell office:value-type="string">
            <text:p>Nintendo</text:p>
          </table:table-cell>
          <table:table-cell table:style-name="Default" office:value-type="string">
            <text:p>Team Ninj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etroid Prime - Trilogy (USA)</text:p>
          </table:table-cell>
          <table:table-cell office:value-type="string">
            <text:p>Metroid Prime - Trilogy </text:p>
          </table:table-cell>
          <table:table-cell office:value-type="string">
            <text:p>Nintendo</text:p>
          </table:table-cell>
          <table:table-cell table:style-name="Default" office:value-type="string">
            <text:p>Retro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4.7</text:p>
          </table:table-cell>
          <table:table-cell table:number-columns-repeated="1012"/>
        </table:table-row>
        <table:table-row table:style-name="ro1">
          <table:table-cell office:value-type="string">
            <text:p>Metroid Prime 3 - Corruption (USA)</text:p>
          </table:table-cell>
          <table:table-cell office:value-type="string">
            <text:p>Metroid Prime 3 - Corruption </text:p>
          </table:table-cell>
          <table:table-cell office:value-type="string">
            <text:p>Nintendo</text:p>
          </table:table-cell>
          <table:table-cell table:style-name="Default" office:value-type="string">
            <text:p>Retro Studio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Michael Jackson - The Experience (USA)</text:p>
          </table:table-cell>
          <table:table-cell office:value-type="string">
            <text:p>Michael Jackson - The Experienc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Paris and Montreal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ilestone Shooting Collection (Japan)</text:p>
          </table:table-cell>
          <table:table-cell office:value-type="string">
            <text:p>Milestone Shooting Collection </text:p>
          </table:table-cell>
          <table:table-cell office:value-type="string">
            <text:p>Milestone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ilestone Shooting Collection 2 (Japan)</text:p>
          </table:table-cell>
          <table:table-cell office:value-type="string">
            <text:p>Milestone Shooting Collection 2 </text:p>
          </table:table-cell>
          <table:table-cell office:value-type="string">
            <text:p>Milestone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Mini Desktop Racing (USA)</text:p>
          </table:table-cell>
          <table:table-cell office:value-type="string">
            <text:p>Mini Desktop Racing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Mini Golf Resort (USA)</text:p>
          </table:table-cell>
          <table:table-cell office:value-type="string">
            <text:p>Mini Golf Resort </text:p>
          </table:table-cell>
          <table:table-cell office:value-type="string">
            <text:p>Tivola</text:p>
          </table:table-cell>
          <table:table-cell table:style-name="Default" office:value-type="string">
            <text:p>Teyon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ini Ninjas (USA)</text:p>
          </table:table-cell>
          <table:table-cell office:value-type="string">
            <text:p>Mini Ninjas </text:p>
          </table:table-cell>
          <table:table-cell office:value-type="string">
            <text:p>Eidos</text:p>
          </table:table-cell>
          <table:table-cell table:style-name="Default" office:value-type="string">
            <text:p>Io Interactiv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MiniCopter - Adventure Flight (USA)</text:p>
          </table:table-cell>
          <table:table-cell office:value-type="string">
            <text:p>MiniCopter - Adventure Flight </text:p>
          </table:table-cell>
          <table:table-cell office:value-type="string">
            <text:p>Aksys Games</text:p>
          </table:table-cell>
          <table:table-cell table:style-name="Default" office:value-type="string">
            <text:p>Sonic Powered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Minute to Win It (USA)</text:p>
          </table:table-cell>
          <table:table-cell office:value-type="string">
            <text:p>Minute to Win It </text:p>
          </table:table-cell>
          <table:table-cell office:value-type="string">
            <text:p>Zoo</text:p>
          </table:table-cell>
          <table:table-cell table:style-name="Default" office:value-type="string">
            <text:p>Smack Down Production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MLB Power Pros (USA)</text:p>
          </table:table-cell>
          <table:table-cell office:value-type="string">
            <text:p>MLB Power Pros </text:p>
          </table:table-cell>
          <table:table-cell office:value-type="string">
            <text:p>2K Sports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MLB Power Pros 2008 (USA)</text:p>
          </table:table-cell>
          <table:table-cell office:value-type="string">
            <text:p>MLB Power Pros 2008 </text:p>
          </table:table-cell>
          <table:table-cell office:value-type="string">
            <text:p>2K Sports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MLB Superstars (USA)</text:p>
          </table:table-cell>
          <table:table-cell office:value-type="string">
            <text:p>MLB Superstars </text:p>
          </table:table-cell>
          <table:table-cell office:value-type="string">
            <text:p>2K Sports</text:p>
          </table:table-cell>
          <table:table-cell table:style-name="Default" office:value-type="string">
            <text:p>Deep Fried Enter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obile Suit Gundam - MS Sensen 0079 (Japan)</text:p>
          </table:table-cell>
          <table:table-cell office:value-type="string">
            <text:p>Mobile Suit Gundam - MS Sensen 0079 </text:p>
          </table:table-cell>
          <table:table-cell office:value-type="string">
            <text:p>Namco Bandai Games</text:p>
          </table:table-cell>
          <table:table-cell table:style-name="Default" office:value-type="string">
            <text:p>Namco Bandai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Momotaro Dentetsu 16 (Japan)</text:p>
          </table:table-cell>
          <table:table-cell office:value-type="string">
            <text:p>Momotaro Dentetsu 16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Momotaro Dentetsu 2010 (Japan)</text:p>
          </table:table-cell>
          <table:table-cell office:value-type="string">
            <text:p>Momotaro Dentetsu 2010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Monkey King, The - The Legend Begins (USA)</text:p>
          </table:table-cell>
          <table:table-cell office:value-type="string">
            <text:p>Monkey King, The - The Legend Begins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Starfish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Monkey Mischief! Party Time (USA)</text:p>
          </table:table-cell>
          <table:table-cell office:value-type="string">
            <text:p>Monkey Mischief! Party Time </text:p>
          </table:table-cell>
          <table:table-cell office:value-type="string">
            <text:p>Activision</text:p>
          </table:table-cell>
          <table:table-cell table:style-name="Default" office:value-type="string">
            <text:p>Ivolgamu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Monopoly (USA)</text:p>
          </table:table-cell>
          <table:table-cell office:value-type="string">
            <text:p>Monopoly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onopoly Collection (USA)</text:p>
          </table:table-cell>
          <table:table-cell office:value-type="string">
            <text:p>Monopoly Collection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Monopoly Streets (USA)</text:p>
          </table:table-cell>
          <table:table-cell office:value-type="string">
            <text:p>Monopoly Streets </text:p>
          </table:table-cell>
          <table:table-cell office:value-type="string">
            <text:p>Electronic Arts</text:p>
          </table:table-cell>
          <table:table-cell table:style-name="Default" office:value-type="string">
            <text:p>EA Salt Lak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onster 4x4 - Stunt Racer (USA)</text:p>
          </table:table-cell>
          <table:table-cell office:value-type="string">
            <text:p>Monster 4x4 - Stunt Racer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Reflection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Monster 4x4 - World Circuit (USA)</text:p>
          </table:table-cell>
          <table:table-cell office:value-type="string">
            <text:p>Monster 4x4 - World Circui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Monster High - 13 Wishes (USA)</text:p>
          </table:table-cell>
          <table:table-cell office:value-type="string">
            <text:p>Monster High - 13 Wishes </text:p>
          </table:table-cell>
          <table:table-cell office:value-type="string">
            <text:p>Little Orbit</text:p>
          </table:table-cell>
          <table:table-cell table:style-name="Default" office:value-type="string">
            <text:p>Game Machine Studios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onster High - Ghoul Spirit (USA)</text:p>
          </table:table-cell>
          <table:table-cell office:value-type="string">
            <text:p>Monster High - Ghoul Spirit </text:p>
          </table:table-cell>
          <table:table-cell office:value-type="string">
            <text:p>THQ</text:p>
          </table:table-cell>
          <table:table-cell table:style-name="Default" office:value-type="string">
            <text:p>ImaginEngin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Monster High - Skultimate Roller Maze (USA)</text:p>
          </table:table-cell>
          <table:table-cell office:value-type="string">
            <text:p>Monster High - Skultimate Roller Maze </text:p>
          </table:table-cell>
          <table:table-cell office:value-type="string">
            <text:p>Little Orbit</text:p>
          </table:table-cell>
          <table:table-cell table:style-name="Default" office:value-type="string">
            <text:p>Game Machine Studio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Driving</text:p>
          </table:table-cell>
          <table:table-cell office:value-type="string">
            <text:p>1-3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Monster Hunter G (Japan)</text:p>
          </table:table-cell>
          <table:table-cell office:value-type="string">
            <text:p>Monster Hunter G </text:p>
          </table:table-cell>
          <table:table-cell office:value-type="string">
            <text:p>Capcom</text:p>
          </table:table-cell>
          <table:table-cell table:style-name="Default" office:value-type="string">
            <text:p>Capcom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Monster Hunter Tri (USA)</text:p>
          </table:table-cell>
          <table:table-cell office:value-type="string">
            <text:p>Monster Hunter Tri </text:p>
          </table:table-cell>
          <table:table-cell office:value-type="string">
            <text:p>Capcom</text:p>
          </table:table-cell>
          <table:table-cell table:style-name="Default" office:value-type="string">
            <text:p>Capcom Production Studio 1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Role-Playing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Monster Jam - Path of Destruction (USA)</text:p>
          </table:table-cell>
          <table:table-cell office:value-type="string">
            <text:p>Monster Jam - Path of Destruction </text:p>
          </table:table-cell>
          <table:table-cell office:value-type="string">
            <text:p>Activision</text:p>
          </table:table-cell>
          <table:table-cell table:style-name="Default" office:value-type="string">
            <text:p>Virtu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Monster Jam - Urban Assault (USA)</text:p>
          </table:table-cell>
          <table:table-cell office:value-type="string">
            <text:p>Monster Jam - Urban Assault </text:p>
          </table:table-cell>
          <table:table-cell office:value-type="string">
            <text:p>Activision</text:p>
          </table:table-cell>
          <table:table-cell table:style-name="Default" office:value-type="string">
            <text:p>Torus Game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onster Jam (USA)</text:p>
          </table:table-cell>
          <table:table-cell office:value-type="string">
            <text:p>Monster Jam </text:p>
          </table:table-cell>
          <table:table-cell office:value-type="string">
            <text:p>Activision</text:p>
          </table:table-cell>
          <table:table-cell table:style-name="Default" office:value-type="string">
            <text:p>Torus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Monster Lab (USA)</text:p>
          </table:table-cell>
          <table:table-cell office:value-type="string">
            <text:p>Monster Lab </text:p>
          </table:table-cell>
          <table:table-cell office:value-type="string">
            <text:p>Eidos Interactive</text:p>
          </table:table-cell>
          <table:table-cell table:style-name="Default" office:value-type="string">
            <text:p>Backbone Entertainment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onster Mayhem - Build and Battle (USA)</text:p>
          </table:table-cell>
          <table:table-cell office:value-type="string">
            <text:p>Monster Mayhem - Build and Battle </text:p>
          </table:table-cell>
          <table:table-cell office:value-type="string">
            <text:p>Crave Entertainment</text:p>
          </table:table-cell>
          <table:table-cell table:style-name="Default" office:value-type="string">
            <text:p>Brain Toy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onster Trucks Mayhem (USA)</text:p>
          </table:table-cell>
          <table:table-cell office:value-type="string">
            <text:p>Monster Trucks Mayhem </text:p>
          </table:table-cell>
          <table:table-cell office:value-type="string">
            <text:p>Destination Software / Zoo Games / KSS</text:p>
          </table:table-cell>
          <table:table-cell table:style-name="Default" office:value-type="string">
            <text:p>Team6 Game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Monster Trux Arenas - Special Edition (USA)</text:p>
          </table:table-cell>
          <table:table-cell office:value-type="string">
            <text:p>Monster Trux Arenas - Special Edition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Monster Trux Offroad (USA)</text:p>
          </table:table-cell>
          <table:table-cell office:value-type="string">
            <text:p>Monster Trux Offroad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Monsters vs. Aliens (USA)</text:p>
          </table:table-cell>
          <table:table-cell office:value-type="string">
            <text:p>Monsters vs. Aliens </text:p>
          </table:table-cell>
          <table:table-cell office:value-type="string">
            <text:p>Activision</text:p>
          </table:table-cell>
          <table:table-cell table:style-name="Default" office:value-type="string">
            <text:p>Beenox Studio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Mortal Kombat - Armageddon (USA)</text:p>
          </table:table-cell>
          <table:table-cell office:value-type="string">
            <text:p>Mortal Kombat - Armageddon </text:p>
          </table:table-cell>
          <table:table-cell office:value-type="string">
            <text:p>Midway Home Entertainment</text:p>
          </table:table-cell>
          <table:table-cell table:style-name="Default" office:value-type="string">
            <text:p>Midway Games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ortimer Beckett and the Secrets of Spooky Manor (USA)</text:p>
          </table:table-cell>
          <table:table-cell office:value-type="string">
            <text:p>Mortimer Beckett and the Secrets of Spooky Manor </text:p>
          </table:table-cell>
          <table:table-cell office:value-type="string">
            <text:p>RealArcade</text:p>
          </table:table-cell>
          <table:table-cell table:style-name="Default" office:value-type="string">
            <text:p>Paprikar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otoGP 08 (USA)</text:p>
          </table:table-cell>
          <table:table-cell office:value-type="string">
            <text:p>MotoGP 08 </text:p>
          </table:table-cell>
          <table:table-cell office:value-type="string">
            <text:p>Capcom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Mountain Sports (USA)</text:p>
          </table:table-cell>
          <table:table-cell office:value-type="string">
            <text:p>Mountain Sports </text:p>
          </table:table-cell>
          <table:table-cell office:value-type="string">
            <text:p>Activision</text:p>
          </table:table-cell>
          <table:table-cell table:style-name="Default" office:value-type="string">
            <text:p>Sproing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Movie Games (USA)</text:p>
          </table:table-cell>
          <table:table-cell office:value-type="string">
            <text:p>Movie Gam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Phoenix Entertainment 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r Bean's Wacky World of Wii (USA)</text:p>
          </table:table-cell>
          <table:table-cell office:value-type="string">
            <text:p>Mr Bean's Wacky World of Wii </text:p>
          </table:table-cell>
          <table:table-cell office:value-type="string">
            <text:p>Red Wagon Games</text:p>
          </table:table-cell>
          <table:table-cell table:style-name="Default" office:value-type="string">
            <text:p>Beyond Reality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Mummy, The - Tomb of the Dragon Emperor (USA)</text:p>
          </table:table-cell>
          <table:table-cell office:value-type="string">
            <text:p>Mummy, The - Tomb of the Dragon Emperor </text:p>
          </table:table-cell>
          <table:table-cell office:value-type="string">
            <text:p>Sierra Entertainment,Inc.</text:p>
          </table:table-cell>
          <table:table-cell table:style-name="Default" office:value-type="string">
            <text:p>Eurocom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Munchables, The (USA)</text:p>
          </table:table-cell>
          <table:table-cell office:value-type="string">
            <text:p>Munchables, The </text:p>
          </table:table-cell>
          <table:table-cell office:value-type="string">
            <text:p>Namco Bandai</text:p>
          </table:table-cell>
          <table:table-cell table:style-name="Default"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ushroom Men - The Spore Wars (USA)</text:p>
          </table:table-cell>
          <table:table-cell office:value-type="string">
            <text:p>Mushroom Men - The Spore Wars </text:p>
          </table:table-cell>
          <table:table-cell office:value-type="string">
            <text:p>Gamecock Media Group</text:p>
          </table:table-cell>
          <table:table-cell table:style-name="Default" office:value-type="string">
            <text:p>Red Fly Studio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X vs. ATV - Untamed (USA)</text:p>
          </table:table-cell>
          <table:table-cell office:value-type="string">
            <text:p>MX vs. ATV - Untamed </text:p>
          </table:table-cell>
          <table:table-cell office:value-type="string">
            <text:p>THQ</text:p>
          </table:table-cell>
          <table:table-cell table:style-name="Default" office:value-type="string">
            <text:p>Rainbow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My Baby First Steps (USA)</text:p>
          </table:table-cell>
          <table:table-cell office:value-type="string">
            <text:p>My Baby First Steps </text:p>
          </table:table-cell>
          <table:table-cell office:value-type="string">
            <text:p>Southpeak Interactive</text:p>
          </table:table-cell>
          <table:table-cell table:style-name="Default" office:value-type="string">
            <text:p>Dancing Dot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My Ballet Studio (USA)</text:p>
          </table:table-cell>
          <table:table-cell office:value-type="string">
            <text:p>My Ballet Studio </text:p>
          </table:table-cell>
          <table:table-cell office:value-type="string">
            <text:p>505 Games</text:p>
          </table:table-cell>
          <table:table-cell table:style-name="Default" office:value-type="string">
            <text:p>Arc System Work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My Body Coach (Europe)</text:p>
          </table:table-cell>
          <table:table-cell office:value-type="string">
            <text:p>My Body Coach </text:p>
          </table:table-cell>
          <table:table-cell office:value-type="string">
            <text:p>Neko Entertainment</text:p>
          </table:table-cell>
          <table:table-cell table:style-name="Default" office:value-type="string">
            <text:p>Kylotonn Entertainment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4.8</text:p>
          </table:table-cell>
          <table:table-cell table:number-columns-repeated="1012"/>
        </table:table-row>
        <table:table-row table:style-name="ro1">
          <table:table-cell office:value-type="string">
            <text:p>My First Songs (Europe)</text:p>
          </table:table-cell>
          <table:table-cell office:value-type="string">
            <text:p>My First Songs </text:p>
          </table:table-cell>
          <table:table-cell office:value-type="string">
            <text:p>Mindscape</text:p>
          </table:table-cell>
          <table:table-cell table:style-name="Default" office:value-type="string">
            <text:p>Ringzero Game Studi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My Fitness Coach - Cardio Workout (Europe)</text:p>
          </table:table-cell>
          <table:table-cell office:value-type="string">
            <text:p>My Fitness Coach - Cardio Workou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Rocket Company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y Fitness Coach - Club (Europe)</text:p>
          </table:table-cell>
          <table:table-cell office:value-type="string">
            <text:p>My Fitness Coach - Club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Blue Byt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4.8</text:p>
          </table:table-cell>
          <table:table-cell table:number-columns-repeated="1012"/>
        </table:table-row>
        <table:table-row table:style-name="ro1">
          <table:table-cell office:value-type="string">
            <text:p>My Fitness Coach - Dance Workout (Europe)</text:p>
          </table:table-cell>
          <table:table-cell office:value-type="string">
            <text:p>My Fitness Coach - Dance Workou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and Ho!</text:p>
          </table:table-cell>
          <table:table-cell office:value-type="string">
            <text:p>ESRB - K-A (Kids to Adults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4.8</text:p>
          </table:table-cell>
          <table:table-cell table:number-columns-repeated="1012"/>
        </table:table-row>
        <table:table-row table:style-name="ro1">
          <table:table-cell office:value-type="string">
            <text:p>My Fitness Coach - Get In Shape (Europe)</text:p>
          </table:table-cell>
          <table:table-cell office:value-type="string">
            <text:p>My Fitness Coach - Get In Shap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My Fitness Coach (USA)</text:p>
          </table:table-cell>
          <table:table-cell office:value-type="string">
            <text:p>My Fitness Coach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Edu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My Fitness Coach 2 - Exercise &amp; Nutrition (USA)</text:p>
          </table:table-cell>
          <table:table-cell office:value-type="string">
            <text:p>My Fitness Coach 2 - Exercise &amp; Nutr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ilan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My Horse &amp; Me - Riding for Gold (USA)</text:p>
          </table:table-cell>
          <table:table-cell office:value-type="string">
            <text:p>My Horse &amp; Me - Riding for Gold </text:p>
          </table:table-cell>
          <table:table-cell office:value-type="string">
            <text:p>Atari (Infogrames)</text:p>
          </table:table-cell>
          <table:table-cell table:style-name="Default" office:value-type="string">
            <text:p>Tate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My Horse &amp; Me (USA)</text:p>
          </table:table-cell>
          <table:table-cell office:value-type="string">
            <text:p>My Horse &amp; Me </text:p>
          </table:table-cell>
          <table:table-cell office:value-type="string">
            <text:p>Atari (Infogrames)</text:p>
          </table:table-cell>
          <table:table-cell table:style-name="Default" office:value-type="string">
            <text:p>W!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My Personal Golf Trainer with IMG Academies and David Leadbetter (USA)</text:p>
          </table:table-cell>
          <table:table-cell office:value-type="string">
            <text:p>My Personal Golf Trainer with IMG Academies and David Leadbetter </text:p>
          </table:table-cell>
          <table:table-cell office:value-type="string">
            <text:p>XS Games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y Spanish Coach - Improve Your Spanish (Europe)</text:p>
          </table:table-cell>
          <table:table-cell office:value-type="string">
            <text:p>My Spanish Coach - Improve Your Spanish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y Word Coach (USA)</text:p>
          </table:table-cell>
          <table:table-cell office:value-type="string">
            <text:p>My Word Coach </text:p>
          </table:table-cell>
          <table:table-cell office:value-type="string">
            <text:p>Ubi Soft Entertainment</text:p>
          </table:table-cell>
          <table:table-cell office:value-type="string">
            <text:p>1 Player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Educational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MySims (USA)</text:p>
          </table:table-cell>
          <table:table-cell office:value-type="string">
            <text:p>MySims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MySims Agents (USA)</text:p>
          </table:table-cell>
          <table:table-cell office:value-type="string">
            <text:p>MySims Agents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ySims Collection (USA)</text:p>
          </table:table-cell>
          <table:table-cell office:value-type="string">
            <text:p>MySims Collection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MySims Kingdom (USA)</text:p>
          </table:table-cell>
          <table:table-cell office:value-type="string">
            <text:p>MySims Kingdom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ySims Party (USA)</text:p>
          </table:table-cell>
          <table:table-cell office:value-type="string">
            <text:p>MySims Party </text:p>
          </table:table-cell>
          <table:table-cell office:value-type="string">
            <text:p>Electronic Arts</text:p>
          </table:table-cell>
          <table:table-cell table:style-name="Default" office:value-type="string">
            <text:p>EA Redwood Shores Studio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MySims Racing (USA)</text:p>
          </table:table-cell>
          <table:table-cell office:value-type="string">
            <text:p>MySims Racing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Redwood Shores Studio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MySims Sky Heroes (USA)</text:p>
          </table:table-cell>
          <table:table-cell office:value-type="string">
            <text:p>MySims Sky Heroes </text:p>
          </table:table-cell>
          <table:table-cell office:value-type="string">
            <text:p>Electronic Arts</text:p>
          </table:table-cell>
          <table:table-cell table:style-name="Default" office:value-type="string">
            <text:p>The Sims Studio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Flying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Mystery Case Files - The Malgrave Incident (USA)</text:p>
          </table:table-cell>
          <table:table-cell office:value-type="string">
            <text:p>Mystery Case Files - The Malgrave Incident </text:p>
          </table:table-cell>
          <table:table-cell office:value-type="string">
            <text:p>Nintendo</text:p>
          </table:table-cell>
          <table:table-cell table:style-name="Default" office:value-type="string">
            <text:p>Big Fish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Myth Makers - Orbs of Doom (USA)</text:p>
          </table:table-cell>
          <table:table-cell office:value-type="string">
            <text:p>Myth Makers - Orbs of Doom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 Interactive 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1.4</text:p>
          </table:table-cell>
          <table:table-cell table:number-columns-repeated="1012"/>
        </table:table-row>
        <table:table-row table:style-name="ro1">
          <table:table-cell office:value-type="string">
            <text:p>Myth Makers - Super Kart GP (USA)</text:p>
          </table:table-cell>
          <table:table-cell office:value-type="string">
            <text:p>Myth Makers - Super Kart GP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1.7</text:p>
          </table:table-cell>
          <table:table-cell table:number-columns-repeated="1012"/>
        </table:table-row>
        <table:table-row table:style-name="ro1">
          <table:table-cell office:value-type="string">
            <text:p>Myth Makers - Trixie in Toyland (USA)</text:p>
          </table:table-cell>
          <table:table-cell office:value-type="string">
            <text:p>Myth Makers - Trixie in Toyland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1.2</text:p>
          </table:table-cell>
          <table:table-cell table:number-columns-repeated="1012"/>
        </table:table-row>
        <table:table-row table:style-name="ro1">
          <table:table-cell office:value-type="string">
            <text:p>Naked Brothers Band, The - The Video Game (USA)</text:p>
          </table:table-cell>
          <table:table-cell office:value-type="string">
            <text:p>Naked Brothers Band, The - The Video Game </text:p>
          </table:table-cell>
          <table:table-cell office:value-type="string">
            <text:p>THQ</text:p>
          </table:table-cell>
          <table:table-cell table:style-name="Default" office:value-type="string">
            <text:p>Barking Lizard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Namco Museum Megamix (USA)</text:p>
          </table:table-cell>
          <table:table-cell office:value-type="string">
            <text:p>Namco Museum Megamix </text:p>
          </table:table-cell>
          <table:table-cell office:value-type="string">
            <text:p>Namco Bandai</text:p>
          </table:table-cell>
          <table:table-cell table:style-name="Default"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Compilation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Nancy Drew - The White Wolf of Icicle Creek (USA)</text:p>
          </table:table-cell>
          <table:table-cell office:value-type="string">
            <text:p>Nancy Drew - The White Wolf of Icicle Creek </text:p>
          </table:table-cell>
          <table:table-cell office:value-type="string">
            <text:p>Sega of America</text:p>
          </table:table-cell>
          <table:table-cell table:style-name="Default" office:value-type="string">
            <text:p>Her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Naruto - Clash of Ninja Revolution (USA)</text:p>
          </table:table-cell>
          <table:table-cell office:value-type="string">
            <text:p>Naruto - Clash of Ninja Revolution </text:p>
          </table:table-cell>
          <table:table-cell office:value-type="string">
            <text:p>Tomy Corporation</text:p>
          </table:table-cell>
          <table:table-cell table:style-name="Default" office:value-type="string">
            <text:p>Eighting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Naruto - Clash of Ninja Revolution 2 (USA)</text:p>
          </table:table-cell>
          <table:table-cell office:value-type="string">
            <text:p>Naruto - Clash of Ninja Revolution 2 </text:p>
          </table:table-cell>
          <table:table-cell office:value-type="string">
            <text:p>Tomy Corporation</text:p>
          </table:table-cell>
          <table:table-cell table:style-name="Default" office:value-type="string">
            <text:p>Eighting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Naruto Shippuden - Clash of Ninja Revolution 3 (USA)</text:p>
          </table:table-cell>
          <table:table-cell office:value-type="string">
            <text:p>Naruto Shippuden - Clash of Ninja Revolution 3 </text:p>
          </table:table-cell>
          <table:table-cell office:value-type="string">
            <text:p>Tomy</text:p>
          </table:table-cell>
          <table:table-cell table:style-name="Default" office:value-type="string">
            <text:p>Eighting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Naruto Shippuden - Dragon Blade Chronicles (USA)</text:p>
          </table:table-cell>
          <table:table-cell office:value-type="string">
            <text:p>Naruto Shippuden - Dragon Blade Chronicles </text:p>
          </table:table-cell>
          <table:table-cell office:value-type="string">
            <text:p>Tomy</text:p>
          </table:table-cell>
          <table:table-cell table:style-name="Default" office:value-type="string">
            <text:p>Tomy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Naruto Shippuuden - Gekitou Ninja Taisen EX (Japan)</text:p>
          </table:table-cell>
          <table:table-cell office:value-type="string">
            <text:p>Naruto Shippuuden - Gekitou Ninja Taisen EX </text:p>
          </table:table-cell>
          <table:table-cell office:value-type="string">
            <text:p>Tomy</text:p>
          </table:table-cell>
          <table:table-cell table:style-name="Default" office:value-type="string">
            <text:p>Tomy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Naruto Shippuuden - Gekitou Ninja Taisen EX 2 (Japan)</text:p>
          </table:table-cell>
          <table:table-cell office:value-type="string">
            <text:p>Naruto Shippuuden - Gekitou Ninja Taisen EX 2 </text:p>
          </table:table-cell>
          <table:table-cell office:value-type="string">
            <text:p>Tomy</text:p>
          </table:table-cell>
          <table:table-cell table:style-name="Default"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Naruto Shippuuden - Gekitou Ninja Taisen EX 3 (Japan)</text:p>
          </table:table-cell>
          <table:table-cell office:value-type="string">
            <text:p>Naruto Shippuuden - Gekitou Ninja Taisen EX 3 </text:p>
          </table:table-cell>
          <table:table-cell office:value-type="string">
            <text:p>Tomy</text:p>
          </table:table-cell>
          <table:table-cell table:style-name="Default"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Naruto Shippuuden - Gekitou Ninja Taisen Special (Japan)</text:p>
          </table:table-cell>
          <table:table-cell office:value-type="string">
            <text:p>Naruto Shippuuden - Gekitou Ninja Taisen Special </text:p>
          </table:table-cell>
          <table:table-cell office:value-type="string">
            <text:p>Tomy</text:p>
          </table:table-cell>
          <table:table-cell table:style-name="Default"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Naruto Shippuuden - Ryujinki (Japan)</text:p>
          </table:table-cell>
          <table:table-cell office:value-type="string">
            <text:p>Naruto Shippuuden - Ryujinki </text:p>
          </table:table-cell>
          <table:table-cell office:value-type="string">
            <text:p>Takara Tomy</text:p>
          </table:table-cell>
          <table:table-cell table:style-name="Default" office:value-type="string">
            <text:p>Tomy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NASCAR 2011 - The Game (USA)</text:p>
          </table:table-cell>
          <table:table-cell office:value-type="string">
            <text:p>NASCAR 2011 - The Game </text:p>
          </table:table-cell>
          <table:table-cell office:value-type="string">
            <text:p>Activision</text:p>
          </table:table-cell>
          <table:table-cell table:style-name="Default" office:value-type="string">
            <text:p>Eutechnyx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NASCAR Kart Racing (USA)</text:p>
          </table:table-cell>
          <table:table-cell office:value-type="string">
            <text:p>NASCAR Kart Racing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North Carolin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NASCAR The Game - Inside Line (USA)</text:p>
          </table:table-cell>
          <table:table-cell office:value-type="string">
            <text:p>NASCAR The Game - Inside Line </text:p>
          </table:table-cell>
          <table:table-cell office:value-type="string">
            <text:p>Activision</text:p>
          </table:table-cell>
          <table:table-cell table:style-name="Default" office:value-type="string">
            <text:p>Eutechnyx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NASCAR Unleashed (USA)</text:p>
          </table:table-cell>
          <table:table-cell office:value-type="string">
            <text:p>NASCAR Unleashed </text:p>
          </table:table-cell>
          <table:table-cell office:value-type="string">
            <text:p>Activision</text:p>
          </table:table-cell>
          <table:table-cell table:style-name="Default" office:value-type="string">
            <text:p>Firebrand Games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Nat Geo Challenge! Wild Life (USA)</text:p>
          </table:table-cell>
          <table:table-cell office:value-type="string">
            <text:p>Nat Geo Challenge! Wild Life </text:p>
          </table:table-cell>
          <table:table-cell office:value-type="string">
            <text:p>D3 Publisher</text:p>
          </table:table-cell>
          <table:table-cell table:style-name="Default" office:value-type="string">
            <text:p>Gusto Games. Ltd.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National Geographic Challenge! (USA)</text:p>
          </table:table-cell>
          <table:table-cell office:value-type="string">
            <text:p>National Geographic Challenge! </text:p>
          </table:table-cell>
          <table:table-cell office:value-type="string">
            <text:p>Ignition Entertainment</text:p>
          </table:table-cell>
          <table:table-cell table:style-name="Default" office:value-type="string">
            <text:p>Gusto Games. Ltd.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NBA 2K10 (USA)</text:p>
          </table:table-cell>
          <table:table-cell office:value-type="string">
            <text:p>NBA 2K10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Basketball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NBA 2K11 (USA)</text:p>
          </table:table-cell>
          <table:table-cell office:value-type="string">
            <text:p>NBA 2K11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asketball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NBA 2K12 (USA)</text:p>
          </table:table-cell>
          <table:table-cell office:value-type="string">
            <text:p>NBA 2K12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Basketball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NBA 2K13 (USA)</text:p>
          </table:table-cell>
          <table:table-cell office:value-type="string">
            <text:p>NBA 2K13 </text:p>
          </table:table-cell>
          <table:table-cell office:value-type="string">
            <text:p>2K Sports</text:p>
          </table:table-cell>
          <table:table-cell table:style-name="Default" office:value-type="string">
            <text:p>Virtuo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Basketball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NBA Jam (USA)</text:p>
          </table:table-cell>
          <table:table-cell office:value-type="string">
            <text:p>NBA Jam </text:p>
          </table:table-cell>
          <table:table-cell office:value-type="string">
            <text:p>EA Spo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asketball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NBA Live 08 (USA)</text:p>
          </table:table-cell>
          <table:table-cell office:value-type="string">
            <text:p>NBA Live 08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asketball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NBA Live 09 All-Play (USA)</text:p>
          </table:table-cell>
          <table:table-cell office:value-type="string">
            <text:p>NBA Live 09 All-Play </text:p>
          </table:table-cell>
          <table:table-cell office:value-type="string">
            <text:p>Electronic Arts</text:p>
          </table:table-cell>
          <table:table-cell table:style-name="Default" office:value-type="string">
            <text:p>EA Canada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NCAA Football 09 (USA)</text:p>
          </table:table-cell>
          <table:table-cell office:value-type="string">
            <text:p>NCAA Football 09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ootball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NCIS - The Game (USA)</text:p>
          </table:table-cell>
          <table:table-cell office:value-type="string">
            <text:p>NCIS - The Gam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Need for Speed - Hot Pursuit (USA)</text:p>
          </table:table-cell>
          <table:table-cell office:value-type="string">
            <text:p>Need for Speed - Hot Pursuit </text:p>
          </table:table-cell>
          <table:table-cell office:value-type="string">
            <text:p>Electronic Arts</text:p>
          </table:table-cell>
          <table:table-cell table:style-name="Default" office:value-type="string">
            <text:p>Exient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Need for Speed - Nitro (USA)</text:p>
          </table:table-cell>
          <table:table-cell office:value-type="string">
            <text:p>Need for Speed - Nitro </text:p>
          </table:table-cell>
          <table:table-cell office:value-type="string">
            <text:p>Electronic Arts</text:p>
          </table:table-cell>
          <table:table-cell table:style-name="Default" office:value-type="string">
            <text:p>EA Montreal 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Need for Speed - ProStreet (USA)</text:p>
          </table:table-cell>
          <table:table-cell office:value-type="string">
            <text:p>Need for Speed - ProStreet </text:p>
          </table:table-cell>
          <table:table-cell office:value-type="string">
            <text:p>Electronic Arts</text:p>
          </table:table-cell>
          <table:table-cell table:style-name="Default" office:value-type="string">
            <text:p>EA Black Box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Need for Speed - The Run (USA)</text:p>
          </table:table-cell>
          <table:table-cell office:value-type="string">
            <text:p>Need for Speed - The Run </text:p>
          </table:table-cell>
          <table:table-cell office:value-type="string">
            <text:p>Electronic Arts</text:p>
          </table:table-cell>
          <table:table-cell table:style-name="Default" office:value-type="string">
            <text:p>Firebrand Games 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Need for Speed - Undercover (USA)</text:p>
          </table:table-cell>
          <table:table-cell office:value-type="string">
            <text:p>Need for Speed - Undercover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Black Box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Need for Speed Carbon (USA)</text:p>
          </table:table-cell>
          <table:table-cell office:value-type="string">
            <text:p>Need for Speed Carbon </text:p>
          </table:table-cell>
          <table:table-cell office:value-type="string">
            <text:p>Electronic Arts Inc</text:p>
          </table:table-cell>
          <table:table-cell table:style-name="Default" office:value-type="string">
            <text:p>Black Box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Negima! Neo-Pactio Fight!! (Japan)</text:p>
          </table:table-cell>
          <table:table-cell office:value-type="string">
            <text:p>Negima! Neo-Pactio Fight!! </text:p>
          </table:table-cell>
          <table:table-cell office:value-type="string">
            <text:p>Marvelous Entertainment</text:p>
          </table:table-cell>
          <table:table-cell table:style-name="Default" office:value-type="string">
            <text:p>Shade Inc.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trategy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Neighborhood Games (USA)</text:p>
          </table:table-cell>
          <table:table-cell office:value-type="string">
            <text:p>Neighborhood Games </text:p>
          </table:table-cell>
          <table:table-cell office:value-type="string">
            <text:p>THQ</text:p>
          </table:table-cell>
          <table:table-cell table:style-name="Default" office:value-type="string">
            <text:p>Jet Black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Neopets Puzzle Adventure (USA)</text:p>
          </table:table-cell>
          <table:table-cell office:value-type="string">
            <text:p>Neopets Puzzle Adventure </text:p>
          </table:table-cell>
          <table:table-cell office:value-type="string">
            <text:p>Capcom</text:p>
          </table:table-cell>
          <table:table-cell table:style-name="Default" office:value-type="string">
            <text:p>Infinite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NERF N-Strike (USA)</text:p>
          </table:table-cell>
          <table:table-cell office:value-type="string">
            <text:p>NERF N-Strike </text:p>
          </table:table-cell>
          <table:table-cell office:value-type="string">
            <text:p>Electronic Arts</text:p>
          </table:table-cell>
          <table:table-cell table:style-name="Default" office:value-type="string">
            <text:p>EA Redwood Shor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NERF N-Strike Double Blast Bundle (USA)</text:p>
          </table:table-cell>
          <table:table-cell office:value-type="string">
            <text:p>NERF N-Strike Double Blast Bundle </text:p>
          </table:table-cell>
          <table:table-cell office:value-type="string">
            <text:p>Electronic Arts</text:p>
          </table:table-cell>
          <table:table-cell table:style-name="Default" office:value-type="string">
            <text:p>Hasbro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NERF N-Strike Elite (USA)</text:p>
          </table:table-cell>
          <table:table-cell office:value-type="string">
            <text:p>NERF N-Strike Elite </text:p>
          </table:table-cell>
          <table:table-cell office:value-type="string">
            <text:p>Electronic Arts Inc.</text:p>
          </table:table-cell>
          <table:table-cell table:style-name="Default" office:value-type="string">
            <text:p>EA Salt Lak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New Carnival Games (USA)</text:p>
          </table:table-cell>
          <table:table-cell office:value-type="string">
            <text:p>New Carnival Games </text:p>
          </table:table-cell>
          <table:table-cell office:value-type="string">
            <text:p>2K Play</text:p>
          </table:table-cell>
          <table:table-cell table:style-name="Default" office:value-type="string">
            <text:p>Cat Daddy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New Super Mario Bros. Wii (USA)</text:p>
          </table:table-cell>
          <table:table-cell office:value-type="string">
            <text:p>New Super Mario Bros. Wii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latform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New Unou Kids Wii EX (Japan)</text:p>
          </table:table-cell>
          <table:table-cell office:value-type="string">
            <text:p>New Unou Kids Wii EX </text:p>
          </table:table-cell>
          <table:table-cell office:value-type="string">
            <text:p>IE Institute</text:p>
          </table:table-cell>
          <table:table-cell table:style-name="Default" office:value-type="string">
            <text:p>IE Institut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NewU Fitness First Mind Body - Yoga &amp; Pilates Workout (USA)</text:p>
          </table:table-cell>
          <table:table-cell office:value-type="string">
            <text:p>NewU Fitness First Mind Body - Yoga &amp; Pilates Workout </text:p>
          </table:table-cell>
          <table:table-cell office:value-type="string">
            <text:p>Deep Silver</text:p>
          </table:table-cell>
          <table:table-cell table:style-name="Default" office:value-type="string">
            <text:p>Lightning Fish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NewU Fitness First Personal Trainer (Europe)</text:p>
          </table:table-cell>
          <table:table-cell office:value-type="string">
            <text:p>NewU Fitness First Personal Trainer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ightning Fish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NHL 2K10 (USA)</text:p>
          </table:table-cell>
          <table:table-cell office:value-type="string">
            <text:p>NHL 2K10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 Studio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Hockey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NHL 2K11 (USA)</text:p>
          </table:table-cell>
          <table:table-cell office:value-type="string">
            <text:p>NHL 2K11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 Studio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Hockey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NHL 2K9 (USA)</text:p>
          </table:table-cell>
          <table:table-cell office:value-type="string">
            <text:p>NHL 2K9 </text:p>
          </table:table-cell>
          <table:table-cell office:value-type="string">
            <text:p>2K Sports</text:p>
          </table:table-cell>
          <table:table-cell table:style-name="Default" office:value-type="string">
            <text:p>Visual Concepts Studio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Hockey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NHL SlapShot (USA)</text:p>
          </table:table-cell>
          <table:table-cell office:value-type="string">
            <text:p>NHL SlapShot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 Canad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Hockey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Ni Hao,Kai-lan - Super Game Day (USA)</text:p>
          </table:table-cell>
          <table:table-cell office:value-type="string">
            <text:p>Ni Hao,Kai-lan - Super Game Day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Nickelodeon Dance (USA)</text:p>
          </table:table-cell>
          <table:table-cell office:value-type="string">
            <text:p>Nickelodeon Dance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Nickelodeon Dance 2 (USA)</text:p>
          </table:table-cell>
          <table:table-cell office:value-type="string">
            <text:p>Nickelodeon Dance 2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Nickelodeon Fit (USA)</text:p>
          </table:table-cell>
          <table:table-cell office:value-type="string">
            <text:p>Nickelodeon Fit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Nicktoons - Attack of the Toybots (USA)</text:p>
          </table:table-cell>
          <table:table-cell office:value-type="string">
            <text:p>Nicktoons - Attack of the Toybots </text:p>
          </table:table-cell>
          <table:table-cell office:value-type="string">
            <text:p>THQ</text:p>
          </table:table-cell>
          <table:table-cell table:style-name="Default" office:value-type="string">
            <text:p>Blue Tongue Entertainmen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Nicktoons MLB (USA)</text:p>
          </table:table-cell>
          <table:table-cell office:value-type="string">
            <text:p>Nicktoons MLB </text:p>
          </table:table-cell>
          <table:table-cell office:value-type="string">
            <text:p>2K Play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Baseball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Night at the Museum - Battle of the Smithsonian - The Video Game (USA)</text:p>
          </table:table-cell>
          <table:table-cell office:value-type="string">
            <text:p>Night at the Museum - Battle of the Smithsonian - The Video Game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Pipeworks Softwar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NiGHTS - Journey of Dreams (USA)</text:p>
          </table:table-cell>
          <table:table-cell office:value-type="string">
            <text:p>NiGHTS - Journey of Dreams </text:p>
          </table:table-cell>
          <table:table-cell office:value-type="string">
            <text:p>Sega of America</text:p>
          </table:table-cell>
          <table:table-cell table:style-name="Default" office:value-type="string">
            <text:p>Sonic Team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Ninja Captains (Europe)</text:p>
          </table:table-cell>
          <table:table-cell office:value-type="string">
            <text:p>Ninja Captains </text:p>
          </table:table-cell>
          <table:table-cell office:value-type="string">
            <text:p>Nordcurrent</text:p>
          </table:table-cell>
          <table:table-cell table:style-name="Default" office:value-type="string">
            <text:p>D4 Enterpris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Ninja Reflex (USA)</text:p>
          </table:table-cell>
          <table:table-cell office:value-type="string">
            <text:p>Ninja Reflex </text:p>
          </table:table-cell>
          <table:table-cell office:value-type="string">
            <text:p>Electronic Arts</text:p>
          </table:table-cell>
          <table:table-cell table:style-name="Default" office:value-type="string">
            <text:p>Sanzaru Gam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Ninjabread Man (USA)</text:p>
          </table:table-cell>
          <table:table-cell office:value-type="string">
            <text:p>Ninjabread Man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Myth Maker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1.2</text:p>
          </table:table-cell>
          <table:table-cell table:number-columns-repeated="1012"/>
        </table:table-row>
        <table:table-row table:style-name="ro1">
          <table:table-cell office:value-type="string">
            <text:p>Nitro Bike (USA)</text:p>
          </table:table-cell>
          <table:table-cell office:value-type="string">
            <text:p>Nitro Bik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eft Field Production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No More Heroes (USA)</text:p>
          </table:table-cell>
          <table:table-cell office:value-type="string">
            <text:p>No More Heroes </text:p>
          </table:table-cell>
          <table:table-cell office:value-type="string">
            <text:p>Ubisoft</text:p>
          </table:table-cell>
          <table:table-cell table:style-name="Default" office:value-type="string">
            <text:p>Grasshopper Manufacture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Beat-'em-Up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No More Heroes 2 - Desperate Struggle (USA)</text:p>
          </table:table-cell>
          <table:table-cell office:value-type="string">
            <text:p>No More Heroes 2 - Desperate Struggle </text:p>
          </table:table-cell>
          <table:table-cell office:value-type="string">
            <text:p>Ubisoft</text:p>
          </table:table-cell>
          <table:table-cell table:style-name="Default" office:value-type="string">
            <text:p>Grasshopper Manufacture</text:p>
          </table:table-cell>
          <table:table-cell office:value-type="string">
            <text:p>ESRB - M (Mature)</text:p>
          </table:table-cell>
          <table:table-cell office:value-type="string">
            <text:p>2010</text:p>
          </table:table-cell>
          <table:table-cell office:value-type="string">
            <text:p>Beat-'em-Up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Nobunaga no Yabou Kakushin with Power-Up Kit (Japan)</text:p>
          </table:table-cell>
          <table:table-cell office:value-type="string">
            <text:p>Nobunaga no Yabou Kakushin with Power-Up Kit </text:p>
          </table:table-cell>
          <table:table-cell office:value-type="string">
            <text:p>Koei</text:p>
          </table:table-cell>
          <table:table-cell table:style-name="Default" office:value-type="string">
            <text:p>Koe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7</text:p>
          </table:table-cell>
          <table:table-cell table:number-columns-repeated="1012"/>
        </table:table-row>
        <table:table-row table:style-name="ro1">
          <table:table-cell office:value-type="string">
            <text:p>Nodame Cantabile Dream Orchestra (Japan)</text:p>
          </table:table-cell>
          <table:table-cell office:value-type="string">
            <text:p>Nodame Cantabile Dream Orchestra </text:p>
          </table:table-cell>
          <table:table-cell office:value-type="string">
            <text:p>Namco</text:p>
          </table:table-cell>
          <table:table-cell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North American Hunting Extravaganza (USA)</text:p>
          </table:table-cell>
          <table:table-cell office:value-type="string">
            <text:p>North American Hunting Extravaganza </text:p>
          </table:table-cell>
          <table:table-cell office:value-type="string">
            <text:p>Destineer Studios</text:p>
          </table:table-cell>
          <table:table-cell table:style-name="Default" office:value-type="string">
            <text:p>Arcade Moon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Hunting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North American Hunting Extravaganza 2 (USA)</text:p>
          </table:table-cell>
          <table:table-cell office:value-type="string">
            <text:p>North American Hunting Extravaganza 2 </text:p>
          </table:table-cell>
          <table:table-cell office:value-type="string">
            <text:p>Destineer Studios</text:p>
          </table:table-cell>
          <table:table-cell table:style-name="Default" office:value-type="string">
            <text:p>Games Farm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Now! That's What I Call Music - Dance &amp; Sing (Europe)</text:p>
          </table:table-cell>
          <table:table-cell office:value-type="string">
            <text:p>Now! That's What I Call Music - Dance &amp; Sing </text:p>
          </table:table-cell>
          <table:table-cell office:value-type="string">
            <text:p>Tubby Games</text:p>
          </table:table-cell>
          <table:table-cell table:style-name="Default" office:value-type="string">
            <text:p>Broadsword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NPPL Championship Paintball 2009 (USA)</text:p>
          </table:table-cell>
          <table:table-cell office:value-type="string">
            <text:p>NPPL Championship Paintball 2009 </text:p>
          </table:table-cell>
          <table:table-cell office:value-type="string">
            <text:p>Activision</text:p>
          </table:table-cell>
          <table:table-cell table:style-name="Default" office:value-type="string">
            <text:p>Magic Wand Production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Obscure - The Aftermath (USA)</text:p>
          </table:table-cell>
          <table:table-cell office:value-type="string">
            <text:p>Obscure - The Aftermath </text:p>
          </table:table-cell>
          <table:table-cell office:value-type="string">
            <text:p>Ignition Entertainment</text:p>
          </table:table-cell>
          <table:table-cell table:style-name="Default" office:value-type="string">
            <text:p>Hydravision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Ocean Commander (USA)</text:p>
          </table:table-cell>
          <table:table-cell office:value-type="string">
            <text:p>Ocean Commander </text:p>
          </table:table-cell>
          <table:table-cell office:value-type="string">
            <text:p>Valcon Games</text:p>
          </table:table-cell>
          <table:table-cell table:style-name="Default" office:value-type="string">
            <text:p>Cyber Planet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Octomania (USA)</text:p>
          </table:table-cell>
          <table:table-cell office:value-type="string">
            <text:p>Octomania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Idea Factory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Offroad Extreme Special Edition (USA)</text:p>
          </table:table-cell>
          <table:table-cell office:value-type="string">
            <text:p>Offroad Extreme Special Edition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Offshore Tycoon (USA)</text:p>
          </table:table-cell>
          <table:table-cell office:value-type="string">
            <text:p>Offshore Tycoon </text:p>
          </table:table-cell>
          <table:table-cell office:value-type="string">
            <text:p>Valcon Games</text:p>
          </table:table-cell>
          <table:table-cell table:style-name="Default" office:value-type="string">
            <text:p>Cyber Planet Interactive 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Okami (USA)</text:p>
          </table:table-cell>
          <table:table-cell office:value-type="string">
            <text:p>Okami </text:p>
          </table:table-cell>
          <table:table-cell office:value-type="string">
            <text:p>Capcom</text:p>
          </table:table-cell>
          <table:table-cell table:style-name="Default" office:value-type="string">
            <text:p>Clover Studio, Ready at Dawn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Once Upon A Time (USA)</text:p>
          </table:table-cell>
          <table:table-cell office:value-type="string">
            <text:p>Once Upon A Time </text:p>
          </table:table-cell>
          <table:table-cell office:value-type="string">
            <text:p>Storm City Games</text:p>
          </table:table-cell>
          <table:table-cell table:style-name="Default" office:value-type="string">
            <text:p>Visual Impac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One Piece - Unlimited Adventure (USA)</text:p>
          </table:table-cell>
          <table:table-cell office:value-type="string">
            <text:p>One Piece - Unlimited Adventure </text:p>
          </table:table-cell>
          <table:table-cell office:value-type="string">
            <text:p>NAMCO BANDAI Games America Inc.</text:p>
          </table:table-cell>
          <table:table-cell table:style-name="Default" office:value-type="string">
            <text:p>GANBARION CO., Ltd.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One Piece Unlimited Cruise 1 - The Treasure Beneath the Waves (Europe)</text:p>
          </table:table-cell>
          <table:table-cell office:value-type="string">
            <text:p>One Piece Unlimited Cruise 1 - The Treasure Beneath the Waves </text:p>
          </table:table-cell>
          <table:table-cell office:value-type="string">
            <text:p>Namco Bandai</text:p>
          </table:table-cell>
          <table:table-cell table:style-name="Default" office:value-type="string">
            <text:p>Ganbarion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One Piece Unlimited Cruise 2 - Awakening of a Hero (Europe)</text:p>
          </table:table-cell>
          <table:table-cell office:value-type="string">
            <text:p>One Piece Unlimited Cruise 2 - Awakening of a Hero </text:p>
          </table:table-cell>
          <table:table-cell office:value-type="string">
            <text:p>Namco</text:p>
          </table:table-cell>
          <table:table-cell table:style-name="Default" office:value-type="string">
            <text:p>Ganbarion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Onechanbara - Bikini Zombie Slayers (USA)</text:p>
          </table:table-cell>
          <table:table-cell office:value-type="string">
            <text:p>Onechanbara - Bikini Zombie Slayers </text:p>
          </table:table-cell>
          <table:table-cell office:value-type="string">
            <text:p>D3 Publisher</text:p>
          </table:table-cell>
          <table:table-cell table:style-name="Default" office:value-type="string">
            <text:p>Tamsoft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Oops! Prank Party (USA)</text:p>
          </table:table-cell>
          <table:table-cell office:value-type="string">
            <text:p>Oops! Prank Party </text:p>
          </table:table-cell>
          <table:table-cell office:value-type="string">
            <text:p>Hudson Entertainmen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Open Season (USA)</text:p>
          </table:table-cell>
          <table:table-cell office:value-type="string">
            <text:p>Open Seas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Opoona (USA)</text:p>
          </table:table-cell>
          <table:table-cell office:value-type="string">
            <text:p>Opoona </text:p>
          </table:table-cell>
          <table:table-cell office:value-type="string">
            <text:p>Koei</text:p>
          </table:table-cell>
          <table:table-cell table:style-name="Default" office:value-type="string">
            <text:p>Artepiazza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Order Up! (USA)</text:p>
          </table:table-cell>
          <table:table-cell office:value-type="string">
            <text:p>Order Up! </text:p>
          </table:table-cell>
          <table:table-cell office:value-type="string">
            <text:p>Zoo Games</text:p>
          </table:table-cell>
          <table:table-cell table:style-name="Default" office:value-type="string">
            <text:p>SuperVillain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Oregon Trail, The (USA)</text:p>
          </table:table-cell>
          <table:table-cell office:value-type="string">
            <text:p>Oregon Trail, The </text:p>
          </table:table-cell>
          <table:table-cell office:value-type="string">
            <text:p>Red Wagon Games</text:p>
          </table:table-cell>
          <table:table-cell table:style-name="Default" office:value-type="string">
            <text:p>DoubleTap Gam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Osouji Sentai Clean Keeper (Japan)</text:p>
          </table:table-cell>
          <table:table-cell office:value-type="string">
            <text:p>Osouji Sentai Clean Keeper </text:p>
          </table:table-cell>
          <table:table-cell office:value-type="string">
            <text:p>Compile Heart</text:p>
          </table:table-cell>
          <table:table-cell office:value-type="string">
            <text:p>Lupinu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Ougon no Kizuna (Japan)</text:p>
          </table:table-cell>
          <table:table-cell office:value-type="string">
            <text:p>Ougon no Kizuna </text:p>
          </table:table-cell>
          <table:table-cell office:value-type="string">
            <text:p>Jaleco</text:p>
          </table:table-cell>
          <table:table-cell office:value-type="string">
            <text:p>TownFactory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Our House Party (USA)</text:p>
          </table:table-cell>
          <table:table-cell office:value-type="string">
            <text:p>Our House Party </text:p>
          </table:table-cell>
          <table:table-cell office:value-type="string">
            <text:p>Majesco Sales Inc</text:p>
          </table:table-cell>
          <table:table-cell table:style-name="Default" office:value-type="string">
            <text:p>Budcat Creation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Outdoor Action Double Pack (USA)</text:p>
          </table:table-cell>
          <table:table-cell office:value-type="string">
            <text:p>Outdoor Action Double Pack </text:p>
          </table:table-cell>
          <table:table-cell office:value-type="string">
            <text:p>Mastiff</text:p>
          </table:table-cell>
          <table:table-cell table:style-name="Default" office:value-type="string">
            <text:p>Mastiff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Overlord - Dark Legend (USA)</text:p>
          </table:table-cell>
          <table:table-cell office:value-type="string">
            <text:p>Overlord - Dark Legend </text:p>
          </table:table-cell>
          <table:table-cell office:value-type="string">
            <text:p>Codemasters</text:p>
          </table:table-cell>
          <table:table-cell table:style-name="Default" office:value-type="string">
            <text:p>Climax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ac-Man Party (USA)</text:p>
          </table:table-cell>
          <table:table-cell office:value-type="string">
            <text:p>Pac-Man Party </text:p>
          </table:table-cell>
          <table:table-cell office:value-type="string">
            <text:p>Namco</text:p>
          </table:table-cell>
          <table:table-cell office:value-type="string">
            <text:p>Namco Bandai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Pacific Liberator (USA)</text:p>
          </table:table-cell>
          <table:table-cell office:value-type="string">
            <text:p>Pacific Liberator </text:p>
          </table:table-cell>
          <table:table-cell office:value-type="string">
            <text:p>Zoo Games</text:p>
          </table:table-cell>
          <table:table-cell table:style-name="Default" office:value-type="string">
            <text:p>Team 6 Game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Pajama Sam - Don't Fear the Dark (USA)</text:p>
          </table:table-cell>
          <table:table-cell office:value-type="string">
            <text:p>Pajama Sam - Don't Fear the Dark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Mistic Softwar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andora's Tower (USA)</text:p>
          </table:table-cell>
          <table:table-cell office:value-type="string">
            <text:p>Pandora's Tower </text:p>
          </table:table-cell>
          <table:table-cell office:value-type="string">
            <text:p>Xseed Games</text:p>
          </table:table-cell>
          <table:table-cell table:style-name="Default" office:value-type="string">
            <text:p>Ganbarion</text:p>
          </table:table-cell>
          <table:table-cell office:value-type="string">
            <text:p>ESRB - T (Teen)</text:p>
          </table:table-cell>
          <table:table-cell office:value-type="string">
            <text:p>2013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Party Game Box 100 (Japan)</text:p>
          </table:table-cell>
          <table:table-cell office:value-type="string">
            <text:p>Party Game Box 100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arty Pigs - Farmyard Games (USA)</text:p>
          </table:table-cell>
          <table:table-cell office:value-type="string">
            <text:p>Party Pigs - Farmyard Games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Paws &amp; Claws - Pet Resort (USA)</text:p>
          </table:table-cell>
          <table:table-cell office:value-type="string">
            <text:p>Paws &amp; Claws - Pet Resort </text:p>
          </table:table-cell>
          <table:table-cell office:value-type="string">
            <text:p>THQ</text:p>
          </table:table-cell>
          <table:table-cell table:style-name="Default" office:value-type="string">
            <text:p>Neopic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aws &amp; Claws - Pet Vet (USA)</text:p>
          </table:table-cell>
          <table:table-cell office:value-type="string">
            <text:p>Paws &amp; Claws - Pet Vet </text:p>
          </table:table-cell>
          <table:table-cell office:value-type="string">
            <text:p>THQ</text:p>
          </table:table-cell>
          <table:table-cell table:style-name="Default" office:value-type="string">
            <text:p>Neopic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PBR - Out of the Chute (USA)</text:p>
          </table:table-cell>
          <table:table-cell office:value-type="string">
            <text:p>PBR - Out of the Chute </text:p>
          </table:table-cell>
          <table:table-cell office:value-type="string">
            <text:p>Crave Entertainment</text:p>
          </table:table-cell>
          <table:table-cell table:style-name="Default" office:value-type="string">
            <text:p>D2C Gam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PDC World Championship Darts - Pro Tour (Europe)</text:p>
          </table:table-cell>
          <table:table-cell office:value-type="string">
            <text:p>PDC World Championship Darts - Pro Tour </text:p>
          </table:table-cell>
          <table:table-cell office:value-type="string">
            <text:p>Oxygen Games</text:p>
          </table:table-cell>
          <table:table-cell office:value-type="string">
            <text:p>Oxygen Interactive Studio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ool and Dart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PDC World Championship Darts 2008 (USA)</text:p>
          </table:table-cell>
          <table:table-cell office:value-type="string">
            <text:p>PDC World Championship Darts 2008 </text:p>
          </table:table-cell>
          <table:table-cell office:value-type="string">
            <text:p>Oxygen Games</text:p>
          </table:table-cell>
          <table:table-cell table:style-name="Default" office:value-type="string">
            <text:p>Mere Mortal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ool and Dart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PDC World Championship Darts 2009 (Europe)</text:p>
          </table:table-cell>
          <table:table-cell office:value-type="string">
            <text:p>PDC World Championship Darts 2009 </text:p>
          </table:table-cell>
          <table:table-cell office:value-type="string">
            <text:p>Oxygen Games</text:p>
          </table:table-cell>
          <table:table-cell table:style-name="Default" office:value-type="string">
            <text:p>Rebellion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ool and Dart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enguins of Madagascar (USA)</text:p>
          </table:table-cell>
          <table:table-cell office:value-type="string">
            <text:p>Penguins of Madagascar </text:p>
          </table:table-cell>
          <table:table-cell office:value-type="string">
            <text:p>Little Orbit</text:p>
          </table:table-cell>
          <table:table-cell table:style-name="Default" office:value-type="string">
            <text:p>Torus Games</text:p>
          </table:table-cell>
          <table:table-cell office:value-type="string">
            <text:p>ESRB - E (Everyone)</text:p>
          </table:table-cell>
          <table:table-cell office:value-type="string">
            <text:p>2014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enguins of Madagascar, The - Dr. Blowhole Returns Again! (USA)</text:p>
          </table:table-cell>
          <table:table-cell office:value-type="string">
            <text:p>Penguins of Madagascar, The - Dr. Blowhole Returns Again! </text:p>
          </table:table-cell>
          <table:table-cell office:value-type="string">
            <text:p>THQ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enny Racers Party - Turbo-Q Speedway (USA)</text:p>
          </table:table-cell>
          <table:table-cell office:value-type="string">
            <text:p>Penny Racers Party - Turbo-Q Speedway </text:p>
          </table:table-cell>
          <table:table-cell office:value-type="string">
            <text:p>Tomy Corporation</text:p>
          </table:table-cell>
          <table:table-cell table:style-name="Default" office:value-type="string">
            <text:p>Barnhouse Effec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Peppa Pig - Fun And Games (Europe)</text:p>
          </table:table-cell>
          <table:table-cell office:value-type="string">
            <text:p>Peppa Pig - Fun And Games </text:p>
          </table:table-cell>
          <table:table-cell office:value-type="string">
            <text:p>P2 Games</text:p>
          </table:table-cell>
          <table:table-cell table:style-name="Default" office:value-type="string">
            <text:p>P2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Peppa Pig - The Game (Europe)</text:p>
          </table:table-cell>
          <table:table-cell office:value-type="string">
            <text:p>Peppa Pig - The Game </text:p>
          </table:table-cell>
          <table:table-cell office:value-type="string">
            <text:p>Ubisoft</text:p>
          </table:table-cell>
          <table:table-cell table:style-name="Default" office:value-type="string">
            <text:p>Ubisof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Pet Pals - Animal Doctor (USA)</text:p>
          </table:table-cell>
          <table:table-cell office:value-type="string">
            <text:p>Pet Pals - Animal Doctor </text:p>
          </table:table-cell>
          <table:table-cell office:value-type="string">
            <text:p>Legacy Interactive</text:p>
          </table:table-cell>
          <table:table-cell table:style-name="Default" office:value-type="string">
            <text:p>Legacy Interactive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etanque Master (Europe)</text:p>
          </table:table-cell>
          <table:table-cell office:value-type="string">
            <text:p>Petanque Master </text:p>
          </table:table-cell>
          <table:table-cell office:value-type="string">
            <text:p>Bigben Interactive</text:p>
          </table:table-cell>
          <table:table-cell table:style-name="Default" office:value-type="string">
            <text:p>Mere Mortal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6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Petanque Pro (Europe)</text:p>
          </table:table-cell>
          <table:table-cell office:value-type="string">
            <text:p>Petanque Pro </text:p>
          </table:table-cell>
          <table:table-cell office:value-type="string">
            <text:p>Bigben Interactive</text:p>
          </table:table-cell>
          <table:table-cell table:style-name="Default" office:value-type="string">
            <text:p>Mere Mortal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etz Catz 2 (USA)</text:p>
          </table:table-cell>
          <table:table-cell office:value-type="string">
            <text:p>Petz Catz 2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Yuke's Media Creation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Petz Crazy Monkeyz (USA)</text:p>
          </table:table-cell>
          <table:table-cell office:value-type="string">
            <text:p>Petz Crazy Monkeyz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Yuke's Media Creatio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Petz Dogz 2 (USA)</text:p>
          </table:table-cell>
          <table:table-cell office:value-type="string">
            <text:p>Petz Dogz 2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Yuke's Media Creation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etz Horse Club (USA)</text:p>
          </table:table-cell>
          <table:table-cell office:value-type="string">
            <text:p>Petz Horse Club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Phoenix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Petz Horsez 2 (USA)</text:p>
          </table:table-cell>
          <table:table-cell office:value-type="string">
            <text:p>Petz Horsez 2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Phoenix Studio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Petz Rescue - Wildlife Vet (USA)</text:p>
          </table:table-cell>
          <table:table-cell office:value-type="string">
            <text:p>Petz Rescue - Wildlife Ve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Virtual Toy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etz Sports (USA)</text:p>
          </table:table-cell>
          <table:table-cell office:value-type="string">
            <text:p>Petz Sport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hantom Brave - We Meet Again (USA)</text:p>
          </table:table-cell>
          <table:table-cell office:value-type="string">
            <text:p>Phantom Brave - We Meet Again </text:p>
          </table:table-cell>
          <table:table-cell office:value-type="string">
            <text:p>NIS America Inc.</text:p>
          </table:table-cell>
          <table:table-cell table:style-name="Default" office:value-type="string">
            <text:p>Nippon Ichi Softwar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heasants Forever - Wingshooter (USA)</text:p>
          </table:table-cell>
          <table:table-cell office:value-type="string">
            <text:p>Pheasants Forever - Wingshooter </text:p>
          </table:table-cell>
          <table:table-cell office:value-type="string">
            <text:p>Game Mill Entertainment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Phineas and Ferb - Across the 2nd Dimension (USA)</text:p>
          </table:table-cell>
          <table:table-cell office:value-type="string">
            <text:p>Phineas and Ferb - Across the 2nd Dimension </text:p>
          </table:table-cell>
          <table:table-cell office:value-type="string">
            <text:p>Disney Interactive</text:p>
          </table:table-cell>
          <table:table-cell table:style-name="Default" office:value-type="string">
            <text:p>High Impact Gam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Phineas and Ferb - Quest for Cool Stuff (USA)</text:p>
          </table:table-cell>
          <table:table-cell office:value-type="string">
            <text:p>Phineas and Ferb - Quest for Cool Stuff </text:p>
          </table:table-cell>
          <table:table-cell office:value-type="string">
            <text:p>Majesco Sales Inc</text:p>
          </table:table-cell>
          <table:table-cell table:style-name="Default" office:value-type="string">
            <text:p>Disney Interactive Studios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ictionary (USA)</text:p>
          </table:table-cell>
          <table:table-cell office:value-type="string">
            <text:p>Pictionary </text:p>
          </table:table-cell>
          <table:table-cell office:value-type="string">
            <text:p>THQ</text:p>
          </table:table-cell>
          <table:table-cell table:style-name="Default" office:value-type="string">
            <text:p>Page 44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Board Gam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Pikmin (USA)</text:p>
          </table:table-cell>
          <table:table-cell office:value-type="string">
            <text:p>Pikmin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ikmin 2 (USA)</text:p>
          </table:table-cell>
          <table:table-cell office:value-type="string">
            <text:p>Pikmin 2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Strategy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Pimp My Ride (USA)</text:p>
          </table:table-cell>
          <table:table-cell office:value-type="string">
            <text:p>Pimp My Ride </text:p>
          </table:table-cell>
          <table:table-cell office:value-type="string">
            <text:p>Activision</text:p>
          </table:table-cell>
          <table:table-cell table:style-name="Default" office:value-type="string">
            <text:p>Eutechnyx</text:p>
          </table:table-cell>
          <table:table-cell office:value-type="string">
            <text:p>ESRB - T (Teen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1.1</text:p>
          </table:table-cell>
          <table:table-cell table:number-columns-repeated="1012"/>
        </table:table-row>
        <table:table-row table:style-name="ro1">
          <table:table-cell office:value-type="string">
            <text:p>Pinball Hall of Fame - The Gottlieb Collection (USA)</text:p>
          </table:table-cell>
          <table:table-cell office:value-type="string">
            <text:p>Pinball Hall of Fame - The Gottlieb Collection </text:p>
          </table:table-cell>
          <table:table-cell office:value-type="string">
            <text:p>Crave Entertainment</text:p>
          </table:table-cell>
          <table:table-cell table:style-name="Default" office:value-type="string">
            <text:p>FarSight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inball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Pinball Hall of Fame - The Williams Collection (USA)</text:p>
          </table:table-cell>
          <table:table-cell office:value-type="string">
            <text:p>Pinball Hall of Fame - The Williams Collection </text:p>
          </table:table-cell>
          <table:table-cell office:value-type="string">
            <text:p>Crave Entertainment</text:p>
          </table:table-cell>
          <table:table-cell table:style-name="Default" office:value-type="string">
            <text:p>FarSight Studio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inball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Pirate Blast (USA)</text:p>
          </table:table-cell>
          <table:table-cell office:value-type="string">
            <text:p>Pirate Blast </text:p>
          </table:table-cell>
          <table:table-cell office:value-type="string">
            <text:p>Zoo Games</text:p>
          </table:table-cell>
          <table:table-cell table:style-name="Default" office:value-type="string">
            <text:p>Big Ant Studio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Pirates - Hunt for Blackbeard's Booty (USA)</text:p>
          </table:table-cell>
          <table:table-cell office:value-type="string">
            <text:p>Pirates - Hunt for Blackbeard's Booty </text:p>
          </table:table-cell>
          <table:table-cell office:value-type="string">
            <text:p>Activision</text:p>
          </table:table-cell>
          <table:table-cell table:style-name="Default" office:value-type="string">
            <text:p>Mad Monkey Studi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irates of the Caribbean - At World's End (USA)</text:p>
          </table:table-cell>
          <table:table-cell office:value-type="string">
            <text:p>Pirates of the Caribbean - At World's End </text:p>
          </table:table-cell>
          <table:table-cell office:value-type="string">
            <text:p>Disney Interactive</text:p>
          </table:table-cell>
          <table:table-cell table:style-name="Default" office:value-type="string">
            <text:p>Eurocom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Pirates Plund-Arrr (USA)</text:p>
          </table:table-cell>
          <table:table-cell office:value-type="string">
            <text:p>Pirates Plund-Arrr </text:p>
          </table:table-cell>
          <table:table-cell office:value-type="string">
            <text:p>Majesco Sales Inc</text:p>
          </table:table-cell>
          <table:table-cell table:style-name="Default" office:value-type="string">
            <text:p>BoomZap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irates vs Ninjas Dodgeball (USA)</text:p>
          </table:table-cell>
          <table:table-cell office:value-type="string">
            <text:p>Pirates vs Ninjas Dodgeball </text:p>
          </table:table-cell>
          <table:table-cell office:value-type="string">
            <text:p>South Peak Interactive</text:p>
          </table:table-cell>
          <table:table-cell table:style-name="Default" office:value-type="string">
            <text:p>Blazing Lizard, Inc.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Pitfall - The Big Adventure (USA)</text:p>
          </table:table-cell>
          <table:table-cell office:value-type="string">
            <text:p>Pitfall - The Big Adventure </text:p>
          </table:table-cell>
          <table:table-cell office:value-type="string">
            <text:p>Activision</text:p>
          </table:table-cell>
          <table:table-cell table:style-name="Default" office:value-type="string">
            <text:p>Edge of Reality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izza Delivery Boy (USA)</text:p>
          </table:table-cell>
          <table:table-cell office:value-type="string">
            <text:p>Pizza Delivery Boy </text:p>
          </table:table-cell>
          <table:table-cell office:value-type="string">
            <text:p>Majesco Sales Inc</text:p>
          </table:table-cell>
          <table:table-cell table:style-name="Default" office:value-type="string">
            <text:p>Attractive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Planet 51 - The Game (USA)</text:p>
          </table:table-cell>
          <table:table-cell office:value-type="string">
            <text:p>Planet 51 - The Game </text:p>
          </table:table-cell>
          <table:table-cell office:value-type="string">
            <text:p>Sega</text:p>
          </table:table-cell>
          <table:table-cell table:style-name="Default" office:value-type="string">
            <text:p>Pyro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Playmobil - Circus (USA)</text:p>
          </table:table-cell>
          <table:table-cell office:value-type="string">
            <text:p>Playmobil - Circus </text:p>
          </table:table-cell>
          <table:table-cell office:value-type="string">
            <text:p>DreamCatcher</text:p>
          </table:table-cell>
          <table:table-cell table:style-name="Default" office:value-type="string">
            <text:p>Morgen Studi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Pokemon Battle Revolution (USA)</text:p>
          </table:table-cell>
          <table:table-cell office:value-type="string">
            <text:p>Pokemon Battle Revolution </text:p>
          </table:table-cell>
          <table:table-cell office:value-type="string">
            <text:p>Nintendo</text:p>
          </table:table-cell>
          <table:table-cell table:style-name="Default" office:value-type="string">
            <text:p>Genius Sonority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Role-Playing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PokePark 2 - Wonders Beyond (USA)</text:p>
          </table:table-cell>
          <table:table-cell office:value-type="string">
            <text:p>PokePark 2 - Wonders Beyond </text:p>
          </table:table-cell>
          <table:table-cell office:value-type="string">
            <text:p>Nintendo</text:p>
          </table:table-cell>
          <table:table-cell table:style-name="Default" office:value-type="string">
            <text:p>Creature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PokePark Wii - Pikachu's Adventure (USA)</text:p>
          </table:table-cell>
          <table:table-cell office:value-type="string">
            <text:p>PokePark Wii - Pikachu's Adventure </text:p>
          </table:table-cell>
          <table:table-cell office:value-type="string">
            <text:p>Nintendo</text:p>
          </table:table-cell>
          <table:table-cell table:style-name="Default" office:value-type="string">
            <text:p>Creatures Inc.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Pony Friends 2 (USA)</text:p>
          </table:table-cell>
          <table:table-cell office:value-type="string">
            <text:p>Pony Friends 2 </text:p>
          </table:table-cell>
          <table:table-cell office:value-type="string">
            <text:p>Eidos Interactive</text:p>
          </table:table-cell>
          <table:table-cell table:style-name="Default" office:value-type="string">
            <text:p>Tantalu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Pool Hall Pro (USA)</text:p>
          </table:table-cell>
          <table:table-cell office:value-type="string">
            <text:p>Pool Hall Pro </text:p>
          </table:table-cell>
          <table:table-cell office:value-type="string">
            <text:p>Playlogic</text:p>
          </table:table-cell>
          <table:table-cell table:style-name="Default" office:value-type="string">
            <text:p>Icon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ool and Dart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Pool Party (USA)</text:p>
          </table:table-cell>
          <table:table-cell office:value-type="string">
            <text:p>Pool Party </text:p>
          </table:table-cell>
          <table:table-cell office:value-type="string">
            <text:p>Southpeak Interactive</text:p>
          </table:table-cell>
          <table:table-cell table:style-name="Default" office:value-type="string">
            <text:p>Evolved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ool and Dart</text:p>
          </table:table-cell>
          <table:table-cell office:value-type="string">
            <text:p>1-2 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Pop'n Music (USA)</text:p>
          </table:table-cell>
          <table:table-cell office:value-type="string">
            <text:p>Pop'n Music </text:p>
          </table:table-cell>
          <table:table-cell office:value-type="string">
            <text:p>Konami</text:p>
          </table:table-cell>
          <table:table-cell table:style-name="Default" office:value-type="string">
            <text:p>Beman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PopStar Guitar (USA)</text:p>
          </table:table-cell>
          <table:table-cell office:value-type="string">
            <text:p>PopStar Guitar </text:p>
          </table:table-cell>
          <table:table-cell office:value-type="string">
            <text:p>XS Games - Jack Of All Games</text:p>
          </table:table-cell>
          <table:table-cell table:style-name="Default" office:value-type="string">
            <text:p>Broadsword Interactive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Power Punch (USA)</text:p>
          </table:table-cell>
          <table:table-cell office:value-type="string">
            <text:p>Power Punch </text:p>
          </table:table-cell>
          <table:table-cell office:value-type="string">
            <text:p>XS Games </text:p>
          </table:table-cell>
          <table:table-cell table:style-name="Default" office:value-type="string">
            <text:p>Grand Prix Games 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ower Rangers Samurai (USA)</text:p>
          </table:table-cell>
          <table:table-cell office:value-type="string">
            <text:p>Power Rangers Samurai </text:p>
          </table:table-cell>
          <table:table-cell office:value-type="string">
            <text:p>Namco Bandai</text:p>
          </table:table-cell>
          <table:table-cell table:style-name="Default" office:value-type="string">
            <text:p>Inti Creat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Press Your Luck 2010 Edition (USA)</text:p>
          </table:table-cell>
          <table:table-cell office:value-type="string">
            <text:p>Press Your Luck 2010 Ed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-3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Pretty Cure All Stars Everyone Gather - Let's Dance (Japan)</text:p>
          </table:table-cell>
          <table:table-cell office:value-type="string">
            <text:p>Pretty Cure All Stars Everyone Gather - Let's Dance </text:p>
          </table:table-cell>
          <table:table-cell office:value-type="string">
            <text:p>Bandai Namco Games</text:p>
          </table:table-cell>
          <table:table-cell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rice Is Right, The - 2010 Edition (USA)</text:p>
          </table:table-cell>
          <table:table-cell office:value-type="string">
            <text:p>Price Is Right, The - 2010 Ed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Price Is Right, The - Decades (USA)</text:p>
          </table:table-cell>
          <table:table-cell office:value-type="string">
            <text:p>Price Is Right, The - Decad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Price Is Right, The (USA)</text:p>
          </table:table-cell>
          <table:table-cell office:value-type="string">
            <text:p>Price Is Right, Th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Prince of Persia - Rival Swords (USA)</text:p>
          </table:table-cell>
          <table:table-cell office:value-type="string">
            <text:p>Prince of Persia - Rival Sword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Prince of Persia - The Forgotten Sands (USA)</text:p>
          </table:table-cell>
          <table:table-cell office:value-type="string">
            <text:p>Prince of Persia - The Forgotten Sand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Quebec City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Princess and the Frog, The - Riverboat Jazz Edition (USA)</text:p>
          </table:table-cell>
          <table:table-cell office:value-type="string">
            <text:p>Princess and the Frog, The - Riverboat Jazz Edition </text:p>
          </table:table-cell>
          <table:table-cell office:value-type="string">
            <text:p>Disney Interactive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Princess and the Frog, The (USA)</text:p>
          </table:table-cell>
          <table:table-cell office:value-type="string">
            <text:p>Princess and the Frog, The </text:p>
          </table:table-cell>
          <table:table-cell office:value-type="string">
            <text:p>Disney Interactive Studios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Princess Isabella - A Witch's Curse (USA)</text:p>
          </table:table-cell>
          <table:table-cell office:value-type="string">
            <text:p>Princess Isabella - A Witch's Curse </text:p>
          </table:table-cell>
          <table:table-cell office:value-type="string">
            <text:p>Destineer Studios</text:p>
          </table:table-cell>
          <table:table-cell table:style-name="Default" office:value-type="string">
            <text:p>Big Fish Game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Pro Evolution Soccer 2008 (USA)</text:p>
          </table:table-cell>
          <table:table-cell office:value-type="string">
            <text:p>Pro Evolution Soccer 2008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occer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ro Evolution Soccer 2009 (USA)</text:p>
          </table:table-cell>
          <table:table-cell office:value-type="string">
            <text:p>Pro Evolution Soccer 2009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ro Evolution Soccer 2010 (USA)</text:p>
          </table:table-cell>
          <table:table-cell office:value-type="string">
            <text:p>Pro Evolution Soccer 2010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ro Evolution Soccer 2011 (USA)</text:p>
          </table:table-cell>
          <table:table-cell office:value-type="string">
            <text:p>Pro Evolution Soccer 2011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Pro Evolution Soccer 2012 (USA)</text:p>
          </table:table-cell>
          <table:table-cell office:value-type="string">
            <text:p>Pro Evolution Soccer 2012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Pro Evolution Soccer 2013 (USA)</text:p>
          </table:table-cell>
          <table:table-cell office:value-type="string">
            <text:p>Pro Evolution Soccer 2013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Soccer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ro Golfer Saru (Japan)</text:p>
          </table:table-cell>
          <table:table-cell office:value-type="string">
            <text:p>Pro Golfer Saru </text:p>
          </table:table-cell>
          <table:table-cell office:value-type="string">
            <text:p>Namco</text:p>
          </table:table-cell>
          <table:table-cell office:value-type="string">
            <text:p>Eighting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Pro Yakyuu Family Stadium (Japan)</text:p>
          </table:table-cell>
          <table:table-cell office:value-type="string">
            <text:p>Pro Yakyuu Family Stadium </text:p>
          </table:table-cell>
          <table:table-cell office:value-type="string">
            <text:p>Namco</text:p>
          </table:table-cell>
          <table:table-cell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aseball</text:p>
          </table:table-cell>
          <table:table-cell office:value-type="string">
            <text:p>1-4 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Professor Heinz Wolff's Gravity (USA)</text:p>
          </table:table-cell>
          <table:table-cell office:value-type="string">
            <text:p>Professor Heinz Wolff's Gravity </text:p>
          </table:table-cell>
          <table:table-cell office:value-type="string">
            <text:p>Deep Silver</text:p>
          </table:table-cell>
          <table:table-cell table:style-name="Default" office:value-type="string">
            <text:p>EM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Project Runway (USA)</text:p>
          </table:table-cell>
          <table:table-cell office:value-type="string">
            <text:p>Project Runway </text:p>
          </table:table-cell>
          <table:table-cell office:value-type="string">
            <text:p>Atari (Infogrames)</text:p>
          </table:table-cell>
          <table:table-cell table:style-name="Default" office:value-type="string">
            <text:p>Tornado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Project Zero 2 - Wii Edition (Europe)</text:p>
          </table:table-cell>
          <table:table-cell office:value-type="string">
            <text:p>Project Zero 2 - Wii Edition </text:p>
          </table:table-cell>
          <table:table-cell office:value-type="string">
            <text:p>Nintendo</text:p>
          </table:table-cell>
          <table:table-cell table:style-name="Default" office:value-type="string">
            <text:p>Tecmo</text:p>
          </table:table-cell>
          <table:table-cell office:value-type="string">
            <text:p>ESRB - M (Mature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Pucca's Race for Kisses (Europe)</text:p>
          </table:table-cell>
          <table:table-cell office:value-type="string">
            <text:p>Pucca's Race for Kisses </text:p>
          </table:table-cell>
          <table:table-cell office:value-type="string">
            <text:p>Neko Entertainment / Bigben Interactive</text:p>
          </table:table-cell>
          <table:table-cell table:style-name="Default" office:value-type="string">
            <text:p>Otaboo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Punch-Out!! (USA)</text:p>
          </table:table-cell>
          <table:table-cell office:value-type="string">
            <text:p>Punch-Out!! </text:p>
          </table:table-cell>
          <table:table-cell office:value-type="string">
            <text:p>Nintendo</text:p>
          </table:table-cell>
          <table:table-cell table:style-name="Default" office:value-type="string">
            <text:p>Next Level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Boxing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Puppy Luv - Your New Best Friend (USA)</text:p>
          </table:table-cell>
          <table:table-cell office:value-type="string">
            <text:p>Puppy Luv - Your New Best Friend </text:p>
          </table:table-cell>
          <table:table-cell office:value-type="string">
            <text:p>Activision</text:p>
          </table:table-cell>
          <table:table-cell table:style-name="Default" office:value-type="string">
            <text:p>Gogii Game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Purr Pals (USA)</text:p>
          </table:table-cell>
          <table:table-cell office:value-type="string">
            <text:p>Purr Pals </text:p>
          </table:table-cell>
          <table:table-cell office:value-type="string">
            <text:p>Crave Entertainment</text:p>
          </table:table-cell>
          <table:table-cell table:style-name="Default" office:value-type="string">
            <text:p>Brain Toy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Puss in Boots (USA)</text:p>
          </table:table-cell>
          <table:table-cell office:value-type="string">
            <text:p>Puss in Boots </text:p>
          </table:table-cell>
          <table:table-cell office:value-type="string">
            <text:p>THQ</text:p>
          </table:table-cell>
          <table:table-cell table:style-name="Default" office:value-type="string">
            <text:p>Blitz Game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Puyo Puyo 7 (Japan)</text:p>
          </table:table-cell>
          <table:table-cell office:value-type="string">
            <text:p>Puyo Puyo 7 </text:p>
          </table:table-cell>
          <table:table-cell office:value-type="string">
            <text:p>Sega</text:p>
          </table:table-cell>
          <table:table-cell table:style-name="Default" office:value-type="string">
            <text:p>Sonic Team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Puyo Puyo! 15th Anniversary (Japan)</text:p>
          </table:table-cell>
          <table:table-cell office:value-type="string">
            <text:p>Puyo Puyo! 15th Anniversary </text:p>
          </table:table-cell>
          <table:table-cell office:value-type="string">
            <text:p>Sega</text:p>
          </table:table-cell>
          <table:table-cell table:style-name="Default" office:value-type="string">
            <text:p>Sonic Team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Puyo Puyo!! 20th Anniversary (Japan)</text:p>
          </table:table-cell>
          <table:table-cell office:value-type="string">
            <text:p>Puyo Puyo!! 20th Anniversary </text:p>
          </table:table-cell>
          <table:table-cell office:value-type="string">
            <text:p>Sega</text:p>
          </table:table-cell>
          <table:table-cell table:style-name="Default" office:value-type="string">
            <text:p>Sonic Team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Puzzle Challenge - Crosswords and More! (USA)</text:p>
          </table:table-cell>
          <table:table-cell office:value-type="string">
            <text:p>Puzzle Challenge - Crosswords and More! </text:p>
          </table:table-cell>
          <table:table-cell office:value-type="string">
            <text:p>Crave Entertainment</text:p>
          </table:table-cell>
          <table:table-cell table:style-name="Default" office:value-type="string">
            <text:p>Supersonic Software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Puzzle Kingdoms (USA)</text:p>
          </table:table-cell>
          <table:table-cell office:value-type="string">
            <text:p>Puzzle Kingdoms </text:p>
          </table:table-cell>
          <table:table-cell office:value-type="string">
            <text:p>Zoo Games</text:p>
          </table:table-cell>
          <table:table-cell table:style-name="Default" office:value-type="string">
            <text:p>Infinite Interactiv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Puzzle Quest - Challenge of the Warlords (USA)</text:p>
          </table:table-cell>
          <table:table-cell office:value-type="string">
            <text:p>Puzzle Quest - Challenge of the Warlords </text:p>
          </table:table-cell>
          <table:table-cell office:value-type="string">
            <text:p>D3Publisher of America</text:p>
          </table:table-cell>
          <table:table-cell table:style-name="Default" office:value-type="string">
            <text:p>Vicious Cycle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Puzzle Series Vol. 2 - Illust Logic + Colorful Logic (Japan)</text:p>
          </table:table-cell>
          <table:table-cell office:value-type="string">
            <text:p>Puzzle Series Vol. 2 - Illust Logic + Colorful Logic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4.8</text:p>
          </table:table-cell>
          <table:table-cell table:number-columns-repeated="1012"/>
        </table:table-row>
        <table:table-row table:style-name="ro1">
          <table:table-cell office:value-type="string">
            <text:p>Puzzler Collection (USA)</text:p>
          </table:table-cell>
          <table:table-cell office:value-type="string">
            <text:p>Puzzler Collection </text:p>
          </table:table-cell>
          <table:table-cell office:value-type="string">
            <text:p>Zoo Games</text:p>
          </table:table-cell>
          <table:table-cell table:style-name="Default" office:value-type="string">
            <text:p>Route 1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Quiz Party (Europe)</text:p>
          </table:table-cell>
          <table:table-cell office:value-type="string">
            <text:p>Quiz Party </text:p>
          </table:table-cell>
          <table:table-cell office:value-type="string">
            <text:p>ckGames</text:p>
          </table:table-cell>
          <table:table-cell table:style-name="Default" office:value-type="string">
            <text:p>Wizarbox</text:p>
          </table:table-cell>
          <table:table-cell office:value-type="string">
            <text:p>ESRB - K-A (Kids to Adults)</text:p>
          </table:table-cell>
          <table:table-cell office:value-type="string">
            <text:p>2012</text:p>
          </table:table-cell>
          <table:table-cell office:value-type="string">
            <text:p>Quiz</text:p>
          </table:table-cell>
          <table:table-cell office:value-type="string">
            <text:p>1-32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Rabbids Go Home (USA)</text:p>
          </table:table-cell>
          <table:table-cell office:value-type="string">
            <text:p>Rabbids Go Hom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pellier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Racquet Sports (USA)</text:p>
          </table:table-cell>
          <table:table-cell office:value-type="string">
            <text:p>Racquet Sport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Asobo studi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Rajirugi Noa Wii (Japan)</text:p>
          </table:table-cell>
          <table:table-cell office:value-type="string">
            <text:p>Rajirugi Noa Wii </text:p>
          </table:table-cell>
          <table:table-cell office:value-type="string">
            <text:p>Milestone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Rally Racer (Europe)</text:p>
          </table:table-cell>
          <table:table-cell office:value-type="string">
            <text:p>Rally Racer </text:p>
          </table:table-cell>
          <table:table-cell office:value-type="string">
            <text:p>Nordic Games</text:p>
          </table:table-cell>
          <table:table-cell table:style-name="Default" office:value-type="string">
            <text:p>Brain In A Jar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Ram Racing (USA)</text:p>
          </table:table-cell>
          <table:table-cell office:value-type="string">
            <text:p>Ram Racing </text:p>
          </table:table-cell>
          <table:table-cell office:value-type="string">
            <text:p>Storm City Games</text:p>
          </table:table-cell>
          <table:table-cell table:style-name="Default" office:value-type="string">
            <text:p>Storm City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Rampage - Total Destruction (USA)</text:p>
          </table:table-cell>
          <table:table-cell office:value-type="string">
            <text:p>Rampage - Total Destruction </text:p>
          </table:table-cell>
          <table:table-cell office:value-type="string">
            <text:p>Midway Home Entertainment</text:p>
          </table:table-cell>
          <table:table-cell table:style-name="Default" office:value-type="string">
            <text:p>Pipeworks Software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Rango (USA)</text:p>
          </table:table-cell>
          <table:table-cell office:value-type="string">
            <text:p>Rango </text:p>
          </table:table-cell>
          <table:table-cell office:value-type="string">
            <text:p>Electronic Arts</text:p>
          </table:table-cell>
          <table:table-cell table:style-name="Default" office:value-type="string">
            <text:p>Behaviour Interactive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Rapala - We Fish (USA)</text:p>
          </table:table-cell>
          <table:table-cell office:value-type="string">
            <text:p>Rapala - We Fish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sh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Rapala Fishing Frenzy (USA)</text:p>
          </table:table-cell>
          <table:table-cell office:value-type="string">
            <text:p>Rapala Fishing Frenzy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ishing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Rapala Pro Bass Fishing (USA)</text:p>
          </table:table-cell>
          <table:table-cell office:value-type="string">
            <text:p>Rapala Pro Bass Fishing </text:p>
          </table:table-cell>
          <table:table-cell office:value-type="string">
            <text:p>Activision</text:p>
          </table:table-cell>
          <table:table-cell table:style-name="Default" office:value-type="string">
            <text:p>Fun Lab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shing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Rapala Tournament Fishing (USA)</text:p>
          </table:table-cell>
          <table:table-cell office:value-type="string">
            <text:p>Rapala Tournament Fishing </text:p>
          </table:table-cell>
          <table:table-cell office:value-type="string">
            <text:p>Activision</text:p>
          </table:table-cell>
          <table:table-cell table:style-name="Default" office:value-type="string">
            <text:p>MagicWand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Fishing</text:p>
          </table:table-cell>
          <table:table-cell office:value-type="string">
            <text:p>1 Player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Ratatouille (USA)</text:p>
          </table:table-cell>
          <table:table-cell office:value-type="string">
            <text:p>Ratatouille </text:p>
          </table:table-cell>
          <table:table-cell office:value-type="string">
            <text:p>THQ</text:p>
          </table:table-cell>
          <table:table-cell table:style-name="Default" office:value-type="string">
            <text:p>Heavy Iron Studio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Raving Rabbids - Travel in Time (USA)</text:p>
          </table:table-cell>
          <table:table-cell office:value-type="string">
            <text:p>Raving Rabbids - Travel in Tim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 Soft Entertainment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Raving Rabbids Party Collection (USA)</text:p>
          </table:table-cell>
          <table:table-cell office:value-type="string">
            <text:p>Raving Rabbids Party Collec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Pari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Rayman Origins (USA)</text:p>
          </table:table-cell>
          <table:table-cell office:value-type="string">
            <text:p>Rayman Origin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pellier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Rayman Raving Rabbids (USA)</text:p>
          </table:table-cell>
          <table:table-cell office:value-type="string">
            <text:p>Rayman Raving Rabbid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pellier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Rayman Raving Rabbids 2 (USA)</text:p>
          </table:table-cell>
          <table:table-cell office:value-type="string">
            <text:p>Rayman Raving Rabbids 2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pellier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Rayman Raving Rabbids TV Party (USA)</text:p>
          </table:table-cell>
          <table:table-cell office:value-type="string">
            <text:p>Rayman Raving Rabbids TV Part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Pari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8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Reader Rabbit 1st Grade (USA)</text:p>
          </table:table-cell>
          <table:table-cell office:value-type="string">
            <text:p>Reader Rabbit 1st Grade </text:p>
          </table:table-cell>
          <table:table-cell office:value-type="string">
            <text:p>Graffiti Entertainment</text:p>
          </table:table-cell>
          <table:table-cell table:style-name="Default" office:value-type="string">
            <text:p>TLC Education Properties, LLC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Reader Rabbit 2nd Grade (USA)</text:p>
          </table:table-cell>
          <table:table-cell office:value-type="string">
            <text:p>Reader Rabbit 2nd Grade </text:p>
          </table:table-cell>
          <table:table-cell office:value-type="string">
            <text:p>Graffiti Entertainment</text:p>
          </table:table-cell>
          <table:table-cell table:style-name="Default" office:value-type="string">
            <text:p>Graffiti Entertainment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Reader Rabbit Kindergarten (USA)</text:p>
          </table:table-cell>
          <table:table-cell office:value-type="string">
            <text:p>Reader Rabbit Kindergarten </text:p>
          </table:table-cell>
          <table:table-cell office:value-type="string">
            <text:p>Graffiti Entertainment</text:p>
          </table:table-cell>
          <table:table-cell table:style-name="Default" office:value-type="string">
            <text:p>TLC Education Properties, LLC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Reader Rabbit Preschool (USA)</text:p>
          </table:table-cell>
          <table:table-cell office:value-type="string">
            <text:p>Reader Rabbit Preschool </text:p>
          </table:table-cell>
          <table:table-cell office:value-type="string">
            <text:p>Graffiti Entertainment</text:p>
          </table:table-cell>
          <table:table-cell table:style-name="Default" office:value-type="string">
            <text:p>Graffiti Entertainment</text:p>
          </table:table-cell>
          <table:table-cell office:value-type="string">
            <text:p>ESRB - EC (Early Childhood)</text:p>
          </table:table-cell>
          <table:table-cell office:value-type="string">
            <text:p>2011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Ready 2 Rumble Revolution (USA)</text:p>
          </table:table-cell>
          <table:table-cell office:value-type="string">
            <text:p>Ready 2 Rumble Revolution </text:p>
          </table:table-cell>
          <table:table-cell office:value-type="string">
            <text:p>Atari (Infogrames)</text:p>
          </table:table-cell>
          <table:table-cell table:style-name="Default" office:value-type="string">
            <text:p>AKI Corporation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Boxing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Ready Steady Cook - The Game (Europe)</text:p>
          </table:table-cell>
          <table:table-cell office:value-type="string">
            <text:p>Ready Steady Cook - The Game </text:p>
          </table:table-cell>
          <table:table-cell office:value-type="string">
            <text:p>Mindscape</text:p>
          </table:table-cell>
          <table:table-cell table:style-name="Default" office:value-type="string">
            <text:p>Sanuk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Real Heroes - Firefighter (USA)</text:p>
          </table:table-cell>
          <table:table-cell office:value-type="string">
            <text:p>Real Heroes - Firefighter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Epicenter Studio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Rebel Raiders - Operation Nighthawk (USA)</text:p>
          </table:table-cell>
          <table:table-cell office:value-type="string">
            <text:p>Rebel Raiders - Operation Nighthawk </text:p>
          </table:table-cell>
          <table:table-cell office:value-type="string">
            <text:p>XS Games - Jack Of All Games</text:p>
          </table:table-cell>
          <table:table-cell table:style-name="Default" office:value-type="string">
            <text:p>Kando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Rec Room Games (USA)</text:p>
          </table:table-cell>
          <table:table-cell office:value-type="string">
            <text:p>Rec Room Games </text:p>
          </table:table-cell>
          <table:table-cell office:value-type="string">
            <text:p>Destineer Studios</text:p>
          </table:table-cell>
          <table:table-cell table:style-name="Default" office:value-type="string">
            <text:p>Arcade Mo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Red Steel (USA)</text:p>
          </table:table-cell>
          <table:table-cell office:value-type="string">
            <text:p>Red Steel </text:p>
          </table:table-cell>
          <table:table-cell office:value-type="string">
            <text:p>Ubisoft</text:p>
          </table:table-cell>
          <table:table-cell table:style-name="Default" office:value-type="string">
            <text:p>Ubisoft</text:p>
          </table:table-cell>
          <table:table-cell office:value-type="string">
            <text:p>ESRB - T (Teen)</text:p>
          </table:table-cell>
          <table:table-cell office:value-type="string">
            <text:p>2006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Red Steel 2 (USA)</text:p>
          </table:table-cell>
          <table:table-cell office:value-type="string">
            <text:p>Red Steel 2 </text:p>
          </table:table-cell>
          <table:table-cell office:value-type="string">
            <text:p>Ubisoft</text:p>
          </table:table-cell>
          <table:table-cell table:style-name="Default" office:value-type="string">
            <text:p>Ubisoft Paris Studio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Reel Fishing - Angler's Dream (USA)</text:p>
          </table:table-cell>
          <table:table-cell office:value-type="string">
            <text:p>Reel Fishing - Angler's Dream </text:p>
          </table:table-cell>
          <table:table-cell office:value-type="string">
            <text:p>Natsume</text:p>
          </table:table-cell>
          <table:table-cell table:style-name="Default" office:value-type="string">
            <text:p>Marvelous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shing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Relaxuma - Minna de Goyururi Seikatsu (Japan)</text:p>
          </table:table-cell>
          <table:table-cell office:value-type="string">
            <text:p>Relaxuma - Minna de Goyururi Seikatsu </text:p>
          </table:table-cell>
          <table:table-cell table:number-columns-repeated="2" office:value-type="string">
            <text:p>MTO Inc.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Reload (USA)</text:p>
          </table:table-cell>
          <table:table-cell office:value-type="string">
            <text:p>Reload </text:p>
          </table:table-cell>
          <table:table-cell office:value-type="string">
            <text:p>Mastiff</text:p>
          </table:table-cell>
          <table:table-cell table:style-name="Default" office:value-type="string">
            <text:p>Jack of All Games 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Remington Great American Bird Hunt (USA)</text:p>
          </table:table-cell>
          <table:table-cell office:value-type="string">
            <text:p>Remington Great American Bird Hunt </text:p>
          </table:table-cell>
          <table:table-cell office:value-type="string">
            <text:p>Mastiff</text:p>
          </table:table-cell>
          <table:table-cell table:style-name="Default" office:value-type="string">
            <text:p>Kouyousha Ltd.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Hunting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Remington Super Slam Hunting - Africa (USA)</text:p>
          </table:table-cell>
          <table:table-cell office:value-type="string">
            <text:p>Remington Super Slam Hunting - Africa </text:p>
          </table:table-cell>
          <table:table-cell office:value-type="string">
            <text:p>Mastiff</text:p>
          </table:table-cell>
          <table:table-cell table:style-name="Default" office:value-type="string">
            <text:p>eV Interactiv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Remington Super Slam Hunting - Alaska (USA)</text:p>
          </table:table-cell>
          <table:table-cell office:value-type="string">
            <text:p>Remington Super Slam Hunting - Alaska </text:p>
          </table:table-cell>
          <table:table-cell office:value-type="string">
            <text:p>Mastiff</text:p>
          </table:table-cell>
          <table:table-cell table:style-name="Default" office:value-type="string">
            <text:p>eV Interactive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Hunting</text:p>
          </table:table-cell>
          <table:table-cell office:value-type="string">
            <text:p>1-4 Players</text:p>
          </table:table-cell>
          <table:table-cell office:value-type="string">
            <text:p>4.6</text:p>
          </table:table-cell>
          <table:table-cell table:number-columns-repeated="1012"/>
        </table:table-row>
        <table:table-row table:style-name="ro1">
          <table:table-cell office:value-type="string">
            <text:p>Remington Super Slam Hunting - North America (USA)</text:p>
          </table:table-cell>
          <table:table-cell office:value-type="string">
            <text:p>Remington Super Slam Hunting - North America </text:p>
          </table:table-cell>
          <table:table-cell office:value-type="string">
            <text:p>Mastiff</text:p>
          </table:table-cell>
          <table:table-cell table:style-name="Default" office:value-type="string">
            <text:p>Mastiff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Hunting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Resident Evil - The Darkside Chronicles (USA)</text:p>
          </table:table-cell>
          <table:table-cell office:value-type="string">
            <text:p>Resident Evil - The Darkside Chronicles </text:p>
          </table:table-cell>
          <table:table-cell office:value-type="string">
            <text:p>Capcom</text:p>
          </table:table-cell>
          <table:table-cell table:style-name="Default" office:value-type="string">
            <text:p>Cavia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Resident Evil - The Umbrella Chronicles (USA)</text:p>
          </table:table-cell>
          <table:table-cell office:value-type="string">
            <text:p>Resident Evil - The Umbrella Chronicles </text:p>
          </table:table-cell>
          <table:table-cell office:value-type="string">
            <text:p>Capcom</text:p>
          </table:table-cell>
          <table:table-cell table:style-name="Default" office:value-type="string">
            <text:p>Capcom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Resident Evil 4 - Wii Edition (USA)</text:p>
          </table:table-cell>
          <table:table-cell office:value-type="string">
            <text:p>Resident Evil 4 - Wii Edition </text:p>
          </table:table-cell>
          <table:table-cell office:value-type="string">
            <text:p>Capcom</text:p>
          </table:table-cell>
          <table:table-cell table:style-name="Default" office:value-type="string">
            <text:p>Capcom Production Studio 4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Resident Evil Archives - Resident Evil (USA)</text:p>
          </table:table-cell>
          <table:table-cell office:value-type="string">
            <text:p>Resident Evil Archives - Resident Evil </text:p>
          </table:table-cell>
          <table:table-cell office:value-type="string">
            <text:p>Capcom</text:p>
          </table:table-cell>
          <table:table-cell table:style-name="Default" office:value-type="string">
            <text:p>Capcom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Resident Evil Archives - Resident Evil Zero (USA)</text:p>
          </table:table-cell>
          <table:table-cell office:value-type="string">
            <text:p>Resident Evil Archives - Resident Evil Zero </text:p>
          </table:table-cell>
          <table:table-cell office:value-type="string">
            <text:p>Capcom</text:p>
          </table:table-cell>
          <table:table-cell table:style-name="Default" office:value-type="string">
            <text:p>Capcom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Rhythm Heaven Fever (USA)</text:p>
          </table:table-cell>
          <table:table-cell office:value-type="string">
            <text:p>Rhythm Heaven Fever </text:p>
          </table:table-cell>
          <table:table-cell office:value-type="string">
            <text:p>Nintendo</text:p>
          </table:table-cell>
          <table:table-cell table:style-name="Default" office:value-type="string">
            <text:p>Nintendo SPD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Rig Racer 2 (USA)</text:p>
          </table:table-cell>
          <table:table-cell office:value-type="string">
            <text:p>Rig Racer 2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Rio (USA)</text:p>
          </table:table-cell>
          <table:table-cell office:value-type="string">
            <text:p>Rio </text:p>
          </table:table-cell>
          <table:table-cell office:value-type="string">
            <text:p>THQ</text:p>
          </table:table-cell>
          <table:table-cell table:style-name="Default" office:value-type="string">
            <text:p>Eurocom Development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Rise of the Guardians (USA)</text:p>
          </table:table-cell>
          <table:table-cell office:value-type="string">
            <text:p>Rise of the Guardians </text:p>
          </table:table-cell>
          <table:table-cell office:value-type="string">
            <text:p>D3 Publisher</text:p>
          </table:table-cell>
          <table:table-cell table:style-name="Default" office:value-type="string">
            <text:p>Torus Games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Rock 'N' Roll Adventures (USA)</text:p>
          </table:table-cell>
          <table:table-cell office:value-type="string">
            <text:p>Rock 'N' Roll Adventures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Myth Maker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1.2</text:p>
          </table:table-cell>
          <table:table-cell table:number-columns-repeated="1012"/>
        </table:table-row>
        <table:table-row table:style-name="ro1">
          <table:table-cell office:value-type="string">
            <text:p>Rock Band - Country Track Pack (USA)</text:p>
          </table:table-cell>
          <table:table-cell office:value-type="string">
            <text:p>Rock Band - Country Track Pack </text:p>
          </table:table-cell>
          <table:table-cell office:value-type="string">
            <text:p>Electronic Arts</text:p>
          </table:table-cell>
          <table:table-cell table:style-name="Default" office:value-type="string">
            <text:p>Harmonix Music System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Rock Band - Country Track Pack 2 (USA)</text:p>
          </table:table-cell>
          <table:table-cell office:value-type="string">
            <text:p>Rock Band - Country Track Pack 2 </text:p>
          </table:table-cell>
          <table:table-cell office:value-type="string">
            <text:p>MTV Games</text:p>
          </table:table-cell>
          <table:table-cell table:style-name="Default" office:value-type="string">
            <text:p>Harmonix Music System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Rock Band - Metal Track Pack (USA)</text:p>
          </table:table-cell>
          <table:table-cell office:value-type="string">
            <text:p>Rock Band - Metal Track Pack </text:p>
          </table:table-cell>
          <table:table-cell office:value-type="string">
            <text:p>MTV Games</text:p>
          </table:table-cell>
          <table:table-cell table:style-name="Default" office:value-type="string">
            <text:p>Harmonix Music System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Rock Band (USA)</text:p>
          </table:table-cell>
          <table:table-cell office:value-type="string">
            <text:p>Rock Band </text:p>
          </table:table-cell>
          <table:table-cell office:value-type="string">
            <text:p>MTV Games</text:p>
          </table:table-cell>
          <table:table-cell table:style-name="Default" office:value-type="string">
            <text:p>Harmonix Music System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Rock Band 2 (USA)</text:p>
          </table:table-cell>
          <table:table-cell office:value-type="string">
            <text:p>Rock Band 2 </text:p>
          </table:table-cell>
          <table:table-cell office:value-type="string">
            <text:p>Electronic Arts / MTV Games</text:p>
          </table:table-cell>
          <table:table-cell table:style-name="Default" office:value-type="string">
            <text:p>Harmonix Music System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Rock Band 3 (USA)</text:p>
          </table:table-cell>
          <table:table-cell office:value-type="string">
            <text:p>Rock Band 3 </text:p>
          </table:table-cell>
          <table:table-cell office:value-type="string">
            <text:p>MTV Games</text:p>
          </table:table-cell>
          <table:table-cell table:style-name="Default" office:value-type="string">
            <text:p>Harmonix Music System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Rock Band Track Pack - Classic Rock (USA)</text:p>
          </table:table-cell>
          <table:table-cell office:value-type="string">
            <text:p>Rock Band Track Pack - Classic Rock </text:p>
          </table:table-cell>
          <table:table-cell office:value-type="string">
            <text:p>Electronic Arts</text:p>
          </table:table-cell>
          <table:table-cell table:style-name="Default" office:value-type="string">
            <text:p>Pi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Rock Band Track Pack - Vol. 1 (USA)</text:p>
          </table:table-cell>
          <table:table-cell office:value-type="string">
            <text:p>Rock Band Track Pack - Vol. 1 </text:p>
          </table:table-cell>
          <table:table-cell office:value-type="string">
            <text:p>MTV Games</text:p>
          </table:table-cell>
          <table:table-cell table:style-name="Default" office:value-type="string">
            <text:p>Harmonix Music System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Rock Band Track Pack - Vol. 2 (USA)</text:p>
          </table:table-cell>
          <table:table-cell office:value-type="string">
            <text:p>Rock Band Track Pack - Vol. 2 </text:p>
          </table:table-cell>
          <table:table-cell office:value-type="string">
            <text:p>MTV Games</text:p>
          </table:table-cell>
          <table:table-cell table:style-name="Default" office:value-type="string">
            <text:p>Harmonix Music System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Rock Blast (USA)</text:p>
          </table:table-cell>
          <table:table-cell office:value-type="string">
            <text:p>Rock Blast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Cyber Planet Interactiv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Rockstar Games Presents - Table Tennis (USA)</text:p>
          </table:table-cell>
          <table:table-cell office:value-type="string">
            <text:p>Rockstar Games Presents - Table Tennis </text:p>
          </table:table-cell>
          <table:table-cell office:value-type="string">
            <text:p>Rockstar Games</text:p>
          </table:table-cell>
          <table:table-cell table:style-name="Default" office:value-type="string">
            <text:p>Rockstar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Tabletop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Rogue Trooper - Quartz Zone Massacre (USA)</text:p>
          </table:table-cell>
          <table:table-cell office:value-type="string">
            <text:p>Rogue Trooper - Quartz Zone Massacre </text:p>
          </table:table-cell>
          <table:table-cell office:value-type="string">
            <text:p>Graffiti Entertainment</text:p>
          </table:table-cell>
          <table:table-cell table:style-name="Default" office:value-type="string">
            <text:p>Rebellion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Rolling Stone - Drum King (USA)</text:p>
          </table:table-cell>
          <table:table-cell office:value-type="string">
            <text:p>Rolling Stone - Drum King </text:p>
          </table:table-cell>
          <table:table-cell office:value-type="string">
            <text:p>505 Games</text:p>
          </table:table-cell>
          <table:table-cell table:style-name="Default" office:value-type="string">
            <text:p>Arc System Work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Roogoo - Twisted Towers (USA)</text:p>
          </table:table-cell>
          <table:table-cell office:value-type="string">
            <text:p>Roogoo - Twisted Towers </text:p>
          </table:table-cell>
          <table:table-cell office:value-type="string">
            <text:p>South Peak Interactive</text:p>
          </table:table-cell>
          <table:table-cell table:style-name="Default" office:value-type="string">
            <text:p>Spidermonk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Rooms - The Main Building (USA)</text:p>
          </table:table-cell>
          <table:table-cell office:value-type="string">
            <text:p>Rooms - The Main Building </text:p>
          </table:table-cell>
          <table:table-cell office:value-type="string">
            <text:p>Hudson Soft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Rubik's World (USA)</text:p>
          </table:table-cell>
          <table:table-cell office:value-type="string">
            <text:p>Rubik's World </text:p>
          </table:table-cell>
          <table:table-cell office:value-type="string">
            <text:p>American Game Factory</text:p>
          </table:table-cell>
          <table:table-cell table:style-name="Default" office:value-type="string">
            <text:p>Two Trib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Rudolph the Red-Nosed Reindeer (USA)</text:p>
          </table:table-cell>
          <table:table-cell office:value-type="string">
            <text:p>Rudolph the Red-Nosed Reindeer </text:p>
          </table:table-cell>
          <table:table-cell office:value-type="string">
            <text:p>Red Wagon Games</text:p>
          </table:table-cell>
          <table:table-cell table:style-name="Default" office:value-type="string">
            <text:p>High Voltage Software, Inc.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Runaway - The Dream of the Turtle (Europe)</text:p>
          </table:table-cell>
          <table:table-cell office:value-type="string">
            <text:p>Runaway - The Dream of the Turtle </text:p>
          </table:table-cell>
          <table:table-cell office:value-type="string">
            <text:p>Focus Home Interactive</text:p>
          </table:table-cell>
          <table:table-cell table:style-name="Default" office:value-type="string">
            <text:p>Cyanide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Rune Factory - Frontier (USA)</text:p>
          </table:table-cell>
          <table:table-cell office:value-type="string">
            <text:p>Rune Factory - Frontier </text:p>
          </table:table-cell>
          <table:table-cell office:value-type="string">
            <text:p>Marvelous Entertainment</text:p>
          </table:table-cell>
          <table:table-cell table:style-name="Default" office:value-type="string">
            <text:p>Neverland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Rune Factory - Tides of Destiny (USA)</text:p>
          </table:table-cell>
          <table:table-cell office:value-type="string">
            <text:p>Rune Factory - Tides of Destiny </text:p>
          </table:table-cell>
          <table:table-cell office:value-type="string">
            <text:p>Natsume</text:p>
          </table:table-cell>
          <table:table-cell table:style-name="Default" office:value-type="string">
            <text:p>Neverland 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Rygar - The Battle of Argus (USA)</text:p>
          </table:table-cell>
          <table:table-cell office:value-type="string">
            <text:p>Rygar - The Battle of Argus </text:p>
          </table:table-cell>
          <table:table-cell office:value-type="string">
            <text:p>Tecmo</text:p>
          </table:table-cell>
          <table:table-cell table:style-name="Default" office:value-type="string">
            <text:p>Tecmo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SAFAR'Wii (Europe)</text:p>
          </table:table-cell>
          <table:table-cell office:value-type="string">
            <text:p>SAFAR'Wii </text:p>
          </table:table-cell>
          <table:table-cell office:value-type="string">
            <text:p>Nobilis</text:p>
          </table:table-cell>
          <table:table-cell table:style-name="Default" office:value-type="string">
            <text:p>Nobili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afari Adventures Africa (USA)</text:p>
          </table:table-cell>
          <table:table-cell office:value-type="string">
            <text:p>Safari Adventures Africa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Elektro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Safecracker - The Ultimate Puzzle Adventure (USA)</text:p>
          </table:table-cell>
          <table:table-cell office:value-type="string">
            <text:p>Safecracker - The Ultimate Puzzle Adventure </text:p>
          </table:table-cell>
          <table:table-cell office:value-type="string">
            <text:p>The Adventure Company</text:p>
          </table:table-cell>
          <table:table-cell table:style-name="Default" office:value-type="string">
            <text:p>Kheops Studi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Saint (USA)</text:p>
          </table:table-cell>
          <table:table-cell office:value-type="string">
            <text:p>Saint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Starfish 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Sakura Wars - So Long,My Love (USA)</text:p>
          </table:table-cell>
          <table:table-cell office:value-type="string">
            <text:p>Sakura Wars - So Long,My Love </text:p>
          </table:table-cell>
          <table:table-cell office:value-type="string">
            <text:p>NIS</text:p>
          </table:table-cell>
          <table:table-cell table:style-name="Default" office:value-type="string">
            <text:p>Red Entertainment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am &amp; Max - Season One (USA)</text:p>
          </table:table-cell>
          <table:table-cell office:value-type="string">
            <text:p>Sam &amp; Max - Season One </text:p>
          </table:table-cell>
          <table:table-cell office:value-type="string">
            <text:p>DreamCatcher Games</text:p>
          </table:table-cell>
          <table:table-cell table:style-name="Default" office:value-type="string">
            <text:p>Telltale Game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am &amp; Max - Season Two - Beyond Time and Space (USA)</text:p>
          </table:table-cell>
          <table:table-cell office:value-type="string">
            <text:p>Sam &amp; Max - Season Two - Beyond Time and Space </text:p>
          </table:table-cell>
          <table:table-cell office:value-type="string">
            <text:p>Atari (Infogrames)</text:p>
          </table:table-cell>
          <table:table-cell table:style-name="Default" office:value-type="string">
            <text:p>Telltale Game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amba de Amigo (USA)</text:p>
          </table:table-cell>
          <table:table-cell office:value-type="string">
            <text:p>Samba de Amigo </text:p>
          </table:table-cell>
          <table:table-cell office:value-type="string">
            <text:p>Sega of America</text:p>
          </table:table-cell>
          <table:table-cell table:style-name="Default" office:value-type="string">
            <text:p>Gearbox Softwar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amurai Shodown Anthology (USA)</text:p>
          </table:table-cell>
          <table:table-cell office:value-type="string">
            <text:p>Samurai Shodown Anthology </text:p>
          </table:table-cell>
          <table:table-cell office:value-type="string">
            <text:p>SNK Playmore USA</text:p>
          </table:table-cell>
          <table:table-cell table:style-name="Default" office:value-type="string">
            <text:p>SNK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amurai Warriors - Katana (USA)</text:p>
          </table:table-cell>
          <table:table-cell office:value-type="string">
            <text:p>Samurai Warriors - Katana </text:p>
          </table:table-cell>
          <table:table-cell office:value-type="string">
            <text:p>Koei</text:p>
          </table:table-cell>
          <table:table-cell table:style-name="Default" office:value-type="string">
            <text:p>Omega Force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amurai Warriors 3 (USA)</text:p>
          </table:table-cell>
          <table:table-cell office:value-type="string">
            <text:p>Samurai Warriors 3 </text:p>
          </table:table-cell>
          <table:table-cell office:value-type="string">
            <text:p>Koei</text:p>
          </table:table-cell>
          <table:table-cell table:style-name="Default" office:value-type="string">
            <text:p>Omega Forc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Beat-'Em-Up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Santa Claus is Comin' to Town! (USA)</text:p>
          </table:table-cell>
          <table:table-cell office:value-type="string">
            <text:p>Santa Claus is Comin' to Town! </text:p>
          </table:table-cell>
          <table:table-cell office:value-type="string">
            <text:p>Red Wagon Games</text:p>
          </table:table-cell>
          <table:table-cell table:style-name="Default" office:value-type="string">
            <text:p>1st Playable Prodution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atisfashion (USA)</text:p>
          </table:table-cell>
          <table:table-cell office:value-type="string">
            <text:p>Satisfashion </text:p>
          </table:table-cell>
          <table:table-cell office:value-type="string">
            <text:p>Destineer Studios</text:p>
          </table:table-cell>
          <table:table-cell table:style-name="Default" office:value-type="string">
            <text:p>TechFron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carface - The World Is Yours (USA)</text:p>
          </table:table-cell>
          <table:table-cell office:value-type="string">
            <text:p>Scarface - The World Is Yours </text:p>
          </table:table-cell>
          <table:table-cell office:value-type="string">
            <text:p>Sierra</text:p>
          </table:table-cell>
          <table:table-cell table:style-name="Default" office:value-type="string">
            <text:p>Radical Entertainment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cene It - Bright Lights! Big Screen! (USA)</text:p>
          </table:table-cell>
          <table:table-cell office:value-type="string">
            <text:p>Scene It - Bright Lights! Big Screen! </text:p>
          </table:table-cell>
          <table:table-cell office:value-type="string">
            <text:p>Warner Bros. Interactive</text:p>
          </table:table-cell>
          <table:table-cell table:style-name="Default" office:value-type="string">
            <text:p>Artificial Mind &amp; Movement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cene It - Twilight (USA)</text:p>
          </table:table-cell>
          <table:table-cell office:value-type="string">
            <text:p>Scene It - Twilight </text:p>
          </table:table-cell>
          <table:table-cell office:value-type="string">
            <text:p>Konami</text:p>
          </table:table-cell>
          <table:table-cell table:style-name="Default" office:value-type="string">
            <text:p>Screenlife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-2 Players</text:p>
          </table:table-cell>
          <table:table-cell office:value-type="string">
            <text:p>1.2</text:p>
          </table:table-cell>
          <table:table-cell table:number-columns-repeated="1012"/>
        </table:table-row>
        <table:table-row table:style-name="ro1">
          <table:table-cell office:value-type="string">
            <text:p>Science Papa (USA)</text:p>
          </table:table-cell>
          <table:table-cell office:value-type="string">
            <text:p>Science Papa </text:p>
          </table:table-cell>
          <table:table-cell office:value-type="string">
            <text:p>Activision</text:p>
          </table:table-cell>
          <table:table-cell table:style-name="Default" office:value-type="string">
            <text:p>Mad Monkey Studi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cooby-Doo! and the Spooky Swamp (USA)</text:p>
          </table:table-cell>
          <table:table-cell office:value-type="string">
            <text:p>Scooby-Doo! and the Spooky Swamp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Torus Game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cooby-Doo! First Frights (USA)</text:p>
          </table:table-cell>
          <table:table-cell office:value-type="string">
            <text:p>Scooby-Doo! First Frights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Torus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core International Baja 1000 - World Championship Offroad Racing (USA)</text:p>
          </table:table-cell>
          <table:table-cell office:value-type="string">
            <text:p>Score International Baja 1000 - World Championship Offroad Racing </text:p>
          </table:table-cell>
          <table:table-cell office:value-type="string">
            <text:p>Activision</text:p>
          </table:table-cell>
          <table:table-cell table:style-name="Default" office:value-type="string">
            <text:p>Left Field Production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Scrabble Interactive - 2009 Edition (Europe)</text:p>
          </table:table-cell>
          <table:table-cell office:value-type="string">
            <text:p>Scrabble Interactive - 2009 Ed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Wizarbox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D Gundam - G Generation Wars (Japan)</text:p>
          </table:table-cell>
          <table:table-cell office:value-type="string">
            <text:p>SD Gundam - G Generation Wars </text:p>
          </table:table-cell>
          <table:table-cell office:value-type="string">
            <text:p>Namco Bandai Games</text:p>
          </table:table-cell>
          <table:table-cell table:style-name="Default" office:value-type="string">
            <text:p>Tom Creat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SD Gundam - G Generation World (Japan)</text:p>
          </table:table-cell>
          <table:table-cell office:value-type="string">
            <text:p>SD Gundam - G Generation World </text:p>
          </table:table-cell>
          <table:table-cell office:value-type="string">
            <text:p>Bandai Namco Games</text:p>
          </table:table-cell>
          <table:table-cell table:style-name="Default"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SD Gundam - Scad Hammers (Japan)</text:p>
          </table:table-cell>
          <table:table-cell office:value-type="string">
            <text:p>SD Gundam - Scad Hammers </text:p>
          </table:table-cell>
          <table:table-cell office:value-type="string">
            <text:p>Namco</text:p>
          </table:table-cell>
          <table:table-cell table:style-name="Default"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SD Gundam Gashapon Wars (Japan)</text:p>
          </table:table-cell>
          <table:table-cell office:value-type="string">
            <text:p>SD Gundam Gashapon Wars </text:p>
          </table:table-cell>
          <table:table-cell office:value-type="string">
            <text:p>Namco Bandai Games</text:p>
          </table:table-cell>
          <table:table-cell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Sea Monsters - A Prehistoric Adventure (USA)</text:p>
          </table:table-cell>
          <table:table-cell office:value-type="string">
            <text:p>Sea Monsters - A Prehistoric Adventure </text:p>
          </table:table-cell>
          <table:table-cell office:value-type="string">
            <text:p>Destination Software</text:p>
          </table:table-cell>
          <table:table-cell table:style-name="Default" office:value-type="string">
            <text:p>Atomic Planet 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Secret Files Tunguska (USA)</text:p>
          </table:table-cell>
          <table:table-cell office:value-type="string">
            <text:p>Secret Files Tunguska </text:p>
          </table:table-cell>
          <table:table-cell office:value-type="string">
            <text:p>Deep Silver</text:p>
          </table:table-cell>
          <table:table-cell table:style-name="Default" office:value-type="string">
            <text:p>Fusionsphere System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ecret Saturdays, The - Beasts of the 5th Sun (USA)</text:p>
          </table:table-cell>
          <table:table-cell office:value-type="string">
            <text:p>Secret Saturdays, The - Beasts of the 5th Sun </text:p>
          </table:table-cell>
          <table:table-cell office:value-type="string">
            <text:p>D3 Publisher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SEGA Bass Fishing (USA)</text:p>
          </table:table-cell>
          <table:table-cell office:value-type="string">
            <text:p>SEGA Bass Fishing </text:p>
          </table:table-cell>
          <table:table-cell office:value-type="string">
            <text:p>Sega of America</text:p>
          </table:table-cell>
          <table:table-cell table:style-name="Default" office:value-type="string">
            <text:p>Cavia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ishing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EGA Superstars Tennis (USA)</text:p>
          </table:table-cell>
          <table:table-cell office:value-type="string">
            <text:p>SEGA Superstars Tennis </text:p>
          </table:table-cell>
          <table:table-cell office:value-type="string">
            <text:p>Sega of America</text:p>
          </table:table-cell>
          <table:table-cell table:style-name="Default" office:value-type="string">
            <text:p>Sumo Digital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Tennis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engoku Basara - Samurai Heroes (USA)</text:p>
          </table:table-cell>
          <table:table-cell office:value-type="string">
            <text:p>Sengoku Basara - Samurai Heroes </text:p>
          </table:table-cell>
          <table:table-cell office:value-type="string">
            <text:p>Capcom</text:p>
          </table:table-cell>
          <table:table-cell table:style-name="Default" office:value-type="string">
            <text:p>Capcom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Beat-'em-Up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Sengoku Basara 2 Heroes (Japan)</text:p>
          </table:table-cell>
          <table:table-cell office:value-type="string">
            <text:p>Sengoku Basara 2 Heroes </text:p>
          </table:table-cell>
          <table:table-cell office:value-type="string">
            <text:p>Capcom</text:p>
          </table:table-cell>
          <table:table-cell table:style-name="Default" office:value-type="string">
            <text:p>Capcom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Beat-'em-Up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Sesame Street - Cookie's Counting Carnival (USA)</text:p>
          </table:table-cell>
          <table:table-cell office:value-type="string">
            <text:p>Sesame Street - Cookie's Counting Carnival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Black Lantern Studios</text:p>
          </table:table-cell>
          <table:table-cell office:value-type="string">
            <text:p>ESRB - EC (Early Childhood)</text:p>
          </table:table-cell>
          <table:table-cell office:value-type="string">
            <text:p>2010</text:p>
          </table:table-cell>
          <table:table-cell office:value-type="string">
            <text:p>Educational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esame Street - Elmo's A-to-Zoo Adventure (USA)</text:p>
          </table:table-cell>
          <table:table-cell office:value-type="string">
            <text:p>Sesame Street - Elmo's A-to-Zoo Adventure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Black Lantern Studios</text:p>
          </table:table-cell>
          <table:table-cell office:value-type="string">
            <text:p>ESRB - EC (Early Childhood)</text:p>
          </table:table-cell>
          <table:table-cell office:value-type="string">
            <text:p>2010</text:p>
          </table:table-cell>
          <table:table-cell office:value-type="string">
            <text:p>Educational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Sesame Street - Elmo's Musical Monsterpiece (USA)</text:p>
          </table:table-cell>
          <table:table-cell office:value-type="string">
            <text:p>Sesame Street - Elmo's Musical Monsterpiece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C (Early Childhood)</text:p>
          </table:table-cell>
          <table:table-cell office:value-type="string">
            <text:p>2012</text:p>
          </table:table-cell>
          <table:table-cell office:value-type="string">
            <text:p>Educational</text:p>
          </table:table-cell>
          <table:table-cell office:value-type="string">
            <text:p>1 Player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Sesame Street - Ready,Set,Grover! (USA)</text:p>
          </table:table-cell>
          <table:table-cell office:value-type="string">
            <text:p>Sesame Street - Ready,Set,Grover!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C (Early Childhood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hadow's Tale, A(Europe)</text:p>
          </table:table-cell>
          <table:table-cell office:value-type="string">
            <text:p>Shadow's Tale, A</text:p>
          </table:table-cell>
          <table:table-cell table:number-columns-repeated="2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hanghai (Japan)</text:p>
          </table:table-cell>
          <table:table-cell office:value-type="string">
            <text:p>Shanghai </text:p>
          </table:table-cell>
          <table:table-cell table:number-columns-repeated="2" office:value-type="string">
            <text:p>Succes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Board Gam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haun White Skateboarding (USA)</text:p>
          </table:table-cell>
          <table:table-cell office:value-type="string">
            <text:p>Shaun White Skateboarding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Skateboarding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haun White Snowboarding - Road Trip - Target Limited Edition (USA)</text:p>
          </table:table-cell>
          <table:table-cell office:value-type="string">
            <text:p>Shaun White Snowboarding - Road Trip - Target Limited Ed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nowboarding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Shaun White Snowboarding - Road Trip (USA)</text:p>
          </table:table-cell>
          <table:table-cell office:value-type="string">
            <text:p>Shaun White Snowboarding - Road Trip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nowboarding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Shaun White Snowboarding - World Stage (USA)</text:p>
          </table:table-cell>
          <table:table-cell office:value-type="string">
            <text:p>Shaun White Snowboarding - World Stag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nowboard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hawn Johnson Gymnastics (USA)</text:p>
          </table:table-cell>
          <table:table-cell office:value-type="string">
            <text:p>Shawn Johnson Gymnastics </text:p>
          </table:table-cell>
          <table:table-cell office:value-type="string">
            <text:p>Zoo Ganes</text:p>
          </table:table-cell>
          <table:table-cell table:style-name="Default" office:value-type="string">
            <text:p>Artefacts Studio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himano Xtreme Fishing (USA)</text:p>
          </table:table-cell>
          <table:table-cell office:value-type="string">
            <text:p>Shimano Xtreme Fishing </text:p>
          </table:table-cell>
          <table:table-cell office:value-type="string">
            <text:p>Mastiff</text:p>
          </table:table-cell>
          <table:table-cell table:style-name="Default" office:value-type="string">
            <text:p>Mastiff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Fishing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Shiren the Wanderer (USA)</text:p>
          </table:table-cell>
          <table:table-cell office:value-type="string">
            <text:p>Shiren the Wanderer </text:p>
          </table:table-cell>
          <table:table-cell office:value-type="string">
            <text:p>Atlus</text:p>
          </table:table-cell>
          <table:table-cell table:style-name="Default" office:value-type="string">
            <text:p>Chunsoft 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howtime Championship Boxing (USA)</text:p>
          </table:table-cell>
          <table:table-cell office:value-type="string">
            <text:p>Showtime Championship Boxing </text:p>
          </table:table-cell>
          <table:table-cell office:value-type="string">
            <text:p>Destination Software</text:p>
          </table:table-cell>
          <table:table-cell table:style-name="Default" office:value-type="string">
            <text:p>Nikitova Game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Boxing</text:p>
          </table:table-cell>
          <table:table-cell office:value-type="string">
            <text:p>1-2 Players</text:p>
          </table:table-cell>
          <table:table-cell office:value-type="string">
            <text:p>1.4</text:p>
          </table:table-cell>
          <table:table-cell table:number-columns-repeated="1012"/>
        </table:table-row>
        <table:table-row table:style-name="ro1">
          <table:table-cell office:value-type="string">
            <text:p>Shrek Forever After (USA)</text:p>
          </table:table-cell>
          <table:table-cell office:value-type="string">
            <text:p>Shrek Forever After </text:p>
          </table:table-cell>
          <table:table-cell office:value-type="string">
            <text:p>Activision</text:p>
          </table:table-cell>
          <table:table-cell table:style-name="Default" office:value-type="string">
            <text:p>XPEC Entertainment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Shrek The Third (USA)</text:p>
          </table:table-cell>
          <table:table-cell office:value-type="string">
            <text:p>Shrek The Third </text:p>
          </table:table-cell>
          <table:table-cell office:value-type="string">
            <text:p>Activision</text:p>
          </table:table-cell>
          <table:table-cell table:style-name="Default" office:value-type="string">
            <text:p>Amaze Entertainment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Shrek's Carnival Craze Party Games (USA)</text:p>
          </table:table-cell>
          <table:table-cell office:value-type="string">
            <text:p>Shrek's Carnival Craze Party Games </text:p>
          </table:table-cell>
          <table:table-cell office:value-type="string">
            <text:p>Activision</text:p>
          </table:table-cell>
          <table:table-cell table:style-name="Default" office:value-type="string">
            <text:p>Ivolgamu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Sid Meier's Pirates! (USA)</text:p>
          </table:table-cell>
          <table:table-cell office:value-type="string">
            <text:p>Sid Meier's Pirates! </text:p>
          </table:table-cell>
          <table:table-cell office:value-type="string">
            <text:p>2K Games</text:p>
          </table:table-cell>
          <table:table-cell table:style-name="Default" office:value-type="string">
            <text:p>2K Shanghai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Strategy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ilent Hill - Shattered Memories (USA)</text:p>
          </table:table-cell>
          <table:table-cell office:value-type="string">
            <text:p>Silent Hill - Shattered Memories </text:p>
          </table:table-cell>
          <table:table-cell office:value-type="string">
            <text:p>Konami</text:p>
          </table:table-cell>
          <table:table-cell table:style-name="Default" office:value-type="string">
            <text:p>Climax Studios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SimAnimals (USA)</text:p>
          </table:table-cell>
          <table:table-cell office:value-type="string">
            <text:p>SimAnimals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SimAnimals Africa (USA)</text:p>
          </table:table-cell>
          <table:table-cell office:value-type="string">
            <text:p>SimAnimals Africa </text:p>
          </table:table-cell>
          <table:table-cell office:value-type="string">
            <text:p>Electronic Arts</text:p>
          </table:table-cell>
          <table:table-cell table:style-name="Default" office:value-type="string">
            <text:p>The Sims Studi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SimCity Creator (USA)</text:p>
          </table:table-cell>
          <table:table-cell office:value-type="string">
            <text:p>SimCity Creator </text:p>
          </table:table-cell>
          <table:table-cell office:value-type="string">
            <text:p>Electronic Arts Inc</text:p>
          </table:table-cell>
          <table:table-cell table:style-name="Default" office:value-type="string">
            <text:p>Maxi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Simple 2000 Series Wii Vol. 1 - The Table Game (Japan)</text:p>
          </table:table-cell>
          <table:table-cell office:value-type="string">
            <text:p>Simple 2000 Series Wii Vol. 1 - The Table Game </text:p>
          </table:table-cell>
          <table:table-cell office:value-type="string">
            <text:p>D3 Publisher</text:p>
          </table:table-cell>
          <table:table-cell table:style-name="Default" office:value-type="string">
            <text:p>Tamsoft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imple 2000 Series Wii Vol. 2 - The Party Game (Japan)</text:p>
          </table:table-cell>
          <table:table-cell office:value-type="string">
            <text:p>Simple 2000 Series Wii Vol. 2 - The Party Game </text:p>
          </table:table-cell>
          <table:table-cell office:value-type="string">
            <text:p>D3 Publisher</text:p>
          </table:table-cell>
          <table:table-cell table:style-name="Default" office:value-type="string">
            <text:p>Tamsoft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imple Wii Series Vol. 1 - The Minna de Kart Race (Japan)</text:p>
          </table:table-cell>
          <table:table-cell office:value-type="string">
            <text:p>Simple Wii Series Vol. 1 - The Minna de Kart Race </text:p>
          </table:table-cell>
          <table:table-cell table:number-columns-repeated="2" office:value-type="string">
            <text:p>D3 Publisher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Simple Wii Series Vol. 2 - The Minna de Bass Tsuri Taikai (Japan)</text:p>
          </table:table-cell>
          <table:table-cell office:value-type="string">
            <text:p>Simple Wii Series Vol. 2 - The Minna de Bass Tsuri Taikai </text:p>
          </table:table-cell>
          <table:table-cell table:number-columns-repeated="2" office:value-type="string">
            <text:p>D3 Publisher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Fishing</text:p>
          </table:table-cell>
          <table:table-cell office:value-type="string">
            <text:p>1-2 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Simple Wii Series Vol. 3 - The Casino Party (Japan)</text:p>
          </table:table-cell>
          <table:table-cell office:value-type="string">
            <text:p>Simple Wii Series Vol. 3 - The Casino Party </text:p>
          </table:table-cell>
          <table:table-cell table:number-columns-repeated="2" office:value-type="string">
            <text:p>D3 Publisher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Casino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imple Wii Series Vol. 4 - The Shooting Action (Japan)</text:p>
          </table:table-cell>
          <table:table-cell office:value-type="string">
            <text:p>Simple Wii Series Vol. 4 - The Shooting Action </text:p>
          </table:table-cell>
          <table:table-cell table:number-columns-repeated="2" office:value-type="string">
            <text:p>D3 Publisher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hoot-'em-Up</text:p>
          </table:table-cell>
          <table:table-cell office:value-type="string">
            <text:p>1-4 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Simple Wii Series Vol. 5 - The Block Kuzushi (Japan)</text:p>
          </table:table-cell>
          <table:table-cell office:value-type="string">
            <text:p>Simple Wii Series Vol. 5 - The Block Kuzushi </text:p>
          </table:table-cell>
          <table:table-cell table:number-columns-repeated="2" office:value-type="string">
            <text:p>D3 Publisher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Simple Wii Series Vol. 6 - The Waiwai Konbatto (Japan)</text:p>
          </table:table-cell>
          <table:table-cell office:value-type="string">
            <text:p>Simple Wii Series Vol. 6 - The Waiwai Konbatto </text:p>
          </table:table-cell>
          <table:table-cell table:number-columns-repeated="2" office:value-type="string">
            <text:p>D3 Publisher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impsons Game, The (USA)</text:p>
          </table:table-cell>
          <table:table-cell office:value-type="string">
            <text:p>Simpsons Game, The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ims 2, The - Castaway (USA)</text:p>
          </table:table-cell>
          <table:table-cell office:value-type="string">
            <text:p>Sims 2, The - Castaway </text:p>
          </table:table-cell>
          <table:table-cell office:value-type="string">
            <text:p>Electronic Arts Inc </text:p>
          </table:table-cell>
          <table:table-cell table:style-name="Default" office:value-type="string">
            <text:p>Maxi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Virtual Life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ims 2, The - Pets (USA)</text:p>
          </table:table-cell>
          <table:table-cell office:value-type="string">
            <text:p>Sims 2, The - Pets </text:p>
          </table:table-cell>
          <table:table-cell office:value-type="string">
            <text:p>Electronic Arts</text:p>
          </table:table-cell>
          <table:table-cell table:style-name="Default" office:value-type="string">
            <text:p>Maxi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Virtual Life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Sims 3, The (USA)</text:p>
          </table:table-cell>
          <table:table-cell office:value-type="string">
            <text:p>Sims 3, The </text:p>
          </table:table-cell>
          <table:table-cell office:value-type="string">
            <text:p>Electronic Arts</text:p>
          </table:table-cell>
          <table:table-cell table:style-name="Default" office:value-type="string">
            <text:p>The Sim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Virtual Life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Sin &amp; Punishment - Star Successor (USA)</text:p>
          </table:table-cell>
          <table:table-cell office:value-type="string">
            <text:p>Sin &amp; Punishment - Star Successor </text:p>
          </table:table-cell>
          <table:table-cell office:value-type="string">
            <text:p>Nintendo</text:p>
          </table:table-cell>
          <table:table-cell table:style-name="Default" office:value-type="string">
            <text:p>Treasur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Sing 4 - The Hits Edition (USA)</text:p>
          </table:table-cell>
          <table:table-cell office:value-type="string">
            <text:p>Sing 4 - The Hits Edition </text:p>
          </table:table-cell>
          <table:table-cell office:value-type="string">
            <text:p>Crave Entertainment</text:p>
          </table:table-cell>
          <table:table-cell table:style-name="Default" office:value-type="string">
            <text:p>Crave Entertainment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Skate City Heroes (USA)</text:p>
          </table:table-cell>
          <table:table-cell office:value-type="string">
            <text:p>Skate City Heroes </text:p>
          </table:table-cell>
          <table:table-cell office:value-type="string">
            <text:p>Zoo Games</text:p>
          </table:table-cell>
          <table:table-cell table:style-name="Default" office:value-type="string">
            <text:p>Zeroscal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kateboarding</text:p>
          </table:table-cell>
          <table:table-cell office:value-type="string">
            <text:p>1-4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Skate It (USA)</text:p>
          </table:table-cell>
          <table:table-cell office:value-type="string">
            <text:p>Skate It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kateboarding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ki and Shoot (USA)</text:p>
          </table:table-cell>
          <table:table-cell office:value-type="string">
            <text:p>Ski and Shoot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49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kiing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Ski-Doo - Snowmobile Challenge (USA)</text:p>
          </table:table-cell>
          <table:table-cell office:value-type="string">
            <text:p>Ski-Doo - Snowmobile Challenge </text:p>
          </table:table-cell>
          <table:table-cell office:value-type="string">
            <text:p>Valcon Games</text:p>
          </table:table-cell>
          <table:table-cell table:style-name="Default" office:value-type="string">
            <text:p>Mere Mortal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Sky Crawlers, The - Innocent Aces (USA)</text:p>
          </table:table-cell>
          <table:table-cell office:value-type="string">
            <text:p>Sky Crawlers, The - Innocent Aces </text:p>
          </table:table-cell>
          <table:table-cell office:value-type="string">
            <text:p>Xseed Games</text:p>
          </table:table-cell>
          <table:table-cell table:style-name="Default" office:value-type="string">
            <text:p>Project Ace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Flying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Skylanders - Giants (USA)</text:p>
          </table:table-cell>
          <table:table-cell office:value-type="string">
            <text:p>Skylanders - Giants </text:p>
          </table:table-cell>
          <table:table-cell office:value-type="string">
            <text:p>Activision</text:p>
          </table:table-cell>
          <table:table-cell table:style-name="Default" office:value-type="string">
            <text:p>Toys for Bob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kylanders - Spyro's Adventure (USA)</text:p>
          </table:table-cell>
          <table:table-cell office:value-type="string">
            <text:p>Skylanders - Spyro's Adventure </text:p>
          </table:table-cell>
          <table:table-cell office:value-type="string">
            <text:p>Activision</text:p>
          </table:table-cell>
          <table:table-cell table:style-name="Default" office:value-type="string">
            <text:p>Toys For Bob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kylanders - Swap Force (USA)</text:p>
          </table:table-cell>
          <table:table-cell office:value-type="string">
            <text:p>Skylanders - Swap Force </text:p>
          </table:table-cell>
          <table:table-cell office:value-type="string">
            <text:p>Activision</text:p>
          </table:table-cell>
          <table:table-cell table:style-name="Default" office:value-type="string">
            <text:p>Activision</text:p>
          </table:table-cell>
          <table:table-cell office:value-type="string">
            <text:p>ESRB - E10+ (Everyone 10+)</text:p>
          </table:table-cell>
          <table:table-cell office:value-type="string">
            <text:p>2013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Skylanders - Trap Team (USA)</text:p>
          </table:table-cell>
          <table:table-cell office:value-type="string">
            <text:p>Skylanders - Trap Team </text:p>
          </table:table-cell>
          <table:table-cell office:value-type="string">
            <text:p>Activision</text:p>
          </table:table-cell>
          <table:table-cell table:style-name="Default" office:value-type="string">
            <text:p>Toys for Bob</text:p>
          </table:table-cell>
          <table:table-cell office:value-type="string">
            <text:p>ESRB - E10+ (Everyone 10+)</text:p>
          </table:table-cell>
          <table:table-cell office:value-type="string">
            <text:p>2014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led Shred (USA)</text:p>
          </table:table-cell>
          <table:table-cell office:value-type="string">
            <text:p>Sled Shred </text:p>
          </table:table-cell>
          <table:table-cell office:value-type="string">
            <text:p>Southpeak Interactive</text:p>
          </table:table-cell>
          <table:table-cell table:style-name="Default" office:value-type="string">
            <text:p>Just For Fun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leepover Party (USA)</text:p>
          </table:table-cell>
          <table:table-cell office:value-type="string">
            <text:p>Sleepover Part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Zoe Mod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Smart Series Presents - JaJa's Adventure (USA)</text:p>
          </table:table-cell>
          <table:table-cell office:value-type="string">
            <text:p>Smart Series Presents - JaJa's Adventure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CyberPlanet Interactiv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marty Pants (USA)</text:p>
          </table:table-cell>
          <table:table-cell office:value-type="string">
            <text:p>Smarty Pants </text:p>
          </table:table-cell>
          <table:table-cell office:value-type="string">
            <text:p>Electronic Arts Inc</text:p>
          </table:table-cell>
          <table:table-cell table:style-name="Default" office:value-type="string">
            <text:p>Planet Moon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Smiley World - Island Challenge (USA)</text:p>
          </table:table-cell>
          <table:table-cell office:value-type="string">
            <text:p>Smiley World - Island Challenge </text:p>
          </table:table-cell>
          <table:table-cell office:value-type="string">
            <text:p>Zoo Games</text:p>
          </table:table-cell>
          <table:table-cell table:style-name="Default" office:value-type="string">
            <text:p>Frame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Smurfs 2, The (USA)</text:p>
          </table:table-cell>
          <table:table-cell office:value-type="string">
            <text:p>Smurfs 2, Th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WayForward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Smurfs Dance Party, The (USA)</text:p>
          </table:table-cell>
          <table:table-cell office:value-type="string">
            <text:p>Smurfs Dance Party, Th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and Ho!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Sniper Elite (USA)</text:p>
          </table:table-cell>
          <table:table-cell office:value-type="string">
            <text:p>Sniper Elite </text:p>
          </table:table-cell>
          <table:table-cell office:value-type="string">
            <text:p>Maximum Family Games</text:p>
          </table:table-cell>
          <table:table-cell table:style-name="Default" office:value-type="string">
            <text:p>Rebellion</text:p>
          </table:table-cell>
          <table:table-cell office:value-type="string">
            <text:p>ESRB - M (Mature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NK Arcade Classics Volume 1 (USA)</text:p>
          </table:table-cell>
          <table:table-cell office:value-type="string">
            <text:p>SNK Arcade Classics Volume 1 </text:p>
          </table:table-cell>
          <table:table-cell office:value-type="string">
            <text:p>SNK Playmore USA</text:p>
          </table:table-cell>
          <table:table-cell table:style-name="Default" office:value-type="string">
            <text:p>SNK Playmore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Compilation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olitaire &amp; Mahjong (USA)</text:p>
          </table:table-cell>
          <table:table-cell office:value-type="string">
            <text:p>Solitaire &amp; Mahjong </text:p>
          </table:table-cell>
          <table:table-cell office:value-type="string">
            <text:p>Crave Entertainment</text:p>
          </table:table-cell>
          <table:table-cell table:style-name="Default" office:value-type="string">
            <text:p>Cosmig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Casino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Sonic &amp; SEGA All-Stars Racing (USA)</text:p>
          </table:table-cell>
          <table:table-cell office:value-type="string">
            <text:p>Sonic &amp; SEGA All-Stars Racing </text:p>
          </table:table-cell>
          <table:table-cell office:value-type="string">
            <text:p>Sega of America</text:p>
          </table:table-cell>
          <table:table-cell table:style-name="Default" office:value-type="string">
            <text:p>Sumo Digital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onic and the Black Knight (USA)</text:p>
          </table:table-cell>
          <table:table-cell office:value-type="string">
            <text:p>Sonic and the Black Knight </text:p>
          </table:table-cell>
          <table:table-cell office:value-type="string">
            <text:p>Sega of America</text:p>
          </table:table-cell>
          <table:table-cell table:style-name="Default" office:value-type="string">
            <text:p>Sonic Team Japan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Sonic and the Secret Rings (USA)</text:p>
          </table:table-cell>
          <table:table-cell office:value-type="string">
            <text:p>Sonic and the Secret Rings </text:p>
          </table:table-cell>
          <table:table-cell office:value-type="string">
            <text:p>Sega of America</text:p>
          </table:table-cell>
          <table:table-cell table:style-name="Default" office:value-type="string">
            <text:p>Sonic Team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Sonic Colors (USA)</text:p>
          </table:table-cell>
          <table:table-cell office:value-type="string">
            <text:p>Sonic Colors </text:p>
          </table:table-cell>
          <table:table-cell office:value-type="string">
            <text:p>Sega</text:p>
          </table:table-cell>
          <table:table-cell table:style-name="Default" office:value-type="string">
            <text:p>Sonic Team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onic Riders - Zero Gravity (USA)</text:p>
          </table:table-cell>
          <table:table-cell office:value-type="string">
            <text:p>Sonic Riders - Zero Gravity </text:p>
          </table:table-cell>
          <table:table-cell office:value-type="string">
            <text:p>Sega of America</text:p>
          </table:table-cell>
          <table:table-cell table:style-name="Default" office:value-type="string">
            <text:p>Sonic Team's UGA Divisio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onic Unleashed (USA)</text:p>
          </table:table-cell>
          <table:table-cell office:value-type="string">
            <text:p>Sonic Unleashed </text:p>
          </table:table-cell>
          <table:table-cell office:value-type="string">
            <text:p>Sega of America</text:p>
          </table:table-cell>
          <table:table-cell table:style-name="Default" office:value-type="string">
            <text:p>Sonic Team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oul Eater Monotone Princess (Japan)</text:p>
          </table:table-cell>
          <table:table-cell office:value-type="string">
            <text:p>Soul Eater Monotone Princess </text:p>
          </table:table-cell>
          <table:table-cell table:number-columns-repeated="2" office:value-type="string">
            <text:p>Square-Enix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Soulcalibur - Legends (USA)</text:p>
          </table:table-cell>
          <table:table-cell office:value-type="string">
            <text:p>Soulcalibur - Legends </text:p>
          </table:table-cell>
          <table:table-cell office:value-type="string">
            <text:p>NAMCO BANDAI Games America Inc.</text:p>
          </table:table-cell>
          <table:table-cell table:style-name="Default" office:value-type="string">
            <text:p>Namco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Space Camp (USA)</text:p>
          </table:table-cell>
          <table:table-cell office:value-type="string">
            <text:p>Space Camp </text:p>
          </table:table-cell>
          <table:table-cell office:value-type="string">
            <text:p>Activision</text:p>
          </table:table-cell>
          <table:table-cell table:style-name="Default" office:value-type="string">
            <text:p>7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1.3</text:p>
          </table:table-cell>
          <table:table-cell table:number-columns-repeated="1012"/>
        </table:table-row>
        <table:table-row table:style-name="ro1">
          <table:table-cell office:value-type="string">
            <text:p>Space Chimps (USA)</text:p>
          </table:table-cell>
          <table:table-cell office:value-type="string">
            <text:p>Space Chimps </text:p>
          </table:table-cell>
          <table:table-cell office:value-type="string">
            <text:p>Brash Entertainment</text:p>
          </table:table-cell>
          <table:table-cell table:style-name="Default" office:value-type="string">
            <text:p>Red Tribe 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Spaghetti Western Shooter (Europe)</text:p>
          </table:table-cell>
          <table:table-cell office:value-type="string">
            <text:p>Spaghetti Western Shooter </text:p>
          </table:table-cell>
          <table:table-cell office:value-type="string">
            <text:p>Atari / Bigben Interactive</text:p>
          </table:table-cell>
          <table:table-cell table:style-name="Default" office:value-type="string">
            <text:p>Artematica Entertainment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0.8</text:p>
          </table:table-cell>
          <table:table-cell table:number-columns-repeated="1012"/>
        </table:table-row>
        <table:table-row table:style-name="ro1">
          <table:table-cell office:value-type="string">
            <text:p>Spectrobes - Origins (USA)</text:p>
          </table:table-cell>
          <table:table-cell office:value-type="string">
            <text:p>Spectrobes - Origins </text:p>
          </table:table-cell>
          <table:table-cell office:value-type="string">
            <text:p>Disney Interactive</text:p>
          </table:table-cell>
          <table:table-cell table:style-name="Default" office:value-type="string">
            <text:p>Genki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Speed (USA)</text:p>
          </table:table-cell>
          <table:table-cell office:value-type="string">
            <text:p>Speed </text:p>
          </table:table-cell>
          <table:table-cell office:value-type="string">
            <text:p>Zoo</text:p>
          </table:table-cell>
          <table:table-cell table:style-name="Default" office:value-type="string">
            <text:p>Team 6 Game Studi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Speed 2 (Europe)</text:p>
          </table:table-cell>
          <table:table-cell office:value-type="string">
            <text:p>Speed 2 </text:p>
          </table:table-cell>
          <table:table-cell office:value-type="string">
            <text:p>Easy Interactive Console </text:p>
          </table:table-cell>
          <table:table-cell table:style-name="Default" office:value-type="string">
            <text:p>Team 6 Game Studio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Speed Racer - The Videogame (USA)</text:p>
          </table:table-cell>
          <table:table-cell office:value-type="string">
            <text:p>Speed Racer - The Videogame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Sidhe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peed Zone (USA)</text:p>
          </table:table-cell>
          <table:table-cell office:value-type="string">
            <text:p>Speed Zone </text:p>
          </table:table-cell>
          <table:table-cell office:value-type="string">
            <text:p>Detn8 Games</text:p>
          </table:table-cell>
          <table:table-cell table:style-name="Default" office:value-type="string">
            <text:p>Awesome Play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Spellbound Party (Europe)</text:p>
          </table:table-cell>
          <table:table-cell office:value-type="string">
            <text:p>Spellbound Party </text:p>
          </table:table-cell>
          <table:table-cell office:value-type="string">
            <text:p>505 Games</text:p>
          </table:table-cell>
          <table:table-cell table:style-name="Default" office:value-type="string">
            <text:p>Supersonic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1.7</text:p>
          </table:table-cell>
          <table:table-cell table:number-columns-repeated="1012"/>
        </table:table-row>
        <table:table-row table:style-name="ro1">
          <table:table-cell office:value-type="string">
            <text:p>Spider-Man - Edge of Time (USA)</text:p>
          </table:table-cell>
          <table:table-cell office:value-type="string">
            <text:p>Spider-Man - Edge of Time </text:p>
          </table:table-cell>
          <table:table-cell office:value-type="string">
            <text:p>Activision</text:p>
          </table:table-cell>
          <table:table-cell table:style-name="Default" office:value-type="string">
            <text:p>Beenox Studio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pider-Man - Friend or Foe (USA)</text:p>
          </table:table-cell>
          <table:table-cell office:value-type="string">
            <text:p>Spider-Man - Friend or Foe </text:p>
          </table:table-cell>
          <table:table-cell office:value-type="string">
            <text:p>Activision</text:p>
          </table:table-cell>
          <table:table-cell table:style-name="Default" office:value-type="string">
            <text:p>Next Level Game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pider-Man - Shattered Dimensions (USA)</text:p>
          </table:table-cell>
          <table:table-cell office:value-type="string">
            <text:p>Spider-Man - Shattered Dimensions </text:p>
          </table:table-cell>
          <table:table-cell office:value-type="string">
            <text:p>Activision</text:p>
          </table:table-cell>
          <table:table-cell table:style-name="Default" office:value-type="string">
            <text:p>Beenox Studio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pider-Man - Web of Shadows (USA)</text:p>
          </table:table-cell>
          <table:table-cell office:value-type="string">
            <text:p>Spider-Man - Web of Shadows </text:p>
          </table:table-cell>
          <table:table-cell office:value-type="string">
            <text:p>Activision Blizzard</text:p>
          </table:table-cell>
          <table:table-cell table:style-name="Default" office:value-type="string">
            <text:p>Treyarch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pider-Man 3 (USA)</text:p>
          </table:table-cell>
          <table:table-cell office:value-type="string">
            <text:p>Spider-Man 3 </text:p>
          </table:table-cell>
          <table:table-cell office:value-type="string">
            <text:p>Activision</text:p>
          </table:table-cell>
          <table:table-cell table:style-name="Default" office:value-type="string">
            <text:p>Vicarious Visions, Inc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Spiderwick Chronicles, The (USA)</text:p>
          </table:table-cell>
          <table:table-cell office:value-type="string">
            <text:p>Spiderwick Chronicles, The </text:p>
          </table:table-cell>
          <table:table-cell office:value-type="string">
            <text:p>Sierra Entertainment,Inc.</text:p>
          </table:table-cell>
          <table:table-cell table:style-name="Default" office:value-type="string">
            <text:p>Stormfront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SpongeBob SquarePants - Creature from the Krusty Krab (USA)</text:p>
          </table:table-cell>
          <table:table-cell office:value-type="string">
            <text:p>SpongeBob SquarePants - Creature from the Krusty Krab </text:p>
          </table:table-cell>
          <table:table-cell office:value-type="string">
            <text:p>THQ</text:p>
          </table:table-cell>
          <table:table-cell table:style-name="Default" office:value-type="string">
            <text:p>Blitz Games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SpongeBob SquarePants - Plankton's Robotic Revenge (USA)</text:p>
          </table:table-cell>
          <table:table-cell office:value-type="string">
            <text:p>SpongeBob SquarePants - Plankton's Robotic Revenge </text:p>
          </table:table-cell>
          <table:table-cell office:value-type="string">
            <text:p>Activision</text:p>
          </table:table-cell>
          <table:table-cell table:style-name="Default" office:value-type="string">
            <text:p>Activision</text:p>
          </table:table-cell>
          <table:table-cell office:value-type="string">
            <text:p>ESRB - E10+ (Everyone 10+)</text:p>
          </table:table-cell>
          <table:table-cell office:value-type="string">
            <text:p>2013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pongeBob SquarePants featuring Nicktoons - Globs of Doom (USA)</text:p>
          </table:table-cell>
          <table:table-cell office:value-type="string">
            <text:p>SpongeBob SquarePants featuring Nicktoons - Globs of Doom </text:p>
          </table:table-cell>
          <table:table-cell office:value-type="string">
            <text:p>THQ</text:p>
          </table:table-cell>
          <table:table-cell table:style-name="Default" office:value-type="string">
            <text:p>Incinerator Games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SpongeBob SquigglePants (USA)</text:p>
          </table:table-cell>
          <table:table-cell office:value-type="string">
            <text:p>SpongeBob SquigglePants </text:p>
          </table:table-cell>
          <table:table-cell office:value-type="string">
            <text:p>THQ</text:p>
          </table:table-cell>
          <table:table-cell table:style-name="Default" office:value-type="string">
            <text:p>WayForward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SpongeBob's Atlantis SquarePantis (USA)</text:p>
          </table:table-cell>
          <table:table-cell office:value-type="string">
            <text:p>SpongeBob's Atlantis SquarePantis </text:p>
          </table:table-cell>
          <table:table-cell office:value-type="string">
            <text:p>THQ</text:p>
          </table:table-cell>
          <table:table-cell table:style-name="Default" office:value-type="string">
            <text:p>Blitz Games Studio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SpongeBob's Boating Bash (USA)</text:p>
          </table:table-cell>
          <table:table-cell office:value-type="string">
            <text:p>SpongeBob's Boating Bash </text:p>
          </table:table-cell>
          <table:table-cell office:value-type="string">
            <text:p>THQ</text:p>
          </table:table-cell>
          <table:table-cell table:style-name="Default" office:value-type="string">
            <text:p>Impulse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SpongeBob's Truth or Square (USA)</text:p>
          </table:table-cell>
          <table:table-cell office:value-type="string">
            <text:p>SpongeBob's Truth or Square </text:p>
          </table:table-cell>
          <table:table-cell office:value-type="string">
            <text:p>THQ</text:p>
          </table:table-cell>
          <table:table-cell table:style-name="Default" office:value-type="string">
            <text:p>Heavy Iron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Spore Hero (USA)</text:p>
          </table:table-cell>
          <table:table-cell office:value-type="string">
            <text:p>Spore Hero </text:p>
          </table:table-cell>
          <table:table-cell office:value-type="string">
            <text:p>Electronic Arts</text:p>
          </table:table-cell>
          <table:table-cell table:style-name="Default" office:value-type="string">
            <text:p>Maxi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SPRay (USA)</text:p>
          </table:table-cell>
          <table:table-cell office:value-type="string">
            <text:p>SPRay </text:p>
          </table:table-cell>
          <table:table-cell office:value-type="string">
            <text:p>Tecmo</text:p>
          </table:table-cell>
          <table:table-cell table:style-name="Default" office:value-type="string">
            <text:p>Eko Software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pringdale - Riding Adventures (Europe)</text:p>
          </table:table-cell>
          <table:table-cell office:value-type="string">
            <text:p>Springdale - Riding Adventures </text:p>
          </table:table-cell>
          <table:table-cell office:value-type="string">
            <text:p>Pan Vision</text:p>
          </table:table-cell>
          <table:table-cell table:style-name="Default" office:value-type="string">
            <text:p>Hidden Entertainmen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Sprint Cars (Europe)</text:p>
          </table:table-cell>
          <table:table-cell office:value-type="string">
            <text:p>Sprint Cars </text:p>
          </table:table-cell>
          <table:table-cell office:value-type="string">
            <text:p>Nordic Games</text:p>
          </table:table-cell>
          <table:table-cell table:style-name="Default" office:value-type="string">
            <text:p>Brain In A Jar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Spy Fox in Dry Cereal (USA)</text:p>
          </table:table-cell>
          <table:table-cell office:value-type="string">
            <text:p>Spy Fox in Dry Cereal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Humongou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Spy Games - Elevator Mission (USA)</text:p>
          </table:table-cell>
          <table:table-cell office:value-type="string">
            <text:p>Spy Games - Elevator Mission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Tommo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Spyborgs (USA)</text:p>
          </table:table-cell>
          <table:table-cell office:value-type="string">
            <text:p>Spyborgs </text:p>
          </table:table-cell>
          <table:table-cell office:value-type="string">
            <text:p>Capcom</text:p>
          </table:table-cell>
          <table:table-cell table:style-name="Default" office:value-type="string">
            <text:p>Bionic Game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Squeeballs Party (USA)</text:p>
          </table:table-cell>
          <table:table-cell office:value-type="string">
            <text:p>Squeeballs Party </text:p>
          </table:table-cell>
          <table:table-cell office:value-type="string">
            <text:p>Aksys Games</text:p>
          </table:table-cell>
          <table:table-cell table:style-name="Default" office:value-type="string">
            <text:p>Eiconic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SSX Blur (USA)</text:p>
          </table:table-cell>
          <table:table-cell office:value-type="string">
            <text:p>SSX Blur </text:p>
          </table:table-cell>
          <table:table-cell office:value-type="string">
            <text:p>Electronic Arts</text:p>
          </table:table-cell>
          <table:table-cell table:style-name="Default" office:value-type="string">
            <text:p>EA Montreal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nowboarding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Star Trek - Conquest (USA)</text:p>
          </table:table-cell>
          <table:table-cell office:value-type="string">
            <text:p>Star Trek - Conquest </text:p>
          </table:table-cell>
          <table:table-cell office:value-type="string">
            <text:p>Bethesda Softworks</text:p>
          </table:table-cell>
          <table:table-cell table:style-name="Default" office:value-type="string">
            <text:p>4J Studio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Star Wars - The Force Unleashed (USA)</text:p>
          </table:table-cell>
          <table:table-cell office:value-type="string">
            <text:p>Star Wars - The Force Unleashed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Krome Studios Pty Ltd.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tar Wars - The Force Unleashed II (USA)</text:p>
          </table:table-cell>
          <table:table-cell office:value-type="string">
            <text:p>Star Wars - The Force Unleashed II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Red Fly Studio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Star Wars The Clone Wars - Lightsaber Duels (USA)</text:p>
          </table:table-cell>
          <table:table-cell office:value-type="string">
            <text:p>Star Wars The Clone Wars - Lightsaber Duels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Krome Studios Pty Ltd.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Star Wars The Clone Wars - Republic Heroes (USA)</text:p>
          </table:table-cell>
          <table:table-cell office:value-type="string">
            <text:p>Star Wars The Clone Wars - Republic Heroes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Krome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tep to the Beat (Europe)</text:p>
          </table:table-cell>
          <table:table-cell office:value-type="string">
            <text:p>Step to the Beat </text:p>
          </table:table-cell>
          <table:table-cell office:value-type="string">
            <text:p>Konami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tory Hour - Adventures (USA)</text:p>
          </table:table-cell>
          <table:table-cell office:value-type="string">
            <text:p>Story Hour - Adventures </text:p>
          </table:table-cell>
          <table:table-cell office:value-type="string">
            <text:p>Zoo Games</text:p>
          </table:table-cell>
          <table:table-cell table:style-name="Default" office:value-type="string">
            <text:p>Other Ocean Group, Inc.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Story Hour - Fairy Tales (USA)</text:p>
          </table:table-cell>
          <table:table-cell office:value-type="string">
            <text:p>Story Hour - Fairy Tales </text:p>
          </table:table-cell>
          <table:table-cell office:value-type="string">
            <text:p>Zoo Games</text:p>
          </table:table-cell>
          <table:table-cell table:style-name="Default" office:value-type="string">
            <text:p>Other Ocean Group, Inc.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Storybook Workshop (USA)</text:p>
          </table:table-cell>
          <table:table-cell office:value-type="string">
            <text:p>Storybook Workshop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Street Football 2 (Europe)</text:p>
          </table:table-cell>
          <table:table-cell office:value-type="string">
            <text:p>Street Football 2 </text:p>
          </table:table-cell>
          <table:table-cell office:value-type="string">
            <text:p>Deep Silver</text:p>
          </table:table-cell>
          <table:table-cell table:style-name="Default" office:value-type="string">
            <text:p>Dehon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ootball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Stunt Flyer - Hero of the Skies (Europe)</text:p>
          </table:table-cell>
          <table:table-cell office:value-type="string">
            <text:p>Stunt Flyer - Hero of the Skies </text:p>
          </table:table-cell>
          <table:table-cell office:value-type="string">
            <text:p>Easy Interactive</text:p>
          </table:table-cell>
          <table:table-cell table:style-name="Default" office:value-type="string">
            <text:p>Easy Interactiv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udoku Ball - Detective (Europe)</text:p>
          </table:table-cell>
          <table:table-cell office:value-type="string">
            <text:p>Sudoku Ball - Detective </text:p>
          </table:table-cell>
          <table:table-cell office:value-type="string">
            <text:p>Playlogic</text:p>
          </table:table-cell>
          <table:table-cell table:style-name="Default" office:value-type="string">
            <text:p>Whitebear</text:p>
          </table:table-cell>
          <table:table-cell office:value-type="string">
            <text:p>ESRB - K-A (Kids to Adults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ugorochronicle Migite Ni Ken Wo Hidarite Ni Saikoro Wo (Japan)</text:p>
          </table:table-cell>
          <table:table-cell office:value-type="string">
            <text:p>Sugorochronicle Migite Ni Ken Wo Hidarite Ni Saikoro Wo </text:p>
          </table:table-cell>
          <table:table-cell table:number-columns-repeated="2" office:value-type="string">
            <text:p>Compile Hear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ukeban Shachou Rena Wii (Japan)</text:p>
          </table:table-cell>
          <table:table-cell office:value-type="string">
            <text:p>Sukeban Shachou Rena Wii </text:p>
          </table:table-cell>
          <table:table-cell office:value-type="string">
            <text:p>Jorudan</text:p>
          </table:table-cell>
          <table:table-cell table:style-name="Default" office:value-type="string">
            <text:p>Joruda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Summer Athletics - The Ultimate Challenge (USA)</text:p>
          </table:table-cell>
          <table:table-cell office:value-type="string">
            <text:p>Summer Athletics - The Ultimate Challenge </text:p>
          </table:table-cell>
          <table:table-cell office:value-type="string">
            <text:p>dtp entertainment AG</text:p>
          </table:table-cell>
          <table:table-cell table:style-name="Default" office:value-type="string">
            <text:p>49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Summer Challenge - Athletics Tournament (Europe)</text:p>
          </table:table-cell>
          <table:table-cell office:value-type="string">
            <text:p>Summer Challenge - Athletics Tournament </text:p>
          </table:table-cell>
          <table:table-cell office:value-type="string">
            <text:p>RTL Games</text:p>
          </table:table-cell>
          <table:table-cell table:style-name="Default" office:value-type="string">
            <text:p>49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Summer Sports - Paradise Island (USA)</text:p>
          </table:table-cell>
          <table:table-cell office:value-type="string">
            <text:p>Summer Sports - Paradise Island </text:p>
          </table:table-cell>
          <table:table-cell office:value-type="string">
            <text:p>Destineer Studios</text:p>
          </table:table-cell>
          <table:table-cell table:style-name="Default" office:value-type="string">
            <text:p>Digital Embry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Summer Sports 2 - Island Sports Party (USA)</text:p>
          </table:table-cell>
          <table:table-cell office:value-type="string">
            <text:p>Summer Sports 2 - Island Sports Party </text:p>
          </table:table-cell>
          <table:table-cell office:value-type="string">
            <text:p>Destineer Studios</text:p>
          </table:table-cell>
          <table:table-cell table:style-name="Default" office:value-type="string">
            <text:p>Digital Embry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ummer Stars 2012 (USA)</text:p>
          </table:table-cell>
          <table:table-cell office:value-type="string">
            <text:p>Summer Stars 2012 </text:p>
          </table:table-cell>
          <table:table-cell office:value-type="string">
            <text:p>Deep Silver</text:p>
          </table:table-cell>
          <table:table-cell table:style-name="Default" office:value-type="string">
            <text:p>49Game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Super Fruit Fall (USA)</text:p>
          </table:table-cell>
          <table:table-cell office:value-type="string">
            <text:p>Super Fruit Fall </text:p>
          </table:table-cell>
          <table:table-cell office:value-type="string">
            <text:p>Codemasters</text:p>
          </table:table-cell>
          <table:table-cell table:style-name="Default" office:value-type="string">
            <text:p>System 3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Super Karts (Europe)</text:p>
          </table:table-cell>
          <table:table-cell office:value-type="string">
            <text:p>Super Karts </text:p>
          </table:table-cell>
          <table:table-cell office:value-type="string">
            <text:p>Nordic Games</text:p>
          </table:table-cell>
          <table:table-cell office:value-type="string">
            <text:p>Nordic Games 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Super Mario All-Stars - 25th Anniversary Edition (USA)</text:p>
          </table:table-cell>
          <table:table-cell office:value-type="string">
            <text:p>Super Mario All-Stars - 25th Anniversary Edition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uper Mario Galaxy (USA)</text:p>
          </table:table-cell>
          <table:table-cell office:value-type="string">
            <text:p>Super Mario Galaxy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 Tokyo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Super Mario Galaxy 2 (USA)</text:p>
          </table:table-cell>
          <table:table-cell office:value-type="string">
            <text:p>Super Mario Galaxy 2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 Toky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latform</text:p>
          </table:table-cell>
          <table:table-cell office:value-type="string">
            <text:p>1-2 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Super Monkey Ball - Banana Blitz (USA)</text:p>
          </table:table-cell>
          <table:table-cell office:value-type="string">
            <text:p>Super Monkey Ball - Banana Blitz </text:p>
          </table:table-cell>
          <table:table-cell office:value-type="string">
            <text:p>Sega</text:p>
          </table:table-cell>
          <table:table-cell table:style-name="Default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Platform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Super Monkey Ball - Step &amp; Roll (USA)</text:p>
          </table:table-cell>
          <table:table-cell office:value-type="string">
            <text:p>Super Monkey Ball - Step &amp; Roll </text:p>
          </table:table-cell>
          <table:table-cell office:value-type="string">
            <text:p>Sega</text:p>
          </table:table-cell>
          <table:table-cell table:style-name="Default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uper Paper Mario (USA)</text:p>
          </table:table-cell>
          <table:table-cell office:value-type="string">
            <text:p>Super Paper Mario </text:p>
          </table:table-cell>
          <table:table-cell office:value-type="string">
            <text:p>Nintendo</text:p>
          </table:table-cell>
          <table:table-cell table:style-name="Default" office:value-type="string">
            <text:p>Intelligent System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uper PickUps (USA)</text:p>
          </table:table-cell>
          <table:table-cell office:value-type="string">
            <text:p>Super PickUps </text:p>
          </table:table-cell>
          <table:table-cell office:value-type="string">
            <text:p>XS Games 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1.3</text:p>
          </table:table-cell>
          <table:table-cell table:number-columns-repeated="1012"/>
        </table:table-row>
        <table:table-row table:style-name="ro1">
          <table:table-cell office:value-type="string">
            <text:p>Super Robot Taisen NEO (Japan)</text:p>
          </table:table-cell>
          <table:table-cell office:value-type="string">
            <text:p>Super Robot Taisen NEO </text:p>
          </table:table-cell>
          <table:table-cell office:value-type="string">
            <text:p>Namco</text:p>
          </table:table-cell>
          <table:table-cell table:style-name="Default" office:value-type="string">
            <text:p>Banprest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Super Sentai Battle - Ranger Cross (Japan)</text:p>
          </table:table-cell>
          <table:table-cell office:value-type="string">
            <text:p>Super Sentai Battle - Ranger Cross </text:p>
          </table:table-cell>
          <table:table-cell office:value-type="string">
            <text:p>Bandai Namco Games</text:p>
          </table:table-cell>
          <table:table-cell table:style-name="Default" office:value-type="string">
            <text:p>Paon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uper Smash Bros. Brawl (USA)</text:p>
          </table:table-cell>
          <table:table-cell office:value-type="string">
            <text:p>Super Smash Bros. Brawl </text:p>
          </table:table-cell>
          <table:table-cell office:value-type="string">
            <text:p>Nintendo</text:p>
          </table:table-cell>
          <table:table-cell table:style-name="Default" office:value-type="string">
            <text:p>HAL Laboratory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Super Sonic Racer (USA)</text:p>
          </table:table-cell>
          <table:table-cell office:value-type="string">
            <text:p>Super Sonic Racer </text:p>
          </table:table-cell>
          <table:table-cell office:value-type="string">
            <text:p>Zoo</text:p>
          </table:table-cell>
          <table:table-cell table:style-name="Default" office:value-type="string">
            <text:p>Team 6 Game Studio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uper Swing Golf (USA)</text:p>
          </table:table-cell>
          <table:table-cell office:value-type="string">
            <text:p>Super Swing Golf </text:p>
          </table:table-cell>
          <table:table-cell office:value-type="string">
            <text:p>Tecmo</text:p>
          </table:table-cell>
          <table:table-cell table:style-name="Default" office:value-type="string">
            <text:p>Ntreev Soft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uper Swing Golf Season 2 (USA)</text:p>
          </table:table-cell>
          <table:table-cell office:value-type="string">
            <text:p>Super Swing Golf Season 2 </text:p>
          </table:table-cell>
          <table:table-cell office:value-type="string">
            <text:p>Tecmo</text:p>
          </table:table-cell>
          <table:table-cell table:style-name="Default" office:value-type="string">
            <text:p>Ntreev Soft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urf's Up (USA)</text:p>
          </table:table-cell>
          <table:table-cell office:value-type="string">
            <text:p>Surf's Up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Surfing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Survivor (USA)</text:p>
          </table:table-cell>
          <table:table-cell office:value-type="string">
            <text:p>Survivor </text:p>
          </table:table-cell>
          <table:table-cell office:value-type="string">
            <text:p>Valcon Games</text:p>
          </table:table-cell>
          <table:table-cell table:style-name="Default" office:value-type="string">
            <text:p>Smackdown Production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Sushi Go Round (USA)</text:p>
          </table:table-cell>
          <table:table-cell office:value-type="string">
            <text:p>Sushi Go Round </text:p>
          </table:table-cell>
          <table:table-cell office:value-type="string">
            <text:p>Southpeak Interactive</text:p>
          </table:table-cell>
          <table:table-cell table:style-name="Default" office:value-type="string">
            <text:p>Asylum Entertainmen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Suzumiya Haruhi no Gekidou (Japan)</text:p>
          </table:table-cell>
          <table:table-cell office:value-type="string">
            <text:p>Suzumiya Haruhi no Gekidou </text:p>
          </table:table-cell>
          <table:table-cell office:value-type="string">
            <text:p>Kadokawa Shoten</text:p>
          </table:table-cell>
          <table:table-cell table:style-name="Default" office:value-type="string">
            <text:p>DropWave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6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Suzumiya Haruhi no Heiretsu (Japan)</text:p>
          </table:table-cell>
          <table:table-cell office:value-type="string">
            <text:p>Suzumiya Haruhi no Heiretsu </text:p>
          </table:table-cell>
          <table:table-cell office:value-type="string">
            <text:p>Sega</text:p>
          </table:table-cell>
          <table:table-cell table:style-name="Default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Swords (USA)</text:p>
          </table:table-cell>
          <table:table-cell office:value-type="string">
            <text:p>Swords </text:p>
          </table:table-cell>
          <table:table-cell office:value-type="string">
            <text:p>Majesco Sales Inc</text:p>
          </table:table-cell>
          <table:table-cell table:style-name="Default" office:value-type="string">
            <text:p>Panic Button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Table Football (Europe)</text:p>
          </table:table-cell>
          <table:table-cell office:value-type="string">
            <text:p>Table Football </text:p>
          </table:table-cell>
          <table:table-cell office:value-type="string">
            <text:p>505 Games</text:p>
          </table:table-cell>
          <table:table-cell table:style-name="Default" office:value-type="string">
            <text:p>DEL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Tabletop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Taiko no Tatsujin Wii - Dodoon to 2 Daime! (Japan)</text:p>
          </table:table-cell>
          <table:table-cell office:value-type="string">
            <text:p>Taiko no Tatsujin Wii - Dodoon to 2 Daime! </text:p>
          </table:table-cell>
          <table:table-cell office:value-type="string">
            <text:p>Namco Bandai Games</text:p>
          </table:table-cell>
          <table:table-cell table:style-name="Default" office:value-type="string">
            <text:p>Namc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Taiko no Tatsujin Wii - Ketteiban (Japan)</text:p>
          </table:table-cell>
          <table:table-cell office:value-type="string">
            <text:p>Taiko no Tatsujin Wii - Ketteiban </text:p>
          </table:table-cell>
          <table:table-cell office:value-type="string">
            <text:p>Namco</text:p>
          </table:table-cell>
          <table:table-cell table:style-name="Default" office:value-type="string">
            <text:p>Namco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Taiko no Tatsujin Wii - Minna de Party 3 Daime! (Japan)</text:p>
          </table:table-cell>
          <table:table-cell office:value-type="string">
            <text:p>Taiko no Tatsujin Wii - Minna de Party 3 Daime! </text:p>
          </table:table-cell>
          <table:table-cell office:value-type="string">
            <text:p>Namco</text:p>
          </table:table-cell>
          <table:table-cell table:style-name="Default" office:value-type="string">
            <text:p>Namc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Taiko no Tatsujin Wii (Japan)</text:p>
          </table:table-cell>
          <table:table-cell office:value-type="string">
            <text:p>Taiko no Tatsujin Wii </text:p>
          </table:table-cell>
          <table:table-cell office:value-type="string">
            <text:p>Namco Bandai Games</text:p>
          </table:table-cell>
          <table:table-cell table:style-name="Default" office:value-type="string">
            <text:p>Namco Bandai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Taiko no Tatsujin Wii Chou Goukaban (Japan)</text:p>
          </table:table-cell>
          <table:table-cell office:value-type="string">
            <text:p>Taiko no Tatsujin Wii Chou Goukaban </text:p>
          </table:table-cell>
          <table:table-cell office:value-type="string">
            <text:p>Namco</text:p>
          </table:table-cell>
          <table:table-cell table:style-name="Default" office:value-type="string">
            <text:p>Namco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Tak and the Guardians of Gross (USA)</text:p>
          </table:table-cell>
          <table:table-cell office:value-type="string">
            <text:p>Tak and the Guardians of Gross </text:p>
          </table:table-cell>
          <table:table-cell office:value-type="string">
            <text:p>THQ</text:p>
          </table:table-cell>
          <table:table-cell table:style-name="Default" office:value-type="string">
            <text:p>Blitz games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Takt of Magic (Japan)</text:p>
          </table:table-cell>
          <table:table-cell office:value-type="string">
            <text:p>Takt of Magic </text:p>
          </table:table-cell>
          <table:table-cell office:value-type="string">
            <text:p>Nintendo</text:p>
          </table:table-cell>
          <table:table-cell table:style-name="Default" office:value-type="string">
            <text:p>Tait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trategy</text:p>
          </table:table-cell>
          <table:table-cell office:value-type="string">
            <text:p>1 Player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Tale of Despereaux, The (USA)</text:p>
          </table:table-cell>
          <table:table-cell office:value-type="string">
            <text:p>Tale of Despereaux, The </text:p>
          </table:table-cell>
          <table:table-cell office:value-type="string">
            <text:p>Brash Entertainment</text:p>
          </table:table-cell>
          <table:table-cell table:style-name="Default" office:value-type="string">
            <text:p>Brash Entertainment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Tales of Graces (Japan)</text:p>
          </table:table-cell>
          <table:table-cell office:value-type="string">
            <text:p>Tales of Graces </text:p>
          </table:table-cell>
          <table:table-cell office:value-type="string">
            <text:p>Namco</text:p>
          </table:table-cell>
          <table:table-cell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Tales of Symphonia - Dawn of the New World (USA)</text:p>
          </table:table-cell>
          <table:table-cell office:value-type="string">
            <text:p>Tales of Symphonia - Dawn of the New World </text:p>
          </table:table-cell>
          <table:table-cell office:value-type="string">
            <text:p>NAMCO BANDAI Games America Inc.</text:p>
          </table:table-cell>
          <table:table-cell table:style-name="Default" office:value-type="string">
            <text:p>Namco Tales Studio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Role-Playing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Tamagotchi - Party On! (USA)</text:p>
          </table:table-cell>
          <table:table-cell office:value-type="string">
            <text:p>Tamagotchi - Party On! </text:p>
          </table:table-cell>
          <table:table-cell office:value-type="string">
            <text:p>NAMCO BANDAI Games America Inc.</text:p>
          </table:table-cell>
          <table:table-cell table:style-name="Default"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Tamagotchi no Furifuri Kagekidan (Japan)</text:p>
          </table:table-cell>
          <table:table-cell office:value-type="string">
            <text:p>Tamagotchi no Furifuri Kagekidan </text:p>
          </table:table-cell>
          <table:table-cell office:value-type="string">
            <text:p>Namco</text:p>
          </table:table-cell>
          <table:table-cell table:style-name="Default" office:value-type="string">
            <text:p>Bandai Namco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Rhythm</text:p>
          </table:table-cell>
          <table:table-cell office:value-type="string">
            <text:p>1-3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Target - Terror (USA)</text:p>
          </table:table-cell>
          <table:table-cell office:value-type="string">
            <text:p>Target - Terror </text:p>
          </table:table-cell>
          <table:table-cell office:value-type="string">
            <text:p>Konami</text:p>
          </table:table-cell>
          <table:table-cell table:style-name="Default" office:value-type="string">
            <text:p>Leviathan Games </text:p>
          </table:table-cell>
          <table:table-cell office:value-type="string">
            <text:p>ESRB - M (Matur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Tatsunoko vs. Capcom - Ultimate All-Stars (USA)</text:p>
          </table:table-cell>
          <table:table-cell office:value-type="string">
            <text:p>Tatsunoko vs. Capcom - Ultimate All-Stars </text:p>
          </table:table-cell>
          <table:table-cell office:value-type="string">
            <text:p>Capcom</text:p>
          </table:table-cell>
          <table:table-cell table:style-name="Default" office:value-type="string">
            <text:p>Capcom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Team Elimination Games (USA)</text:p>
          </table:table-cell>
          <table:table-cell office:value-type="string">
            <text:p>Team Elimination Gam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Hydravision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Teenage Mutant Ninja Turtles - Smash-Up (USA)</text:p>
          </table:table-cell>
          <table:table-cell office:value-type="string">
            <text:p>Teenage Mutant Ninja Turtles - Smash-Up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Game Art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Teenage Mutant Ninja Turtles (USA)</text:p>
          </table:table-cell>
          <table:table-cell office:value-type="string">
            <text:p>Teenage Mutant Ninja Turtles </text:p>
          </table:table-cell>
          <table:table-cell office:value-type="string">
            <text:p>Activision</text:p>
          </table:table-cell>
          <table:table-cell table:style-name="Default" office:value-type="string">
            <text:p>Konami</text:p>
          </table:table-cell>
          <table:table-cell office:value-type="string">
            <text:p>ESRB - E10+ (Everyone 10+)</text:p>
          </table:table-cell>
          <table:table-cell office:value-type="string">
            <text:p>2013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Teleshibai Wii (Japan)</text:p>
          </table:table-cell>
          <table:table-cell office:value-type="string">
            <text:p>Teleshibai Wii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Educational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Telly Addicts (Europe)</text:p>
          </table:table-cell>
          <table:table-cell office:value-type="string">
            <text:p>Telly Addicts </text:p>
          </table:table-cell>
          <table:table-cell table:number-columns-repeated="2" office:value-type="string">
            <text:p>Ubi Soft Enter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Quiz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Ten Pin Alley 2 (USA)</text:p>
          </table:table-cell>
          <table:table-cell office:value-type="string">
            <text:p>Ten Pin Alley 2 </text:p>
          </table:table-cell>
          <table:table-cell office:value-type="string">
            <text:p>XS Games</text:p>
          </table:table-cell>
          <table:table-cell table:style-name="Default" office:value-type="string">
            <text:p>Other Ocean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wling</text:p>
          </table:table-cell>
          <table:table-cell office:value-type="string">
            <text:p>1-4 Players</text:p>
          </table:table-cell>
          <table:table-cell office:value-type="string">
            <text:p>1.8</text:p>
          </table:table-cell>
          <table:table-cell table:number-columns-repeated="1012"/>
        </table:table-row>
        <table:table-row table:style-name="ro1">
          <table:table-cell office:value-type="string">
            <text:p>Tenchu - Shadow Assassins (USA)</text:p>
          </table:table-cell>
          <table:table-cell office:value-type="string">
            <text:p>Tenchu - Shadow Assassins </text:p>
          </table:table-cell>
          <table:table-cell office:value-type="string">
            <text:p>Ubisoft</text:p>
          </table:table-cell>
          <table:table-cell table:style-name="Default" office:value-type="string">
            <text:p>Acquire</text:p>
          </table:table-cell>
          <table:table-cell office:value-type="string">
            <text:p>ESRB - M (Mature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Tetris Party Deluxe (USA)</text:p>
          </table:table-cell>
          <table:table-cell office:value-type="string">
            <text:p>Tetris Party Deluxe </text:p>
          </table:table-cell>
          <table:table-cell office:value-type="string">
            <text:p>Majesco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thinkSMART Family (USA)</text:p>
          </table:table-cell>
          <table:table-cell office:value-type="string">
            <text:p>thinkSMART Family </text:p>
          </table:table-cell>
          <table:table-cell office:value-type="string">
            <text:p>Conspiracy</text:p>
          </table:table-cell>
          <table:table-cell table:style-name="Default" office:value-type="string">
            <text:p>Independent Art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Educational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HOR - God of Thunder (USA)</text:p>
          </table:table-cell>
          <table:table-cell office:value-type="string">
            <text:p>THOR - God of Thunder </text:p>
          </table:table-cell>
          <table:table-cell office:value-type="string">
            <text:p>Sega</text:p>
          </table:table-cell>
          <table:table-cell table:style-name="Default" office:value-type="string">
            <text:p>Red Fly Studio 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Thrillville - Off the Rails (USA)</text:p>
          </table:table-cell>
          <table:table-cell office:value-type="string">
            <text:p>Thrillville - Off the Rails </text:p>
          </table:table-cell>
          <table:table-cell office:value-type="string">
            <text:p>LucasArts Entertainment</text:p>
          </table:table-cell>
          <table:table-cell table:style-name="Default" office:value-type="string">
            <text:p>Frontier Development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Tiger Woods PGA Tour 07 (USA)</text:p>
          </table:table-cell>
          <table:table-cell office:value-type="string">
            <text:p>Tiger Woods PGA Tour 07 </text:p>
          </table:table-cell>
          <table:table-cell office:value-type="string">
            <text:p>Electronic Arts Inc</text:p>
          </table:table-cell>
          <table:table-cell table:style-name="Default" office:value-type="string">
            <text:p>EA Sport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iger Woods PGA Tour 08 (USA)</text:p>
          </table:table-cell>
          <table:table-cell office:value-type="string">
            <text:p>Tiger Woods PGA Tour 08 </text:p>
          </table:table-cell>
          <table:table-cell office:value-type="string">
            <text:p>Electronic Arts</text:p>
          </table:table-cell>
          <table:table-cell table:style-name="Default" office:value-type="string">
            <text:p>EA Sport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Tiger Woods PGA Tour 09 All-Play (USA)</text:p>
          </table:table-cell>
          <table:table-cell office:value-type="string">
            <text:p>Tiger Woods PGA Tour 09 All-Play </text:p>
          </table:table-cell>
          <table:table-cell office:value-type="string">
            <text:p>Electronic Arts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Tiger Woods PGA Tour 10 (USA)</text:p>
          </table:table-cell>
          <table:table-cell office:value-type="string">
            <text:p>Tiger Woods PGA Tour 10 </text:p>
          </table:table-cell>
          <table:table-cell office:value-type="string">
            <text:p>Electronic Arts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Tiger Woods PGA Tour 11 (USA)</text:p>
          </table:table-cell>
          <table:table-cell office:value-type="string">
            <text:p>Tiger Woods PGA Tour 11 </text:p>
          </table:table-cell>
          <table:table-cell office:value-type="string">
            <text:p>Electronic Arts</text:p>
          </table:table-cell>
          <table:table-cell table:style-name="Default" office:value-type="string">
            <text:p>EA Tiburon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Tiger Woods PGA Tour 12 - The Masters (USA)</text:p>
          </table:table-cell>
          <table:table-cell office:value-type="string">
            <text:p>Tiger Woods PGA Tour 12 - The Masters </text:p>
          </table:table-cell>
          <table:table-cell office:value-type="string">
            <text:p>Electronic Arts</text:p>
          </table:table-cell>
          <table:table-cell table:style-name="Default" office:value-type="string">
            <text:p>EA Sport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Titanic Mystery (USA)</text:p>
          </table:table-cell>
          <table:table-cell office:value-type="string">
            <text:p>Titanic Mystery </text:p>
          </table:table-cell>
          <table:table-cell office:value-type="string">
            <text:p>Oxygen Games</text:p>
          </table:table-cell>
          <table:table-cell table:style-name="Default" office:value-type="string">
            <text:p>PlayV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Puzzl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TMNT (USA)</text:p>
          </table:table-cell>
          <table:table-cell office:value-type="string">
            <text:p>TMN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TNA iMPACT! (USA)</text:p>
          </table:table-cell>
          <table:table-cell office:value-type="string">
            <text:p>TNA iMPACT! </text:p>
          </table:table-cell>
          <table:table-cell office:value-type="string">
            <text:p>Midway Games</text:p>
          </table:table-cell>
          <table:table-cell table:style-name="Default" office:value-type="string">
            <text:p>Midway Studios - Los Angele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Wrestling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Tokyo Friend Park II Ketteiban - Minna de Chousen! Taikan Attraction (Japan)</text:p>
          </table:table-cell>
          <table:table-cell office:value-type="string">
            <text:p>Tokyo Friend Park II Ketteiban - Minna de Chousen! Taikan Attraction </text:p>
          </table:table-cell>
          <table:table-cell table:number-columns-repeated="2" office:value-type="string">
            <text:p>Spike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Tom Clancy's Ghost Recon (USA)</text:p>
          </table:table-cell>
          <table:table-cell office:value-type="string">
            <text:p>Tom Clancy's Ghost Rec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Next Level Game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Tom Clancy's H.A.W.X. 2 (USA)</text:p>
          </table:table-cell>
          <table:table-cell office:value-type="string">
            <text:p>Tom Clancy's H.A.W.X. 2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Romania 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om Clancy's Splinter Cell - Double Agent (USA)</text:p>
          </table:table-cell>
          <table:table-cell office:value-type="string">
            <text:p>Tom Clancy's Splinter Cell - Double Agent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ontreal</text:p>
          </table:table-cell>
          <table:table-cell office:value-type="string">
            <text:p>ESRB - M (Mature)</text:p>
          </table:table-cell>
          <table:table-cell office:value-type="string">
            <text:p>2006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omb Raider - Anniversary (USA)</text:p>
          </table:table-cell>
          <table:table-cell office:value-type="string">
            <text:p>Tomb Raider - Anniversary </text:p>
          </table:table-cell>
          <table:table-cell office:value-type="string">
            <text:p>Eidos Interactive</text:p>
          </table:table-cell>
          <table:table-cell table:style-name="Default" office:value-type="string">
            <text:p>Crystal Dynamic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Tomb Raider - Underworld (USA)</text:p>
          </table:table-cell>
          <table:table-cell office:value-type="string">
            <text:p>Tomb Raider - Underworld </text:p>
          </table:table-cell>
          <table:table-cell office:value-type="string">
            <text:p>Eidos Interactive</text:p>
          </table:table-cell>
          <table:table-cell table:style-name="Default" office:value-type="string">
            <text:p>Crystal Dynamics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Tony Hawk - Ride (USA)</text:p>
          </table:table-cell>
          <table:table-cell office:value-type="string">
            <text:p>Tony Hawk - Ride </text:p>
          </table:table-cell>
          <table:table-cell office:value-type="string">
            <text:p>Activision</text:p>
          </table:table-cell>
          <table:table-cell table:style-name="Default" office:value-type="string">
            <text:p>Buzz Monkey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kateboarding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Tony Hawk - Shred (USA)</text:p>
          </table:table-cell>
          <table:table-cell office:value-type="string">
            <text:p>Tony Hawk - Shred </text:p>
          </table:table-cell>
          <table:table-cell office:value-type="string">
            <text:p>Activision</text:p>
          </table:table-cell>
          <table:table-cell table:style-name="Default" office:value-type="string">
            <text:p>Robomodo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kateboarding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ony Hawk's Downhill Jam (USA)</text:p>
          </table:table-cell>
          <table:table-cell office:value-type="string">
            <text:p>Tony Hawk's Downhill Jam </text:p>
          </table:table-cell>
          <table:table-cell office:value-type="string">
            <text:p>Activision</text:p>
          </table:table-cell>
          <table:table-cell table:style-name="Default" office:value-type="string">
            <text:p>Toys for Bob</text:p>
          </table:table-cell>
          <table:table-cell office:value-type="string">
            <text:p>ESRB - E10+ (Everyone 10+)</text:p>
          </table:table-cell>
          <table:table-cell office:value-type="string">
            <text:p>2006</text:p>
          </table:table-cell>
          <table:table-cell office:value-type="string">
            <text:p>Skateboarding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Tony Hawk's Proving Ground (USA)</text:p>
          </table:table-cell>
          <table:table-cell office:value-type="string">
            <text:p>Tony Hawk's Proving Ground </text:p>
          </table:table-cell>
          <table:table-cell office:value-type="string">
            <text:p>Activision</text:p>
          </table:table-cell>
          <table:table-cell table:style-name="Default" office:value-type="string">
            <text:p>Neversoft Entertainment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Skateboarding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Top Shot Arcade (USA)</text:p>
          </table:table-cell>
          <table:table-cell office:value-type="string">
            <text:p>Top Shot Arcade </text:p>
          </table:table-cell>
          <table:table-cell office:value-type="string">
            <text:p>Activision</text:p>
          </table:table-cell>
          <table:table-cell table:style-name="Default" office:value-type="string">
            <text:p>Budcat Creation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Top Shot Dinosaur Hunter (USA)</text:p>
          </table:table-cell>
          <table:table-cell office:value-type="string">
            <text:p>Top Shot Dinosaur Hunter </text:p>
          </table:table-cell>
          <table:table-cell office:value-type="string">
            <text:p>Activision</text:p>
          </table:table-cell>
          <table:table-cell table:style-name="Default" office:value-type="string">
            <text:p>Cauldron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Top Spin 3 (USA)</text:p>
          </table:table-cell>
          <table:table-cell office:value-type="string">
            <text:p>Top Spin 3 </text:p>
          </table:table-cell>
          <table:table-cell office:value-type="string">
            <text:p>2K Sports</text:p>
          </table:table-cell>
          <table:table-cell table:style-name="Default" office:value-type="string">
            <text:p>PAM Development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Tennis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Top Spin 4 (USA)</text:p>
          </table:table-cell>
          <table:table-cell office:value-type="string">
            <text:p>Top Spin 4 </text:p>
          </table:table-cell>
          <table:table-cell office:value-type="string">
            <text:p>Take 2 Interactive / 2K Sports</text:p>
          </table:table-cell>
          <table:table-cell table:style-name="Default" office:value-type="string">
            <text:p>2K Czech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Tennis</text:p>
          </table:table-cell>
          <table:table-cell office:value-type="string">
            <text:p>1-4 Players</text:p>
          </table:table-cell>
          <table:table-cell office:value-type="string">
            <text:p>2.1</text:p>
          </table:table-cell>
          <table:table-cell table:number-columns-repeated="1012"/>
        </table:table-row>
        <table:table-row table:style-name="ro1">
          <table:table-cell office:value-type="string">
            <text:p>Top Trumps - Doctor Who (Europe)</text:p>
          </table:table-cell>
          <table:table-cell office:value-type="string">
            <text:p>Top Trumps - Doctor Who </text:p>
          </table:table-cell>
          <table:table-cell office:value-type="string">
            <text:p>Eidos</text:p>
          </table:table-cell>
          <table:table-cell table:style-name="Default" office:value-type="string">
            <text:p>Team 3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Casino</text:p>
          </table:table-cell>
          <table:table-cell office:value-type="string">
            <text:p>1-2 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Top Trumps Adventures (Europe)</text:p>
          </table:table-cell>
          <table:table-cell office:value-type="string">
            <text:p>Top Trumps Adventure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Winning Mov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Casino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Tornado Outbreak (USA)</text:p>
          </table:table-cell>
          <table:table-cell office:value-type="string">
            <text:p>Tornado Outbreak </text:p>
          </table:table-cell>
          <table:table-cell office:value-type="string">
            <text:p>Konami</text:p>
          </table:table-cell>
          <table:table-cell table:style-name="Default" office:value-type="string">
            <text:p>Loose Cannon Studio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Totally Spies! Totally Party (USA)</text:p>
          </table:table-cell>
          <table:table-cell office:value-type="string">
            <text:p>Totally Spies! Totally Party </text:p>
          </table:table-cell>
          <table:table-cell office:value-type="string">
            <text:p>Valcon Games</text:p>
          </table:table-cell>
          <table:table-cell table:style-name="Default" office:value-type="string">
            <text:p>OUAT Entertainment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3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Tournament of Legends (USA)</text:p>
          </table:table-cell>
          <table:table-cell office:value-type="string">
            <text:p>Tournament of Legends </text:p>
          </table:table-cell>
          <table:table-cell office:value-type="string">
            <text:p>Sega Japan</text:p>
          </table:table-cell>
          <table:table-cell table:style-name="Default" office:value-type="string">
            <text:p>High Voltage Softwar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ournament Pool (USA)</text:p>
          </table:table-cell>
          <table:table-cell office:value-type="string">
            <text:p>Tournament Pool </text:p>
          </table:table-cell>
          <table:table-cell office:value-type="string">
            <text:p>Destineer Studios</text:p>
          </table:table-cell>
          <table:table-cell table:style-name="Default" office:value-type="string">
            <text:p>Data Desig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ool and Dart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Toy Story 3 - Toy Box Special Edition (USA)</text:p>
          </table:table-cell>
          <table:table-cell office:value-type="string">
            <text:p>Toy Story 3 - Toy Box Special Edition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oftware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Toy Story 3 (USA)</text:p>
          </table:table-cell>
          <table:table-cell office:value-type="string">
            <text:p>Toy Story 3 </text:p>
          </table:table-cell>
          <table:table-cell office:value-type="string">
            <text:p>Disney Interactive</text:p>
          </table:table-cell>
          <table:table-cell table:style-name="Default" office:value-type="string">
            <text:p>Avalanche Studios 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Toy Story Mania! (USA)</text:p>
          </table:table-cell>
          <table:table-cell office:value-type="string">
            <text:p>Toy Story Mania! </text:p>
          </table:table-cell>
          <table:table-cell office:value-type="string">
            <text:p>Disney Interactive</text:p>
          </table:table-cell>
          <table:table-cell table:style-name="Default" office:value-type="string">
            <text:p>Papaya Studio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rackMania - Build to Race (USA)</text:p>
          </table:table-cell>
          <table:table-cell office:value-type="string">
            <text:p>TrackMania - Build to Race </text:p>
          </table:table-cell>
          <table:table-cell office:value-type="string">
            <text:p>City Interactive</text:p>
          </table:table-cell>
          <table:table-cell table:style-name="Default" office:value-type="string">
            <text:p>Firebrand 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Transformers - Cybertron Adventures (USA)</text:p>
          </table:table-cell>
          <table:table-cell office:value-type="string">
            <text:p>Transformers - Cybertron Adventures </text:p>
          </table:table-cell>
          <table:table-cell office:value-type="string">
            <text:p>Activision</text:p>
          </table:table-cell>
          <table:table-cell table:style-name="Default" office:value-type="string">
            <text:p>Next Level Game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Transformers - Dark of the Moon - Stealth Force Edition (USA)</text:p>
          </table:table-cell>
          <table:table-cell office:value-type="string">
            <text:p>Transformers - Dark of the Moon - Stealth Force Edition </text:p>
          </table:table-cell>
          <table:table-cell office:value-type="string">
            <text:p>Activision</text:p>
          </table:table-cell>
          <table:table-cell table:style-name="Default" office:value-type="string">
            <text:p>Behaviour Interactive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Transformers - Prime (USA)</text:p>
          </table:table-cell>
          <table:table-cell office:value-type="string">
            <text:p>Transformers - Prime </text:p>
          </table:table-cell>
          <table:table-cell office:value-type="string">
            <text:p>Activision</text:p>
          </table:table-cell>
          <table:table-cell table:style-name="Default" office:value-type="string">
            <text:p>Now Production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Transformers - Revenge of the Fallen (USA)</text:p>
          </table:table-cell>
          <table:table-cell office:value-type="string">
            <text:p>Transformers - Revenge of the Fallen </text:p>
          </table:table-cell>
          <table:table-cell office:value-type="string">
            <text:p>Activision</text:p>
          </table:table-cell>
          <table:table-cell table:style-name="Default" office:value-type="string">
            <text:p>Krome Studio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Transformers - The Game (USA)</text:p>
          </table:table-cell>
          <table:table-cell office:value-type="string">
            <text:p>Transformers - The Game </text:p>
          </table:table-cell>
          <table:table-cell office:value-type="string">
            <text:p>Activision</text:p>
          </table:table-cell>
          <table:table-cell table:style-name="Default" office:value-type="string">
            <text:p>Traveller's Tale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Trauma Center - New Blood (USA)</text:p>
          </table:table-cell>
          <table:table-cell office:value-type="string">
            <text:p>Trauma Center - New Blood </text:p>
          </table:table-cell>
          <table:table-cell office:value-type="string">
            <text:p>Atlus</text:p>
          </table:table-cell>
          <table:table-cell table:style-name="Default" office:value-type="string">
            <text:p>Atlus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Trauma Center - Second Opinion (USA)</text:p>
          </table:table-cell>
          <table:table-cell office:value-type="string">
            <text:p>Trauma Center - Second Opinion </text:p>
          </table:table-cell>
          <table:table-cell office:value-type="string">
            <text:p>Atlus</text:p>
          </table:table-cell>
          <table:table-cell table:style-name="Default" office:value-type="string">
            <text:p>Atlus</text:p>
          </table:table-cell>
          <table:table-cell office:value-type="string">
            <text:p>ESRB - T (Teen)</text:p>
          </table:table-cell>
          <table:table-cell office:value-type="string">
            <text:p>2006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Trauma Team (USA)</text:p>
          </table:table-cell>
          <table:table-cell office:value-type="string">
            <text:p>Trauma Team </text:p>
          </table:table-cell>
          <table:table-cell office:value-type="string">
            <text:p>Atlus</text:p>
          </table:table-cell>
          <table:table-cell table:style-name="Default" office:value-type="string">
            <text:p>Atlu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Triple Crown Championship Snowboarding (USA)</text:p>
          </table:table-cell>
          <table:table-cell office:value-type="string">
            <text:p>Triple Crown Championship Snowboarding </text:p>
          </table:table-cell>
          <table:table-cell office:value-type="string">
            <text:p>Destineer Studios</text:p>
          </table:table-cell>
          <table:table-cell table:style-name="Default" office:value-type="string">
            <text:p>Magellan Interactiv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nowboard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Trivial Pursuit - Bet You Know It (USA)</text:p>
          </table:table-cell>
          <table:table-cell office:value-type="string">
            <text:p>Trivial Pursuit - Bet You Know It </text:p>
          </table:table-cell>
          <table:table-cell office:value-type="string">
            <text:p>Electronic Arts</text:p>
          </table:table-cell>
          <table:table-cell table:style-name="Default" office:value-type="string">
            <text:p>Electronic Art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Trivial Pursuit (USA)</text:p>
          </table:table-cell>
          <table:table-cell office:value-type="string">
            <text:p>Trivial Pursuit </text:p>
          </table:table-cell>
          <table:table-cell office:value-type="string">
            <text:p>Electronic Arts Inc</text:p>
          </table:table-cell>
          <table:table-cell table:style-name="Default" office:value-type="string">
            <text:p>Bright Ligh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Tron - Evolution - Battle Grids (USA)</text:p>
          </table:table-cell>
          <table:table-cell office:value-type="string">
            <text:p>Tron - Evolution - Battle Grids </text:p>
          </table:table-cell>
          <table:table-cell office:value-type="string">
            <text:p>Disney Interactive</text:p>
          </table:table-cell>
          <table:table-cell table:style-name="Default" office:value-type="string">
            <text:p>Propaganda Game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ron - Evolution - Battle Grids Championship Edition (USA)</text:p>
          </table:table-cell>
          <table:table-cell office:value-type="string">
            <text:p>Tron - Evolution - Battle Grids Championship Edition </text:p>
          </table:table-cell>
          <table:table-cell office:value-type="string">
            <text:p>Disney Interactive Studios</text:p>
          </table:table-cell>
          <table:table-cell table:style-name="Default" office:value-type="string">
            <text:p>Propaganda Games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Truck Racer (USA)</text:p>
          </table:table-cell>
          <table:table-cell office:value-type="string">
            <text:p>Truck Racer </text:p>
          </table:table-cell>
          <table:table-cell office:value-type="string">
            <text:p>Virtual Play Games</text:p>
          </table:table-cell>
          <table:table-cell table:style-name="Default" office:value-type="string">
            <text:p>Brain In A Jar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Truth or Lies (USA)</text:p>
          </table:table-cell>
          <table:table-cell office:value-type="string">
            <text:p>Truth or Lies </text:p>
          </table:table-cell>
          <table:table-cell office:value-type="string">
            <text:p>THQ</text:p>
          </table:table-cell>
          <table:table-cell table:style-name="Default" office:value-type="string">
            <text:p>Big Ant Studio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8 Players</text:p>
          </table:table-cell>
          <table:table-cell office:value-type="string">
            <text:p>1.5</text:p>
          </table:table-cell>
          <table:table-cell table:number-columns-repeated="1012"/>
        </table:table-row>
        <table:table-row table:style-name="ro1">
          <table:table-cell office:value-type="string">
            <text:p>Turbo - Super Stunt Squad (USA)</text:p>
          </table:table-cell>
          <table:table-cell office:value-type="string">
            <text:p>Turbo - Super Stunt Squad </text:p>
          </table:table-cell>
          <table:table-cell office:value-type="string">
            <text:p>D3 Publisher</text:p>
          </table:table-cell>
          <table:table-cell table:style-name="Default" office:value-type="string">
            <text:p>Torus Games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Turbo Trainz (Europe)</text:p>
          </table:table-cell>
          <table:table-cell office:value-type="string">
            <text:p>Turbo Trainz </text:p>
          </table:table-cell>
          <table:table-cell office:value-type="string">
            <text:p>N3V Games</text:p>
          </table:table-cell>
          <table:table-cell table:style-name="Default" office:value-type="string">
            <text:p>Broken Switch Studio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2.0</text:p>
          </table:table-cell>
          <table:table-cell table:number-columns-repeated="1012"/>
        </table:table-row>
        <table:table-row table:style-name="ro1">
          <table:table-cell office:value-type="string">
            <text:p>TV Show King Party (USA)</text:p>
          </table:table-cell>
          <table:table-cell office:value-type="string">
            <text:p>TV Show King Party </text:p>
          </table:table-cell>
          <table:table-cell office:value-type="string">
            <text:p>Gameloft</text:p>
          </table:table-cell>
          <table:table-cell table:style-name="Default" office:value-type="string">
            <text:p>Ubisof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Twin Strike - Operation Thunder (USA)</text:p>
          </table:table-cell>
          <table:table-cell office:value-type="string">
            <text:p>Twin Strike - Operation Thunder </text:p>
          </table:table-cell>
          <table:table-cell office:value-type="string">
            <text:p>Zoo Games</text:p>
          </table:table-cell>
          <table:table-cell table:style-name="Default" office:value-type="string">
            <text:p>NAPS Team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 Player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Twinkle Queen (Japan)</text:p>
          </table:table-cell>
          <table:table-cell office:value-type="string">
            <text:p>Twinkle Queen </text:p>
          </table:table-cell>
          <table:table-cell office:value-type="string">
            <text:p>Milestone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ghter</text:p>
          </table:table-cell>
          <table:table-cell office:value-type="string">
            <text:p>1-4 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U-Sing 2 - Australian Edition (Europe)</text:p>
          </table:table-cell>
          <table:table-cell office:value-type="string">
            <text:p>U-Sing 2 - Australian Edition </text:p>
          </table:table-cell>
          <table:table-cell office:value-type="string">
            <text:p>Mindscape</text:p>
          </table:table-cell>
          <table:table-cell table:style-name="Default" office:value-type="string">
            <text:p>Mindscape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U-Sing 2 - Popstars Edition (Europe)</text:p>
          </table:table-cell>
          <table:table-cell office:value-type="string">
            <text:p>U-Sing 2 - Popstars Edition </text:p>
          </table:table-cell>
          <table:table-cell office:value-type="string">
            <text:p>Mindscape</text:p>
          </table:table-cell>
          <table:table-cell table:style-name="Default" office:value-type="string">
            <text:p>Mindscape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U-Sing 2 (Europe)</text:p>
          </table:table-cell>
          <table:table-cell office:value-type="string">
            <text:p>U-Sing 2 </text:p>
          </table:table-cell>
          <table:table-cell office:value-type="string">
            <text:p>Mindscape</text:p>
          </table:table-cell>
          <table:table-cell table:style-name="Default" office:value-type="string">
            <text:p>Mindscape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U-Sing Girls Night (Europe)</text:p>
          </table:table-cell>
          <table:table-cell office:value-type="string">
            <text:p>U-Sing Girls Night </text:p>
          </table:table-cell>
          <table:table-cell office:value-type="string">
            <text:p>Mindscape</text:p>
          </table:table-cell>
          <table:table-cell table:style-name="Default" office:value-type="string">
            <text:p>Mindscape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U-Sing Johnny Hallyday (Europe)</text:p>
          </table:table-cell>
          <table:table-cell office:value-type="string">
            <text:p>U-Sing Johnny Hallyday </text:p>
          </table:table-cell>
          <table:table-cell office:value-type="string">
            <text:p>Mindscape</text:p>
          </table:table-cell>
          <table:table-cell table:style-name="Default" office:value-type="string">
            <text:p>Mindscap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uDraw Studio - Instant Artist (USA)</text:p>
          </table:table-cell>
          <table:table-cell office:value-type="string">
            <text:p>uDraw Studio - Instant Artist </text:p>
          </table:table-cell>
          <table:table-cell office:value-type="string">
            <text:p>THQ</text:p>
          </table:table-cell>
          <table:table-cell table:style-name="Default" office:value-type="string">
            <text:p>Pipeworks Software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Miscellaneous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uDraw Studio (USA)</text:p>
          </table:table-cell>
          <table:table-cell office:value-type="string">
            <text:p>uDraw Studio </text:p>
          </table:table-cell>
          <table:table-cell office:value-type="string">
            <text:p>THQ</text:p>
          </table:table-cell>
          <table:table-cell table:style-name="Default" office:value-type="string">
            <text:p>Pipeworks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Miscellaneous</text:p>
          </table:table-cell>
          <table:table-cell office:value-type="string">
            <text:p>1 Player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UFC Personal Trainer - The Ultimate Fitness System (USA)</text:p>
          </table:table-cell>
          <table:table-cell office:value-type="string">
            <text:p>UFC Personal Trainer - The Ultimate Fitness System </text:p>
          </table:table-cell>
          <table:table-cell office:value-type="string">
            <text:p>THQ</text:p>
          </table:table-cell>
          <table:table-cell table:style-name="Default" office:value-type="string">
            <text:p>Heavy Iron Studio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Fitness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Ultimate Band (USA)</text:p>
          </table:table-cell>
          <table:table-cell office:value-type="string">
            <text:p>Ultimate Band </text:p>
          </table:table-cell>
          <table:table-cell office:value-type="string">
            <text:p>Disney Interactive</text:p>
          </table:table-cell>
          <table:table-cell table:style-name="Default" office:value-type="string">
            <text:p>Fall Line Studio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Ultimate Battle Of The Sexes, The (Europe)</text:p>
          </table:table-cell>
          <table:table-cell office:value-type="string">
            <text:p>Ultimate Battle Of The Sexes, The </text:p>
          </table:table-cell>
          <table:table-cell office:value-type="string">
            <text:p>DTP Young Entertainment</text:p>
          </table:table-cell>
          <table:table-cell table:style-name="Default" office:value-type="string">
            <text:p>Neopica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10 Players</text:p>
          </table:table-cell>
          <table:table-cell office:value-type="string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Ultimate Board Game Collection (USA)</text:p>
          </table:table-cell>
          <table:table-cell office:value-type="string">
            <text:p>Ultimate Board Game Collection </text:p>
          </table:table-cell>
          <table:table-cell office:value-type="string">
            <text:p>Valcon Games</text:p>
          </table:table-cell>
          <table:table-cell table:style-name="Default" office:value-type="string">
            <text:p>Mere Mortal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Compilation</text:p>
          </table:table-cell>
          <table:table-cell office:value-type="string">
            <text:p>1-4 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Ultimate I SPY (USA)</text:p>
          </table:table-cell>
          <table:table-cell office:value-type="string">
            <text:p>Ultimate I SPY </text:p>
          </table:table-cell>
          <table:table-cell office:value-type="string">
            <text:p>Elastic/Scholastic Interactive</text:p>
          </table:table-cell>
          <table:table-cell table:style-name="Default" office:value-type="string">
            <text:p>Majesco Entertainmen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Ultimate Party Challenge (USA)</text:p>
          </table:table-cell>
          <table:table-cell office:value-type="string">
            <text:p>Ultimate Party Challenge </text:p>
          </table:table-cell>
          <table:table-cell office:value-type="string">
            <text:p>Konami</text:p>
          </table:table-cell>
          <table:table-cell table:style-name="Default" office:value-type="string">
            <text:p>Groove Box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Ultimate Shooting Collection (USA)</text:p>
          </table:table-cell>
          <table:table-cell office:value-type="string">
            <text:p>Ultimate Shooting Collection </text:p>
          </table:table-cell>
          <table:table-cell office:value-type="string">
            <text:p>UFO Interactive Games</text:p>
          </table:table-cell>
          <table:table-cell table:style-name="Default" office:value-type="string">
            <text:p>Mileston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hooter</text:p>
          </table:table-cell>
          <table:table-cell office:value-type="string">
            <text:p>1 Player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Up (USA)</text:p>
          </table:table-cell>
          <table:table-cell office:value-type="string">
            <text:p>Up </text:p>
          </table:table-cell>
          <table:table-cell office:value-type="string">
            <text:p>THQ</text:p>
          </table:table-cell>
          <table:table-cell table:style-name="Default" office:value-type="string">
            <text:p>Heavy Iron Studio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Urban Extreme - Street Rage (Europe)</text:p>
          </table:table-cell>
          <table:table-cell office:value-type="string">
            <text:p>Urban Extreme - Street Rage </text:p>
          </table:table-cell>
          <table:table-cell office:value-type="string">
            <text:p>Metro 3D</text:p>
          </table:table-cell>
          <table:table-cell table:style-name="Default" office:value-type="string">
            <text:p>Data Design Interactive</text:p>
          </table:table-cell>
          <table:table-cell office:value-type="string">
            <text:p>ESRB - K-A (Kids to Adults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1.6</text:p>
          </table:table-cell>
          <table:table-cell table:number-columns-repeated="1012"/>
        </table:table-row>
        <table:table-row table:style-name="ro1">
          <table:table-cell office:value-type="string">
            <text:p>Vacation Isle - Beach Party (USA)</text:p>
          </table:table-cell>
          <table:table-cell office:value-type="string">
            <text:p>Vacation Isle - Beach Party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FarSight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Vacation Sports (USA)</text:p>
          </table:table-cell>
          <table:table-cell office:value-type="string">
            <text:p>Vacation Sports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Mere Mortal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Valhalla Knights - Eldar Saga (USA)</text:p>
          </table:table-cell>
          <table:table-cell office:value-type="string">
            <text:p>Valhalla Knights - Eldar Saga </text:p>
          </table:table-cell>
          <table:table-cell office:value-type="string">
            <text:p>Xseed Games</text:p>
          </table:table-cell>
          <table:table-cell table:style-name="Default" office:value-type="string">
            <text:p>K2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ole-Playing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Vegas Party (USA)</text:p>
          </table:table-cell>
          <table:table-cell office:value-type="string">
            <text:p>Vegas Party </text:p>
          </table:table-cell>
          <table:table-cell office:value-type="string">
            <text:p>Storm City Games</text:p>
          </table:table-cell>
          <table:table-cell table:style-name="Default" office:value-type="string">
            <text:p>Visual Impact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Veggy World (USA)</text:p>
          </table:table-cell>
          <table:table-cell office:value-type="string">
            <text:p>Veggy World </text:p>
          </table:table-cell>
          <table:table-cell office:value-type="string">
            <text:p>Virtual Play Games</text:p>
          </table:table-cell>
          <table:table-cell table:style-name="Default" office:value-type="string">
            <text:p>CyberPlanet Interactive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Vertigo (USA)</text:p>
          </table:table-cell>
          <table:table-cell office:value-type="string">
            <text:p>Vertigo </text:p>
          </table:table-cell>
          <table:table-cell office:value-type="string">
            <text:p>Playlogic</text:p>
          </table:table-cell>
          <table:table-cell table:style-name="Default" office:value-type="string">
            <text:p>Icon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Victorious - Taking the Lead (USA)</text:p>
          </table:table-cell>
          <table:table-cell office:value-type="string">
            <text:p>Victorious - Taking the Lead </text:p>
          </table:table-cell>
          <table:table-cell office:value-type="string">
            <text:p>D3 Publisher</text:p>
          </table:table-cell>
          <table:table-cell table:style-name="Default" office:value-type="string">
            <text:p>High Voltage Software 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Victorious Boxers - Revolution (USA)</text:p>
          </table:table-cell>
          <table:table-cell office:value-type="string">
            <text:p>Victorious Boxers - Revolution </text:p>
          </table:table-cell>
          <table:table-cell office:value-type="string">
            <text:p>XSEED Games</text:p>
          </table:table-cell>
          <table:table-cell table:style-name="Default" office:value-type="string">
            <text:p>Grand Prix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Boxing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Virtua Tennis 2009 (USA)</text:p>
          </table:table-cell>
          <table:table-cell office:value-type="string">
            <text:p>Virtua Tennis 2009 </text:p>
          </table:table-cell>
          <table:table-cell office:value-type="string">
            <text:p>Sega of America</text:p>
          </table:table-cell>
          <table:table-cell table:style-name="Default" office:value-type="string">
            <text:p>Sumo Digital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Tennis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Virtua Tennis 4 (USA)</text:p>
          </table:table-cell>
          <table:table-cell office:value-type="string">
            <text:p>Virtua Tennis 4 </text:p>
          </table:table-cell>
          <table:table-cell office:value-type="string">
            <text:p>Sega </text:p>
          </table:table-cell>
          <table:table-cell table:style-name="Default" office:value-type="string">
            <text:p>Sega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Tennis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Wacky Races - Crash &amp; Dash (USA)</text:p>
          </table:table-cell>
          <table:table-cell office:value-type="string">
            <text:p>Wacky Races - Crash &amp; Dash </text:p>
          </table:table-cell>
          <table:table-cell office:value-type="string">
            <text:p>Eidos Interactive</text:p>
          </table:table-cell>
          <table:table-cell table:style-name="Default" office:value-type="string">
            <text:p>Eidos Studios - Sweden 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Wacky World of Sports (USA)</text:p>
          </table:table-cell>
          <table:table-cell office:value-type="string">
            <text:p>Wacky World of Sports </text:p>
          </table:table-cell>
          <table:table-cell office:value-type="string">
            <text:p>Sega Japan</text:p>
          </table:table-cell>
          <table:table-cell table:style-name="Default" office:value-type="string">
            <text:p>Sega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Walk It Out! (USA)</text:p>
          </table:table-cell>
          <table:table-cell office:value-type="string">
            <text:p>Walk It Out! </text:p>
          </table:table-cell>
          <table:table-cell office:value-type="string">
            <text:p>Konami</text:p>
          </table:table-cell>
          <table:table-cell table:style-name="Default" office:value-type="string">
            <text:p>Hudson Soft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WALL-E (USA)</text:p>
          </table:table-cell>
          <table:table-cell office:value-type="string">
            <text:p>WALL-E </text:p>
          </table:table-cell>
          <table:table-cell office:value-type="string">
            <text:p>THQ</text:p>
          </table:table-cell>
          <table:table-cell table:style-name="Default" office:value-type="string">
            <text:p>Heavy Iron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dventure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Wario Land - Shake It! (USA)</text:p>
          </table:table-cell>
          <table:table-cell office:value-type="string">
            <text:p>Wario Land - Shake It! </text:p>
          </table:table-cell>
          <table:table-cell office:value-type="string">
            <text:p>Nintendo</text:p>
          </table:table-cell>
          <table:table-cell table:style-name="Default" office:value-type="string">
            <text:p>Good-Feel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WarioWare - Smooth Moves (USA)</text:p>
          </table:table-cell>
          <table:table-cell office:value-type="string">
            <text:p>WarioWare - Smooth Moves </text:p>
          </table:table-cell>
          <table:table-cell office:value-type="string">
            <text:p>Nintendo</text:p>
          </table:table-cell>
          <table:table-cell table:style-name="Default" office:value-type="string">
            <text:p>Intelligent Systems</text:p>
          </table:table-cell>
          <table:table-cell office:value-type="string">
            <text:p>ESRB - E10+ (Everyone 10+)</text:p>
          </table:table-cell>
          <table:table-cell office:value-type="string">
            <text:p>2007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Warning - Code De La Route (Europe)</text:p>
          </table:table-cell>
          <table:table-cell office:value-type="string">
            <text:p>Warning - Code De La Route </text:p>
          </table:table-cell>
          <table:table-cell office:value-type="string">
            <text:p>Atari (Infogrames)</text:p>
          </table:table-cell>
          <table:table-cell table:style-name="Default" office:value-type="string">
            <text:p>Black Sheep Studi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Educational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Water Sports (USA)</text:p>
          </table:table-cell>
          <table:table-cell office:value-type="string">
            <text:p>Water Sports </text:p>
          </table:table-cell>
          <table:table-cell office:value-type="string">
            <text:p>Game Mill Entertainment</text:p>
          </table:table-cell>
          <table:table-cell table:style-name="Default" office:value-type="string">
            <text:p>Frontline Studio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2 Players</text:p>
          </table:table-cell>
          <table:table-cell office:value-type="string">
            <text:p>1.9</text:p>
          </table:table-cell>
          <table:table-cell table:number-columns-repeated="1012"/>
        </table:table-row>
        <table:table-row table:style-name="ro1">
          <table:table-cell office:value-type="string">
            <text:p>We Cheer (USA)</text:p>
          </table:table-cell>
          <table:table-cell office:value-type="string">
            <text:p>We Cheer </text:p>
          </table:table-cell>
          <table:table-cell office:value-type="string">
            <text:p>NAMCO BANDAI Games America Inc.</text:p>
          </table:table-cell>
          <table:table-cell table:style-name="Default" office:value-type="string">
            <text:p>Namco Bandai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e Cheer 2 (USA)</text:p>
          </table:table-cell>
          <table:table-cell office:value-type="string">
            <text:p>We Cheer 2 </text:p>
          </table:table-cell>
          <table:table-cell office:value-type="string">
            <text:p>Namco</text:p>
          </table:table-cell>
          <table:table-cell table:style-name="Default" office:value-type="string">
            <text:p>Namco Bandai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We Dance (Europe)</text:p>
          </table:table-cell>
          <table:table-cell office:value-type="string">
            <text:p>We Dance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K-A (Kids to Adults)</text:p>
          </table:table-cell>
          <table:table-cell office:value-type="string">
            <text:p>2011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We Dare (Europe)</text:p>
          </table:table-cell>
          <table:table-cell office:value-type="string">
            <text:p>We Dar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Ubisoft Milan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We Love Golf! (USA)</text:p>
          </table:table-cell>
          <table:table-cell office:value-type="string">
            <text:p>We Love Golf! </text:p>
          </table:table-cell>
          <table:table-cell office:value-type="string">
            <text:p>Capcom</text:p>
          </table:table-cell>
          <table:table-cell table:style-name="Default" office:value-type="string">
            <text:p>Camelot Software Planning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Golf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e Rock - Drum King (Europe)</text:p>
          </table:table-cell>
          <table:table-cell office:value-type="string">
            <text:p>We Rock - Drum King </text:p>
          </table:table-cell>
          <table:table-cell office:value-type="string">
            <text:p>505 Games</text:p>
          </table:table-cell>
          <table:table-cell table:style-name="Default" office:value-type="string">
            <text:p>DEL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Rhythm</text:p>
          </table:table-cell>
          <table:table-cell office:value-type="string">
            <text:p>1-2 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We Sing - Deutsche Hits (Europe)</text:p>
          </table:table-cell>
          <table:table-cell office:value-type="string">
            <text:p>We Sing - Deutsche Hits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We Sing - Deutsche Hits 2 (Europe)</text:p>
          </table:table-cell>
          <table:table-cell office:value-type="string">
            <text:p>We Sing - Deutsche Hits 2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2.7</text:p>
          </table:table-cell>
          <table:table-cell table:number-columns-repeated="1012"/>
        </table:table-row>
        <table:table-row table:style-name="ro1">
          <table:table-cell office:value-type="string">
            <text:p>We Sing - Encore (Europe)</text:p>
          </table:table-cell>
          <table:table-cell office:value-type="string">
            <text:p>We Sing - Encore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We Sing - Robbie Williams (Europe)</text:p>
          </table:table-cell>
          <table:table-cell office:value-type="string">
            <text:p>We Sing - Robbie Williams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4.7</text:p>
          </table:table-cell>
          <table:table-cell table:number-columns-repeated="1012"/>
        </table:table-row>
        <table:table-row table:style-name="ro1">
          <table:table-cell office:value-type="string">
            <text:p>We Sing - UK Hits (Europe)</text:p>
          </table:table-cell>
          <table:table-cell office:value-type="string">
            <text:p>We Sing - UK Hits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We Sing (Europe)</text:p>
          </table:table-cell>
          <table:table-cell office:value-type="string">
            <text:p>We Sing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We Sing 80s (USA)</text:p>
          </table:table-cell>
          <table:table-cell office:value-type="string">
            <text:p>We Sing 80s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T (Teen)</text:p>
          </table:table-cell>
          <table:table-cell office:value-type="string">
            <text:p>2013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We Sing Down Under (Europe)</text:p>
          </table:table-cell>
          <table:table-cell office:value-type="string">
            <text:p>We Sing Down Under </text:p>
          </table:table-cell>
          <table:table-cell office:value-type="string">
            <text:p>Nordic Games</text:p>
          </table:table-cell>
          <table:table-cell table:style-name="Default" office:value-type="string">
            <text:p>Wired Production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We Sing Pop! (USA)</text:p>
          </table:table-cell>
          <table:table-cell office:value-type="string">
            <text:p>We Sing Pop!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4.2</text:p>
          </table:table-cell>
          <table:table-cell table:number-columns-repeated="1012"/>
        </table:table-row>
        <table:table-row table:style-name="ro1">
          <table:table-cell office:value-type="string">
            <text:p>We Sing Rock! (Europe)</text:p>
          </table:table-cell>
          <table:table-cell office:value-type="string">
            <text:p>We Sing Rock!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We Sing UK Hits (USA)</text:p>
          </table:table-cell>
          <table:table-cell office:value-type="string">
            <text:p>We Sing UK Hits </text:p>
          </table:table-cell>
          <table:table-cell office:value-type="string">
            <text:p>Nordic Games</text:p>
          </table:table-cell>
          <table:table-cell table:style-name="Default" office:value-type="string">
            <text:p>Le Cortex</text:p>
          </table:table-cell>
          <table:table-cell office:value-type="string">
            <text:p>ESRB - T (Teen)</text:p>
          </table:table-cell>
          <table:table-cell office:value-type="string">
            <text:p>2014</text:p>
          </table:table-cell>
          <table:table-cell office:value-type="string">
            <text:p>Karaoke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We Ski (USA)</text:p>
          </table:table-cell>
          <table:table-cell office:value-type="string">
            <text:p>We Ski </text:p>
          </table:table-cell>
          <table:table-cell office:value-type="string">
            <text:p>Namco</text:p>
          </table:table-cell>
          <table:table-cell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kiing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We Ski &amp; Snowboard (USA)</text:p>
          </table:table-cell>
          <table:table-cell office:value-type="string">
            <text:p>We Ski &amp; Snowboard </text:p>
          </table:table-cell>
          <table:table-cell office:value-type="string">
            <text:p>NAMCO BANDAI Games America Inc.</text:p>
          </table:table-cell>
          <table:table-cell office:value-type="string">
            <text:p>Namco Banda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We Wish You A Merry Christmas (USA)</text:p>
          </table:table-cell>
          <table:table-cell office:value-type="string">
            <text:p>We Wish You A Merry Christmas </text:p>
          </table:table-cell>
          <table:table-cell office:value-type="string">
            <text:p>Destineer Studios</text:p>
          </table:table-cell>
          <table:table-cell table:style-name="Default" office:value-type="string">
            <text:p>Panic Button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Western Heroes (Europe)</text:p>
          </table:table-cell>
          <table:table-cell office:value-type="string">
            <text:p>Western Heroes </text:p>
          </table:table-cell>
          <table:table-cell office:value-type="string">
            <text:p>Neko Entertainment</text:p>
          </table:table-cell>
          <table:table-cell table:style-name="Default" office:value-type="string">
            <text:p>Neko Entertainment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4.8</text:p>
          </table:table-cell>
          <table:table-cell table:number-columns-repeated="1012"/>
        </table:table-row>
        <table:table-row table:style-name="ro1">
          <table:table-cell office:value-type="string">
            <text:p>Wheel of Fortune (USA)</text:p>
          </table:table-cell>
          <table:table-cell office:value-type="string">
            <text:p>Wheel of Fortune </text:p>
          </table:table-cell>
          <table:table-cell office:value-type="string">
            <text:p>THQ</text:p>
          </table:table-cell>
          <table:table-cell table:style-name="Default" office:value-type="string">
            <text:p>Pipeworks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3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heelspin (Europe)</text:p>
          </table:table-cell>
          <table:table-cell office:value-type="string">
            <text:p>Wheelspin </text:p>
          </table:table-cell>
          <table:table-cell office:value-type="string">
            <text:p>Bethesda Softworks</text:p>
          </table:table-cell>
          <table:table-cell office:value-type="string">
            <text:p>Awesome Play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8 Players</text:p>
          </table:table-cell>
          <table:table-cell office:value-type="string">
            <text:p>2.6</text:p>
          </table:table-cell>
          <table:table-cell table:number-columns-repeated="1012"/>
        </table:table-row>
        <table:table-row table:style-name="ro1">
          <table:table-cell office:value-type="string">
            <text:p>Where the Wild Things Are (USA)</text:p>
          </table:table-cell>
          <table:table-cell office:value-type="string">
            <text:p>Where the Wild Things Are </text:p>
          </table:table-cell>
          <table:table-cell office:value-type="string">
            <text:p>Warner Bros. Interactive Entertainment Inc.</text:p>
          </table:table-cell>
          <table:table-cell table:style-name="Default" office:value-type="string">
            <text:p>Griptonite Games</text:p>
          </table:table-cell>
          <table:table-cell office:value-type="string">
            <text:p>ESRB - E10+ (Everyone 10+)</text:p>
          </table:table-cell>
          <table:table-cell office:value-type="string">
            <text:p>2009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Where's Waldo - The Fantastic Journey (USA)</text:p>
          </table:table-cell>
          <table:table-cell office:value-type="string">
            <text:p>Where's Waldo - The Fantastic Journey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uzzle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Who Wants To Be A Millionaire - 1st Edition (Europe)</text:p>
          </table:table-cell>
          <table:table-cell office:value-type="string">
            <text:p>Who Wants To Be A Millionaire - 1st Ed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Route 1 Game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Quiz</text:p>
          </table:table-cell>
          <table:table-cell office:value-type="string">
            <text:p>1-2 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Who Wants To Be A Millionaire - 2nd Edition (Europe)</text:p>
          </table:table-cell>
          <table:table-cell office:value-type="string">
            <text:p>Who Wants To Be A Millionaire - 2nd Edition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Route 1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Quiz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Who Wants To Be A Millionaire (USA)</text:p>
          </table:table-cell>
          <table:table-cell office:value-type="string">
            <text:p>Who Wants To Be A Millionaire </text:p>
          </table:table-cell>
          <table:table-cell office:value-type="string">
            <text:p>Ubi Soft Entertainment</text:p>
          </table:table-cell>
          <table:table-cell table:style-name="Default" office:value-type="string">
            <text:p>Ludia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Wi-Fi Taio Gensen Table Games Wii (Japan)</text:p>
          </table:table-cell>
          <table:table-cell office:value-type="string">
            <text:p>Wi-Fi Taio Gensen Table Games Wii </text:p>
          </table:table-cell>
          <table:table-cell table:number-columns-repeated="2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 Player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Wicked Monsters Blast! (USA)</text:p>
          </table:table-cell>
          <table:table-cell office:value-type="string">
            <text:p>Wicked Monsters Blast! </text:p>
          </table:table-cell>
          <table:table-cell office:value-type="string">
            <text:p>Valcon Games</text:p>
          </table:table-cell>
          <table:table-cell table:style-name="Default" office:value-type="string">
            <text:p>Interworks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Shooter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Wii Chess (Europe)</text:p>
          </table:table-cell>
          <table:table-cell office:value-type="string">
            <text:p>Wii Chess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Board Game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Wii Fit (USA)</text:p>
          </table:table-cell>
          <table:table-cell office:value-type="string">
            <text:p>Wii Fit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ii Fit Plus (USA)</text:p>
          </table:table-cell>
          <table:table-cell office:value-type="string">
            <text:p>Wii Fit Plus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-2 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ii Music (USA)</text:p>
          </table:table-cell>
          <table:table-cell office:value-type="string">
            <text:p>Wii Music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Wii Party (USA)</text:p>
          </table:table-cell>
          <table:table-cell office:value-type="string">
            <text:p>Wii Party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ii Play - Motion (USA)</text:p>
          </table:table-cell>
          <table:table-cell office:value-type="string">
            <text:p>Wii Play - Motion </text:p>
          </table:table-cell>
          <table:table-cell office:value-type="string">
            <text:p>Nintendo</text:p>
          </table:table-cell>
          <table:table-cell table:style-name="Default" office:value-type="string">
            <text:p>Nintendo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Wii Play (USA)</text:p>
          </table:table-cell>
          <table:table-cell office:value-type="string">
            <text:p>Wii Play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Wii Sports (USA)</text:p>
          </table:table-cell>
          <table:table-cell office:value-type="string">
            <text:p>Wii Sports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</text:p>
          </table:table-cell>
          <table:table-cell office:value-type="string">
            <text:p>ESRB - E (Everyone)</text:p>
          </table:table-cell>
          <table:table-cell office:value-type="string">
            <text:p>2006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Wii Sports Resort (USA)</text:p>
          </table:table-cell>
          <table:table-cell office:value-type="string">
            <text:p>Wii Sports Resort </text:p>
          </table:table-cell>
          <table:table-cell office:value-type="string">
            <text:p>Nintendo</text:p>
          </table:table-cell>
          <table:table-cell table:style-name="Default" office:value-type="string">
            <text:p>Nintendo EAD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Wild Earth - African Safari (USA)</text:p>
          </table:table-cell>
          <table:table-cell office:value-type="string">
            <text:p>Wild Earth - African Safari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Super X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Wild West Shootout (USA)</text:p>
          </table:table-cell>
          <table:table-cell office:value-type="string">
            <text:p>Wild West Shootout </text:p>
          </table:table-cell>
          <table:table-cell office:value-type="string">
            <text:p>Zoo Games</text:p>
          </table:table-cell>
          <table:table-cell table:style-name="Default" office:value-type="string">
            <text:p>Frontline Studio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Shooter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Wing Island (USA)</text:p>
          </table:table-cell>
          <table:table-cell office:value-type="string">
            <text:p>Wing Island </text:p>
          </table:table-cell>
          <table:table-cell office:value-type="string">
            <text:p>Hudson Entertainment,Inc.</text:p>
          </table:table-cell>
          <table:table-cell table:style-name="Default" office:value-type="string">
            <text:p>Hudson Soft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Winter Blast - 9 Snow &amp; Ice Games (USA)</text:p>
          </table:table-cell>
          <table:table-cell office:value-type="string">
            <text:p>Winter Blast - 9 Snow &amp; Ice Games </text:p>
          </table:table-cell>
          <table:table-cell office:value-type="string">
            <text:p>Destineer Studios</text:p>
          </table:table-cell>
          <table:table-cell table:style-name="Default" office:value-type="string">
            <text:p>Digital Embryo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Winter Sports - The Ultimate Challenge (USA)</text:p>
          </table:table-cell>
          <table:table-cell office:value-type="string">
            <text:p>Winter Sports - The Ultimate Challenge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RTL Sports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Skiing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Winter Sports 2 - The Next Challenge (USA)</text:p>
          </table:table-cell>
          <table:table-cell office:value-type="string">
            <text:p>Winter Sports 2 - The Next Challenge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49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kiing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Winter Sports 2010 - The Great Tournament (Europe)</text:p>
          </table:table-cell>
          <table:table-cell office:value-type="string">
            <text:p>Winter Sports 2010 - The Great Tournament </text:p>
          </table:table-cell>
          <table:table-cell office:value-type="string">
            <text:p>RTL Games</text:p>
          </table:table-cell>
          <table:table-cell table:style-name="Default" office:value-type="string">
            <text:p>49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inter Sports 2011 - Go for Gold (Europe)</text:p>
          </table:table-cell>
          <table:table-cell office:value-type="string">
            <text:p>Winter Sports 2011 - Go for Gold </text:p>
          </table:table-cell>
          <table:table-cell office:value-type="string">
            <text:p>Digital Tainment Pool</text:p>
          </table:table-cell>
          <table:table-cell table:style-name="Default" office:value-type="string">
            <text:p>49 Game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5</text:p>
          </table:table-cell>
          <table:table-cell table:number-columns-repeated="1012"/>
        </table:table-row>
        <table:table-row table:style-name="ro1">
          <table:table-cell office:value-type="string">
            <text:p>Winter Sports 2012 - Feel the Spirit (Europe)</text:p>
          </table:table-cell>
          <table:table-cell office:value-type="string">
            <text:p>Winter Sports 2012 - Feel the Spirit </text:p>
          </table:table-cell>
          <table:table-cell office:value-type="string">
            <text:p>Digital Tainment Pool </text:p>
          </table:table-cell>
          <table:table-cell table:style-name="Default" office:value-type="string">
            <text:p>RTL Sport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Winter Sports 3 - The Great Tournament (USA)</text:p>
          </table:table-cell>
          <table:table-cell office:value-type="string">
            <text:p>Winter Sports 3 - The Great Tournament </text:p>
          </table:table-cell>
          <table:table-cell office:value-type="string">
            <text:p>Zoo Games</text:p>
          </table:table-cell>
          <table:table-cell table:style-name="Default" office:value-type="string">
            <text:p>49 Games 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kiing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inter Stars (USA)</text:p>
          </table:table-cell>
          <table:table-cell office:value-type="string">
            <text:p>Winter Stars </text:p>
          </table:table-cell>
          <table:table-cell office:value-type="string">
            <text:p>Deep Silver</text:p>
          </table:table-cell>
          <table:table-cell table:style-name="Default" office:value-type="string">
            <text:p>49Games</text:p>
          </table:table-cell>
          <table:table-cell office:value-type="string">
            <text:p>ESRB - E (Everyone)</text:p>
          </table:table-cell>
          <table:table-cell office:value-type="string">
            <text:p>2011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8</text:p>
          </table:table-cell>
          <table:table-cell table:number-columns-repeated="1012"/>
        </table:table-row>
        <table:table-row table:style-name="ro1">
          <table:table-cell office:value-type="string">
            <text:p>Wipeout - Create &amp; Crash (USA)</text:p>
          </table:table-cell>
          <table:table-cell office:value-type="string">
            <text:p>Wipeout - Create &amp; Crash </text:p>
          </table:table-cell>
          <table:table-cell office:value-type="string">
            <text:p>Activision</text:p>
          </table:table-cell>
          <table:table-cell table:style-name="Default" office:value-type="string">
            <text:p>Behaviour Interactive</text:p>
          </table:table-cell>
          <table:table-cell office:value-type="string">
            <text:p>ESRB - E10+ (Everyone 10+)</text:p>
          </table:table-cell>
          <table:table-cell office:value-type="string">
            <text:p>2013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Wipeout - The Game (USA)</text:p>
          </table:table-cell>
          <table:table-cell office:value-type="string">
            <text:p>Wipeout - The Game </text:p>
          </table:table-cell>
          <table:table-cell office:value-type="string">
            <text:p>Activision</text:p>
          </table:table-cell>
          <table:table-cell table:style-name="Default" office:value-type="string">
            <text:p>ACRONYM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9</text:p>
          </table:table-cell>
          <table:table-cell table:number-columns-repeated="1012"/>
        </table:table-row>
        <table:table-row table:style-name="ro1">
          <table:table-cell office:value-type="string">
            <text:p>Wipeout 2 (USA)</text:p>
          </table:table-cell>
          <table:table-cell office:value-type="string">
            <text:p>Wipeout 2 </text:p>
          </table:table-cell>
          <table:table-cell office:value-type="string">
            <text:p>Activision</text:p>
          </table:table-cell>
          <table:table-cell table:style-name="Default" office:value-type="string">
            <text:p>Endemol </text:p>
          </table:table-cell>
          <table:table-cell office:value-type="string">
            <text:p>ESRB - E10+ (Everyone 10+)</text:p>
          </table:table-cell>
          <table:table-cell office:value-type="string">
            <text:p>2011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Wipeout 3 (USA)</text:p>
          </table:table-cell>
          <table:table-cell office:value-type="string">
            <text:p>Wipeout 3 </text:p>
          </table:table-cell>
          <table:table-cell office:value-type="string">
            <text:p>Activision</text:p>
          </table:table-cell>
          <table:table-cell table:style-name="Default" office:value-type="string">
            <text:p>Behaviour Interactive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Action</text:p>
          </table:table-cell>
          <table:table-cell office:value-type="string">
            <text:p>1-2 Players</text:p>
          </table:table-cell>
          <table:table-cell office:value-type="string">
            <text:p>3.2</text:p>
          </table:table-cell>
          <table:table-cell table:number-columns-repeated="1012"/>
        </table:table-row>
        <table:table-row table:style-name="ro1">
          <table:table-cell office:value-type="string">
            <text:p>Wonder World Amusement Park (USA)</text:p>
          </table:table-cell>
          <table:table-cell office:value-type="string">
            <text:p>Wonder World Amusement Park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Coyote Consol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Action</text:p>
          </table:table-cell>
          <table:table-cell office:value-type="string">
            <text:p>1-4 Players</text:p>
          </table:table-cell>
          <table:table-cell office:value-type="string">
            <text:p>2.2</text:p>
          </table:table-cell>
          <table:table-cell table:number-columns-repeated="1012"/>
        </table:table-row>
        <table:table-row table:style-name="ro1">
          <table:table-cell office:value-type="string">
            <text:p>WordJong Party (USA)</text:p>
          </table:table-cell>
          <table:table-cell office:value-type="string">
            <text:p>WordJong Party </text:p>
          </table:table-cell>
          <table:table-cell office:value-type="string">
            <text:p>Destineer Studios</text:p>
          </table:table-cell>
          <table:table-cell table:style-name="Default" office:value-type="string">
            <text:p>Magellan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uzzle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World Championship Athletics (USA)</text:p>
          </table:table-cell>
          <table:table-cell office:value-type="string">
            <text:p>World Championship Athletics </text:p>
          </table:table-cell>
          <table:table-cell office:value-type="string">
            <text:p>Conspiracy Entertainment</text:p>
          </table:table-cell>
          <table:table-cell table:style-name="Default" office:value-type="string">
            <text:p>49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ports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>
          <table:table-cell office:value-type="string">
            <text:p>World Championship Poker Featuring Howard Lederer - All-In (USA)</text:p>
          </table:table-cell>
          <table:table-cell office:value-type="string">
            <text:p>World Championship Poker Featuring Howard Lederer - All-In </text:p>
          </table:table-cell>
          <table:table-cell office:value-type="string">
            <text:p>Crave Entertainment</text:p>
          </table:table-cell>
          <table:table-cell table:style-name="Default" office:value-type="string">
            <text:p>Point of View </text:p>
          </table:table-cell>
          <table:table-cell office:value-type="string">
            <text:p>ESRB - T (Teen)</text:p>
          </table:table-cell>
          <table:table-cell office:value-type="string">
            <text:p>2007</text:p>
          </table:table-cell>
          <table:table-cell office:value-type="string">
            <text:p>Casino</text:p>
          </table:table-cell>
          <table:table-cell office:value-type="string">
            <text:p>1 Player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World Of Golden Eggs, The - Nori Nori Rhythm (Japan)</text:p>
          </table:table-cell>
          <table:table-cell office:value-type="string">
            <text:p>World Of Golden Eggs, The - Nori Nori Rhythm </text:p>
          </table:table-cell>
          <table:table-cell table:number-columns-repeated="2" office:value-type="string">
            <text:p>AQ Interactive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arty</text:p>
          </table:table-cell>
          <table:table-cell office:value-type="string">
            <text:p>1-2 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World of Zoo (USA)</text:p>
          </table:table-cell>
          <table:table-cell office:value-type="string">
            <text:p>World of Zoo </text:p>
          </table:table-cell>
          <table:table-cell office:value-type="string">
            <text:p>THQ</text:p>
          </table:table-cell>
          <table:table-cell table:style-name="Default" office:value-type="string">
            <text:p>Blue Fang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Simulation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World Party Games (USA)</text:p>
          </table:table-cell>
          <table:table-cell office:value-type="string">
            <text:p>World Party Games </text:p>
          </table:table-cell>
          <table:table-cell office:value-type="string">
            <text:p>DreamCatcher Interactive,Inc.</text:p>
          </table:table-cell>
          <table:table-cell table:style-name="Default" office:value-type="string">
            <text:p>Nuro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Party</text:p>
          </table:table-cell>
          <table:table-cell office:value-type="string">
            <text:p>1-4 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World Series of Poker - Tournament of Champions 2007 Edition (USA)</text:p>
          </table:table-cell>
          <table:table-cell office:value-type="string">
            <text:p>World Series of Poker - Tournament of Champions 2007 Edition </text:p>
          </table:table-cell>
          <table:table-cell office:value-type="string">
            <text:p>Activision</text:p>
          </table:table-cell>
          <table:table-cell table:style-name="Default" office:value-type="string">
            <text:p>Left Field Productions</text:p>
          </table:table-cell>
          <table:table-cell office:value-type="string">
            <text:p>ESRB - T (Teen)</text:p>
          </table:table-cell>
          <table:table-cell office:value-type="string">
            <text:p>2006</text:p>
          </table:table-cell>
          <table:table-cell office:value-type="string">
            <text:p>Casino</text:p>
          </table:table-cell>
          <table:table-cell office:value-type="string">
            <text:p>1-2 Players</text:p>
          </table:table-cell>
          <table:table-cell office:value-type="string">
            <text:p>2.5</text:p>
          </table:table-cell>
          <table:table-cell table:number-columns-repeated="1012"/>
        </table:table-row>
        <table:table-row table:style-name="ro1">
          <table:table-cell office:value-type="string">
            <text:p>Worms - A Space Oddity (USA)</text:p>
          </table:table-cell>
          <table:table-cell office:value-type="string">
            <text:p>Worms - A Space Oddity </text:p>
          </table:table-cell>
          <table:table-cell office:value-type="string">
            <text:p>THQ</text:p>
          </table:table-cell>
          <table:table-cell table:style-name="Default" office:value-type="string">
            <text:p>Team17</text:p>
          </table:table-cell>
          <table:table-cell office:value-type="string">
            <text:p>ESRB - E10+ (Everyone 10+)</text:p>
          </table:table-cell>
          <table:table-cell office:value-type="string">
            <text:p>2008</text:p>
          </table:table-cell>
          <table:table-cell office:value-type="string">
            <text:p>Strategy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Worms - Battle Islands (USA)</text:p>
          </table:table-cell>
          <table:table-cell office:value-type="string">
            <text:p>Worms - Battle Islands </text:p>
          </table:table-cell>
          <table:table-cell office:value-type="string">
            <text:p>THQ</text:p>
          </table:table-cell>
          <table:table-cell table:style-name="Default" office:value-type="string">
            <text:p>Team 17</text:p>
          </table:table-cell>
          <table:table-cell office:value-type="string">
            <text:p>ESRB - E10+ (Everyone 10+)</text:p>
          </table:table-cell>
          <table:table-cell office:value-type="string">
            <text:p>2010</text:p>
          </table:table-cell>
          <table:table-cell office:value-type="string">
            <text:p>Strategy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reck-It Ralph (USA)</text:p>
          </table:table-cell>
          <table:table-cell office:value-type="string">
            <text:p>Wreck-It Ralph </text:p>
          </table:table-cell>
          <table:table-cell office:value-type="string">
            <text:p>Activision</text:p>
          </table:table-cell>
          <table:table-cell table:style-name="Default" office:value-type="string">
            <text:p>Disney Interactive Studios</text:p>
          </table:table-cell>
          <table:table-cell office:value-type="string">
            <text:p>ESRB - E (Everyone)</text:p>
          </table:table-cell>
          <table:table-cell office:value-type="string">
            <text:p>2012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WSC Real 08 - World Snooker Championship (Europe)</text:p>
          </table:table-cell>
          <table:table-cell office:value-type="string">
            <text:p>WSC Real 08 - World Snooker Championship </text:p>
          </table:table-cell>
          <table:table-cell office:value-type="string">
            <text:p>Koch Media</text:p>
          </table:table-cell>
          <table:table-cell table:style-name="Default" office:value-type="string">
            <text:p>Blade Interactive Studio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Pool and Dart</text:p>
          </table:table-cell>
          <table:table-cell office:value-type="string">
            <text:p>1-2 Players</text:p>
          </table:table-cell>
          <table:table-cell office:value-type="string">
            <text:p>4.3</text:p>
          </table:table-cell>
          <table:table-cell table:number-columns-repeated="1012"/>
        </table:table-row>
        <table:table-row table:style-name="ro1">
          <table:table-cell office:value-type="string">
            <text:p>WSC Real 09 - World Snooker Championship (Europe)</text:p>
          </table:table-cell>
          <table:table-cell office:value-type="string">
            <text:p>WSC Real 09 - World Snooker Championship </text:p>
          </table:table-cell>
          <table:table-cell office:value-type="string">
            <text:p>Koch Media</text:p>
          </table:table-cell>
          <table:table-cell office:value-type="string">
            <text:p>Blade Interactive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Pool and Dart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WWE '12 (USA)</text:p>
          </table:table-cell>
          <table:table-cell office:value-type="string">
            <text:p>WWE '12 </text:p>
          </table:table-cell>
          <table:table-cell office:value-type="string">
            <text:p>THQ</text:p>
          </table:table-cell>
          <table:table-cell table:style-name="Default" office:value-type="string">
            <text:p>Yuke's Media Creation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Wrestling</text:p>
          </table:table-cell>
          <table:table-cell office:value-type="string">
            <text:p>1-4 Players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WWE '13 (USA)</text:p>
          </table:table-cell>
          <table:table-cell office:value-type="string">
            <text:p>WWE '13 </text:p>
          </table:table-cell>
          <table:table-cell office:value-type="string">
            <text:p>THQ</text:p>
          </table:table-cell>
          <table:table-cell table:style-name="Default" office:value-type="string">
            <text:p>Yuke's Media Creations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Wrestling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WWE All Stars (USA)</text:p>
          </table:table-cell>
          <table:table-cell office:value-type="string">
            <text:p>WWE All Stars </text:p>
          </table:table-cell>
          <table:table-cell office:value-type="string">
            <text:p>THQ</text:p>
          </table:table-cell>
          <table:table-cell table:style-name="Default" office:value-type="string">
            <text:p>THQ San Diego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Wrestling</text:p>
          </table:table-cell>
          <table:table-cell office:value-type="string">
            <text:p>1-4 Players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WWE SmackDown vs. Raw 2008 (USA)</text:p>
          </table:table-cell>
          <table:table-cell office:value-type="string">
            <text:p>WWE SmackDown vs. Raw 2008 </text:p>
          </table:table-cell>
          <table:table-cell office:value-type="string">
            <text:p>THQ</text:p>
          </table:table-cell>
          <table:table-cell table:style-name="Default" office:value-type="string">
            <text:p>Yuke's Media Creations</text:p>
          </table:table-cell>
          <table:table-cell office:value-type="string">
            <text:p>ESRB - M (Mature)</text:p>
          </table:table-cell>
          <table:table-cell office:value-type="string">
            <text:p>2007</text:p>
          </table:table-cell>
          <table:table-cell office:value-type="string">
            <text:p>Wrestling</text:p>
          </table:table-cell>
          <table:table-cell office:value-type="string">
            <text:p>1-4 Players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WWE SmackDown vs. Raw 2009 (USA)</text:p>
          </table:table-cell>
          <table:table-cell office:value-type="string">
            <text:p>WWE SmackDown vs. Raw 2009 </text:p>
          </table:table-cell>
          <table:table-cell office:value-type="string">
            <text:p>THQ Inc</text:p>
          </table:table-cell>
          <table:table-cell table:style-name="Default" office:value-type="string">
            <text:p>Yuke's Media Creations 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Wrestling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WWE SmackDown vs. Raw 2010 (USA)</text:p>
          </table:table-cell>
          <table:table-cell office:value-type="string">
            <text:p>WWE SmackDown vs. Raw 2010 </text:p>
          </table:table-cell>
          <table:table-cell office:value-type="string">
            <text:p>THQ</text:p>
          </table:table-cell>
          <table:table-cell table:style-name="Default" office:value-type="string">
            <text:p>Yuke's Media Creations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Wrestling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WWE SmackDown vs. Raw 2011 (USA)</text:p>
          </table:table-cell>
          <table:table-cell office:value-type="string">
            <text:p>WWE SmackDown vs. Raw 2011 </text:p>
          </table:table-cell>
          <table:table-cell office:value-type="string">
            <text:p>THQ</text:p>
          </table:table-cell>
          <table:table-cell table:style-name="Default" office:value-type="string">
            <text:p>Yuke's Media Creations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Wrestling</text:p>
          </table:table-cell>
          <table:table-cell office:value-type="string">
            <text:p>1-4 Players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WWII Aces (USA)</text:p>
          </table:table-cell>
          <table:table-cell office:value-type="string">
            <text:p>WWII Aces </text:p>
          </table:table-cell>
          <table:table-cell office:value-type="string">
            <text:p>Destineer Studios</text:p>
          </table:table-cell>
          <table:table-cell table:style-name="Default" office:value-type="string">
            <text:p>Arcade Moon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Flying</text:p>
          </table:table-cell>
          <table:table-cell office:value-type="string">
            <text:p>1 Player</text:p>
          </table:table-cell>
          <table:table-cell office:value-type="string">
            <text:p>3.3</text:p>
          </table:table-cell>
          <table:table-cell table:number-columns-repeated="1012"/>
        </table:table-row>
        <table:table-row table:style-name="ro1">
          <table:table-cell office:value-type="string">
            <text:p>X Factor, The (Europe)</text:p>
          </table:table-cell>
          <table:table-cell office:value-type="string">
            <text:p>X Factor, The </text:p>
          </table:table-cell>
          <table:table-cell office:value-type="string">
            <text:p>Deep Silver</text:p>
          </table:table-cell>
          <table:table-cell table:style-name="Default" office:value-type="string">
            <text:p>Hydravision Entertainment</text:p>
          </table:table-cell>
          <table:table-cell office:value-type="string">
            <text:p>ESRB - T (Teen)</text:p>
          </table:table-cell>
          <table:table-cell office:value-type="string">
            <text:p>2010</text:p>
          </table:table-cell>
          <table:table-cell office:value-type="string">
            <text:p>Karaoke</text:p>
          </table:table-cell>
          <table:table-cell office:value-type="string">
            <text:p>1-2 Players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X-Men Destiny (USA)</text:p>
          </table:table-cell>
          <table:table-cell office:value-type="string">
            <text:p>X-Men Destiny </text:p>
          </table:table-cell>
          <table:table-cell office:value-type="string">
            <text:p>Activision</text:p>
          </table:table-cell>
          <table:table-cell table:style-name="Default" office:value-type="string">
            <text:p>Silicon Knights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Platform</text:p>
          </table:table-cell>
          <table:table-cell office:value-type="string">
            <text:p>1 Player</text:p>
          </table:table-cell>
          <table:table-cell office:value-type="string">
            <text:p>2.4</text:p>
          </table:table-cell>
          <table:table-cell table:number-columns-repeated="1012"/>
        </table:table-row>
        <table:table-row table:style-name="ro1">
          <table:table-cell office:value-type="string">
            <text:p>X-Men Origins - Wolverine (USA)</text:p>
          </table:table-cell>
          <table:table-cell office:value-type="string">
            <text:p>X-Men Origins - Wolverine </text:p>
          </table:table-cell>
          <table:table-cell office:value-type="string">
            <text:p>Activision</text:p>
          </table:table-cell>
          <table:table-cell table:style-name="Default" office:value-type="string">
            <text:p>Amaze Entertainment</text:p>
          </table:table-cell>
          <table:table-cell office:value-type="string">
            <text:p>ESRB - T (Teen)</text:p>
          </table:table-cell>
          <table:table-cell office:value-type="string">
            <text:p>2009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2.8</text:p>
          </table:table-cell>
          <table:table-cell table:number-columns-repeated="1012"/>
        </table:table-row>
        <table:table-row table:style-name="ro1">
          <table:table-cell office:value-type="string">
            <text:p>Xenoblade Chronicles (USA)</text:p>
          </table:table-cell>
          <table:table-cell office:value-type="string">
            <text:p>Xenoblade Chronicles </text:p>
          </table:table-cell>
          <table:table-cell office:value-type="string">
            <text:p>Nintendo</text:p>
          </table:table-cell>
          <table:table-cell table:style-name="Default" office:value-type="string">
            <text:p>Monolith Software</text:p>
          </table:table-cell>
          <table:table-cell office:value-type="string">
            <text:p>ESRB - T (Teen)</text:p>
          </table:table-cell>
          <table:table-cell office:value-type="string">
            <text:p>2012</text:p>
          </table:table-cell>
          <table:table-cell office:value-type="string">
            <text:p>Role-Playing</text:p>
          </table:table-cell>
          <table:table-cell office:value-type="string">
            <text:p>1 Player</text:p>
          </table:table-cell>
          <table:table-cell office:value-type="string">
            <text:p>4.6</text:p>
          </table:table-cell>
          <table:table-cell table:number-columns-repeated="1012"/>
        </table:table-row>
        <table:table-row table:style-name="ro1">
          <table:table-cell office:value-type="string">
            <text:p>Yamaha Supercross (USA)</text:p>
          </table:table-cell>
          <table:table-cell office:value-type="string">
            <text:p>Yamaha Supercross </text:p>
          </table:table-cell>
          <table:table-cell office:value-type="string">
            <text:p>Zoo Games</text:p>
          </table:table-cell>
          <table:table-cell table:style-name="Default" office:value-type="string">
            <text:p>Beyond Reality Games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Driving</text:p>
          </table:table-cell>
          <table:table-cell office:value-type="string">
            <text:p>1-2 Players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Yatterman Wii Bikkuridokkiri Machine De Mou Race Da Koron (Japan)</text:p>
          </table:table-cell>
          <table:table-cell office:value-type="string">
            <text:p>Yatterman Wii Bikkuridokkiri Machine De Mou Race Da Koron </text:p>
          </table:table-cell>
          <table:table-cell office:value-type="string">
            <text:p>Takara Tomy</text:p>
          </table:table-cell>
          <table:table-cell table:style-name="Default" office:value-type="string">
            <text:p>Takara Tomy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-4 Players</text:p>
          </table:table-cell>
          <table:table-cell office:value-type="string">
            <text:p>3.5</text:p>
          </table:table-cell>
          <table:table-cell table:number-columns-repeated="1012"/>
        </table:table-row>
        <table:table-row table:style-name="ro1">
          <table:table-cell office:value-type="string">
            <text:p>YetiSports - Penguin Party Island (Europe)</text:p>
          </table:table-cell>
          <table:table-cell office:value-type="string">
            <text:p>YetiSports - Penguin Party Island </text:p>
          </table:table-cell>
          <table:table-cell table:number-columns-repeated="2" office:value-type="string">
            <text:p>SevenGames</text:p>
          </table:table-cell>
          <table:table-cell office:value-type="string">
            <text:p>ESRB - K-A (Kids to Adults)</text:p>
          </table:table-cell>
          <table:table-cell office:value-type="string">
            <text:p>2010</text:p>
          </table:table-cell>
          <table:table-cell office:value-type="string">
            <text:p>Party</text:p>
          </table:table-cell>
          <table:table-cell office:value-type="string">
            <text:p>1 Player</text:p>
          </table:table-cell>
          <table:table-cell office:value-type="string">
            <text:p>3.7</text:p>
          </table:table-cell>
          <table:table-cell table:number-columns-repeated="1012"/>
        </table:table-row>
        <table:table-row table:style-name="ro1">
          <table:table-cell office:value-type="string">
            <text:p>Yoga (USA)</text:p>
          </table:table-cell>
          <table:table-cell office:value-type="string">
            <text:p>Yoga </text:p>
          </table:table-cell>
          <table:table-cell office:value-type="string">
            <text:p>DreamCatcher</text:p>
          </table:table-cell>
          <table:table-cell table:style-name="Default" office:value-type="string">
            <text:p>Trine Entertainment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2.3</text:p>
          </table:table-cell>
          <table:table-cell table:number-columns-repeated="1012"/>
        </table:table-row>
        <table:table-row table:style-name="ro1">
          <table:table-cell office:value-type="string">
            <text:p>Yogi Bear (USA)</text:p>
          </table:table-cell>
          <table:table-cell office:value-type="string">
            <text:p>Yogi Bear </text:p>
          </table:table-cell>
          <table:table-cell office:value-type="string">
            <text:p>D3 Publisher</text:p>
          </table:table-cell>
          <table:table-cell table:style-name="Default" office:value-type="string">
            <text:p>D3Publisher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You Don't Know Jack (USA)</text:p>
          </table:table-cell>
          <table:table-cell office:value-type="string">
            <text:p>You Don't Know Jack </text:p>
          </table:table-cell>
          <table:table-cell office:value-type="string">
            <text:p>THQ</text:p>
          </table:table-cell>
          <table:table-cell table:style-name="Default" office:value-type="string">
            <text:p>Jellyvision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Quiz</text:p>
          </table:table-cell>
          <table:table-cell office:value-type="string">
            <text:p>1-4 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Your Shape (USA)</text:p>
          </table:table-cell>
          <table:table-cell office:value-type="string">
            <text:p>Your Shape </text:p>
          </table:table-cell>
          <table:table-cell office:value-type="string">
            <text:p>Ubisoft</text:p>
          </table:table-cell>
          <table:table-cell table:style-name="Default" office:value-type="string">
            <text:p>Ubisoft Barcelona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Fitness</text:p>
          </table:table-cell>
          <table:table-cell office:value-type="string">
            <text:p>1 Player</text:p>
          </table:table-cell>
          <table:table-cell office:value-type="string">
            <text:p>3.0</text:p>
          </table:table-cell>
          <table:table-cell table:number-columns-repeated="1012"/>
        </table:table-row>
        <table:table-row table:style-name="ro1">
          <table:table-cell office:value-type="string">
            <text:p>Yu-Gi-Oh! 5D's - Duel Transer (USA)</text:p>
          </table:table-cell>
          <table:table-cell office:value-type="string">
            <text:p>Yu-Gi-Oh! 5D's - Duel Transer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Card Battle</text:p>
          </table:table-cell>
          <table:table-cell office:value-type="string">
            <text:p>1-2 Players</text:p>
          </table:table-cell>
          <table:table-cell office:value-type="string">
            <text:p>3.8</text:p>
          </table:table-cell>
          <table:table-cell table:number-columns-repeated="1012"/>
        </table:table-row>
        <table:table-row table:style-name="ro1">
          <table:table-cell office:value-type="string">
            <text:p>Yu-Gi-Oh! 5D's - Wheelie Breakers (USA)</text:p>
          </table:table-cell>
          <table:table-cell office:value-type="string">
            <text:p>Yu-Gi-Oh! 5D's - Wheelie Breakers </text:p>
          </table:table-cell>
          <table:table-cell office:value-type="string">
            <text:p>Konami</text:p>
          </table:table-cell>
          <table:table-cell table:style-name="Default" office:value-type="string">
            <text:p>Konami</text:p>
          </table:table-cell>
          <table:table-cell office:value-type="string">
            <text:p>ESRB - E (Everyone)</text:p>
          </table:table-cell>
          <table:table-cell office:value-type="string">
            <text:p>2009</text:p>
          </table:table-cell>
          <table:table-cell office:value-type="string">
            <text:p>Card Battle</text:p>
          </table:table-cell>
          <table:table-cell office:value-type="string">
            <text:p>1-4 Players</text:p>
          </table:table-cell>
          <table:table-cell office:value-type="string">
            <text:p>3.4</text:p>
          </table:table-cell>
          <table:table-cell table:number-columns-repeated="1012"/>
        </table:table-row>
        <table:table-row table:style-name="ro1">
          <table:table-cell office:value-type="string">
            <text:p>Zack &amp; Wiki - Quest for Barbaros' Treasure (USA)</text:p>
          </table:table-cell>
          <table:table-cell office:value-type="string">
            <text:p>Zack &amp; Wiki - Quest for Barbaros' Treasure </text:p>
          </table:table-cell>
          <table:table-cell office:value-type="string">
            <text:p>Capcom</text:p>
          </table:table-cell>
          <table:table-cell table:style-name="Default" office:value-type="string">
            <text:p>Capcom</text:p>
          </table:table-cell>
          <table:table-cell office:value-type="string">
            <text:p>ESRB - E (Everyone)</text:p>
          </table:table-cell>
          <table:table-cell office:value-type="string">
            <text:p>2007</text:p>
          </table:table-cell>
          <table:table-cell office:value-type="string">
            <text:p>Adventure</text:p>
          </table:table-cell>
          <table:table-cell office:value-type="string">
            <text:p>1 Player</text:p>
          </table:table-cell>
          <table:table-cell office:value-type="string">
            <text:p>3.9</text:p>
          </table:table-cell>
          <table:table-cell table:number-columns-repeated="1012"/>
        </table:table-row>
        <table:table-row table:style-name="ro1">
          <table:table-cell office:value-type="string">
            <text:p>Zangeki no Reginleiv (Japan)</text:p>
          </table:table-cell>
          <table:table-cell office:value-type="string">
            <text:p>Zangeki no Reginleiv </text:p>
          </table:table-cell>
          <table:table-cell office:value-type="string">
            <text:p>Nintendo</text:p>
          </table:table-cell>
          <table:table-cell table:style-name="Default" office:value-type="string">
            <text:p>Sandlot</text:p>
          </table:table-cell>
          <table:table-cell office:value-type="string">
            <text:p>ESRB - M (Mature)</text:p>
          </table:table-cell>
          <table:table-cell office:value-type="string">
            <text:p>2010</text:p>
          </table:table-cell>
          <table:table-cell office:value-type="string">
            <text:p>Action</text:p>
          </table:table-cell>
          <table:table-cell office:value-type="string">
            <text:p>1 Player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Zenkoku Dekotora Matsuri (Japan)</text:p>
          </table:table-cell>
          <table:table-cell office:value-type="string">
            <text:p>Zenkoku Dekotora Matsuri </text:p>
          </table:table-cell>
          <table:table-cell office:value-type="string">
            <text:p>Jaleco</text:p>
          </table:table-cell>
          <table:table-cell table:style-name="Default" office:value-type="string">
            <text:p>Suzak</text:p>
          </table:table-cell>
          <table:table-cell office:value-type="string">
            <text:p>ESRB - T (Teen)</text:p>
          </table:table-cell>
          <table:table-cell office:value-type="string">
            <text:p>2008</text:p>
          </table:table-cell>
          <table:table-cell office:value-type="string">
            <text:p>Driving</text:p>
          </table:table-cell>
          <table:table-cell office:value-type="string">
            <text:p>1 Player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Zhu Zhu Pets - Featuring The Wild Bunch (USA)</text:p>
          </table:table-cell>
          <table:table-cell office:value-type="string">
            <text:p>Zhu Zhu Pets - Featuring The Wild Bunch </text:p>
          </table:table-cell>
          <table:table-cell office:value-type="string">
            <text:p>Activision</text:p>
          </table:table-cell>
          <table:table-cell table:style-name="Default" office:value-type="string">
            <text:p>Black Lantern Studios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Zoo Hospital (USA)</text:p>
          </table:table-cell>
          <table:table-cell office:value-type="string">
            <text:p>Zoo Hospital </text:p>
          </table:table-cell>
          <table:table-cell office:value-type="string">
            <text:p>Majesco Entertainment</text:p>
          </table:table-cell>
          <table:table-cell table:style-name="Default" office:value-type="string">
            <text:p>Torus Games</text:p>
          </table:table-cell>
          <table:table-cell office:value-type="string">
            <text:p>ESRB - E (Everyone)</text:p>
          </table:table-cell>
          <table:table-cell office:value-type="string">
            <text:p>2008</text:p>
          </table:table-cell>
          <table:table-cell office:value-type="string">
            <text:p>Simulation</text:p>
          </table:table-cell>
          <table:table-cell office:value-type="string">
            <text:p>1-2 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Zumba Fitness (USA)</text:p>
          </table:table-cell>
          <table:table-cell office:value-type="string">
            <text:p>Zumba Fitness </text:p>
          </table:table-cell>
          <table:table-cell office:value-type="string">
            <text:p>Majesco Sales Inc</text:p>
          </table:table-cell>
          <table:table-cell table:style-name="Default" office:value-type="string">
            <text:p>Pipeworks Software</text:p>
          </table:table-cell>
          <table:table-cell office:value-type="string">
            <text:p>ESRB - E (Everyone)</text:p>
          </table:table-cell>
          <table:table-cell office:value-type="string">
            <text:p>2010</text:p>
          </table:table-cell>
          <table:table-cell office:value-type="string">
            <text:p>Fitness</text:p>
          </table:table-cell>
          <table:table-cell office:value-type="string">
            <text:p>1-4 Players</text:p>
          </table:table-cell>
          <table:table-cell office:value-type="string">
            <text:p>3.6</text:p>
          </table:table-cell>
          <table:table-cell table:number-columns-repeated="1012"/>
        </table:table-row>
        <table:table-row table:style-name="ro1">
          <table:table-cell office:value-type="string">
            <text:p>Zumba Fitness 2 (USA)</text:p>
          </table:table-cell>
          <table:table-cell office:value-type="string">
            <text:p>Zumba Fitness 2 </text:p>
          </table:table-cell>
          <table:table-cell office:value-type="string">
            <text:p>Majesco Sales Inc</text:p>
          </table:table-cell>
          <table:table-cell table:style-name="Default" office:value-type="string">
            <text:p>Zoe Mode</text:p>
          </table:table-cell>
          <table:table-cell office:value-type="string">
            <text:p>ESRB - T (Teen)</text:p>
          </table:table-cell>
          <table:table-cell office:value-type="string">
            <text:p>2011</text:p>
          </table:table-cell>
          <table:table-cell office:value-type="string">
            <text:p>Fitness</text:p>
          </table:table-cell>
          <table:table-cell office:value-type="string">
            <text:p>1-4 Players</text:p>
          </table:table-cell>
          <table:table-cell office:value-type="string">
            <text:p>3.1</text:p>
          </table:table-cell>
          <table:table-cell table:number-columns-repeated="1012"/>
        </table:table-row>
        <table:table-row table:style-name="ro1">
          <table:table-cell office:value-type="string">
            <text:p>Zumba Fitness Core (USA)</text:p>
          </table:table-cell>
          <table:table-cell office:value-type="string">
            <text:p>Zumba Fitness Core </text:p>
          </table:table-cell>
          <table:table-cell office:value-type="string">
            <text:p>Majesco Sales Inc</text:p>
          </table:table-cell>
          <table:table-cell table:style-name="Default" office:value-type="string">
            <text:p>Zoe Mode</text:p>
          </table:table-cell>
          <table:table-cell office:value-type="string">
            <text:p>ESRB - E10+ (Everyone 10+)</text:p>
          </table:table-cell>
          <table:table-cell office:value-type="string">
            <text:p>2012</text:p>
          </table:table-cell>
          <table:table-cell office:value-type="string">
            <text:p>Fitness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Zumba Fitness World Party (USA)</text:p>
          </table:table-cell>
          <table:table-cell office:value-type="string">
            <text:p>Zumba Fitness World Party </text:p>
          </table:table-cell>
          <table:table-cell office:value-type="string">
            <text:p>Majesco Sales Inc</text:p>
          </table:table-cell>
          <table:table-cell table:style-name="Default" office:value-type="string">
            <text:p>505 Games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Fitness</text:p>
          </table:table-cell>
          <table:table-cell office:value-type="string">
            <text:p>1-4 Players</text:p>
          </table:table-cell>
          <table:table-cell office:value-type="string">
            <text:p>4.1</text:p>
          </table:table-cell>
          <table:table-cell table:number-columns-repeated="1012"/>
        </table:table-row>
        <table:table-row table:style-name="ro1">
          <table:table-cell office:value-type="string">
            <text:p>Zumba Kids - The Ultimate Zumba Dance Party (Europe)</text:p>
          </table:table-cell>
          <table:table-cell office:value-type="string">
            <text:p>Zumba Kids - The Ultimate Zumba Dance Party </text:p>
          </table:table-cell>
          <table:table-cell office:value-type="string">
            <text:p>505 Games</text:p>
          </table:table-cell>
          <table:table-cell table:style-name="Default" office:value-type="string">
            <text:p>Majesco Sales Inc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Fitness</text:p>
          </table:table-cell>
          <table:table-cell office:value-type="string">
            <text:p>1-4 Players</text:p>
          </table:table-cell>
          <table:table-cell office:value-type="string">
            <text:p>4.0</text:p>
          </table:table-cell>
          <table:table-cell table:number-columns-repeated="1012"/>
        </table:table-row>
        <table:table-row table:style-name="ro1">
          <table:table-cell office:value-type="string">
            <text:p>Zumba Kids (USA)</text:p>
          </table:table-cell>
          <table:table-cell office:value-type="string">
            <text:p>Zumba Kids </text:p>
          </table:table-cell>
          <table:table-cell table:number-columns-repeated="2" office:value-type="string">
            <text:p>Majesco</text:p>
          </table:table-cell>
          <table:table-cell office:value-type="string">
            <text:p>ESRB - E (Everyone)</text:p>
          </table:table-cell>
          <table:table-cell office:value-type="string">
            <text:p>2013</text:p>
          </table:table-cell>
          <table:table-cell office:value-type="string">
            <text:p>Rhythm</text:p>
          </table:table-cell>
          <table:table-cell office:value-type="string">
            <text:p>1-4 Players</text:p>
          </table:table-cell>
          <table:table-cell office:value-type="string">
            <text:p>4.4</text:p>
          </table:table-cell>
          <table:table-cell table:number-columns-repeated="1012"/>
        </table:table-row>
        <table:table-row table:style-name="ro1" table:number-rows-repeated="1047062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target-range-address="Sheet1.A2:Sheet1.AMI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29/10/2015</text:date>, <text:time>20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9T20:06:16.32</dc:date>
    <meta:generator>OpenOffice/4.1.1$Win32 OpenOffice.org_project/411m6$Build-9775</meta:generator>
    <meta:editing-duration>PT18H19M10S</meta:editing-duration>
    <meta:editing-cycles>43</meta:editing-cycles>
    <meta:document-statistic meta:table-count="1" meta:cell-count="13616" meta:object-count="0"/>
  </office:meta>
</office:document-meta>
</file>